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angal" svg:font-family="Mangal" style:font-family-generic="roman" style:font-pitch="variable" svg:panose-1="2 4 5 3 5 2 3 3 2 2"/>
    <style:font-face style:name="SimSun" svg:font-family="SimSun" style:font-family-generic="system" style:font-pitch="variable" svg:panose-1="2 1 6 0 3 1 1 1 1 1"/>
    <style:font-face style:name="Albany" svg:font-family="Albany" style:font-family-generic="swiss"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Serif" svg:font-family="Liberation Serif" style:font-family-generic="roman" style:font-pitch="variable" svg:panose-1="2 2 6 3 5 4 5 2 3 4"/>
    <style:font-face style:name="Arial Unicode MS" svg:font-family="Arial Unicode MS" style:font-family-generic="swiss" style:font-pitch="variable" svg:panose-1="2 11 6 4 2 2 2 2 2 4"/>
    <style:font-face style:name="sans-serif" svg:font-family="sans-serif" style:font-family-generic="swiss"/>
    <style:font-face style:name="Arial" svg:font-family="Arial" style:font-family-generic="swiss" style:font-pitch="variable" svg:panose-1="2 11 6 4 2 2 2 2 2 4"/>
    <style:font-face style:name="HG Mincho Light J" svg:font-family="HG Mincho Light J" style:font-family-generic="system" style:font-pitch="variable"/>
    <style:font-face style:name="Thorndale" svg:font-family="Thorndale" style:font-family-generic="roman"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1666in" text:min-label-width="0.25in"/>
        <style:text-properties style:font-name="Symbol"/>
      </text:list-level-style-bullet>
      <text:list-level-style-bullet text:level="2" text:style-name="WW_CharLFO1LVL2" text:bullet-char="o">
        <style:list-level-properties text:space-before="0.6666in" text:min-label-width="0.25in"/>
        <style:text-properties style:font-name="Courier New"/>
      </text:list-level-style-bullet>
      <text:list-level-style-bullet text:level="3" text:style-name="WW_CharLFO1LVL3" text:bullet-char="">
        <style:list-level-properties text:space-before="1.1666in" text:min-label-width="0.25in"/>
        <style:text-properties style:font-name="Wingdings"/>
      </text:list-level-style-bullet>
      <text:list-level-style-bullet text:level="4" text:style-name="WW_CharLFO1LVL4" text:bullet-char="">
        <style:list-level-properties text:space-before="1.6666in" text:min-label-width="0.25in"/>
        <style:text-properties style:font-name="Symbol"/>
      </text:list-level-style-bullet>
      <text:list-level-style-bullet text:level="5" text:style-name="WW_CharLFO1LVL5" text:bullet-char="o">
        <style:list-level-properties text:space-before="2.1666in" text:min-label-width="0.25in"/>
        <style:text-properties style:font-name="Courier New"/>
      </text:list-level-style-bullet>
      <text:list-level-style-bullet text:level="6" text:style-name="WW_CharLFO1LVL6" text:bullet-char="">
        <style:list-level-properties text:space-before="2.6666in" text:min-label-width="0.25in"/>
        <style:text-properties style:font-name="Wingdings"/>
      </text:list-level-style-bullet>
      <text:list-level-style-bullet text:level="7" text:style-name="WW_CharLFO1LVL7" text:bullet-char="">
        <style:list-level-properties text:space-before="3.1666in" text:min-label-width="0.25in"/>
        <style:text-properties style:font-name="Symbol"/>
      </text:list-level-style-bullet>
      <text:list-level-style-bullet text:level="8" text:style-name="WW_CharLFO1LVL8" text:bullet-char="o">
        <style:list-level-properties text:space-before="3.6666in" text:min-label-width="0.25in"/>
        <style:text-properties style:font-name="Courier New"/>
      </text:list-level-style-bullet>
      <text:list-level-style-bullet text:level="9" text:style-name="WW_CharLFO1LVL9" text:bullet-char="">
        <style:list-level-properties text:space-before="4.1666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prefix="(" style:num-suffix=")" style:num-format="1">
        <style:list-level-properties text:space-before="0.1666in" text:min-label-width="0.25in"/>
      </text:list-level-style-number>
      <text:list-level-style-number text:level="2" style:num-suffix="." style:num-format="a" style:num-letter-sync="true">
        <style:list-level-properties text:space-before="0.6666in" text:min-label-width="0.25in"/>
      </text:list-level-style-number>
      <text:list-level-style-number text:level="3" style:num-suffix="." style:num-format="i">
        <style:list-level-properties fo:text-align="end" text:space-before="1.2916in" text:min-label-width="0.125in"/>
      </text:list-level-style-number>
      <text:list-level-style-number text:level="4" style:num-suffix="." style:num-format="1">
        <style:list-level-properties text:space-before="1.6666in" text:min-label-width="0.25in"/>
      </text:list-level-style-number>
      <text:list-level-style-number text:level="5" style:num-suffix="." style:num-format="a" style:num-letter-sync="true">
        <style:list-level-properties text:space-before="2.1666in" text:min-label-width="0.25in"/>
      </text:list-level-style-number>
      <text:list-level-style-number text:level="6" style:num-suffix="." style:num-format="i">
        <style:list-level-properties fo:text-align="end" text:space-before="2.7916in" text:min-label-width="0.125in"/>
      </text:list-level-style-number>
      <text:list-level-style-number text:level="7" style:num-suffix="." style:num-format="1">
        <style:list-level-properties text:space-before="3.1666in" text:min-label-width="0.25in"/>
      </text:list-level-style-number>
      <text:list-level-style-number text:level="8" style:num-suffix="." style:num-format="a" style:num-letter-sync="true">
        <style:list-level-properties text:space-before="3.6666in" text:min-label-width="0.25in"/>
      </text:list-level-style-number>
      <text:list-level-style-number text:level="9" style:num-suffix="." style:num-format="i">
        <style:list-level-properties fo:text-align="end" text:space-before="4.2916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term" style:master-page-name="MP0" style:family="paragraph">
      <style:paragraph-properties fo:break-before="page" fo:background-color="#E6E6FF"/>
    </style:style>
    <style:style style:name="T2" style:parent-style-name="Policepardéfaut" style:family="text">
      <style:text-properties fo:font-style="italic" style:font-style-asian="italic"/>
    </style:style>
    <style:style style:name="P3" style:parent-style-name="term" style:family="paragraph">
      <style:paragraph-properties fo:background-color="#E6E6FF"/>
    </style:style>
    <style:style style:name="P4" style:parent-style-name="term" style:family="paragraph">
      <style:paragraph-properties fo:background-color="#E6E6FF"/>
    </style:style>
    <style:style style:name="P5" style:parent-style-name="term" style:family="paragraph">
      <style:paragraph-properties fo:background-color="#E6E6FF"/>
    </style:style>
    <style:style style:name="P6" style:parent-style-name="term" style:family="paragraph">
      <style:paragraph-properties fo:background-color="#E6E6FF"/>
    </style:style>
    <style:style style:name="P7" style:parent-style-name="term" style:family="paragraph">
      <style:paragraph-properties fo:background-color="#E6E6FF"/>
    </style:style>
    <style:style style:name="P8" style:parent-style-name="term" style:family="paragraph">
      <style:paragraph-properties fo:background-color="#E6E6FF"/>
      <style:text-properties fo:language="en" fo:country="US"/>
    </style:style>
    <style:style style:name="P9" style:parent-style-name="term" style:family="paragraph">
      <style:paragraph-properties fo:background-color="#E6E6FF"/>
      <style:text-properties fo:language="en" fo:country="US"/>
    </style:style>
    <style:style style:name="P10" style:parent-style-name="term" style:family="paragraph">
      <style:paragraph-properties fo:background-color="#E6E6FF"/>
    </style:style>
    <style:style style:name="T11" style:parent-style-name="Policepardéfaut" style:family="text">
      <style:text-properties fo:font-style="italic" style:font-style-asian="italic"/>
    </style:style>
    <style:style style:name="T12" style:parent-style-name="Policepardéfaut" style:family="text">
      <style:text-properties fo:font-style="italic" style:font-style-asian="italic"/>
    </style:style>
    <style:style style:name="T13" style:parent-style-name="Policepardéfaut" style:family="text">
      <style:text-properties fo:font-style="italic" style:font-style-asian="italic"/>
    </style:style>
    <style:style style:name="P14" style:parent-style-name="term" style:family="paragraph">
      <style:paragraph-properties fo:background-color="#E6E6FF"/>
    </style:style>
    <style:style style:name="T15" style:parent-style-name="Policepardéfaut" style:family="text">
      <style:text-properties fo:font-style="italic" style:font-style-asian="italic"/>
    </style:style>
    <style:style style:name="T16" style:parent-style-name="Policepardéfaut" style:family="text">
      <style:text-properties fo:font-style="italic" style:font-style-asian="italic"/>
    </style:style>
    <style:style style:name="T17" style:parent-style-name="Policepardéfaut" style:family="text">
      <style:text-properties fo:font-style="italic" style:font-style-asian="italic"/>
    </style:style>
    <style:style style:name="T18" style:parent-style-name="Policepardéfaut" style:family="text">
      <style:text-properties fo:font-style="italic" style:font-style-asian="italic"/>
    </style:style>
    <style:style style:name="T19" style:parent-style-name="Policepardéfaut" style:family="text">
      <style:text-properties fo:font-style="italic" style:font-style-asian="italic"/>
    </style:style>
    <style:style style:name="T20" style:parent-style-name="Policepardéfaut" style:family="text">
      <style:text-properties fo:font-style="italic" style:font-style-asian="italic"/>
    </style:style>
    <style:style style:name="T21" style:parent-style-name="Policepardéfaut" style:family="text">
      <style:text-properties fo:font-style="italic" style:font-style-asian="italic"/>
    </style:style>
    <style:style style:name="T22" style:parent-style-name="Policepardéfaut" style:family="text">
      <style:text-properties fo:font-style="italic" style:font-style-asian="italic"/>
    </style:style>
    <style:style style:name="T23" style:parent-style-name="Policepardéfaut" style:family="text">
      <style:text-properties fo:font-style="italic" style:font-style-asian="italic"/>
    </style:style>
    <style:style style:name="T24" style:parent-style-name="Policepardéfaut" style:family="text">
      <style:text-properties fo:font-style="italic" style:font-style-asian="italic"/>
    </style:style>
    <style:style style:name="T25" style:parent-style-name="Policepardéfaut" style:family="text">
      <style:text-properties fo:font-style="italic" style:font-style-asian="italic"/>
    </style:style>
    <style:style style:name="T26" style:parent-style-name="Policepardéfaut" style:family="text">
      <style:text-properties fo:font-style="italic" style:font-style-asian="italic"/>
    </style:style>
    <style:style style:name="T27" style:parent-style-name="Policepardéfaut" style:family="text">
      <style:text-properties fo:font-style="italic" style:font-style-asian="italic"/>
    </style:style>
    <style:style style:name="T28" style:parent-style-name="Policepardéfaut" style:family="text">
      <style:text-properties fo:font-style="italic" style:font-style-asian="italic"/>
    </style:style>
    <style:style style:name="T29" style:parent-style-name="Policepardéfaut" style:family="text">
      <style:text-properties fo:font-style="italic" style:font-style-asian="italic"/>
    </style:style>
    <style:style style:name="T30" style:parent-style-name="Policepardéfaut" style:family="text">
      <style:text-properties fo:font-style="italic" style:font-style-asian="italic"/>
    </style:style>
    <style:style style:name="T31" style:parent-style-name="Policepardéfaut" style:family="text">
      <style:text-properties fo:font-style="italic" style:font-style-asian="italic"/>
    </style:style>
    <style:style style:name="T32" style:parent-style-name="Policepardéfaut" style:family="text">
      <style:text-properties fo:font-style="italic" style:font-style-asian="italic"/>
    </style:style>
    <style:style style:name="T33" style:parent-style-name="Policepardéfaut" style:family="text">
      <style:text-properties fo:font-style="italic" style:font-style-asian="italic"/>
    </style:style>
    <style:style style:name="T34" style:parent-style-name="Policepardéfaut" style:family="text">
      <style:text-properties fo:font-style="italic" style:font-style-asian="italic"/>
    </style:style>
    <style:style style:name="T35" style:parent-style-name="Policepardéfaut" style:family="text">
      <style:text-properties fo:font-style="italic" style:font-style-asian="italic"/>
    </style:style>
    <style:style style:name="T36" style:parent-style-name="Policepardéfaut" style:family="text">
      <style:text-properties fo:font-style="italic" style:font-style-asian="italic"/>
    </style:style>
    <style:style style:name="T37" style:parent-style-name="Policepardéfaut" style:family="text">
      <style:text-properties fo:font-style="italic" style:font-style-asian="italic"/>
    </style:style>
    <style:style style:name="T38" style:parent-style-name="Policepardéfaut" style:family="text">
      <style:text-properties fo:font-style="italic" style:font-style-asian="italic"/>
    </style:style>
    <style:style style:name="T39" style:parent-style-name="Policepardéfaut" style:family="text">
      <style:text-properties fo:font-style="italic" style:font-style-asian="italic"/>
    </style:style>
    <style:style style:name="T40" style:parent-style-name="Policepardéfaut" style:family="text">
      <style:text-properties fo:font-style="italic" style:font-style-asian="italic"/>
    </style:style>
    <style:style style:name="T41" style:parent-style-name="Policepardéfaut" style:family="text">
      <style:text-properties fo:font-style="italic" style:font-style-asian="italic"/>
    </style:style>
    <style:style style:name="T42" style:parent-style-name="Policepardéfaut" style:family="text">
      <style:text-properties fo:font-style="italic" style:font-style-asian="italic"/>
    </style:style>
    <style:style style:name="T43" style:parent-style-name="Policepardéfaut" style:family="text">
      <style:text-properties fo:font-style="italic" style:font-style-asian="italic"/>
    </style:style>
    <style:style style:name="T44" style:parent-style-name="Policepardéfaut" style:family="text">
      <style:text-properties fo:font-style="italic" style:font-style-asian="italic"/>
    </style:style>
    <style:style style:name="T45" style:parent-style-name="Policepardéfaut" style:family="text">
      <style:text-properties fo:font-style="italic" style:font-style-asian="italic"/>
    </style:style>
    <style:style style:name="T46" style:parent-style-name="Policepardéfaut" style:family="text">
      <style:text-properties fo:font-style="italic" style:font-style-asian="italic"/>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T49" style:parent-style-name="Policepardéfaut" style:family="text">
      <style:text-properties fo:font-style="italic" style:font-style-asian="italic"/>
    </style:style>
    <style:style style:name="T50" style:parent-style-name="Policepardéfaut" style:family="text">
      <style:text-properties fo:font-style="italic" style:font-style-asian="italic"/>
    </style:style>
    <style:style style:name="T51" style:parent-style-name="Policepardéfaut" style:family="text">
      <style:text-properties fo:font-style="italic" style:font-style-asian="italic"/>
    </style:style>
    <style:style style:name="T52" style:parent-style-name="Policepardéfaut" style:family="text">
      <style:text-properties fo:font-style="italic" style:font-style-asian="italic"/>
    </style:style>
    <style:style style:name="T53" style:parent-style-name="Policepardéfaut" style:family="text">
      <style:text-properties fo:font-style="italic" style:font-style-asian="italic"/>
    </style:style>
    <style:style style:name="T54" style:parent-style-name="Policepardéfaut" style:family="text">
      <style:text-properties fo:font-style="italic" style:font-style-asian="italic"/>
    </style:style>
    <style:style style:name="T55" style:parent-style-name="Policepardéfaut" style:family="text">
      <style:text-properties fo:font-style="italic" style:font-style-asian="italic"/>
    </style:style>
    <style:style style:name="T56" style:parent-style-name="Policepardéfaut" style:family="text">
      <style:text-properties fo:font-style="italic" style:font-style-asian="italic"/>
    </style:style>
    <style:style style:name="T57" style:parent-style-name="Policepardéfaut" style:family="text">
      <style:text-properties fo:font-style="italic" style:font-style-asian="italic"/>
    </style:style>
    <style:style style:name="T58" style:parent-style-name="Policepardéfaut" style:family="text">
      <style:text-properties fo:font-style="italic" style:font-style-asian="italic"/>
    </style:style>
    <style:style style:name="T59" style:parent-style-name="Policepardéfaut" style:family="text">
      <style:text-properties fo:font-style="italic" style:font-style-asian="italic"/>
    </style:style>
    <style:style style:name="T60" style:parent-style-name="Policepardéfaut" style:family="text">
      <style:text-properties fo:font-style="italic" style:font-style-asian="italic"/>
    </style:style>
    <style:style style:name="T61" style:parent-style-name="Policepardéfaut" style:family="text">
      <style:text-properties fo:font-variant="small-caps"/>
    </style:style>
    <style:style style:name="T62" style:parent-style-name="Policepardéfaut" style:family="text">
      <style:text-properties fo:font-style="italic" style:font-style-asian="italic"/>
    </style:style>
    <style:style style:name="T63" style:parent-style-name="Policepardéfaut" style:family="text">
      <style:text-properties fo:font-style="italic" style:font-style-asian="italic"/>
    </style:style>
    <style:style style:name="T64" style:parent-style-name="Policepardéfaut" style:family="text">
      <style:text-properties style:font-name="Times New Roman" style:font-name-complex="Times New Roman"/>
    </style:style>
    <style:style style:name="T65" style:parent-style-name="Policepardéfaut" style:family="text">
      <style:text-properties fo:font-style="italic" style:font-style-asian="italic"/>
    </style:style>
    <style:style style:name="T66" style:parent-style-name="Policepardéfaut" style:family="text">
      <style:text-properties fo:font-style="italic" style:font-style-asian="italic"/>
    </style:style>
    <style:style style:name="T67" style:parent-style-name="Policepardéfaut" style:family="text">
      <style:text-properties fo:font-style="italic" style:font-style-asian="italic"/>
    </style:style>
    <style:style style:name="T68" style:parent-style-name="Policepardéfaut" style:family="text">
      <style:text-properties fo:font-style="italic" style:font-style-asian="italic"/>
    </style:style>
    <style:style style:name="T69" style:parent-style-name="Policepardéfaut" style:family="text">
      <style:text-properties fo:font-style="italic" style:font-style-asian="italic"/>
    </style:style>
    <style:style style:name="T70" style:parent-style-name="Policepardéfaut" style:family="text">
      <style:text-properties fo:font-style="italic" style:font-style-asian="italic"/>
    </style:style>
    <style:style style:name="T71" style:parent-style-name="Policepardéfaut" style:family="text">
      <style:text-properties fo:font-variant="small-caps"/>
    </style:style>
    <style:style style:name="T72" style:parent-style-name="Policepardéfaut" style:family="text">
      <style:text-properties fo:font-style="italic" style:font-style-asian="italic"/>
    </style:style>
    <style:style style:name="T73" style:parent-style-name="Policepardéfaut" style:family="text">
      <style:text-properties fo:font-style="italic" style:font-style-asian="italic"/>
    </style:style>
    <style:style style:name="T74" style:parent-style-name="Policepardéfaut" style:family="text">
      <style:text-properties fo:font-style="italic" style:font-style-asian="italic"/>
    </style:style>
    <style:style style:name="T75" style:parent-style-name="Policepardéfaut" style:family="text">
      <style:text-properties style:font-name="Times New Roman" style:font-name-complex="Times New Roman"/>
    </style:style>
    <style:style style:name="T76" style:parent-style-name="Policepardéfaut" style:family="text">
      <style:text-properties fo:font-style="italic" style:font-style-asian="italic"/>
    </style:style>
    <style:style style:name="T77" style:parent-style-name="Policepardéfaut" style:family="text">
      <style:text-properties fo:font-style="italic" style:font-style-asian="italic"/>
    </style:style>
    <style:style style:name="T78" style:parent-style-name="Policepardéfaut" style:family="text">
      <style:text-properties fo:font-style="italic" style:font-style-asian="italic"/>
    </style:style>
    <style:style style:name="T79" style:parent-style-name="Policepardéfaut" style:family="text">
      <style:text-properties fo:font-style="italic" style:font-style-asian="italic"/>
    </style:style>
    <style:style style:name="T80" style:parent-style-name="Policepardéfaut" style:family="text">
      <style:text-properties fo:font-style="italic" style:font-style-asian="italic"/>
    </style:style>
    <style:style style:name="T81" style:parent-style-name="Policepardéfaut" style:family="text">
      <style:text-properties fo:font-style="italic" style:font-style-asian="italic"/>
    </style:style>
    <style:style style:name="T82" style:parent-style-name="Policepardéfaut" style:family="text">
      <style:text-properties fo:font-style="italic" style:font-style-asian="italic"/>
    </style:style>
    <style:style style:name="T83" style:parent-style-name="Policepardéfaut" style:family="text">
      <style:text-properties fo:font-style="italic" style:font-style-asian="italic"/>
    </style:style>
    <style:style style:name="T84" style:parent-style-name="Policepardéfaut" style:family="text">
      <style:text-properties fo:font-style="italic" style:font-style-asian="italic"/>
    </style:style>
    <style:style style:name="T85" style:parent-style-name="Policepardéfaut" style:family="text">
      <style:text-properties fo:font-style="italic" style:font-style-asian="italic"/>
    </style:style>
    <style:style style:name="T86" style:parent-style-name="Policepardéfaut" style:family="text">
      <style:text-properties fo:font-style="italic" style:font-style-asian="italic"/>
    </style:style>
    <style:style style:name="T87" style:parent-style-name="Policepardéfaut" style:family="text">
      <style:text-properties fo:font-style="italic" style:font-style-asian="italic"/>
    </style:style>
    <style:style style:name="T88" style:parent-style-name="Policepardéfaut" style:family="text">
      <style:text-properties fo:font-style="italic" style:font-style-asian="italic"/>
    </style:style>
    <style:style style:name="T89" style:parent-style-name="Policepardéfaut" style:family="text">
      <style:text-properties fo:font-style="italic" style:font-style-asian="italic"/>
    </style:style>
    <style:style style:name="T90" style:parent-style-name="Policepardéfaut" style:family="text">
      <style:text-properties fo:font-style="italic" style:font-style-asian="italic"/>
    </style:style>
    <style:style style:name="T91" style:parent-style-name="Policepardéfaut" style:family="text">
      <style:text-properties fo:font-style="italic" style:font-style-asian="italic"/>
    </style:style>
    <style:style style:name="T92" style:parent-style-name="Policepardéfaut" style:family="text">
      <style:text-properties fo:font-style="italic" style:font-style-asian="italic"/>
    </style:style>
    <style:style style:name="T93" style:parent-style-name="Policepardéfaut" style:family="text">
      <style:text-properties fo:font-style="italic" style:font-style-asian="italic"/>
    </style:style>
    <style:style style:name="T94" style:parent-style-name="Policepardéfaut" style:family="text">
      <style:text-properties fo:font-style="italic" style:font-style-asian="italic"/>
    </style:style>
    <style:style style:name="T95" style:parent-style-name="Policepardéfaut" style:family="text">
      <style:text-properties fo:font-style="italic" style:font-style-asian="italic"/>
    </style:style>
    <style:style style:name="T96" style:parent-style-name="Policepardéfaut" style:family="text">
      <style:text-properties fo:font-style="italic" style:font-style-asian="italic"/>
    </style:style>
    <style:style style:name="T97" style:parent-style-name="Policepardéfaut" style:family="text">
      <style:text-properties fo:font-style="italic" style:font-style-asian="italic"/>
    </style:style>
    <style:style style:name="T98" style:parent-style-name="Policepardéfaut" style:family="text">
      <style:text-properties fo:font-style="italic" style:font-style-asian="italic"/>
    </style:style>
    <style:style style:name="T99" style:parent-style-name="Policepardéfaut" style:family="text">
      <style:text-properties fo:font-style="italic" style:font-style-asian="italic"/>
    </style:style>
    <style:style style:name="T100" style:parent-style-name="Policepardéfaut" style:family="text">
      <style:text-properties fo:font-style="italic" style:font-style-asian="italic"/>
    </style:style>
    <style:style style:name="T101" style:parent-style-name="Policepardéfaut" style:family="text">
      <style:text-properties fo:font-style="italic" style:font-style-asian="italic"/>
    </style:style>
    <style:style style:name="T102" style:parent-style-name="Policepardéfaut" style:family="text">
      <style:text-properties fo:font-style="italic" style:font-style-asian="italic"/>
    </style:style>
    <style:style style:name="T103" style:parent-style-name="Policepardéfaut" style:family="text">
      <style:text-properties fo:font-style="italic" style:font-style-asian="italic"/>
    </style:style>
    <style:style style:name="T104" style:parent-style-name="Policepardéfaut" style:family="text">
      <style:text-properties fo:font-style="italic" style:font-style-asian="italic"/>
    </style:style>
    <style:style style:name="T105" style:parent-style-name="Policepardéfaut" style:family="text">
      <style:text-properties fo:font-style="italic" style:font-style-asian="italic"/>
    </style:style>
    <style:style style:name="T106" style:parent-style-name="Policepardéfaut" style:family="text">
      <style:text-properties fo:font-variant="small-caps"/>
    </style:style>
    <style:style style:name="T107" style:parent-style-name="Policepardéfaut" style:family="text">
      <style:text-properties fo:font-variant="small-caps"/>
    </style:style>
    <style:style style:name="T108" style:parent-style-name="Policepardéfaut" style:family="text">
      <style:text-properties fo:font-style="italic" style:font-style-asian="italic"/>
    </style:style>
    <style:style style:name="T109" style:parent-style-name="Policepardéfaut" style:family="text">
      <style:text-properties fo:font-style="italic" style:font-style-asian="italic"/>
    </style:style>
    <style:style style:name="T110" style:parent-style-name="Policepardéfaut" style:family="text">
      <style:text-properties fo:font-style="italic" style:font-style-asian="italic"/>
    </style:style>
    <style:style style:name="T111" style:parent-style-name="Policepardéfaut" style:family="text">
      <style:text-properties fo:font-style="italic" style:font-style-asian="italic"/>
    </style:style>
    <style:style style:name="T112" style:parent-style-name="Policepardéfaut" style:family="text">
      <style:text-properties fo:font-style="italic" style:font-style-asian="italic"/>
    </style:style>
    <style:style style:name="T113" style:parent-style-name="Policepardéfaut" style:family="text">
      <style:text-properties fo:font-style="italic" style:font-style-asian="italic"/>
    </style:style>
    <style:style style:name="T114" style:parent-style-name="Policepardéfaut" style:family="text">
      <style:text-properties fo:font-style="italic" style:font-style-asian="italic"/>
    </style:style>
    <style:style style:name="T115" style:parent-style-name="Policepardéfaut" style:family="text">
      <style:text-properties fo:font-style="italic" style:font-style-asian="italic"/>
    </style:style>
    <style:style style:name="T116" style:parent-style-name="Policepardéfaut" style:family="text">
      <style:text-properties fo:font-style="italic" style:font-style-asian="italic"/>
    </style:style>
    <style:style style:name="T117" style:parent-style-name="Policepardéfaut" style:family="text">
      <style:text-properties fo:font-style="italic" style:font-style-asian="italic"/>
    </style:style>
    <style:style style:name="T118" style:parent-style-name="Policepardéfaut" style:family="text">
      <style:text-properties fo:font-style="italic" style:font-style-asian="italic"/>
    </style:style>
    <style:style style:name="T119" style:parent-style-name="Policepardéfaut" style:family="text">
      <style:text-properties fo:font-style="italic" style:font-style-asian="italic"/>
    </style:style>
    <style:style style:name="T120" style:parent-style-name="Policepardéfaut" style:family="text">
      <style:text-properties fo:font-style="italic" style:font-style-asian="italic"/>
    </style:style>
    <style:style style:name="T121" style:parent-style-name="Policepardéfaut" style:family="text">
      <style:text-properties fo:font-style="italic" style:font-style-asian="italic"/>
    </style:style>
    <style:style style:name="T122" style:parent-style-name="Policepardéfaut" style:family="text">
      <style:text-properties fo:font-style="italic" style:font-style-asian="italic" fo:font-variant="normal"/>
    </style:style>
    <style:style style:name="T123" style:parent-style-name="Policepardéfaut" style:family="text">
      <style:text-properties fo:font-style="italic" style:font-style-asian="italic" fo:font-variant="normal"/>
    </style:style>
    <style:style style:name="T124" style:parent-style-name="Policepardéfaut" style:family="text">
      <style:text-properties fo:font-style="italic" style:font-style-asian="italic"/>
    </style:style>
    <style:style style:name="T125" style:parent-style-name="Policepardéfaut" style:family="text">
      <style:text-properties fo:font-style="italic" style:font-style-asian="italic" style:text-position="super 66.6%"/>
    </style:style>
    <style:style style:name="T126" style:parent-style-name="Policepardéfaut" style:family="text">
      <style:text-properties fo:font-style="italic" style:font-style-asian="italic"/>
    </style:style>
    <style:style style:name="T127" style:parent-style-name="Policepardéfaut" style:family="text">
      <style:text-properties fo:font-style="italic" style:font-style-asian="italic"/>
    </style:style>
    <style:style style:name="T128" style:parent-style-name="Policepardéfaut" style:family="text">
      <style:text-properties fo:font-style="italic" style:font-style-asian="italic"/>
    </style:style>
    <style:style style:name="T129" style:parent-style-name="Policepardéfaut" style:family="text">
      <style:text-properties fo:font-style="italic" style:font-style-asian="italic"/>
    </style:style>
    <style:style style:name="T130" style:parent-style-name="Policepardéfaut" style:family="text">
      <style:text-properties fo:font-style="italic" style:font-style-asian="italic"/>
    </style:style>
    <style:style style:name="T131" style:parent-style-name="Policepardéfaut" style:family="text">
      <style:text-properties fo:font-style="italic" style:font-style-asian="italic"/>
    </style:style>
    <style:style style:name="T132" style:parent-style-name="Policepardéfaut" style:family="text">
      <style:text-properties fo:font-style="italic" style:font-style-asian="italic"/>
    </style:style>
    <style:style style:name="T133" style:parent-style-name="Policepardéfaut" style:family="text">
      <style:text-properties fo:font-style="italic" style:font-style-asian="italic"/>
    </style:style>
    <style:style style:name="T134" style:parent-style-name="Policepardéfaut" style:family="text">
      <style:text-properties fo:font-style="italic" style:font-style-asian="italic"/>
    </style:style>
    <style:style style:name="T135" style:parent-style-name="Policepardéfaut" style:family="text">
      <style:text-properties fo:font-style="italic" style:font-style-asian="italic"/>
    </style:style>
    <style:style style:name="T136" style:parent-style-name="Policepardéfaut" style:family="text">
      <style:text-properties fo:font-style="italic" style:font-style-asian="italic" style:text-position="super 66.6%"/>
    </style:style>
    <style:style style:name="T137" style:parent-style-name="Policepardéfaut" style:family="text">
      <style:text-properties fo:font-style="italic" style:font-style-asian="italic"/>
    </style:style>
    <style:style style:name="T138" style:parent-style-name="Policepardéfaut" style:family="text">
      <style:text-properties fo:font-style="italic" style:font-style-asian="italic"/>
    </style:style>
    <style:style style:name="T139" style:parent-style-name="Policepardéfaut" style:family="text">
      <style:text-properties fo:font-style="italic" style:font-style-asian="italic"/>
    </style:style>
    <style:style style:name="T140" style:parent-style-name="Policepardéfaut" style:family="text">
      <style:text-properties fo:font-style="italic" style:font-style-asian="italic"/>
    </style:style>
    <style:style style:name="T141" style:parent-style-name="Policepardéfaut" style:family="text">
      <style:text-properties fo:font-style="italic" style:font-style-asian="italic"/>
    </style:style>
    <style:style style:name="T142" style:parent-style-name="Policepardéfaut" style:family="text">
      <style:text-properties fo:font-style="italic" style:font-style-asian="italic"/>
    </style:style>
    <style:style style:name="T143" style:parent-style-name="Policepardéfaut" style:family="text">
      <style:text-properties fo:font-style="italic" style:font-style-asian="italic"/>
    </style:style>
    <style:style style:name="T144" style:parent-style-name="Policepardéfaut" style:family="text">
      <style:text-properties fo:font-style="italic" style:font-style-asian="italic" style:text-position="super 66.6%"/>
    </style:style>
    <style:style style:name="T145" style:parent-style-name="Policepardéfaut" style:family="text">
      <style:text-properties fo:font-style="italic" style:font-style-asian="italic"/>
    </style:style>
    <style:style style:name="T146" style:parent-style-name="Policepardéfaut" style:family="text">
      <style:text-properties fo:font-style="italic" style:font-style-asian="italic"/>
    </style:style>
    <style:style style:name="T147" style:parent-style-name="Policepardéfaut" style:family="text">
      <style:text-properties fo:font-style="italic" style:font-style-asian="italic"/>
    </style:style>
    <style:style style:name="T148" style:parent-style-name="Policepardéfaut" style:family="text">
      <style:text-properties fo:font-style="italic" style:font-style-asian="italic"/>
    </style:style>
    <style:style style:name="T149" style:parent-style-name="Policepardéfaut" style:family="text">
      <style:text-properties fo:font-style="italic" style:font-style-asian="italic"/>
    </style:style>
    <style:style style:name="T150" style:parent-style-name="Policepardéfaut" style:family="text">
      <style:text-properties fo:font-style="italic" style:font-style-asian="italic"/>
    </style:style>
    <style:style style:name="T151" style:parent-style-name="Policepardéfaut" style:family="text">
      <style:text-properties fo:font-style="italic" style:font-style-asian="italic"/>
    </style:style>
    <style:style style:name="T152" style:parent-style-name="Policepardéfaut" style:family="text">
      <style:text-properties fo:font-style="italic" style:font-style-asian="italic"/>
    </style:style>
    <style:style style:name="T153" style:parent-style-name="Policepardéfaut" style:family="text">
      <style:text-properties fo:font-style="italic" style:font-style-asian="italic"/>
    </style:style>
    <style:style style:name="T154" style:parent-style-name="Policepardéfaut" style:family="text">
      <style:text-properties fo:font-style="italic" style:font-style-asian="italic"/>
    </style:style>
    <style:style style:name="T155" style:parent-style-name="Policepardéfaut" style:family="text">
      <style:text-properties fo:font-style="italic" style:font-style-asian="italic"/>
    </style:style>
    <style:style style:name="T156" style:parent-style-name="Policepardéfaut" style:family="text">
      <style:text-properties fo:font-style="italic" style:font-style-asian="italic"/>
    </style:style>
    <style:style style:name="T157" style:parent-style-name="Policepardéfaut" style:family="text">
      <style:text-properties fo:font-style="italic" style:font-style-asian="italic"/>
    </style:style>
    <style:style style:name="T158" style:parent-style-name="Policepardéfaut" style:family="text">
      <style:text-properties fo:font-style="italic" style:font-style-asian="italic"/>
    </style:style>
    <style:style style:name="T159" style:parent-style-name="Policepardéfaut" style:family="text">
      <style:text-properties fo:font-style="italic" style:font-style-asian="italic"/>
    </style:style>
    <style:style style:name="T160" style:parent-style-name="Policepardéfaut" style:family="text">
      <style:text-properties fo:font-style="italic" style:font-style-asian="italic"/>
    </style:style>
    <style:style style:name="T161" style:parent-style-name="Policepardéfaut" style:family="text">
      <style:text-properties fo:font-style="italic" style:font-style-asian="italic"/>
    </style:style>
    <style:style style:name="T162" style:parent-style-name="Policepardéfaut" style:family="text">
      <style:text-properties fo:font-style="italic" style:font-style-asian="italic"/>
    </style:style>
    <style:style style:name="T163" style:parent-style-name="Policepardéfaut" style:family="text">
      <style:text-properties fo:font-style="italic" style:font-style-asian="italic"/>
    </style:style>
    <style:style style:name="T164" style:parent-style-name="Policepardéfaut" style:family="text">
      <style:text-properties fo:font-style="italic" style:font-style-asian="italic"/>
    </style:style>
    <style:style style:name="T165" style:parent-style-name="Policepardéfaut" style:family="text">
      <style:text-properties fo:font-style="italic" style:font-style-asian="italic"/>
    </style:style>
    <style:style style:name="T166" style:parent-style-name="Policepardéfaut" style:family="text">
      <style:text-properties fo:font-style="italic" style:font-style-asian="italic"/>
    </style:style>
    <style:style style:name="T167" style:parent-style-name="Policepardéfaut" style:family="text">
      <style:text-properties fo:font-style="italic" style:font-style-asian="italic"/>
    </style:style>
    <style:style style:name="T168" style:parent-style-name="Policepardéfaut" style:family="text">
      <style:text-properties fo:font-style="italic" style:font-style-asian="italic"/>
    </style:style>
    <style:style style:name="T169" style:parent-style-name="Policepardéfaut" style:family="text">
      <style:text-properties fo:font-style="italic" style:font-style-asian="italic"/>
    </style:style>
    <style:style style:name="T170" style:parent-style-name="Policepardéfaut" style:family="text">
      <style:text-properties fo:font-style="italic" style:font-style-asian="italic"/>
    </style:style>
    <style:style style:name="T171" style:parent-style-name="Policepardéfaut" style:family="text">
      <style:text-properties fo:font-style="italic" style:font-style-asian="italic"/>
    </style:style>
    <style:style style:name="T172" style:parent-style-name="Policepardéfaut" style:family="text">
      <style:text-properties fo:font-style="italic" style:font-style-asian="italic"/>
    </style:style>
    <style:style style:name="T173" style:parent-style-name="Policepardéfaut" style:family="text">
      <style:text-properties fo:font-style="italic" style:font-style-asian="italic"/>
    </style:style>
    <style:style style:name="T174" style:parent-style-name="Policepardéfaut" style:family="text">
      <style:text-properties fo:font-style="italic" style:font-style-asian="italic"/>
    </style:style>
    <style:style style:name="T175" style:parent-style-name="Policepardéfaut" style:family="text">
      <style:text-properties fo:font-style="italic" style:font-style-asian="italic" fo:font-variant="normal"/>
    </style:style>
    <style:style style:name="T176" style:parent-style-name="Policepardéfaut" style:family="text">
      <style:text-properties fo:font-style="italic" style:font-style-asian="italic" fo:font-variant="normal"/>
    </style:style>
    <style:style style:name="T177" style:parent-style-name="Policepardéfaut" style:family="text">
      <style:text-properties style:text-position="super 66.6%"/>
    </style:style>
    <style:style style:name="T178" style:parent-style-name="Policepardéfaut" style:family="text">
      <style:text-properties fo:font-style="italic" style:font-style-asian="italic"/>
    </style:style>
    <style:style style:name="T179" style:parent-style-name="Policepardéfaut" style:family="text">
      <style:text-properties fo:font-style="italic" style:font-style-asian="italic"/>
    </style:style>
    <style:style style:name="T180" style:parent-style-name="Policepardéfaut" style:family="text">
      <style:text-properties fo:font-style="italic" style:font-style-asian="italic"/>
    </style:style>
    <style:style style:name="T181" style:parent-style-name="Policepardéfaut" style:family="text">
      <style:text-properties fo:font-style="italic" style:font-style-asian="italic"/>
    </style:style>
    <style:style style:name="T182" style:parent-style-name="Policepardéfaut" style:family="text">
      <style:text-properties fo:font-style="italic" style:font-style-asian="italic"/>
    </style:style>
    <style:style style:name="T183" style:parent-style-name="Policepardéfaut" style:family="text">
      <style:text-properties fo:font-style="italic" style:font-style-asian="italic"/>
    </style:style>
    <style:style style:name="T184" style:parent-style-name="Policepardéfaut" style:family="text">
      <style:text-properties fo:font-style="italic" style:font-style-asian="italic"/>
    </style:style>
    <style:style style:name="T185" style:parent-style-name="Policepardéfaut" style:family="text">
      <style:text-properties fo:font-style="italic" style:font-style-asian="italic"/>
    </style:style>
    <style:style style:name="T186" style:parent-style-name="Policepardéfaut" style:family="text">
      <style:text-properties fo:font-style="italic" style:font-style-asian="italic"/>
    </style:style>
    <style:style style:name="T187" style:parent-style-name="Policepardéfaut" style:family="text">
      <style:text-properties fo:font-style="italic" style:font-style-asian="italic"/>
    </style:style>
    <style:style style:name="T188" style:parent-style-name="Policepardéfaut" style:family="text">
      <style:text-properties fo:font-style="italic" style:font-style-asian="italic"/>
    </style:style>
    <style:style style:name="T189" style:parent-style-name="Policepardéfaut" style:family="text">
      <style:text-properties fo:font-style="italic" style:font-style-asian="italic"/>
    </style:style>
    <style:style style:name="T190" style:parent-style-name="Policepardéfaut" style:family="text">
      <style:text-properties fo:font-style="italic" style:font-style-asian="italic"/>
    </style:style>
    <style:style style:name="T191" style:parent-style-name="Policepardéfaut" style:family="text">
      <style:text-properties fo:font-style="italic" style:font-style-asian="italic"/>
    </style:style>
    <style:style style:name="T192" style:parent-style-name="Policepardéfaut" style:family="text">
      <style:text-properties fo:font-style="italic" style:font-style-asian="italic"/>
    </style:style>
    <style:style style:name="T193" style:parent-style-name="Policepardéfaut" style:family="text">
      <style:text-properties fo:font-style="italic" style:font-style-asian="italic"/>
    </style:style>
    <style:style style:name="T194" style:parent-style-name="Policepardéfaut" style:family="text">
      <style:text-properties fo:font-style="italic" style:font-style-asian="italic"/>
    </style:style>
    <style:style style:name="T195" style:parent-style-name="Policepardéfaut" style:family="text">
      <style:text-properties fo:font-style="italic" style:font-style-asian="italic"/>
    </style:style>
    <style:style style:name="T196" style:parent-style-name="Policepardéfaut" style:family="text">
      <style:text-properties fo:font-style="italic" style:font-style-asian="italic"/>
    </style:style>
    <style:style style:name="T197" style:parent-style-name="Policepardéfaut" style:family="text">
      <style:text-properties fo:font-style="italic" style:font-style-asian="italic"/>
    </style:style>
    <style:style style:name="T198" style:parent-style-name="Policepardéfaut" style:family="text">
      <style:text-properties fo:font-style="italic" style:font-style-asian="italic"/>
    </style:style>
    <style:style style:name="T199" style:parent-style-name="Policepardéfaut" style:family="text">
      <style:text-properties fo:font-style="italic" style:font-style-asian="italic"/>
    </style:style>
    <style:style style:name="T200" style:parent-style-name="Policepardéfaut" style:family="text">
      <style:text-properties fo:font-style="italic" style:font-style-asian="italic"/>
    </style:style>
    <style:style style:name="T201" style:parent-style-name="Policepardéfaut" style:family="text">
      <style:text-properties fo:font-style="italic" style:font-style-asian="italic"/>
    </style:style>
    <style:style style:name="T202" style:parent-style-name="Policepardéfaut" style:family="text">
      <style:text-properties fo:font-style="italic" style:font-style-asian="italic"/>
    </style:style>
    <style:style style:name="T203" style:parent-style-name="Policepardéfaut" style:family="text">
      <style:text-properties fo:font-style="italic" style:font-style-asian="italic"/>
    </style:style>
    <style:style style:name="T204" style:parent-style-name="Policepardéfaut" style:family="text">
      <style:text-properties fo:font-style="italic" style:font-style-asian="italic"/>
    </style:style>
    <style:style style:name="T205" style:parent-style-name="Policepardéfaut" style:family="text">
      <style:text-properties fo:font-style="italic" style:font-style-asian="italic"/>
    </style:style>
    <style:style style:name="T206" style:parent-style-name="Policepardéfaut" style:family="text">
      <style:text-properties fo:font-style="italic" style:font-style-asian="italic"/>
    </style:style>
    <style:style style:name="T207" style:parent-style-name="Policepardéfaut" style:family="text">
      <style:text-properties fo:font-style="italic" style:font-style-asian="italic"/>
    </style:style>
    <style:style style:name="T208" style:parent-style-name="Policepardéfaut" style:family="text">
      <style:text-properties fo:font-variant="small-caps"/>
    </style:style>
    <style:style style:name="T209" style:parent-style-name="Policepardéfaut" style:family="text">
      <style:text-properties fo:font-style="italic" style:font-style-asian="italic"/>
    </style:style>
    <style:style style:name="T210" style:parent-style-name="Policepardéfaut" style:family="text">
      <style:text-properties fo:font-style="italic" style:font-style-asian="italic"/>
    </style:style>
    <style:style style:name="T211" style:parent-style-name="Policepardéfaut" style:family="text">
      <style:text-properties fo:font-style="italic" style:font-style-asian="italic"/>
    </style:style>
    <style:style style:name="T212" style:parent-style-name="Policepardéfaut" style:family="text">
      <style:text-properties fo:font-style="italic" style:font-style-asian="italic"/>
    </style:style>
    <style:style style:name="T213" style:parent-style-name="Policepardéfaut" style:family="text">
      <style:text-properties fo:font-style="italic" style:font-style-asian="italic"/>
    </style:style>
    <style:style style:name="T214" style:parent-style-name="Policepardéfaut" style:family="text">
      <style:text-properties fo:font-style="italic" style:font-style-asian="italic"/>
    </style:style>
    <style:style style:name="T215" style:parent-style-name="Policepardéfaut" style:family="text">
      <style:text-properties fo:font-style="italic" style:font-style-asian="italic"/>
    </style:style>
    <style:style style:name="T216" style:parent-style-name="Policepardéfaut" style:family="text">
      <style:text-properties fo:font-style="italic" style:font-style-asian="italic"/>
    </style:style>
    <style:style style:name="T217" style:parent-style-name="Policepardéfaut" style:family="text">
      <style:text-properties fo:font-style="italic" style:font-style-asian="italic"/>
    </style:style>
    <style:style style:name="T218" style:parent-style-name="Policepardéfaut" style:family="text">
      <style:text-properties fo:font-style="italic" style:font-style-asian="italic"/>
    </style:style>
    <style:style style:name="T219" style:parent-style-name="Policepardéfaut" style:family="text">
      <style:text-properties fo:font-style="italic" style:font-style-asian="italic"/>
    </style:style>
    <style:style style:name="T220" style:parent-style-name="Policepardéfaut" style:family="text">
      <style:text-properties fo:font-style="italic" style:font-style-asian="italic"/>
    </style:style>
    <style:style style:name="T221" style:parent-style-name="Policepardéfaut" style:family="text">
      <style:text-properties fo:font-style="italic" style:font-style-asian="italic"/>
    </style:style>
    <style:style style:name="T222" style:parent-style-name="Policepardéfaut" style:family="text">
      <style:text-properties fo:font-style="italic" style:font-style-asian="italic"/>
    </style:style>
    <style:style style:name="T223" style:parent-style-name="Policepardéfaut" style:family="text">
      <style:text-properties fo:font-style="italic" style:font-style-asian="italic"/>
    </style:style>
    <style:style style:name="T224" style:parent-style-name="Policepardéfaut" style:family="text">
      <style:text-properties fo:font-style="italic" style:font-style-asian="italic"/>
    </style:style>
    <style:style style:name="T225" style:parent-style-name="Policepardéfaut" style:family="text">
      <style:text-properties fo:font-style="italic" style:font-style-asian="italic"/>
    </style:style>
    <style:style style:name="T226" style:parent-style-name="Policepardéfaut" style:family="text">
      <style:text-properties fo:font-style="italic" style:font-style-asian="italic"/>
    </style:style>
    <style:style style:name="T227" style:parent-style-name="Policepardéfaut" style:family="text">
      <style:text-properties fo:font-style="italic" style:font-style-asian="italic"/>
    </style:style>
    <style:style style:name="T228" style:parent-style-name="Policepardéfaut" style:family="text">
      <style:text-properties fo:font-style="italic" style:font-style-asian="italic"/>
    </style:style>
    <style:style style:name="T229" style:parent-style-name="Policepardéfaut" style:family="text">
      <style:text-properties fo:font-style="italic" style:font-style-asian="italic"/>
    </style:style>
    <style:style style:name="T230" style:parent-style-name="Policepardéfaut" style:family="text">
      <style:text-properties fo:font-style="italic" style:font-style-asian="italic"/>
    </style:style>
    <style:style style:name="T231" style:parent-style-name="Policepardéfaut" style:family="text">
      <style:text-properties fo:font-style="italic" style:font-style-asian="italic"/>
    </style:style>
    <style:style style:name="T232" style:parent-style-name="Policepardéfaut" style:family="text">
      <style:text-properties style:language-complex="hi" style:country-complex="IN"/>
    </style:style>
    <style:style style:name="T233" style:parent-style-name="Policepardéfaut" style:family="text">
      <style:text-properties fo:font-variant="small-caps" style:language-complex="hi" style:country-complex="IN"/>
    </style:style>
    <style:style style:name="T234" style:parent-style-name="Policepardéfaut" style:family="text">
      <style:text-properties style:language-complex="hi" style:country-complex="IN"/>
    </style:style>
    <style:style style:name="T235" style:parent-style-name="Appelnotedebasdep." style:family="text">
      <style:text-properties style:language-complex="hi" style:country-complex="IN"/>
    </style:style>
    <style:style style:name="T236" style:parent-style-name="Policepardéfaut" style:family="text">
      <style:text-properties style:language-complex="hi" style:country-complex="IN"/>
    </style:style>
    <style:style style:name="T237" style:parent-style-name="Appelnotedebasdep." style:family="text">
      <style:text-properties style:language-complex="hi" style:country-complex="IN"/>
    </style:style>
    <style:style style:name="T238" style:parent-style-name="Policepardéfaut" style:family="text">
      <style:text-properties fo:font-style="italic" style:font-style-asian="italic"/>
    </style:style>
    <style:style style:name="T239" style:parent-style-name="Policepardéfaut" style:family="text">
      <style:text-properties style:language-complex="hi" style:country-complex="IN"/>
    </style:style>
    <style:style style:name="T240" style:parent-style-name="Policepardéfaut" style:family="text">
      <style:text-properties style:font-name="Times New Roman" style:font-name-complex="Times New Roman"/>
    </style:style>
    <style:style style:name="T241" style:parent-style-name="Policepardéfaut" style:family="text">
      <style:text-properties fo:font-style="italic" style:font-style-asian="italic"/>
    </style:style>
    <style:style style:name="T242" style:parent-style-name="Policepardéfaut" style:family="text">
      <style:text-properties fo:font-style="italic" style:font-style-asian="italic"/>
    </style:style>
    <style:style style:name="T243" style:parent-style-name="Policepardéfaut" style:family="text">
      <style:text-properties fo:font-style="italic" style:font-style-asian="italic"/>
    </style:style>
    <style:style style:name="T244" style:parent-style-name="Policepardéfaut" style:family="text">
      <style:text-properties fo:font-style="italic" style:font-style-asian="italic"/>
    </style:style>
    <style:style style:name="T245" style:parent-style-name="Policepardéfaut" style:family="text">
      <style:text-properties fo:font-style="italic" style:font-style-asian="italic"/>
    </style:style>
    <style:style style:name="T246" style:parent-style-name="Policepardéfaut" style:family="text">
      <style:text-properties fo:font-style="italic" style:font-style-asian="italic"/>
    </style:style>
    <style:style style:name="T247" style:parent-style-name="Policepardéfaut" style:family="text">
      <style:text-properties fo:font-style="italic" style:font-style-asian="italic"/>
    </style:style>
    <style:style style:name="T248" style:parent-style-name="Policepardéfaut" style:family="text">
      <style:text-properties fo:font-style="italic" style:font-style-asian="italic"/>
    </style:style>
    <style:style style:name="T249" style:parent-style-name="Policepardéfaut" style:family="text">
      <style:text-properties fo:font-style="italic" style:font-style-asian="italic"/>
    </style:style>
    <style:style style:name="T250" style:parent-style-name="Policepardéfaut" style:family="text">
      <style:text-properties fo:font-style="italic" style:font-style-asian="italic"/>
    </style:style>
    <style:style style:name="T251" style:parent-style-name="Policepardéfaut" style:family="text">
      <style:text-properties fo:font-style="italic" style:font-style-asian="italic"/>
    </style:style>
    <style:style style:name="T252" style:parent-style-name="Policepardéfaut" style:family="text">
      <style:text-properties fo:font-style="italic" style:font-style-asian="italic"/>
    </style:style>
    <style:style style:name="T253" style:parent-style-name="Policepardéfaut" style:family="text">
      <style:text-properties fo:font-style="italic" style:font-style-asian="italic"/>
    </style:style>
    <style:style style:name="T254" style:parent-style-name="Policepardéfaut" style:family="text">
      <style:text-properties fo:font-style="italic" style:font-style-asian="italic"/>
    </style:style>
    <style:style style:name="T255" style:parent-style-name="Policepardéfaut" style:family="text">
      <style:text-properties fo:font-style="italic" style:font-style-asian="italic"/>
    </style:style>
    <style:style style:name="T256" style:parent-style-name="Policepardéfaut" style:family="text">
      <style:text-properties fo:font-style="italic" style:font-style-asian="italic"/>
    </style:style>
    <style:style style:name="T257" style:parent-style-name="Policepardéfaut" style:family="text">
      <style:text-properties fo:font-style="italic" style:font-style-asian="italic"/>
    </style:style>
    <style:style style:name="T258" style:parent-style-name="Policepardéfaut" style:family="text">
      <style:text-properties fo:font-style="italic" style:font-style-asian="italic"/>
    </style:style>
    <style:style style:name="T259" style:parent-style-name="Policepardéfaut" style:family="text">
      <style:text-properties fo:font-style="italic" style:font-style-asian="italic"/>
    </style:style>
    <style:style style:name="T260" style:parent-style-name="Policepardéfaut" style:family="text">
      <style:text-properties style:font-name="Times New Roman" style:font-name-complex="Times New Roman"/>
    </style:style>
    <style:style style:name="T261" style:parent-style-name="Policepardéfaut" style:family="text">
      <style:text-properties fo:font-style="italic" style:font-style-asian="italic"/>
    </style:style>
    <style:style style:name="T262" style:parent-style-name="Policepardéfaut" style:family="text">
      <style:text-properties fo:font-style="italic" style:font-style-asian="italic"/>
    </style:style>
    <style:style style:name="T263" style:parent-style-name="Policepardéfaut" style:family="text">
      <style:text-properties fo:font-style="italic" style:font-style-asian="italic"/>
    </style:style>
    <style:style style:name="T264" style:parent-style-name="Policepardéfaut" style:family="text">
      <style:text-properties fo:font-style="italic" style:font-style-asian="italic"/>
    </style:style>
    <style:style style:name="T265" style:parent-style-name="Policepardéfaut" style:family="text">
      <style:text-properties fo:font-style="italic" style:font-style-asian="italic"/>
    </style:style>
    <style:style style:name="P266" style:parent-style-name="label" style:family="paragraph">
      <style:text-properties fo:font-style="italic" style:font-style-asian="italic" fo:font-variant="normal"/>
    </style:style>
    <style:style style:name="T267" style:parent-style-name="Policepardéfaut" style:family="text">
      <style:text-properties fo:font-style="italic" style:font-style-asian="italic"/>
    </style:style>
    <style:style style:name="T268" style:parent-style-name="Policepardéfaut" style:family="text">
      <style:text-properties fo:font-style="italic" style:font-style-asian="italic"/>
    </style:style>
    <style:style style:name="T269" style:parent-style-name="Policepardéfaut" style:family="text">
      <style:text-properties fo:font-style="italic" style:font-style-asian="italic"/>
    </style:style>
    <style:style style:name="T270" style:parent-style-name="Policepardéfaut" style:family="text">
      <style:text-properties fo:font-style="italic" style:font-style-asian="italic"/>
    </style:style>
    <style:style style:name="T271" style:parent-style-name="Policepardéfaut" style:family="text">
      <style:text-properties fo:font-style="italic" style:font-style-asian="italic" fo:font-variant="normal"/>
    </style:style>
    <style:style style:name="T272" style:parent-style-name="Policepardéfaut" style:family="text">
      <style:text-properties fo:font-variant="normal"/>
    </style:style>
    <style:style style:name="T273" style:parent-style-name="Policepardéfaut" style:family="text">
      <style:text-properties fo:font-style="italic" style:font-style-asian="italic"/>
    </style:style>
    <style:style style:name="T274" style:parent-style-name="Policepardéfaut" style:family="text">
      <style:text-properties fo:font-style="italic" style:font-style-asian="italic"/>
    </style:style>
    <style:style style:name="T275" style:parent-style-name="Policepardéfaut" style:family="text">
      <style:text-properties fo:font-style="italic" style:font-style-asian="italic"/>
    </style:style>
    <style:style style:name="T276" style:parent-style-name="Policepardéfaut" style:family="text">
      <style:text-properties fo:font-style="italic" style:font-style-asian="italic"/>
    </style:style>
    <style:style style:name="T277" style:parent-style-name="Policepardéfaut" style:family="text">
      <style:text-properties fo:font-style="italic" style:font-style-asian="italic"/>
    </style:style>
    <style:style style:name="T278" style:parent-style-name="Policepardéfaut" style:family="text">
      <style:text-properties fo:font-style="italic" style:font-style-asian="italic"/>
    </style:style>
    <style:style style:name="T279" style:parent-style-name="Policepardéfaut" style:family="text">
      <style:text-properties fo:font-style="italic" style:font-style-asian="italic"/>
    </style:style>
    <style:style style:name="T280" style:parent-style-name="Policepardéfaut" style:family="text">
      <style:text-properties fo:font-style="italic" style:font-style-asian="italic"/>
    </style:style>
    <style:style style:name="T281" style:parent-style-name="Policepardéfaut" style:family="text">
      <style:text-properties fo:font-style="italic" style:font-style-asian="italic"/>
    </style:style>
    <style:style style:name="T282" style:parent-style-name="Policepardéfaut" style:family="text">
      <style:text-properties fo:font-style="italic" style:font-style-asian="italic"/>
    </style:style>
    <style:style style:name="T283" style:parent-style-name="Policepardéfaut" style:family="text">
      <style:text-properties fo:font-style="italic" style:font-style-asian="italic"/>
    </style:style>
    <style:style style:name="T284" style:parent-style-name="Policepardéfaut" style:family="text">
      <style:text-properties fo:font-style="italic" style:font-style-asian="italic"/>
    </style:style>
    <style:style style:name="T285" style:parent-style-name="Policepardéfaut" style:family="text">
      <style:text-properties fo:font-style="italic" style:font-style-asian="italic"/>
    </style:style>
    <style:style style:name="T286" style:parent-style-name="Policepardéfaut" style:family="text">
      <style:text-properties fo:font-style="italic" style:font-style-asian="italic"/>
    </style:style>
    <style:style style:name="T287" style:parent-style-name="Policepardéfaut" style:family="text">
      <style:text-properties fo:font-style="italic" style:font-style-asian="italic"/>
    </style:style>
    <style:style style:name="T288" style:parent-style-name="Policepardéfaut" style:family="text">
      <style:text-properties fo:font-style="italic" style:font-style-asian="italic"/>
    </style:style>
    <style:style style:name="T289" style:parent-style-name="Policepardéfaut" style:family="text">
      <style:text-properties fo:font-style="italic" style:font-style-asian="italic"/>
    </style:style>
    <style:style style:name="T290" style:parent-style-name="Policepardéfaut" style:family="text">
      <style:text-properties fo:font-style="italic" style:font-style-asian="italic"/>
    </style:style>
    <style:style style:name="T291" style:parent-style-name="Policepardéfaut" style:family="text">
      <style:text-properties fo:font-style="italic" style:font-style-asian="italic"/>
    </style:style>
    <style:style style:name="T292" style:parent-style-name="Policepardéfaut" style:family="text">
      <style:text-properties fo:font-style="italic" style:font-style-asian="italic"/>
    </style:style>
    <style:style style:name="T293" style:parent-style-name="Policepardéfaut" style:family="text">
      <style:text-properties fo:font-style="italic" style:font-style-asian="italic"/>
    </style:style>
    <style:style style:name="T294" style:parent-style-name="Policepardéfaut" style:family="text">
      <style:text-properties fo:font-style="italic" style:font-style-asian="italic"/>
    </style:style>
    <style:style style:name="T295" style:parent-style-name="Policepardéfaut" style:family="text">
      <style:text-properties fo:font-style="italic" style:font-style-asian="italic"/>
    </style:style>
    <style:style style:name="T296" style:parent-style-name="Policepardéfaut" style:family="text">
      <style:text-properties fo:font-style="italic" style:font-style-asian="italic"/>
    </style:style>
    <style:style style:name="T297" style:parent-style-name="Policepardéfaut" style:family="text">
      <style:text-properties fo:font-style="italic" style:font-style-asian="italic"/>
    </style:style>
    <style:style style:name="T298" style:parent-style-name="Policepardéfaut" style:family="text">
      <style:text-properties fo:font-style="italic" style:font-style-asian="italic" style:text-position="super 66.6%"/>
    </style:style>
    <style:style style:name="T299" style:parent-style-name="Policepardéfaut" style:family="text">
      <style:text-properties fo:font-style="italic" style:font-style-asian="italic"/>
    </style:style>
    <style:style style:name="T300" style:parent-style-name="Policepardéfaut" style:family="text">
      <style:text-properties fo:font-style="italic" style:font-style-asian="italic"/>
    </style:style>
    <style:style style:name="T301" style:parent-style-name="Policepardéfaut" style:family="text">
      <style:text-properties fo:font-style="italic" style:font-style-asian="italic"/>
    </style:style>
    <style:style style:name="T302" style:parent-style-name="Policepardéfaut" style:family="text">
      <style:text-properties fo:font-style="italic" style:font-style-asian="italic"/>
    </style:style>
    <style:style style:name="T303" style:parent-style-name="Policepardéfaut" style:family="text">
      <style:text-properties fo:font-style="italic" style:font-style-asian="italic"/>
    </style:style>
    <style:style style:name="T304" style:parent-style-name="Policepardéfaut" style:family="text">
      <style:text-properties fo:font-style="italic" style:font-style-asian="italic"/>
    </style:style>
    <style:style style:name="T305" style:parent-style-name="Policepardéfaut" style:family="text">
      <style:text-properties fo:font-style="italic" style:font-style-asian="italic"/>
    </style:style>
    <style:style style:name="T306" style:parent-style-name="Policepardéfaut" style:family="text">
      <style:text-properties fo:font-style="italic" style:font-style-asian="italic"/>
    </style:style>
    <style:style style:name="T307" style:parent-style-name="Policepardéfaut" style:family="text">
      <style:text-properties fo:font-style="italic" style:font-style-asian="italic"/>
    </style:style>
    <style:style style:name="T308" style:parent-style-name="Policepardéfaut" style:family="text">
      <style:text-properties fo:font-style="italic" style:font-style-asian="italic"/>
    </style:style>
    <style:style style:name="T309" style:parent-style-name="Policepardéfaut" style:family="text">
      <style:text-properties fo:font-style="italic" style:font-style-asian="italic"/>
    </style:style>
    <style:style style:name="T310" style:parent-style-name="Policepardéfaut" style:family="text">
      <style:text-properties fo:font-style="italic" style:font-style-asian="italic"/>
    </style:style>
    <style:style style:name="T311" style:parent-style-name="Policepardéfaut" style:family="text">
      <style:text-properties fo:font-style="italic" style:font-style-asian="italic"/>
    </style:style>
    <style:style style:name="T312" style:parent-style-name="Policepardéfaut" style:family="text">
      <style:text-properties fo:font-style="italic" style:font-style-asian="italic"/>
    </style:style>
    <style:style style:name="T313" style:parent-style-name="Policepardéfaut" style:family="text">
      <style:text-properties fo:font-style="italic" style:font-style-asian="italic"/>
    </style:style>
    <style:style style:name="T314" style:parent-style-name="Policepardéfaut" style:family="text">
      <style:text-properties fo:font-style="italic" style:font-style-asian="italic"/>
    </style:style>
    <style:style style:name="T315" style:parent-style-name="Policepardéfaut" style:family="text">
      <style:text-properties fo:font-style="italic" style:font-style-asian="italic"/>
    </style:style>
    <style:style style:name="T316" style:parent-style-name="Policepardéfaut" style:family="text">
      <style:text-properties fo:font-style="italic" style:font-style-asian="italic"/>
    </style:style>
    <style:style style:name="T317" style:parent-style-name="Policepardéfaut" style:family="text">
      <style:text-properties fo:font-style="italic" style:font-style-asian="italic"/>
    </style:style>
    <style:style style:name="T318" style:parent-style-name="Policepardéfaut" style:family="text">
      <style:text-properties fo:font-style="italic" style:font-style-asian="italic"/>
    </style:style>
    <style:style style:name="T319" style:parent-style-name="Policepardéfaut" style:family="text">
      <style:text-properties fo:font-style="italic" style:font-style-asian="italic"/>
    </style:style>
    <style:style style:name="T320" style:parent-style-name="Policepardéfaut" style:family="text">
      <style:text-properties fo:font-style="italic" style:font-style-asian="italic"/>
    </style:style>
    <style:style style:name="T321" style:parent-style-name="Policepardéfaut" style:family="text">
      <style:text-properties fo:font-style="italic" style:font-style-asian="italic"/>
    </style:style>
    <style:style style:name="P322" style:parent-style-name="label" style:family="paragraph">
      <style:text-properties fo:font-style="italic" style:font-style-asian="italic" fo:font-variant="normal"/>
    </style:style>
    <style:style style:name="T323" style:parent-style-name="Policepardéfaut" style:family="text">
      <style:text-properties fo:font-style="italic" style:font-style-asian="italic"/>
    </style:style>
    <style:style style:name="T324" style:parent-style-name="Policepardéfaut" style:family="text">
      <style:text-properties fo:font-style="italic" style:font-style-asian="italic"/>
    </style:style>
    <style:style style:name="T325" style:parent-style-name="Policepardéfaut" style:family="text">
      <style:text-properties fo:font-style="italic" style:font-style-asian="italic"/>
    </style:style>
    <style:style style:name="T326" style:parent-style-name="Policepardéfaut" style:family="text">
      <style:text-properties fo:font-style="italic" style:font-style-asian="italic"/>
    </style:style>
    <style:style style:name="T327" style:parent-style-name="Policepardéfaut" style:family="text">
      <style:text-properties fo:font-style="italic" style:font-style-asian="italic"/>
    </style:style>
    <style:style style:name="T328" style:parent-style-name="Policepardéfaut" style:family="text">
      <style:text-properties fo:font-style="italic" style:font-style-asian="italic"/>
    </style:style>
    <style:style style:name="T329" style:parent-style-name="Policepardéfaut" style:family="text">
      <style:text-properties fo:font-style="italic" style:font-style-asian="italic"/>
    </style:style>
    <style:style style:name="T330" style:parent-style-name="Policepardéfaut" style:family="text">
      <style:text-properties fo:font-style="italic" style:font-style-asian="italic"/>
    </style:style>
    <style:style style:name="T331" style:parent-style-name="Policepardéfaut" style:family="text">
      <style:text-properties fo:font-style="italic" style:font-style-asian="italic"/>
    </style:style>
    <style:style style:name="T332" style:parent-style-name="Policepardéfaut" style:family="text">
      <style:text-properties fo:font-style="italic" style:font-style-asian="italic"/>
    </style:style>
    <style:style style:name="T333" style:parent-style-name="Policepardéfaut" style:family="text">
      <style:text-properties fo:font-style="italic" style:font-style-asian="italic"/>
    </style:style>
    <style:style style:name="T334" style:parent-style-name="Policepardéfaut" style:family="text">
      <style:text-properties fo:font-style="italic" style:font-style-asian="italic"/>
    </style:style>
    <style:style style:name="T335" style:parent-style-name="Policepardéfaut" style:family="text">
      <style:text-properties fo:font-style="italic" style:font-style-asian="italic"/>
    </style:style>
    <style:style style:name="T336" style:parent-style-name="Policepardéfaut" style:family="text">
      <style:text-properties fo:font-style="italic" style:font-style-asian="italic"/>
    </style:style>
    <style:style style:name="T337" style:parent-style-name="Policepardéfaut" style:family="text">
      <style:text-properties fo:font-style="italic" style:font-style-asian="italic"/>
    </style:style>
    <style:style style:name="T338" style:parent-style-name="Policepardéfaut" style:family="text">
      <style:text-properties fo:font-style="italic" style:font-style-asian="italic"/>
    </style:style>
    <style:style style:name="T339" style:parent-style-name="Policepardéfaut" style:family="text">
      <style:text-properties fo:font-style="italic" style:font-style-asian="italic"/>
    </style:style>
    <style:style style:name="T340" style:parent-style-name="Policepardéfaut" style:family="text">
      <style:text-properties fo:font-style="italic" style:font-style-asian="italic"/>
    </style:style>
    <style:style style:name="T341" style:parent-style-name="Policepardéfaut" style:family="text">
      <style:text-properties fo:font-style="italic" style:font-style-asian="italic" fo:font-variant="normal"/>
    </style:style>
    <style:style style:name="T342" style:parent-style-name="Policepardéfaut" style:family="text">
      <style:text-properties fo:font-style="italic" style:font-style-asian="italic"/>
    </style:style>
    <style:style style:name="T343" style:parent-style-name="Policepardéfaut" style:family="text">
      <style:text-properties fo:font-style="italic" style:font-style-asian="italic"/>
    </style:style>
    <style:style style:name="T344" style:parent-style-name="Policepardéfaut" style:family="text">
      <style:text-properties fo:font-style="italic" style:font-style-asian="italic"/>
    </style:style>
    <style:style style:name="T345" style:parent-style-name="Policepardéfaut" style:family="text">
      <style:text-properties fo:font-style="italic" style:font-style-asian="italic"/>
    </style:style>
    <style:style style:name="T346" style:parent-style-name="Policepardéfaut" style:family="text">
      <style:text-properties fo:font-style="italic" style:font-style-asian="italic"/>
    </style:style>
    <style:style style:name="T347" style:parent-style-name="Policepardéfaut" style:family="text">
      <style:text-properties fo:font-style="italic" style:font-style-asian="italic"/>
    </style:style>
    <style:style style:name="T348" style:parent-style-name="Policepardéfaut" style:family="text">
      <style:text-properties fo:font-style="italic" style:font-style-asian="italic"/>
    </style:style>
    <style:style style:name="T349" style:parent-style-name="Policepardéfaut" style:family="text">
      <style:text-properties fo:font-style="italic" style:font-style-asian="italic"/>
    </style:style>
    <style:style style:name="T350" style:parent-style-name="Policepardéfaut" style:family="text">
      <style:text-properties fo:font-style="italic" style:font-style-asian="italic"/>
    </style:style>
    <style:style style:name="T351" style:parent-style-name="Policepardéfaut" style:family="text">
      <style:text-properties fo:font-style="italic" style:font-style-asian="italic"/>
    </style:style>
    <style:style style:name="T352" style:parent-style-name="Policepardéfaut" style:family="text">
      <style:text-properties fo:font-style="italic" style:font-style-asian="italic"/>
    </style:style>
    <style:style style:name="T353" style:parent-style-name="Policepardéfaut" style:family="text">
      <style:text-properties fo:font-style="italic" style:font-style-asian="italic"/>
    </style:style>
    <style:style style:name="T354" style:parent-style-name="Policepardéfaut" style:family="text">
      <style:text-properties fo:font-style="italic" style:font-style-asian="italic"/>
    </style:style>
    <style:style style:name="T355" style:parent-style-name="Policepardéfaut" style:family="text">
      <style:text-properties fo:font-style="italic" style:font-style-asian="italic"/>
    </style:style>
    <style:style style:name="T356" style:parent-style-name="Policepardéfaut" style:family="text">
      <style:text-properties fo:font-style="italic" style:font-style-asian="italic"/>
    </style:style>
    <style:style style:name="T357" style:parent-style-name="Policepardéfaut" style:family="text">
      <style:text-properties fo:font-style="italic" style:font-style-asian="italic"/>
    </style:style>
    <style:style style:name="T358" style:parent-style-name="Policepardéfaut" style:family="text">
      <style:text-properties fo:font-style="italic" style:font-style-asian="italic"/>
    </style:style>
    <style:style style:name="T359" style:parent-style-name="Policepardéfaut" style:family="text">
      <style:text-properties fo:font-style="italic" style:font-style-asian="italic"/>
    </style:style>
    <style:style style:name="T360" style:parent-style-name="Policepardéfaut" style:family="text">
      <style:text-properties fo:font-style="italic" style:font-style-asian="italic"/>
    </style:style>
    <style:style style:name="T361" style:parent-style-name="Policepardéfaut" style:family="text">
      <style:text-properties fo:font-style="italic" style:font-style-asian="italic"/>
    </style:style>
    <style:style style:name="T362" style:parent-style-name="Policepardéfaut" style:family="text">
      <style:text-properties fo:font-style="italic" style:font-style-asian="italic"/>
    </style:style>
    <style:style style:name="T363" style:parent-style-name="Policepardéfaut" style:family="text">
      <style:text-properties fo:font-style="italic" style:font-style-asian="italic"/>
    </style:style>
    <style:style style:name="T364" style:parent-style-name="Policepardéfaut" style:family="text">
      <style:text-properties fo:font-style="italic" style:font-style-asian="italic"/>
    </style:style>
    <style:style style:name="T365" style:parent-style-name="Policepardéfaut" style:family="text">
      <style:text-properties fo:font-style="italic" style:font-style-asian="italic"/>
    </style:style>
    <style:style style:name="T366" style:parent-style-name="Policepardéfaut" style:family="text">
      <style:text-properties fo:font-style="italic" style:font-style-asian="italic"/>
    </style:style>
    <style:style style:name="T367" style:parent-style-name="Policepardéfaut" style:family="text">
      <style:text-properties fo:font-style="italic" style:font-style-asian="italic"/>
    </style:style>
    <style:style style:name="T368" style:parent-style-name="Policepardéfaut" style:family="text">
      <style:text-properties fo:font-style="italic" style:font-style-asian="italic"/>
    </style:style>
    <style:style style:name="T369" style:parent-style-name="Policepardéfaut" style:family="text">
      <style:text-properties fo:font-style="italic" style:font-style-asian="italic"/>
    </style:style>
    <style:style style:name="T370" style:parent-style-name="Policepardéfaut" style:family="text">
      <style:text-properties fo:font-style="italic" style:font-style-asian="italic"/>
    </style:style>
    <style:style style:name="T371" style:parent-style-name="Policepardéfaut" style:family="text">
      <style:text-properties fo:font-style="italic" style:font-style-asian="italic"/>
    </style:style>
    <style:style style:name="T372" style:parent-style-name="Policepardéfaut" style:family="text">
      <style:text-properties fo:font-style="italic" style:font-style-asian="italic"/>
    </style:style>
    <style:style style:name="T373" style:parent-style-name="Policepardéfaut" style:family="text">
      <style:text-properties fo:font-style="italic" style:font-style-asian="italic"/>
    </style:style>
    <style:style style:name="T374" style:parent-style-name="Policepardéfaut" style:family="text">
      <style:text-properties fo:font-style="italic" style:font-style-asian="italic"/>
    </style:style>
    <style:style style:name="T375" style:parent-style-name="Policepardéfaut" style:family="text">
      <style:text-properties fo:font-style="italic" style:font-style-asian="italic"/>
    </style:style>
    <style:style style:name="T376" style:parent-style-name="Policepardéfaut" style:family="text">
      <style:text-properties fo:font-style="italic" style:font-style-asian="italic"/>
    </style:style>
    <style:style style:name="T377" style:parent-style-name="Policepardéfaut" style:family="text">
      <style:text-properties fo:font-style="italic" style:font-style-asian="italic"/>
    </style:style>
    <style:style style:name="T378" style:parent-style-name="Policepardéfaut" style:family="text">
      <style:text-properties fo:font-style="italic" style:font-style-asian="italic"/>
    </style:style>
    <style:style style:name="T379" style:parent-style-name="Policepardéfaut" style:family="text">
      <style:text-properties fo:font-style="italic" style:font-style-asian="italic"/>
    </style:style>
    <style:style style:name="T380" style:parent-style-name="Policepardéfaut" style:family="text">
      <style:text-properties fo:font-style="italic" style:font-style-asian="italic"/>
    </style:style>
    <style:style style:name="T381" style:parent-style-name="Policepardéfaut" style:family="text">
      <style:text-properties fo:font-style="italic" style:font-style-asian="italic"/>
    </style:style>
    <style:style style:name="T382" style:parent-style-name="Policepardéfaut" style:family="text">
      <style:text-properties fo:font-style="italic" style:font-style-asian="italic"/>
    </style:style>
    <style:style style:name="T383" style:parent-style-name="Policepardéfaut" style:family="text">
      <style:text-properties fo:font-style="italic" style:font-style-asian="italic"/>
    </style:style>
    <style:style style:name="T384" style:parent-style-name="Policepardéfaut" style:family="text">
      <style:text-properties fo:font-style="italic" style:font-style-asian="italic" style:text-position="super 66.6%"/>
    </style:style>
    <style:style style:name="T385" style:parent-style-name="Policepardéfaut" style:family="text">
      <style:text-properties fo:font-style="italic" style:font-style-asian="italic"/>
    </style:style>
    <style:style style:name="T386" style:parent-style-name="Policepardéfaut" style:family="text">
      <style:text-properties fo:font-style="italic" style:font-style-asian="italic"/>
    </style:style>
    <style:style style:name="T387" style:parent-style-name="Policepardéfaut" style:family="text">
      <style:text-properties fo:font-style="italic" style:font-style-asian="italic"/>
    </style:style>
    <style:style style:name="T388" style:parent-style-name="Policepardéfaut" style:family="text">
      <style:text-properties fo:font-style="italic" style:font-style-asian="italic"/>
    </style:style>
    <style:style style:name="T389" style:parent-style-name="Policepardéfaut" style:family="text">
      <style:text-properties fo:font-style="italic" style:font-style-asian="italic"/>
    </style:style>
    <style:style style:name="T390" style:parent-style-name="Policepardéfaut" style:family="text">
      <style:text-properties fo:font-style="italic" style:font-style-asian="italic"/>
    </style:style>
    <style:style style:name="T391" style:parent-style-name="Policepardéfaut" style:family="text">
      <style:text-properties fo:font-style="italic" style:font-style-asian="italic"/>
    </style:style>
    <style:style style:name="T392" style:parent-style-name="Policepardéfaut" style:family="text">
      <style:text-properties fo:font-style="italic" style:font-style-asian="italic"/>
    </style:style>
    <style:style style:name="T393" style:parent-style-name="Policepardéfaut" style:family="text">
      <style:text-properties fo:font-style="italic" style:font-style-asian="italic"/>
    </style:style>
    <style:style style:name="T394" style:parent-style-name="Policepardéfaut" style:family="text">
      <style:text-properties fo:font-style="italic" style:font-style-asian="italic"/>
    </style:style>
    <style:style style:name="T395" style:parent-style-name="Policepardéfaut" style:family="text">
      <style:text-properties fo:font-style="italic" style:font-style-asian="italic"/>
    </style:style>
    <style:style style:name="T396" style:parent-style-name="Policepardéfaut" style:family="text">
      <style:text-properties fo:font-style="italic" style:font-style-asian="italic"/>
    </style:style>
    <style:style style:name="T397" style:parent-style-name="Policepardéfaut" style:family="text">
      <style:text-properties fo:font-style="italic" style:font-style-asian="italic"/>
    </style:style>
    <style:style style:name="T398" style:parent-style-name="Policepardéfaut" style:family="text">
      <style:text-properties fo:font-style="italic" style:font-style-asian="italic"/>
    </style:style>
    <style:style style:name="T399" style:parent-style-name="Policepardéfaut" style:family="text">
      <style:text-properties fo:font-style="italic" style:font-style-asian="italic"/>
    </style:style>
    <style:style style:name="T400" style:parent-style-name="Policepardéfaut" style:family="text">
      <style:text-properties fo:font-style="italic" style:font-style-asian="italic"/>
    </style:style>
    <style:style style:name="T401" style:parent-style-name="Policepardéfaut" style:family="text">
      <style:text-properties fo:font-style="italic" style:font-style-asian="italic"/>
    </style:style>
    <style:style style:name="T402" style:parent-style-name="Policepardéfaut" style:family="text">
      <style:text-properties fo:font-style="italic" style:font-style-asian="italic"/>
    </style:style>
    <style:style style:name="T403" style:parent-style-name="Policepardéfaut" style:family="text">
      <style:text-properties fo:font-style="italic" style:font-style-asian="italic"/>
    </style:style>
    <style:style style:name="T404" style:parent-style-name="Policepardéfaut" style:family="text">
      <style:text-properties fo:font-style="italic" style:font-style-asian="italic"/>
    </style:style>
    <style:style style:name="T405" style:parent-style-name="Policepardéfaut" style:family="text">
      <style:text-properties fo:font-style="italic" style:font-style-asian="italic"/>
    </style:style>
    <style:style style:name="T406" style:parent-style-name="Policepardéfaut" style:family="text">
      <style:text-properties fo:font-style="italic" style:font-style-asian="italic"/>
    </style:style>
    <style:style style:name="T407" style:parent-style-name="Policepardéfaut" style:family="text">
      <style:text-properties fo:font-style="italic" style:font-style-asian="italic"/>
    </style:style>
    <style:style style:name="T408" style:parent-style-name="Policepardéfaut" style:family="text">
      <style:text-properties fo:font-style="italic" style:font-style-asian="italic"/>
    </style:style>
    <style:style style:name="T409" style:parent-style-name="Policepardéfaut" style:family="text">
      <style:text-properties fo:font-style="italic" style:font-style-asian="italic"/>
    </style:style>
    <style:style style:name="T410" style:parent-style-name="Policepardéfaut" style:family="text">
      <style:text-properties fo:font-style="italic" style:font-style-asian="italic"/>
    </style:style>
    <style:style style:name="T411" style:parent-style-name="Policepardéfaut" style:family="text">
      <style:text-properties fo:font-style="italic" style:font-style-asian="italic"/>
    </style:style>
    <style:style style:name="T412" style:parent-style-name="Policepardéfaut" style:family="text">
      <style:text-properties fo:font-style="italic" style:font-style-asian="italic"/>
    </style:style>
    <style:style style:name="T413" style:parent-style-name="Policepardéfaut" style:family="text">
      <style:text-properties fo:font-style="italic" style:font-style-asian="italic"/>
    </style:style>
    <style:style style:name="T414" style:parent-style-name="Policepardéfaut" style:family="text">
      <style:text-properties fo:font-style="italic" style:font-style-asian="italic"/>
    </style:style>
    <style:style style:name="T415" style:parent-style-name="Policepardéfaut" style:family="text">
      <style:text-properties fo:font-style="italic" style:font-style-asian="italic"/>
    </style:style>
    <style:style style:name="T416" style:parent-style-name="Policepardéfaut" style:family="text">
      <style:text-properties fo:font-style="italic" style:font-style-asian="italic"/>
    </style:style>
    <style:style style:name="T417" style:parent-style-name="Policepardéfaut" style:family="text">
      <style:text-properties fo:font-style="italic" style:font-style-asian="italic"/>
    </style:style>
    <style:style style:name="T418" style:parent-style-name="Policepardéfaut" style:family="text">
      <style:text-properties style:text-position="super 66.6%"/>
    </style:style>
    <style:style style:name="T419" style:parent-style-name="Policepardéfaut" style:family="text">
      <style:text-properties fo:font-style="italic" style:font-style-asian="italic"/>
    </style:style>
    <style:style style:name="T420" style:parent-style-name="Policepardéfaut" style:family="text">
      <style:text-properties fo:font-style="italic" style:font-style-asian="italic"/>
    </style:style>
    <style:style style:name="T421" style:parent-style-name="Policepardéfaut" style:family="text">
      <style:text-properties fo:font-style="italic" style:font-style-asian="italic"/>
    </style:style>
    <style:style style:name="T422" style:parent-style-name="Policepardéfaut" style:family="text">
      <style:text-properties fo:font-style="italic" style:font-style-asian="italic"/>
    </style:style>
    <style:style style:name="T423" style:parent-style-name="Policepardéfaut" style:family="text">
      <style:text-properties style:font-name="Times New Roman" style:font-name-complex="Times New Roman"/>
    </style:style>
    <style:style style:name="T424" style:parent-style-name="Policepardéfaut" style:family="text">
      <style:text-properties fo:font-style="italic" style:font-style-asian="italic"/>
    </style:style>
    <style:style style:name="T425" style:parent-style-name="Policepardéfaut" style:family="text">
      <style:text-properties fo:font-style="italic" style:font-style-asian="italic"/>
    </style:style>
    <style:style style:name="T426" style:parent-style-name="Policepardéfaut" style:family="text">
      <style:text-properties fo:font-style="italic" style:font-style-asian="italic"/>
    </style:style>
    <style:style style:name="T427" style:parent-style-name="Policepardéfaut" style:family="text">
      <style:text-properties fo:font-style="italic" style:font-style-asian="italic"/>
    </style:style>
    <style:style style:name="T428" style:parent-style-name="Policepardéfaut" style:family="text">
      <style:text-properties fo:font-style="italic" style:font-style-asian="italic"/>
    </style:style>
    <style:style style:name="T429" style:parent-style-name="Policepardéfaut" style:family="text">
      <style:text-properties fo:font-style="italic" style:font-style-asian="italic"/>
    </style:style>
    <style:style style:name="T430" style:parent-style-name="Policepardéfaut" style:family="text">
      <style:text-properties fo:font-style="italic" style:font-style-asian="italic"/>
    </style:style>
    <style:style style:name="P431" style:parent-style-name="label" style:family="paragraph">
      <style:text-properties fo:font-style="italic" style:font-style-asian="italic" fo:font-variant="normal"/>
    </style:style>
    <style:style style:name="T432" style:parent-style-name="Policepardéfaut" style:family="text">
      <style:text-properties fo:font-style="italic" style:font-style-asian="italic"/>
    </style:style>
    <style:style style:name="T433" style:parent-style-name="Policepardéfaut" style:family="text">
      <style:text-properties fo:font-style="italic" style:font-style-asian="italic" style:text-position="super 66.6%"/>
    </style:style>
    <style:style style:name="T434" style:parent-style-name="Policepardéfaut" style:family="text">
      <style:text-properties fo:font-style="italic" style:font-style-asian="italic"/>
    </style:style>
    <style:style style:name="T435" style:parent-style-name="Policepardéfaut" style:family="text">
      <style:text-properties fo:font-style="italic" style:font-style-asian="italic"/>
    </style:style>
    <style:style style:name="T436" style:parent-style-name="Policepardéfaut" style:family="text">
      <style:text-properties fo:font-style="italic" style:font-style-asian="italic"/>
    </style:style>
    <style:style style:name="T437" style:parent-style-name="Policepardéfaut" style:family="text">
      <style:text-properties fo:font-style="italic" style:font-style-asian="italic"/>
    </style:style>
    <style:style style:name="T438" style:parent-style-name="Policepardéfaut" style:family="text">
      <style:text-properties fo:font-style="italic" style:font-style-asian="italic"/>
    </style:style>
    <style:style style:name="T439" style:parent-style-name="Policepardéfaut" style:family="text">
      <style:text-properties fo:font-style="italic" style:font-style-asian="italic"/>
    </style:style>
    <style:style style:name="T440" style:parent-style-name="Policepardéfaut" style:family="text">
      <style:text-properties fo:font-style="italic" style:font-style-asian="italic"/>
    </style:style>
    <style:style style:name="T441" style:parent-style-name="Policepardéfaut" style:family="text">
      <style:text-properties style:text-position="super 66.6%"/>
    </style:style>
    <style:style style:name="T442" style:parent-style-name="Policepardéfaut" style:family="text">
      <style:text-properties fo:font-style="italic" style:font-style-asian="italic"/>
    </style:style>
    <style:style style:name="T443" style:parent-style-name="Policepardéfaut" style:family="text">
      <style:text-properties fo:font-style="italic" style:font-style-asian="italic"/>
    </style:style>
    <style:style style:name="T444" style:parent-style-name="Policepardéfaut" style:family="text">
      <style:text-properties fo:font-style="italic" style:font-style-asian="italic"/>
    </style:style>
    <style:style style:name="T445" style:parent-style-name="Policepardéfaut" style:family="text">
      <style:text-properties fo:font-style="italic" style:font-style-asian="italic"/>
    </style:style>
    <style:style style:name="T446" style:parent-style-name="Policepardéfaut" style:family="text">
      <style:text-properties fo:font-style="italic" style:font-style-asian="italic"/>
    </style:style>
    <style:style style:name="T447" style:parent-style-name="Policepardéfaut" style:family="text">
      <style:text-properties fo:font-style="italic" style:font-style-asian="italic"/>
    </style:style>
    <style:style style:name="T448" style:parent-style-name="Policepardéfaut" style:family="text">
      <style:text-properties fo:font-style="italic" style:font-style-asian="italic" style:text-position="super 66.6%"/>
    </style:style>
    <style:style style:name="T449" style:parent-style-name="Policepardéfaut" style:family="text">
      <style:text-properties fo:font-style="italic" style:font-style-asian="italic"/>
    </style:style>
    <style:style style:name="T450" style:parent-style-name="Policepardéfaut" style:family="text">
      <style:text-properties fo:font-style="italic" style:font-style-asian="italic"/>
    </style:style>
    <style:style style:name="T451" style:parent-style-name="Policepardéfaut" style:family="text">
      <style:text-properties fo:font-style="italic" style:font-style-asian="italic"/>
    </style:style>
    <style:style style:name="T452" style:parent-style-name="Policepardéfaut" style:family="text">
      <style:text-properties fo:font-style="italic" style:font-style-asian="italic"/>
    </style:style>
    <style:style style:name="T453" style:parent-style-name="Policepardéfaut" style:family="text">
      <style:text-properties fo:font-style="italic" style:font-style-asian="italic"/>
    </style:style>
    <style:style style:name="T454" style:parent-style-name="Policepardéfaut" style:family="text">
      <style:text-properties fo:font-style="italic" style:font-style-asian="italic"/>
    </style:style>
    <style:style style:name="T455" style:parent-style-name="Policepardéfaut" style:family="text">
      <style:text-properties fo:font-style="italic" style:font-style-asian="italic"/>
    </style:style>
    <style:style style:name="T456" style:parent-style-name="Policepardéfaut" style:family="text">
      <style:text-properties fo:font-style="italic" style:font-style-asian="italic"/>
    </style:style>
    <style:style style:name="T457" style:parent-style-name="Policepardéfaut" style:family="text">
      <style:text-properties fo:font-style="italic" style:font-style-asian="italic"/>
    </style:style>
    <style:style style:name="T458" style:parent-style-name="Policepardéfaut" style:family="text">
      <style:text-properties fo:font-style="italic" style:font-style-asian="italic" style:text-position="super 66.6%"/>
    </style:style>
    <style:style style:name="T459" style:parent-style-name="Policepardéfaut" style:family="text">
      <style:text-properties fo:font-style="italic" style:font-style-asian="italic"/>
    </style:style>
    <style:style style:name="T460" style:parent-style-name="Policepardéfaut" style:family="text">
      <style:text-properties fo:font-style="italic" style:font-style-asian="italic"/>
    </style:style>
    <style:style style:name="T461" style:parent-style-name="Policepardéfaut" style:family="text">
      <style:text-properties fo:font-style="italic" style:font-style-asian="italic"/>
    </style:style>
    <style:style style:name="T462" style:parent-style-name="Policepardéfaut" style:family="text">
      <style:text-properties fo:font-style="italic" style:font-style-asian="italic"/>
    </style:style>
    <style:style style:name="T463" style:parent-style-name="Policepardéfaut" style:family="text">
      <style:text-properties fo:font-style="italic" style:font-style-asian="italic"/>
    </style:style>
    <style:style style:name="T464" style:parent-style-name="Policepardéfaut" style:family="text">
      <style:text-properties fo:font-style="italic" style:font-style-asian="italic"/>
    </style:style>
    <style:style style:name="T465" style:parent-style-name="Policepardéfaut" style:family="text">
      <style:text-properties fo:font-style="italic" style:font-style-asian="italic"/>
    </style:style>
    <style:style style:name="T466" style:parent-style-name="Policepardéfaut" style:family="text">
      <style:text-properties fo:font-style="italic" style:font-style-asian="italic"/>
    </style:style>
    <style:style style:name="T467" style:parent-style-name="Policepardéfaut" style:family="text">
      <style:text-properties fo:font-style="italic" style:font-style-asian="italic"/>
    </style:style>
    <style:style style:name="T468" style:parent-style-name="Policepardéfaut" style:family="text">
      <style:text-properties fo:font-style="italic" style:font-style-asian="italic"/>
    </style:style>
    <style:style style:name="T469" style:parent-style-name="Policepardéfaut" style:family="text">
      <style:text-properties fo:font-style="italic" style:font-style-asian="italic"/>
    </style:style>
    <style:style style:name="T470" style:parent-style-name="Policepardéfaut" style:family="text">
      <style:text-properties fo:font-style="italic" style:font-style-asian="italic"/>
    </style:style>
    <style:style style:name="T471" style:parent-style-name="Policepardéfaut" style:family="text">
      <style:text-properties fo:font-style="italic" style:font-style-asian="italic"/>
    </style:style>
    <style:style style:name="T472" style:parent-style-name="Policepardéfaut" style:family="text">
      <style:text-properties fo:font-style="italic" style:font-style-asian="italic"/>
    </style:style>
    <style:style style:name="T473" style:parent-style-name="Policepardéfaut" style:family="text">
      <style:text-properties fo:font-style="italic" style:font-style-asian="italic"/>
    </style:style>
    <style:style style:name="T474" style:parent-style-name="Policepardéfaut" style:family="text">
      <style:text-properties fo:font-style="italic" style:font-style-asian="italic"/>
    </style:style>
    <style:style style:name="T475" style:parent-style-name="Policepardéfaut" style:family="text">
      <style:text-properties fo:font-style="italic" style:font-style-asian="italic"/>
    </style:style>
    <style:style style:name="T476" style:parent-style-name="Policepardéfaut" style:family="text">
      <style:text-properties fo:font-style="italic" style:font-style-asian="italic"/>
    </style:style>
    <style:style style:name="T477" style:parent-style-name="Policepardéfaut" style:family="text">
      <style:text-properties fo:font-style="italic" style:font-style-asian="italic"/>
    </style:style>
    <style:style style:name="T478" style:parent-style-name="Policepardéfaut" style:family="text">
      <style:text-properties fo:font-style="italic" style:font-style-asian="italic"/>
    </style:style>
    <style:style style:name="T479" style:parent-style-name="Policepardéfaut" style:family="text">
      <style:text-properties fo:font-style="italic" style:font-style-asian="italic"/>
    </style:style>
    <style:style style:name="T480" style:parent-style-name="Policepardéfaut" style:family="text">
      <style:text-properties fo:font-style="italic" style:font-style-asian="italic"/>
    </style:style>
    <style:style style:name="T481" style:parent-style-name="Policepardéfaut" style:family="text">
      <style:text-properties fo:font-style="italic" style:font-style-asian="italic"/>
    </style:style>
    <style:style style:name="T482" style:parent-style-name="Policepardéfaut" style:family="text">
      <style:text-properties fo:font-style="italic" style:font-style-asian="italic"/>
    </style:style>
    <style:style style:name="T483" style:parent-style-name="Policepardéfaut" style:family="text">
      <style:text-properties fo:font-style="italic" style:font-style-asian="italic"/>
    </style:style>
    <style:style style:name="T484" style:parent-style-name="Policepardéfaut" style:family="text">
      <style:text-properties fo:font-style="italic" style:font-style-asian="italic"/>
    </style:style>
    <style:style style:name="T485" style:parent-style-name="Policepardéfaut" style:family="text">
      <style:text-properties fo:font-style="italic" style:font-style-asian="italic"/>
    </style:style>
    <style:style style:name="T486" style:parent-style-name="Policepardéfaut" style:family="text">
      <style:text-properties fo:font-style="italic" style:font-style-asian="italic"/>
    </style:style>
    <style:style style:name="T487" style:parent-style-name="Policepardéfaut" style:family="text">
      <style:text-properties fo:font-style="italic" style:font-style-asian="italic"/>
    </style:style>
    <style:style style:name="T488" style:parent-style-name="Policepardéfaut" style:family="text">
      <style:text-properties fo:font-style="italic" style:font-style-asian="italic"/>
    </style:style>
    <style:style style:name="P489" style:parent-style-name="label" style:family="paragraph">
      <style:text-properties fo:font-style="italic" style:font-style-asian="italic" fo:font-variant="normal"/>
    </style:style>
    <style:style style:name="T490" style:parent-style-name="Policepardéfaut" style:family="text">
      <style:text-properties fo:font-style="italic" style:font-style-asian="italic"/>
    </style:style>
    <style:style style:name="T491" style:parent-style-name="Policepardéfaut" style:family="text">
      <style:text-properties fo:font-style="italic" style:font-style-asian="italic"/>
    </style:style>
    <style:style style:name="T492" style:parent-style-name="Policepardéfaut" style:family="text">
      <style:text-properties fo:font-style="italic" style:font-style-asian="italic"/>
    </style:style>
    <style:style style:name="T493" style:parent-style-name="Policepardéfaut" style:family="text">
      <style:text-properties fo:font-style="italic" style:font-style-asian="italic" style:text-position="super 66.6%"/>
    </style:style>
    <style:style style:name="T494" style:parent-style-name="Policepardéfaut" style:family="text">
      <style:text-properties fo:font-style="italic" style:font-style-asian="italic"/>
    </style:style>
    <style:style style:name="T495" style:parent-style-name="Policepardéfaut" style:family="text">
      <style:text-properties fo:font-style="italic" style:font-style-asian="italic"/>
    </style:style>
    <style:style style:name="T496" style:parent-style-name="Policepardéfaut" style:family="text">
      <style:text-properties fo:font-style="italic" style:font-style-asian="italic"/>
    </style:style>
    <style:style style:name="T497" style:parent-style-name="Policepardéfaut" style:family="text">
      <style:text-properties fo:font-style="italic" style:font-style-asian="italic" style:text-position="super 66.6%"/>
    </style:style>
    <style:style style:name="T498" style:parent-style-name="Policepardéfaut" style:family="text">
      <style:text-properties fo:font-style="italic" style:font-style-asian="italic"/>
    </style:style>
    <style:style style:name="T499" style:parent-style-name="Policepardéfaut" style:family="text">
      <style:text-properties fo:font-style="italic" style:font-style-asian="italic"/>
    </style:style>
    <style:style style:name="T500" style:parent-style-name="Policepardéfaut" style:family="text">
      <style:text-properties fo:font-style="italic" style:font-style-asian="italic"/>
    </style:style>
    <style:style style:name="T501" style:parent-style-name="Policepardéfaut" style:family="text">
      <style:text-properties fo:font-style="italic" style:font-style-asian="italic"/>
    </style:style>
    <style:style style:name="T502" style:parent-style-name="Policepardéfaut" style:family="text">
      <style:text-properties fo:font-style="italic" style:font-style-asian="italic"/>
    </style:style>
    <style:style style:name="T503" style:parent-style-name="Policepardéfaut" style:family="text">
      <style:text-properties fo:font-style="italic" style:font-style-asian="italic"/>
    </style:style>
    <style:style style:name="T504" style:parent-style-name="Policepardéfaut" style:family="text">
      <style:text-properties fo:font-style="italic" style:font-style-asian="italic"/>
    </style:style>
    <style:style style:name="T505" style:parent-style-name="Policepardéfaut" style:family="text">
      <style:text-properties fo:font-style="italic" style:font-style-asian="italic"/>
    </style:style>
    <style:style style:name="T506" style:parent-style-name="Policepardéfaut" style:family="text">
      <style:text-properties fo:font-style="italic" style:font-style-asian="italic"/>
    </style:style>
    <style:style style:name="T507" style:parent-style-name="Policepardéfaut" style:family="text">
      <style:text-properties fo:font-style="italic" style:font-style-asian="italic"/>
    </style:style>
    <style:style style:name="T508" style:parent-style-name="Policepardéfaut" style:family="text">
      <style:text-properties fo:font-style="italic" style:font-style-asian="italic"/>
    </style:style>
    <style:style style:name="T509" style:parent-style-name="Policepardéfaut" style:family="text">
      <style:text-properties fo:font-style="italic" style:font-style-asian="italic"/>
    </style:style>
    <style:style style:name="T510" style:parent-style-name="Policepardéfaut" style:family="text">
      <style:text-properties fo:font-style="italic" style:font-style-asian="italic" style:text-position="super 66.6%"/>
    </style:style>
    <style:style style:name="T511" style:parent-style-name="Policepardéfaut" style:family="text">
      <style:text-properties fo:font-style="italic" style:font-style-asian="italic"/>
    </style:style>
    <style:style style:name="T512" style:parent-style-name="Policepardéfaut" style:family="text">
      <style:text-properties fo:font-style="italic" style:font-style-asian="italic"/>
    </style:style>
    <style:style style:name="T513" style:parent-style-name="Policepardéfaut" style:family="text">
      <style:text-properties fo:font-style="italic" style:font-style-asian="italic"/>
    </style:style>
    <style:style style:name="T514" style:parent-style-name="Policepardéfaut" style:family="text">
      <style:text-properties fo:font-style="italic" style:font-style-asian="italic"/>
    </style:style>
    <style:style style:name="T515" style:parent-style-name="Policepardéfaut" style:family="text">
      <style:text-properties fo:font-style="italic" style:font-style-asian="italic"/>
    </style:style>
    <style:style style:name="T516" style:parent-style-name="Policepardéfaut" style:family="text">
      <style:text-properties fo:font-style="italic" style:font-style-asian="italic"/>
    </style:style>
    <style:style style:name="T517" style:parent-style-name="Policepardéfaut" style:family="text">
      <style:text-properties fo:font-style="italic" style:font-style-asian="italic"/>
    </style:style>
    <style:style style:name="T518" style:parent-style-name="Policepardéfaut" style:family="text">
      <style:text-properties fo:font-style="italic" style:font-style-asian="italic"/>
    </style:style>
    <style:style style:name="T519" style:parent-style-name="Policepardéfaut" style:family="text">
      <style:text-properties fo:font-style="italic" style:font-style-asian="italic"/>
    </style:style>
    <style:style style:name="T520" style:parent-style-name="Policepardéfaut" style:family="text">
      <style:text-properties fo:font-style="italic" style:font-style-asian="italic"/>
    </style:style>
    <style:style style:name="T521" style:parent-style-name="Policepardéfaut" style:family="text">
      <style:text-properties fo:font-style="italic" style:font-style-asian="italic"/>
    </style:style>
    <style:style style:name="T522" style:parent-style-name="Policepardéfaut" style:family="text">
      <style:text-properties fo:font-style="italic" style:font-style-asian="italic"/>
    </style:style>
    <style:style style:name="T523" style:parent-style-name="Policepardéfaut" style:family="text">
      <style:text-properties fo:font-style="italic" style:font-style-asian="italic"/>
    </style:style>
    <style:style style:name="T524" style:parent-style-name="Policepardéfaut" style:family="text">
      <style:text-properties fo:font-style="italic" style:font-style-asian="italic"/>
    </style:style>
    <style:style style:name="T525" style:parent-style-name="Policepardéfaut" style:family="text">
      <style:text-properties fo:font-style="italic" style:font-style-asian="italic"/>
    </style:style>
    <style:style style:name="T526" style:parent-style-name="Policepardéfaut" style:family="text">
      <style:text-properties fo:font-style="italic" style:font-style-asian="italic"/>
    </style:style>
    <style:style style:name="T527" style:parent-style-name="Policepardéfaut" style:family="text">
      <style:text-properties fo:font-style="italic" style:font-style-asian="italic"/>
    </style:style>
    <style:style style:name="T528" style:parent-style-name="Policepardéfaut" style:family="text">
      <style:text-properties fo:font-style="italic" style:font-style-asian="italic"/>
    </style:style>
    <style:style style:name="T529" style:parent-style-name="Policepardéfaut" style:family="text">
      <style:text-properties fo:font-style="italic" style:font-style-asian="italic"/>
    </style:style>
    <style:style style:name="T530" style:parent-style-name="Policepardéfaut" style:family="text">
      <style:text-properties fo:font-style="italic" style:font-style-asian="italic"/>
    </style:style>
    <style:style style:name="T531" style:parent-style-name="Policepardéfaut" style:family="text">
      <style:text-properties fo:font-style="italic" style:font-style-asian="italic"/>
    </style:style>
    <style:style style:name="T532" style:parent-style-name="Policepardéfaut" style:family="text">
      <style:text-properties fo:font-style="italic" style:font-style-asian="italic"/>
    </style:style>
    <style:style style:name="T533" style:parent-style-name="Policepardéfaut" style:family="text">
      <style:text-properties fo:font-style="italic" style:font-style-asian="italic" style:text-position="super 66.6%"/>
    </style:style>
    <style:style style:name="T534" style:parent-style-name="Policepardéfaut" style:family="text">
      <style:text-properties fo:font-style="italic" style:font-style-asian="italic"/>
    </style:style>
    <style:style style:name="T535" style:parent-style-name="Policepardéfaut" style:family="text">
      <style:text-properties fo:font-style="italic" style:font-style-asian="italic"/>
    </style:style>
    <style:style style:name="T536" style:parent-style-name="Policepardéfaut" style:family="text">
      <style:text-properties fo:font-style="italic" style:font-style-asian="italic"/>
    </style:style>
    <style:style style:name="T537" style:parent-style-name="Policepardéfaut" style:family="text">
      <style:text-properties fo:font-style="italic" style:font-style-asian="italic"/>
    </style:style>
    <style:style style:name="T538" style:parent-style-name="Policepardéfaut" style:family="text">
      <style:text-properties fo:font-style="italic" style:font-style-asian="italic"/>
    </style:style>
    <style:style style:name="T539" style:parent-style-name="Policepardéfaut" style:family="text">
      <style:text-properties fo:font-style="italic" style:font-style-asian="italic"/>
    </style:style>
    <style:style style:name="T540" style:parent-style-name="Policepardéfaut" style:family="text">
      <style:text-properties fo:font-style="italic" style:font-style-asian="italic"/>
    </style:style>
    <style:style style:name="T541" style:parent-style-name="Policepardéfaut" style:family="text">
      <style:text-properties fo:font-style="italic" style:font-style-asian="italic"/>
    </style:style>
    <style:style style:name="T542" style:parent-style-name="Policepardéfaut" style:family="text">
      <style:text-properties fo:font-style="italic" style:font-style-asian="italic"/>
    </style:style>
    <style:style style:name="T543" style:parent-style-name="Policepardéfaut" style:family="text">
      <style:text-properties fo:font-style="italic" style:font-style-asian="italic"/>
    </style:style>
    <style:style style:name="T544" style:parent-style-name="Policepardéfaut" style:family="text">
      <style:text-properties fo:font-style="italic" style:font-style-asian="italic"/>
    </style:style>
    <style:style style:name="T545" style:parent-style-name="Policepardéfaut" style:family="text">
      <style:text-properties fo:font-style="italic" style:font-style-asian="italic"/>
    </style:style>
    <style:style style:name="T546" style:parent-style-name="Policepardéfaut" style:family="text">
      <style:text-properties fo:font-style="italic" style:font-style-asian="italic"/>
    </style:style>
    <style:style style:name="T547" style:parent-style-name="Policepardéfaut" style:family="text">
      <style:text-properties fo:font-style="italic" style:font-style-asian="italic"/>
    </style:style>
    <style:style style:name="T548" style:parent-style-name="Policepardéfaut" style:family="text">
      <style:text-properties fo:font-style="italic" style:font-style-asian="italic"/>
    </style:style>
    <style:style style:name="T549" style:parent-style-name="Policepardéfaut" style:family="text">
      <style:text-properties fo:font-style="italic" style:font-style-asian="italic"/>
    </style:style>
    <style:style style:name="T550" style:parent-style-name="Policepardéfaut" style:family="text">
      <style:text-properties fo:font-style="italic" style:font-style-asian="italic"/>
    </style:style>
    <style:style style:name="T551" style:parent-style-name="Policepardéfaut" style:family="text">
      <style:text-properties fo:font-style="italic" style:font-style-asian="italic"/>
    </style:style>
    <style:style style:name="T552" style:parent-style-name="Policepardéfaut" style:family="text">
      <style:text-properties fo:font-style="italic" style:font-style-asian="italic"/>
    </style:style>
    <style:style style:name="T553" style:parent-style-name="Policepardéfaut" style:family="text">
      <style:text-properties fo:font-style="italic" style:font-style-asian="italic"/>
    </style:style>
    <style:style style:name="T554" style:parent-style-name="Policepardéfaut" style:family="text">
      <style:text-properties fo:font-style="italic" style:font-style-asian="italic"/>
    </style:style>
    <style:style style:name="T555" style:parent-style-name="Policepardéfaut" style:family="text">
      <style:text-properties fo:font-style="italic" style:font-style-asian="italic"/>
    </style:style>
    <style:style style:name="T556" style:parent-style-name="Policepardéfaut" style:family="text">
      <style:text-properties fo:font-style="italic" style:font-style-asian="italic"/>
    </style:style>
    <style:style style:name="T557" style:parent-style-name="Policepardéfaut" style:family="text">
      <style:text-properties fo:font-style="italic" style:font-style-asian="italic"/>
    </style:style>
    <style:style style:name="T558" style:parent-style-name="Policepardéfaut" style:family="text">
      <style:text-properties fo:font-style="italic" style:font-style-asian="italic"/>
    </style:style>
    <style:style style:name="T559" style:parent-style-name="Policepardéfaut" style:family="text">
      <style:text-properties fo:font-style="italic" style:font-style-asian="italic"/>
    </style:style>
    <style:style style:name="T560" style:parent-style-name="Policepardéfaut" style:family="text">
      <style:text-properties fo:font-style="italic" style:font-style-asian="italic"/>
    </style:style>
    <style:style style:name="T561" style:parent-style-name="Policepardéfaut" style:family="text">
      <style:text-properties fo:font-style="italic" style:font-style-asian="italic"/>
    </style:style>
    <style:style style:name="T562" style:parent-style-name="Policepardéfaut" style:family="text">
      <style:text-properties fo:font-style="italic" style:font-style-asian="italic"/>
    </style:style>
    <style:style style:name="T563" style:parent-style-name="Policepardéfaut" style:family="text">
      <style:text-properties fo:font-style="italic" style:font-style-asian="italic"/>
    </style:style>
    <style:style style:name="T564" style:parent-style-name="Policepardéfaut" style:family="text">
      <style:text-properties fo:font-style="italic" style:font-style-asian="italic"/>
    </style:style>
    <style:style style:name="T565" style:parent-style-name="Policepardéfaut" style:family="text">
      <style:text-properties fo:font-style="italic" style:font-style-asian="italic"/>
    </style:style>
    <style:style style:name="T566" style:parent-style-name="Policepardéfaut" style:family="text">
      <style:text-properties fo:font-style="italic" style:font-style-asian="italic"/>
    </style:style>
    <style:style style:name="T567" style:parent-style-name="Policepardéfaut" style:family="text">
      <style:text-properties fo:font-style="italic" style:font-style-asian="italic"/>
    </style:style>
    <style:style style:name="T568" style:parent-style-name="Policepardéfaut" style:family="text">
      <style:text-properties fo:font-style="italic" style:font-style-asian="italic"/>
    </style:style>
    <style:style style:name="T569" style:parent-style-name="Policepardéfaut" style:family="text">
      <style:text-properties fo:font-style="italic" style:font-style-asian="italic"/>
    </style:style>
    <style:style style:name="T570" style:parent-style-name="Policepardéfaut" style:family="text">
      <style:text-properties fo:font-style="italic" style:font-style-asian="italic"/>
    </style:style>
    <style:style style:name="T571" style:parent-style-name="Policepardéfaut" style:family="text">
      <style:text-properties fo:font-style="italic" style:font-style-asian="italic"/>
    </style:style>
    <style:style style:name="T572" style:parent-style-name="Policepardéfaut" style:family="text">
      <style:text-properties fo:font-style="italic" style:font-style-asian="italic"/>
    </style:style>
    <style:style style:name="T573" style:parent-style-name="Policepardéfaut" style:family="text">
      <style:text-properties fo:font-style="italic" style:font-style-asian="italic"/>
    </style:style>
    <style:style style:name="T574" style:parent-style-name="Policepardéfaut" style:family="text">
      <style:text-properties fo:font-style="italic" style:font-style-asian="italic"/>
    </style:style>
    <style:style style:name="T575" style:parent-style-name="Policepardéfaut" style:family="text">
      <style:text-properties fo:font-style="italic" style:font-style-asian="italic"/>
    </style:style>
    <style:style style:name="T576" style:parent-style-name="Policepardéfaut" style:family="text">
      <style:text-properties fo:font-style="italic" style:font-style-asian="italic"/>
    </style:style>
    <style:style style:name="T577" style:parent-style-name="Policepardéfaut" style:family="text">
      <style:text-properties fo:font-style="italic" style:font-style-asian="italic"/>
    </style:style>
    <style:style style:name="T578" style:parent-style-name="Policepardéfaut" style:family="text">
      <style:text-properties fo:font-style="italic" style:font-style-asian="italic"/>
    </style:style>
    <style:style style:name="T579" style:parent-style-name="Policepardéfaut" style:family="text">
      <style:text-properties fo:font-style="italic" style:font-style-asian="italic"/>
    </style:style>
    <style:style style:name="T580" style:parent-style-name="Policepardéfaut" style:family="text">
      <style:text-properties fo:font-style="italic" style:font-style-asian="italic"/>
    </style:style>
    <style:style style:name="T581" style:parent-style-name="Policepardéfaut" style:family="text">
      <style:text-properties fo:font-style="italic" style:font-style-asian="italic"/>
    </style:style>
    <style:style style:name="T582" style:parent-style-name="Policepardéfaut" style:family="text">
      <style:text-properties fo:font-style="italic" style:font-style-asian="italic"/>
    </style:style>
    <style:style style:name="T583" style:parent-style-name="Policepardéfaut" style:family="text">
      <style:text-properties fo:font-style="italic" style:font-style-asian="italic"/>
    </style:style>
    <style:style style:name="T584" style:parent-style-name="Policepardéfaut" style:family="text">
      <style:text-properties fo:font-style="italic" style:font-style-asian="italic"/>
    </style:style>
    <style:style style:name="T585" style:parent-style-name="Policepardéfaut" style:family="text">
      <style:text-properties fo:font-style="italic" style:font-style-asian="italic"/>
    </style:style>
    <style:style style:name="T586" style:parent-style-name="Policepardéfaut" style:family="text">
      <style:text-properties fo:font-style="italic" style:font-style-asian="italic"/>
    </style:style>
    <style:style style:name="T587" style:parent-style-name="Policepardéfaut" style:family="text">
      <style:text-properties fo:font-style="italic" style:font-style-asian="italic"/>
    </style:style>
    <style:style style:name="T588" style:parent-style-name="Policepardéfaut" style:family="text">
      <style:text-properties fo:font-style="italic" style:font-style-asian="italic"/>
    </style:style>
    <style:style style:name="T589" style:parent-style-name="Policepardéfaut" style:family="text">
      <style:text-properties fo:font-style="italic" style:font-style-asian="italic"/>
    </style:style>
    <style:style style:name="T590" style:parent-style-name="Policepardéfaut" style:family="text">
      <style:text-properties fo:font-style="italic" style:font-style-asian="italic"/>
    </style:style>
    <style:style style:name="T591" style:parent-style-name="Policepardéfaut" style:family="text">
      <style:text-properties fo:font-style="italic" style:font-style-asian="italic"/>
    </style:style>
    <style:style style:name="T592" style:parent-style-name="Policepardéfaut" style:family="text">
      <style:text-properties fo:font-style="italic" style:font-style-asian="italic"/>
    </style:style>
    <style:style style:name="T593" style:parent-style-name="Policepardéfaut" style:family="text">
      <style:text-properties fo:font-style="italic" style:font-style-asian="italic"/>
    </style:style>
    <style:style style:name="T594" style:parent-style-name="Policepardéfaut" style:family="text">
      <style:text-properties fo:font-style="italic" style:font-style-asian="italic"/>
    </style:style>
    <style:style style:name="T595" style:parent-style-name="Policepardéfaut" style:family="text">
      <style:text-properties fo:font-style="italic" style:font-style-asian="italic"/>
    </style:style>
    <style:style style:name="T596" style:parent-style-name="Policepardéfaut" style:family="text">
      <style:text-properties fo:font-style="italic" style:font-style-asian="italic"/>
    </style:style>
    <style:style style:name="T597" style:parent-style-name="Policepardéfaut" style:family="text">
      <style:text-properties fo:font-style="italic" style:font-style-asian="italic"/>
    </style:style>
    <style:style style:name="T598" style:parent-style-name="Policepardéfaut" style:family="text">
      <style:text-properties fo:font-style="italic" style:font-style-asian="italic"/>
    </style:style>
    <style:style style:name="T599" style:parent-style-name="Policepardéfaut" style:family="text">
      <style:text-properties fo:font-style="italic" style:font-style-asian="italic"/>
    </style:style>
    <style:style style:name="T600" style:parent-style-name="Policepardéfaut" style:family="text">
      <style:text-properties fo:font-style="italic" style:font-style-asian="italic"/>
    </style:style>
    <style:style style:name="T601" style:parent-style-name="Policepardéfaut" style:family="text">
      <style:text-properties fo:font-style="italic" style:font-style-asian="italic"/>
    </style:style>
    <style:style style:name="T602" style:parent-style-name="Policepardéfaut" style:family="text">
      <style:text-properties fo:font-style="italic" style:font-style-asian="italic"/>
    </style:style>
    <style:style style:name="T603" style:parent-style-name="Policepardéfaut" style:family="text">
      <style:text-properties fo:font-style="italic" style:font-style-asian="italic" style:text-position="super 66.6%"/>
    </style:style>
    <style:style style:name="T604" style:parent-style-name="Policepardéfaut" style:family="text">
      <style:text-properties fo:font-style="italic" style:font-style-asian="italic"/>
    </style:style>
    <style:style style:name="T605" style:parent-style-name="Policepardéfaut" style:family="text">
      <style:text-properties fo:font-style="italic" style:font-style-asian="italic"/>
    </style:style>
    <style:style style:name="T606" style:parent-style-name="Policepardéfaut" style:family="text">
      <style:text-properties fo:font-style="italic" style:font-style-asian="italic"/>
    </style:style>
    <style:style style:name="T607" style:parent-style-name="Policepardéfaut" style:family="text">
      <style:text-properties fo:font-style="italic" style:font-style-asian="italic" style:text-position="super 66.6%"/>
    </style:style>
    <style:style style:name="T608" style:parent-style-name="Policepardéfaut" style:family="text">
      <style:text-properties fo:font-style="italic" style:font-style-asian="italic"/>
    </style:style>
    <style:style style:name="T609" style:parent-style-name="Policepardéfaut" style:family="text">
      <style:text-properties fo:font-style="italic" style:font-style-asian="italic"/>
    </style:style>
    <style:style style:name="T610" style:parent-style-name="Policepardéfaut" style:family="text">
      <style:text-properties fo:font-style="italic" style:font-style-asian="italic" style:text-position="super 66.6%"/>
    </style:style>
    <style:style style:name="T611" style:parent-style-name="Policepardéfaut" style:family="text">
      <style:text-properties fo:font-style="italic" style:font-style-asian="italic"/>
    </style:style>
    <style:style style:name="T612" style:parent-style-name="Policepardéfaut" style:family="text">
      <style:text-properties fo:font-style="italic" style:font-style-asian="italic"/>
    </style:style>
    <style:style style:name="T613" style:parent-style-name="Policepardéfaut" style:family="text">
      <style:text-properties fo:font-style="italic" style:font-style-asian="italic"/>
    </style:style>
    <style:style style:name="T614" style:parent-style-name="Policepardéfaut" style:family="text">
      <style:text-properties fo:font-style="italic" style:font-style-asian="italic"/>
    </style:style>
    <style:style style:name="T615" style:parent-style-name="Policepardéfaut" style:family="text">
      <style:text-properties fo:font-style="italic" style:font-style-asian="italic"/>
    </style:style>
    <style:style style:name="T616" style:parent-style-name="Policepardéfaut" style:family="text">
      <style:text-properties fo:font-style="italic" style:font-style-asian="italic"/>
    </style:style>
    <style:style style:name="T617" style:parent-style-name="Policepardéfaut" style:family="text">
      <style:text-properties fo:font-style="italic" style:font-style-asian="italic"/>
    </style:style>
    <style:style style:name="T618" style:parent-style-name="Policepardéfaut" style:family="text">
      <style:text-properties fo:font-style="italic" style:font-style-asian="italic"/>
    </style:style>
    <style:style style:name="T619" style:parent-style-name="Policepardéfaut" style:family="text">
      <style:text-properties fo:font-style="italic" style:font-style-asian="italic"/>
    </style:style>
    <style:style style:name="T620" style:parent-style-name="Policepardéfaut" style:family="text">
      <style:text-properties fo:font-style="italic" style:font-style-asian="italic"/>
    </style:style>
    <style:style style:name="T621" style:parent-style-name="Policepardéfaut" style:family="text">
      <style:text-properties fo:font-style="italic" style:font-style-asian="italic"/>
    </style:style>
    <style:style style:name="T622" style:parent-style-name="Policepardéfaut" style:family="text">
      <style:text-properties fo:font-style="italic" style:font-style-asian="italic"/>
    </style:style>
    <style:style style:name="T623" style:parent-style-name="Policepardéfaut" style:family="text">
      <style:text-properties fo:font-style="italic" style:font-style-asian="italic"/>
    </style:style>
    <style:style style:name="T624" style:parent-style-name="Policepardéfaut" style:family="text">
      <style:text-properties fo:font-style="italic" style:font-style-asian="italic"/>
    </style:style>
    <style:style style:name="T625" style:parent-style-name="Policepardéfaut" style:family="text">
      <style:text-properties fo:font-style="italic" style:font-style-asian="italic"/>
    </style:style>
    <style:style style:name="T626" style:parent-style-name="Policepardéfaut" style:family="text">
      <style:text-properties fo:font-style="italic" style:font-style-asian="italic"/>
    </style:style>
    <style:style style:name="T627" style:parent-style-name="Policepardéfaut" style:family="text">
      <style:text-properties fo:font-style="italic" style:font-style-asian="italic"/>
    </style:style>
    <style:style style:name="T628" style:parent-style-name="Policepardéfaut" style:family="text">
      <style:text-properties fo:font-style="italic" style:font-style-asian="italic"/>
    </style:style>
    <style:style style:name="T629" style:parent-style-name="Policepardéfaut" style:family="text">
      <style:text-properties fo:font-style="italic" style:font-style-asian="italic"/>
    </style:style>
    <style:style style:name="T630" style:parent-style-name="Policepardéfaut" style:family="text">
      <style:text-properties fo:font-style="italic" style:font-style-asian="italic"/>
    </style:style>
    <style:style style:name="T631" style:parent-style-name="Policepardéfaut" style:family="text">
      <style:text-properties fo:font-style="italic" style:font-style-asian="italic"/>
    </style:style>
    <style:style style:name="T632" style:parent-style-name="Policepardéfaut" style:family="text">
      <style:text-properties fo:font-style="italic" style:font-style-asian="italic"/>
    </style:style>
    <style:style style:name="T633" style:parent-style-name="Policepardéfaut" style:family="text">
      <style:text-properties fo:font-style="italic" style:font-style-asian="italic"/>
    </style:style>
    <style:style style:name="T634" style:parent-style-name="Policepardéfaut" style:family="text">
      <style:text-properties fo:font-style="italic" style:font-style-asian="italic"/>
    </style:style>
    <style:style style:name="T635" style:parent-style-name="Policepardéfaut" style:family="text">
      <style:text-properties fo:font-style="italic" style:font-style-asian="italic"/>
    </style:style>
    <style:style style:name="T636" style:parent-style-name="Policepardéfaut" style:family="text">
      <style:text-properties fo:font-style="italic" style:font-style-asian="italic"/>
    </style:style>
    <style:style style:name="T637" style:parent-style-name="Policepardéfaut" style:family="text">
      <style:text-properties fo:font-style="italic" style:font-style-asian="italic"/>
    </style:style>
    <style:style style:name="T638" style:parent-style-name="Policepardéfaut" style:family="text">
      <style:text-properties fo:font-style="italic" style:font-style-asian="italic"/>
    </style:style>
    <style:style style:name="T639" style:parent-style-name="Policepardéfaut" style:family="text">
      <style:text-properties fo:font-style="italic" style:font-style-asian="italic"/>
    </style:style>
    <style:style style:name="T640" style:parent-style-name="Policepardéfaut" style:family="text">
      <style:text-properties fo:font-style="italic" style:font-style-asian="italic"/>
    </style:style>
    <style:style style:name="T641" style:parent-style-name="Policepardéfaut" style:family="text">
      <style:text-properties fo:font-style="italic" style:font-style-asian="italic"/>
    </style:style>
    <style:style style:name="T642" style:parent-style-name="Policepardéfaut" style:family="text">
      <style:text-properties fo:font-style="italic" style:font-style-asian="italic"/>
    </style:style>
    <style:style style:name="T643" style:parent-style-name="Policepardéfaut" style:family="text">
      <style:text-properties fo:font-style="italic" style:font-style-asian="italic"/>
    </style:style>
    <style:style style:name="T644" style:parent-style-name="Policepardéfaut" style:family="text">
      <style:text-properties fo:font-style="italic" style:font-style-asian="italic"/>
    </style:style>
    <style:style style:name="T645" style:parent-style-name="Policepardéfaut" style:family="text">
      <style:text-properties fo:font-style="italic" style:font-style-asian="italic"/>
    </style:style>
    <style:style style:name="T646" style:parent-style-name="Policepardéfaut" style:family="text">
      <style:text-properties fo:font-style="italic" style:font-style-asian="italic"/>
    </style:style>
    <style:style style:name="T647" style:parent-style-name="Policepardéfaut" style:family="text">
      <style:text-properties fo:font-style="italic" style:font-style-asian="italic"/>
    </style:style>
    <style:style style:name="T648" style:parent-style-name="Policepardéfaut" style:family="text">
      <style:text-properties fo:font-style="italic" style:font-style-asian="italic"/>
    </style:style>
    <style:style style:name="T649" style:parent-style-name="Policepardéfaut" style:family="text">
      <style:text-properties fo:font-style="italic" style:font-style-asian="italic"/>
    </style:style>
    <style:style style:name="T650" style:parent-style-name="Policepardéfaut" style:family="text">
      <style:text-properties fo:font-style="italic" style:font-style-asian="italic"/>
    </style:style>
    <style:style style:name="T651" style:parent-style-name="Policepardéfaut" style:family="text">
      <style:text-properties fo:font-style="italic" style:font-style-asian="italic"/>
    </style:style>
    <style:style style:name="T652" style:parent-style-name="Policepardéfaut" style:family="text">
      <style:text-properties fo:font-style="italic" style:font-style-asian="italic"/>
    </style:style>
    <style:style style:name="T653" style:parent-style-name="Policepardéfaut" style:family="text">
      <style:text-properties fo:font-style="italic" style:font-style-asian="italic"/>
    </style:style>
    <style:style style:name="T654" style:parent-style-name="Policepardéfaut" style:family="text">
      <style:text-properties fo:font-style="italic" style:font-style-asian="italic"/>
    </style:style>
    <style:style style:name="T655" style:parent-style-name="Policepardéfaut" style:family="text">
      <style:text-properties fo:font-style="italic" style:font-style-asian="italic"/>
    </style:style>
    <style:style style:name="T656" style:parent-style-name="Policepardéfaut" style:family="text">
      <style:text-properties fo:font-style="italic" style:font-style-asian="italic"/>
    </style:style>
    <style:style style:name="T657" style:parent-style-name="Policepardéfaut" style:family="text">
      <style:text-properties fo:font-style="italic" style:font-style-asian="italic"/>
    </style:style>
    <style:style style:name="T658" style:parent-style-name="Policepardéfaut" style:family="text">
      <style:text-properties fo:font-style="italic" style:font-style-asian="italic"/>
    </style:style>
    <style:style style:name="T659" style:parent-style-name="Policepardéfaut" style:family="text">
      <style:text-properties fo:font-style="italic" style:font-style-asian="italic"/>
    </style:style>
    <style:style style:name="T660" style:parent-style-name="Policepardéfaut" style:family="text">
      <style:text-properties fo:font-style="italic" style:font-style-asian="italic"/>
    </style:style>
    <style:style style:name="T661" style:parent-style-name="Policepardéfaut" style:family="text">
      <style:text-properties fo:font-style="italic" style:font-style-asian="italic"/>
    </style:style>
    <style:style style:name="T662" style:parent-style-name="Policepardéfaut" style:family="text">
      <style:text-properties fo:font-style="italic" style:font-style-asian="italic"/>
    </style:style>
    <style:style style:name="T663" style:parent-style-name="Policepardéfaut" style:family="text">
      <style:text-properties fo:font-style="italic" style:font-style-asian="italic"/>
    </style:style>
    <style:style style:name="T664" style:parent-style-name="Policepardéfaut" style:family="text">
      <style:text-properties fo:font-style="italic" style:font-style-asian="italic"/>
    </style:style>
    <style:style style:name="T665" style:parent-style-name="Policepardéfaut" style:family="text">
      <style:text-properties fo:font-style="italic" style:font-style-asian="italic"/>
    </style:style>
    <style:style style:name="T666" style:parent-style-name="Policepardéfaut" style:family="text">
      <style:text-properties fo:font-style="italic" style:font-style-asian="italic"/>
    </style:style>
    <style:style style:name="T667" style:parent-style-name="Policepardéfaut" style:family="text">
      <style:text-properties fo:font-style="italic" style:font-style-asian="italic"/>
    </style:style>
    <style:style style:name="T668" style:parent-style-name="Policepardéfaut" style:family="text">
      <style:text-properties style:text-position="super 66.6%"/>
    </style:style>
    <style:style style:name="T669" style:parent-style-name="Policepardéfaut" style:family="text">
      <style:text-properties style:font-name="Times New Roman" style:font-name-complex="Times New Roman"/>
    </style:style>
    <style:style style:name="T670" style:parent-style-name="Policepardéfaut" style:family="text">
      <style:text-properties fo:font-style="italic" style:font-style-asian="italic"/>
    </style:style>
    <style:style style:name="T671" style:parent-style-name="Policepardéfaut" style:family="text">
      <style:text-properties fo:font-style="italic" style:font-style-asian="italic"/>
    </style:style>
    <style:style style:name="T672" style:parent-style-name="Policepardéfaut" style:family="text">
      <style:text-properties fo:font-style="italic" style:font-style-asian="italic"/>
    </style:style>
    <style:style style:name="T673" style:parent-style-name="Policepardéfaut" style:family="text">
      <style:text-properties fo:font-style="italic" style:font-style-asian="italic"/>
    </style:style>
    <style:style style:name="T674" style:parent-style-name="Policepardéfaut" style:family="text">
      <style:text-properties fo:font-style="italic" style:font-style-asian="italic"/>
    </style:style>
    <style:style style:name="T675" style:parent-style-name="Policepardéfaut" style:family="text">
      <style:text-properties fo:font-style="italic" style:font-style-asian="italic"/>
    </style:style>
    <style:style style:name="T676" style:parent-style-name="Policepardéfaut" style:family="text">
      <style:text-properties fo:font-style="italic" style:font-style-asian="italic"/>
    </style:style>
    <style:style style:name="T677" style:parent-style-name="quote.c" style:family="text">
      <style:text-properties fo:font-style="italic" style:font-style-asian="italic"/>
    </style:style>
    <style:style style:name="T678" style:parent-style-name="Policepardéfaut" style:family="text">
      <style:text-properties fo:font-style="italic" style:font-style-asian="italic"/>
    </style:style>
    <style:style style:name="T679" style:parent-style-name="Policepardéfaut" style:family="text">
      <style:text-properties fo:font-style="italic" style:font-style-asian="italic"/>
    </style:style>
    <style:style style:name="T680" style:parent-style-name="Policepardéfaut" style:family="text">
      <style:text-properties fo:font-style="italic" style:font-style-asian="italic"/>
    </style:style>
    <style:style style:name="T681" style:parent-style-name="Policepardéfaut" style:family="text">
      <style:text-properties fo:font-style="italic" style:font-style-asian="italic"/>
    </style:style>
    <style:style style:name="T682" style:parent-style-name="Policepardéfaut" style:family="text">
      <style:text-properties fo:font-style="italic" style:font-style-asian="italic"/>
    </style:style>
    <style:style style:name="T683" style:parent-style-name="Policepardéfaut" style:family="text">
      <style:text-properties fo:font-style="italic" style:font-style-asian="italic"/>
    </style:style>
    <style:style style:name="T684" style:parent-style-name="Policepardéfaut" style:family="text">
      <style:text-properties fo:font-style="italic" style:font-style-asian="italic"/>
    </style:style>
    <style:style style:name="T685" style:parent-style-name="Policepardéfaut" style:family="text">
      <style:text-properties fo:font-style="italic" style:font-style-asian="italic"/>
    </style:style>
    <style:style style:name="T686" style:parent-style-name="Policepardéfaut" style:family="text">
      <style:text-properties fo:font-style="italic" style:font-style-asian="italic"/>
    </style:style>
    <style:style style:name="T687" style:parent-style-name="Policepardéfaut" style:family="text">
      <style:text-properties fo:font-style="italic" style:font-style-asian="italic"/>
    </style:style>
    <style:style style:name="T688" style:parent-style-name="Policepardéfaut" style:family="text">
      <style:text-properties fo:font-style="italic" style:font-style-asian="italic"/>
    </style:style>
    <style:style style:name="T689" style:parent-style-name="Policepardéfaut" style:family="text">
      <style:text-properties fo:font-style="italic" style:font-style-asian="italic"/>
    </style:style>
    <style:style style:name="T690" style:parent-style-name="Policepardéfaut" style:family="text">
      <style:text-properties fo:font-style="italic" style:font-style-asian="italic"/>
    </style:style>
    <style:style style:name="T691" style:parent-style-name="Policepardéfaut" style:family="text">
      <style:text-properties fo:font-style="italic" style:font-style-asian="italic"/>
    </style:style>
    <style:style style:name="T692" style:parent-style-name="Policepardéfaut" style:family="text">
      <style:text-properties style:font-name="Times New Roman" style:font-name-complex="Times New Roman"/>
    </style:style>
    <style:style style:name="T693" style:parent-style-name="Policepardéfaut" style:family="text">
      <style:text-properties fo:font-style="italic" style:font-style-asian="italic"/>
    </style:style>
    <style:style style:name="T694" style:parent-style-name="Policepardéfaut" style:family="text">
      <style:text-properties fo:font-style="italic" style:font-style-asian="italic"/>
    </style:style>
    <style:style style:name="T695" style:parent-style-name="Policepardéfaut" style:family="text">
      <style:text-properties fo:font-style="italic" style:font-style-asian="italic"/>
    </style:style>
    <style:style style:name="T696" style:parent-style-name="Policepardéfaut" style:family="text">
      <style:text-properties fo:font-style="italic" style:font-style-asian="italic"/>
    </style:style>
    <style:style style:name="T697" style:parent-style-name="Policepardéfaut" style:family="text">
      <style:text-properties fo:font-style="italic" style:font-style-asian="italic"/>
    </style:style>
    <style:style style:name="T698" style:parent-style-name="Policepardéfaut" style:family="text">
      <style:text-properties fo:font-style="italic" style:font-style-asian="italic"/>
    </style:style>
    <style:style style:name="T699" style:parent-style-name="Policepardéfaut" style:family="text">
      <style:text-properties fo:font-style="italic" style:font-style-asian="italic"/>
    </style:style>
    <style:style style:name="T700" style:parent-style-name="Policepardéfaut" style:family="text">
      <style:text-properties fo:font-style="italic" style:font-style-asian="italic"/>
    </style:style>
    <style:style style:name="T701" style:parent-style-name="Policepardéfaut" style:family="text">
      <style:text-properties fo:font-style="italic" style:font-style-asian="italic"/>
    </style:style>
    <style:style style:name="T702" style:parent-style-name="Policepardéfaut" style:family="text">
      <style:text-properties fo:font-style="italic" style:font-style-asian="italic"/>
    </style:style>
    <style:style style:name="T703" style:parent-style-name="Policepardéfaut" style:family="text">
      <style:text-properties fo:font-style="italic" style:font-style-asian="italic"/>
    </style:style>
    <style:style style:name="T704" style:parent-style-name="Policepardéfaut" style:family="text">
      <style:text-properties fo:font-style="italic" style:font-style-asian="italic"/>
    </style:style>
    <style:style style:name="T705" style:parent-style-name="Policepardéfaut" style:family="text">
      <style:text-properties fo:font-style="italic" style:font-style-asian="italic"/>
    </style:style>
    <style:style style:name="T706" style:parent-style-name="Policepardéfaut" style:family="text">
      <style:text-properties fo:font-style="italic" style:font-style-asian="italic"/>
    </style:style>
    <style:style style:name="P707" style:parent-style-name="label" style:family="paragraph">
      <style:paragraph-properties fo:border="0.0069in solid #000000" fo:padding-top="0.0138in" fo:padding-left="0.0555in" fo:padding-bottom="0.0138in" fo:padding-right="0.0555in" style:shadow="none"/>
    </style:style>
    <style:style style:name="T708" style:parent-style-name="Policepardéfaut" style:family="text">
      <style:text-properties fo:font-style="italic" style:font-style-asian="italic"/>
    </style:style>
    <style:style style:name="P709" style:parent-style-name="l" style:family="paragraph">
      <style:paragraph-properties fo:border="0.0069in solid #000000" fo:padding-top="0.0138in" fo:padding-left="0.0555in" fo:padding-bottom="0.0138in" fo:padding-right="0.0555in" style:shadow="none"/>
    </style:style>
    <style:style style:name="P710" style:parent-style-name="l" style:family="paragraph">
      <style:paragraph-properties fo:border="0.0069in solid #000000" fo:padding-top="0.0138in" fo:padding-left="0.0555in" fo:padding-bottom="0.0138in" fo:padding-right="0.0555in" style:shadow="none"/>
    </style:style>
    <style:style style:name="P711" style:parent-style-name="label" style:family="paragraph">
      <style:paragraph-properties fo:border="0.0069in solid #000000" fo:padding-top="0.0138in" fo:padding-left="0.0555in" fo:padding-bottom="0.0138in" fo:padding-right="0.0555in" style:shadow="none"/>
    </style:style>
    <style:style style:name="P712" style:parent-style-name="l" style:family="paragraph">
      <style:paragraph-properties fo:border="0.0069in solid #000000" fo:padding-top="0.0138in" fo:padding-left="0.0555in" fo:padding-bottom="0.0138in" fo:padding-right="0.0555in" style:shadow="none"/>
    </style:style>
    <style:style style:name="P713" style:parent-style-name="label" style:family="paragraph">
      <style:paragraph-properties fo:border="0.0069in solid #000000" fo:padding-top="0.0138in" fo:padding-left="0.0555in" fo:padding-bottom="0.0138in" fo:padding-right="0.0555in" style:shadow="none"/>
    </style:style>
    <style:style style:name="P714" style:parent-style-name="l" style:family="paragraph">
      <style:paragraph-properties fo:border="0.0069in solid #000000" fo:padding-top="0.0138in" fo:padding-left="0.0555in" fo:padding-bottom="0.0138in" fo:padding-right="0.0555in" style:shadow="none"/>
    </style:style>
    <style:style style:name="P715" style:parent-style-name="l" style:family="paragraph">
      <style:paragraph-properties fo:border="0.0069in solid #000000" fo:padding-top="0.0138in" fo:padding-left="0.0555in" fo:padding-bottom="0.0138in" fo:padding-right="0.0555in" style:shadow="none"/>
    </style:style>
    <style:style style:name="P716" style:parent-style-name="l" style:family="paragraph">
      <style:paragraph-properties fo:border="0.0069in solid #000000" fo:padding-top="0.0138in" fo:padding-left="0.0555in" fo:padding-bottom="0.0138in" fo:padding-right="0.0555in" style:shadow="none"/>
    </style:style>
    <style:style style:name="P717" style:parent-style-name="label" style:family="paragraph">
      <style:paragraph-properties fo:border="0.0069in solid #000000" fo:padding-top="0.0138in" fo:padding-left="0.0555in" fo:padding-bottom="0.0138in" fo:padding-right="0.0555in" style:shadow="none"/>
    </style:style>
    <style:style style:name="P718" style:parent-style-name="l" style:family="paragraph">
      <style:paragraph-properties fo:border="0.0069in solid #000000" fo:padding-top="0.0138in" fo:padding-left="0.0555in" fo:padding-bottom="0.0138in" fo:padding-right="0.0555in" style:shadow="none"/>
    </style:style>
    <style:style style:name="P719" style:parent-style-name="label" style:family="paragraph">
      <style:paragraph-properties fo:border="0.0069in solid #000000" fo:padding-top="0.0138in" fo:padding-left="0.0555in" fo:padding-bottom="0.0138in" fo:padding-right="0.0555in" style:shadow="none"/>
    </style:style>
    <style:style style:name="P720" style:parent-style-name="l" style:family="paragraph">
      <style:paragraph-properties fo:border="0.0069in solid #000000" fo:padding-top="0.0138in" fo:padding-left="0.0555in" fo:padding-bottom="0.0138in" fo:padding-right="0.0555in" style:shadow="none"/>
    </style:style>
    <style:style style:name="P721" style:parent-style-name="l" style:family="paragraph">
      <style:paragraph-properties fo:border="0.0069in solid #000000" fo:padding-top="0.0138in" fo:padding-left="0.0555in" fo:padding-bottom="0.0138in" fo:padding-right="0.0555in" style:shadow="none"/>
    </style:style>
    <style:style style:name="P722" style:parent-style-name="label" style:family="paragraph">
      <style:paragraph-properties fo:border="0.0069in solid #000000" fo:padding-top="0.0138in" fo:padding-left="0.0555in" fo:padding-bottom="0.0138in" fo:padding-right="0.0555in" style:shadow="none"/>
    </style:style>
    <style:style style:name="P723" style:parent-style-name="l" style:family="paragraph">
      <style:paragraph-properties fo:border="0.0069in solid #000000" fo:padding-top="0.0138in" fo:padding-left="0.0555in" fo:padding-bottom="0.0138in" fo:padding-right="0.0555in" style:shadow="none"/>
    </style:style>
    <style:style style:name="P724" style:parent-style-name="label" style:family="paragraph">
      <style:paragraph-properties fo:border="0.0069in solid #000000" fo:padding-top="0.0138in" fo:padding-left="0.0555in" fo:padding-bottom="0.0138in" fo:padding-right="0.0555in" style:shadow="none"/>
    </style:style>
    <style:style style:name="P725" style:parent-style-name="l" style:family="paragraph">
      <style:paragraph-properties fo:border="0.0069in solid #000000" fo:padding-top="0.0138in" fo:padding-left="0.0555in" fo:padding-bottom="0.0138in" fo:padding-right="0.0555in" style:shadow="none"/>
    </style:style>
    <style:style style:name="P726" style:parent-style-name="label" style:family="paragraph">
      <style:paragraph-properties fo:border="0.0069in solid #000000" fo:padding-top="0.0138in" fo:padding-left="0.0555in" fo:padding-bottom="0.0138in" fo:padding-right="0.0555in" style:shadow="none"/>
    </style:style>
    <style:style style:name="P727" style:parent-style-name="l" style:family="paragraph">
      <style:paragraph-properties fo:border="0.0069in solid #000000" fo:padding-top="0.0138in" fo:padding-left="0.0555in" fo:padding-bottom="0.0138in" fo:padding-right="0.0555in" style:shadow="none"/>
    </style:style>
    <style:style style:name="P728" style:parent-style-name="label" style:family="paragraph">
      <style:paragraph-properties fo:border="0.0069in solid #000000" fo:padding-top="0.0138in" fo:padding-left="0.0555in" fo:padding-bottom="0.0138in" fo:padding-right="0.0555in" style:shadow="none"/>
    </style:style>
    <style:style style:name="P729" style:parent-style-name="l" style:family="paragraph">
      <style:paragraph-properties fo:border="0.0069in solid #000000" fo:padding-top="0.0138in" fo:padding-left="0.0555in" fo:padding-bottom="0.0138in" fo:padding-right="0.0555in" style:shadow="none"/>
    </style:style>
    <style:style style:name="P730" style:parent-style-name="l" style:family="paragraph">
      <style:paragraph-properties fo:border="0.0069in solid #000000" fo:padding-top="0.0138in" fo:padding-left="0.0555in" fo:padding-bottom="0.0138in" fo:padding-right="0.0555in" style:shadow="none"/>
    </style:style>
    <style:style style:name="P731" style:parent-style-name="l" style:family="paragraph">
      <style:paragraph-properties fo:border="0.0069in solid #000000" fo:padding-top="0.0138in" fo:padding-left="0.0555in" fo:padding-bottom="0.0138in" fo:padding-right="0.0555in" style:shadow="none"/>
    </style:style>
    <style:style style:name="P732" style:parent-style-name="l" style:family="paragraph">
      <style:paragraph-properties fo:border="0.0069in solid #000000" fo:padding-top="0.0138in" fo:padding-left="0.0555in" fo:padding-bottom="0.0138in" fo:padding-right="0.0555in" style:shadow="none"/>
    </style:style>
    <style:style style:name="P733" style:parent-style-name="l" style:family="paragraph">
      <style:paragraph-properties fo:border="0.0069in solid #000000" fo:padding-top="0.0138in" fo:padding-left="0.0555in" fo:padding-bottom="0.0138in" fo:padding-right="0.0555in" style:shadow="none"/>
    </style:style>
    <style:style style:name="P734" style:parent-style-name="label" style:family="paragraph">
      <style:paragraph-properties fo:border="0.0069in solid #000000" fo:padding-top="0.0138in" fo:padding-left="0.0555in" fo:padding-bottom="0.0138in" fo:padding-right="0.0555in" style:shadow="none"/>
    </style:style>
    <style:style style:name="P735" style:parent-style-name="l" style:family="paragraph">
      <style:paragraph-properties fo:border="0.0069in solid #000000" fo:padding-top="0.0138in" fo:padding-left="0.0555in" fo:padding-bottom="0.0138in" fo:padding-right="0.0555in" style:shadow="none"/>
    </style:style>
    <style:style style:name="P736" style:parent-style-name="l" style:family="paragraph">
      <style:paragraph-properties fo:border="0.0069in solid #000000" fo:padding-top="0.0138in" fo:padding-left="0.0555in" fo:padding-bottom="0.0138in" fo:padding-right="0.0555in" style:shadow="none"/>
    </style:style>
    <style:style style:name="P737" style:parent-style-name="l" style:family="paragraph">
      <style:paragraph-properties fo:border="0.0069in solid #000000" fo:padding-top="0.0138in" fo:padding-left="0.0555in" fo:padding-bottom="0.0138in" fo:padding-right="0.0555in" style:shadow="none"/>
    </style:style>
    <style:style style:name="P738" style:parent-style-name="label" style:family="paragraph">
      <style:paragraph-properties fo:border="0.0069in solid #000000" fo:padding-top="0.0138in" fo:padding-left="0.0555in" fo:padding-bottom="0.0138in" fo:padding-right="0.0555in" style:shadow="none"/>
    </style:style>
    <style:style style:name="T739" style:parent-style-name="Policepardéfaut" style:family="text">
      <style:text-properties fo:font-variant="normal"/>
    </style:style>
    <style:style style:name="T740" style:parent-style-name="Policepardéfaut" style:family="text">
      <style:text-properties fo:font-variant="normal"/>
    </style:style>
    <style:style style:name="T741" style:parent-style-name="Policepardéfaut" style:family="text">
      <style:text-properties fo:font-style="italic" style:font-style-asian="italic" fo:font-variant="normal"/>
    </style:style>
    <style:style style:name="T742" style:parent-style-name="Policepardéfaut" style:family="text">
      <style:text-properties fo:font-variant="normal"/>
    </style:style>
    <style:style style:name="P743" style:parent-style-name="Corpsdetexte" style:family="paragraph">
      <style:paragraph-properties fo:border="0.0069in solid #000000" fo:padding-top="0.0138in" fo:padding-left="0.0555in" fo:padding-bottom="0.0138in" fo:padding-right="0.0555in" style:shadow="none"/>
    </style:style>
    <style:style style:name="P744" style:parent-style-name="label" style:family="paragraph">
      <style:paragraph-properties fo:border="0.0069in solid #000000" fo:padding-top="0.0138in" fo:padding-left="0.0555in" fo:padding-bottom="0.0138in" fo:padding-right="0.0555in" style:shadow="none"/>
    </style:style>
    <style:style style:name="P745" style:parent-style-name="Corpsdetexte" style:family="paragraph">
      <style:paragraph-properties fo:border="0.0069in solid #000000" fo:padding-top="0.0138in" fo:padding-left="0.0555in" fo:padding-bottom="0.0138in" fo:padding-right="0.0555in" style:shadow="none"/>
    </style:style>
    <style:style style:name="P746" style:parent-style-name="label" style:family="paragraph">
      <style:paragraph-properties fo:border="0.0069in solid #000000" fo:padding-top="0.0138in" fo:padding-left="0.0555in" fo:padding-bottom="0.0138in" fo:padding-right="0.0555in" style:shadow="none"/>
    </style:style>
    <style:style style:name="P747" style:parent-style-name="Corpsdetexte" style:family="paragraph">
      <style:paragraph-properties fo:border="0.0069in solid #000000" fo:padding-top="0.0138in" fo:padding-left="0.0555in" fo:padding-bottom="0.0138in" fo:padding-right="0.0555in" style:shadow="none"/>
    </style:style>
    <style:style style:name="P748" style:parent-style-name="label" style:family="paragraph">
      <style:paragraph-properties fo:border="0.0069in solid #000000" fo:padding-top="0.0138in" fo:padding-left="0.0555in" fo:padding-bottom="0.0138in" fo:padding-right="0.0555in" style:shadow="none"/>
    </style:style>
    <style:style style:name="P749" style:parent-style-name="Corpsdetexte" style:family="paragraph">
      <style:paragraph-properties fo:border="0.0069in solid #000000" fo:padding-top="0.0138in" fo:padding-left="0.0555in" fo:padding-bottom="0.0138in" fo:padding-right="0.0555in" style:shadow="none"/>
    </style:style>
    <style:style style:name="P750" style:parent-style-name="label" style:family="paragraph">
      <style:paragraph-properties fo:border="0.0069in solid #000000" fo:padding-top="0.0138in" fo:padding-left="0.0555in" fo:padding-bottom="0.0138in" fo:padding-right="0.0555in" style:shadow="none"/>
    </style:style>
    <style:style style:name="P751" style:parent-style-name="Corpsdetexte" style:family="paragraph">
      <style:paragraph-properties fo:border="0.0069in solid #000000" fo:padding-top="0.0138in" fo:padding-left="0.0555in" fo:padding-bottom="0.0138in" fo:padding-right="0.0555in" style:shadow="none"/>
    </style:style>
    <style:style style:name="P752" style:parent-style-name="label" style:family="paragraph">
      <style:paragraph-properties fo:border="0.0069in solid #000000" fo:padding-top="0.0138in" fo:padding-left="0.0555in" fo:padding-bottom="0.0138in" fo:padding-right="0.0555in" style:shadow="none"/>
    </style:style>
    <style:style style:name="P753" style:parent-style-name="Corpsdetexte" style:family="paragraph">
      <style:paragraph-properties fo:border="0.0069in solid #000000" fo:padding-top="0.0138in" fo:padding-left="0.0555in" fo:padding-bottom="0.0138in" fo:padding-right="0.0555in" style:shadow="none"/>
    </style:style>
    <style:style style:name="P754" style:parent-style-name="label" style:family="paragraph">
      <style:paragraph-properties fo:border="0.0069in solid #000000" fo:padding-top="0.0138in" fo:padding-left="0.0555in" fo:padding-bottom="0.0138in" fo:padding-right="0.0555in" style:shadow="none"/>
    </style:style>
    <style:style style:name="P755" style:parent-style-name="Corpsdetexte" style:family="paragraph">
      <style:paragraph-properties fo:border="0.0069in solid #000000" fo:padding-top="0.0138in" fo:padding-left="0.0555in" fo:padding-bottom="0.0138in" fo:padding-right="0.0555in" style:shadow="none"/>
    </style:style>
    <style:style style:name="P756" style:parent-style-name="label" style:family="paragraph">
      <style:paragraph-properties fo:border="0.0069in solid #000000" fo:padding-top="0.0138in" fo:padding-left="0.0555in" fo:padding-bottom="0.0138in" fo:padding-right="0.0555in" style:shadow="none"/>
    </style:style>
    <style:style style:name="P757" style:parent-style-name="Corpsdetexte" style:family="paragraph">
      <style:paragraph-properties fo:border="0.0069in solid #000000" fo:padding-top="0.0138in" fo:padding-left="0.0555in" fo:padding-bottom="0.0138in" fo:padding-right="0.0555in" style:shadow="none"/>
    </style:style>
    <style:style style:name="P758" style:parent-style-name="label" style:family="paragraph">
      <style:paragraph-properties fo:border="0.0069in solid #000000" fo:padding-top="0.0138in" fo:padding-left="0.0555in" fo:padding-bottom="0.0138in" fo:padding-right="0.0555in" style:shadow="none"/>
    </style:style>
    <style:style style:name="P759" style:parent-style-name="Corpsdetexte" style:family="paragraph">
      <style:paragraph-properties fo:border="0.0069in solid #000000" fo:padding-top="0.0138in" fo:padding-left="0.0555in" fo:padding-bottom="0.0138in" fo:padding-right="0.0555in" style:shadow="none"/>
    </style:style>
    <style:style style:name="P760" style:parent-style-name="label" style:family="paragraph">
      <style:paragraph-properties fo:border="0.0069in solid #000000" fo:padding-top="0.0138in" fo:padding-left="0.0555in" fo:padding-bottom="0.0138in" fo:padding-right="0.0555in" style:shadow="none"/>
    </style:style>
    <style:style style:name="P761" style:parent-style-name="Corpsdetexte" style:family="paragraph">
      <style:paragraph-properties fo:border="0.0069in solid #000000" fo:padding-top="0.0138in" fo:padding-left="0.0555in" fo:padding-bottom="0.0138in" fo:padding-right="0.0555in" style:shadow="none"/>
    </style:style>
    <style:style style:name="P762" style:parent-style-name="label" style:family="paragraph">
      <style:paragraph-properties fo:border="0.0069in solid #000000" fo:padding-top="0.0138in" fo:padding-left="0.0555in" fo:padding-bottom="0.0138in" fo:padding-right="0.0555in" style:shadow="none"/>
    </style:style>
    <style:style style:name="P763" style:parent-style-name="Corpsdetexte" style:family="paragraph">
      <style:paragraph-properties fo:border="0.0069in solid #000000" fo:padding-top="0.0138in" fo:padding-left="0.0555in" fo:padding-bottom="0.0138in" fo:padding-right="0.0555in" style:shadow="none"/>
    </style:style>
    <style:style style:name="P764" style:parent-style-name="label" style:family="paragraph">
      <style:paragraph-properties fo:border="0.0069in solid #000000" fo:padding-top="0.0138in" fo:padding-left="0.0555in" fo:padding-bottom="0.0138in" fo:padding-right="0.0555in" style:shadow="none"/>
    </style:style>
    <style:style style:name="P765" style:parent-style-name="Corpsdetexte" style:family="paragraph">
      <style:paragraph-properties fo:border="0.0069in solid #000000" fo:padding-top="0.0138in" fo:padding-left="0.0555in" fo:padding-bottom="0.0138in" fo:padding-right="0.0555in" style:shadow="none"/>
    </style:style>
    <style:style style:name="P766" style:parent-style-name="label" style:family="paragraph">
      <style:paragraph-properties fo:border="0.0069in solid #000000" fo:padding-top="0.0138in" fo:padding-left="0.0555in" fo:padding-bottom="0.0138in" fo:padding-right="0.0555in" style:shadow="none"/>
    </style:style>
    <style:style style:name="P767" style:parent-style-name="Corpsdetexte" style:family="paragraph">
      <style:paragraph-properties fo:border="0.0069in solid #000000" fo:padding-top="0.0138in" fo:padding-left="0.0555in" fo:padding-bottom="0.0138in" fo:padding-right="0.0555in" style:shadow="none"/>
    </style:style>
    <style:style style:name="P768" style:parent-style-name="label" style:family="paragraph">
      <style:paragraph-properties fo:border="0.0069in solid #000000" fo:padding-top="0.0138in" fo:padding-left="0.0555in" fo:padding-bottom="0.0138in" fo:padding-right="0.0555in" style:shadow="none"/>
    </style:style>
    <style:style style:name="P769" style:parent-style-name="Corpsdetexte" style:family="paragraph">
      <style:paragraph-properties fo:border="0.0069in solid #000000" fo:padding-top="0.0138in" fo:padding-left="0.0555in" fo:padding-bottom="0.0138in" fo:padding-right="0.0555in" style:shadow="none"/>
    </style:style>
    <style:style style:name="P770" style:parent-style-name="label" style:family="paragraph">
      <style:paragraph-properties fo:border="0.0069in solid #000000" fo:padding-top="0.0138in" fo:padding-left="0.0555in" fo:padding-bottom="0.0138in" fo:padding-right="0.0555in" style:shadow="none"/>
    </style:style>
    <style:style style:name="P771" style:parent-style-name="Corpsdetexte" style:family="paragraph">
      <style:paragraph-properties fo:border="0.0069in solid #000000" fo:padding-top="0.0138in" fo:padding-left="0.0555in" fo:padding-bottom="0.0138in" fo:padding-right="0.0555in" style:shadow="none"/>
    </style:style>
    <style:style style:name="P772" style:parent-style-name="label" style:family="paragraph">
      <style:paragraph-properties fo:border="0.0069in solid #000000" fo:padding-top="0.0138in" fo:padding-left="0.0555in" fo:padding-bottom="0.0138in" fo:padding-right="0.0555in" style:shadow="none"/>
    </style:style>
    <style:style style:name="P773" style:parent-style-name="Corpsdetexte" style:family="paragraph">
      <style:paragraph-properties fo:border="0.0069in solid #000000" fo:padding-top="0.0138in" fo:padding-left="0.0555in" fo:padding-bottom="0.0138in" fo:padding-right="0.0555in" style:shadow="none"/>
    </style:style>
    <style:style style:name="P774" style:parent-style-name="label" style:family="paragraph">
      <style:paragraph-properties fo:border="0.0069in solid #000000" fo:padding-top="0.0138in" fo:padding-left="0.0555in" fo:padding-bottom="0.0138in" fo:padding-right="0.0555in" style:shadow="none"/>
    </style:style>
    <style:style style:name="P775" style:parent-style-name="Corpsdetexte" style:family="paragraph">
      <style:paragraph-properties fo:border="0.0069in solid #000000" fo:padding-top="0.0138in" fo:padding-left="0.0555in" fo:padding-bottom="0.0138in" fo:padding-right="0.0555in" style:shadow="none"/>
    </style:style>
    <style:style style:name="P776" style:parent-style-name="label" style:family="paragraph">
      <style:paragraph-properties fo:border="0.0069in solid #000000" fo:padding-top="0.0138in" fo:padding-left="0.0555in" fo:padding-bottom="0.0138in" fo:padding-right="0.0555in" style:shadow="none"/>
    </style:style>
    <style:style style:name="P777" style:parent-style-name="Corpsdetexte" style:family="paragraph">
      <style:paragraph-properties fo:border="0.0069in solid #000000" fo:padding-top="0.0138in" fo:padding-left="0.0555in" fo:padding-bottom="0.0138in" fo:padding-right="0.0555in" style:shadow="none"/>
    </style:style>
    <style:style style:name="T778" style:parent-style-name="Policepardéfaut" style:family="text">
      <style:text-properties fo:font-style="italic" style:font-style-asian="italic"/>
    </style:style>
    <style:style style:name="T779" style:parent-style-name="Policepardéfaut" style:family="text">
      <style:text-properties fo:font-style="italic" style:font-style-asian="italic"/>
    </style:style>
    <style:style style:name="T780" style:parent-style-name="Policepardéfaut" style:family="text">
      <style:text-properties fo:font-style="italic" style:font-style-asian="italic"/>
    </style:style>
    <style:style style:name="T781" style:parent-style-name="Policepardéfaut" style:family="text">
      <style:text-properties fo:font-style="italic" style:font-style-asian="italic"/>
    </style:style>
    <style:style style:name="P782" style:parent-style-name="label" style:family="paragraph">
      <style:paragraph-properties fo:border="0.0069in solid #000000" fo:padding-top="0.0138in" fo:padding-left="0.0555in" fo:padding-bottom="0.0138in" fo:padding-right="0.0555in" style:shadow="none"/>
    </style:style>
    <style:style style:name="P783" style:parent-style-name="Corpsdetexte" style:family="paragraph">
      <style:paragraph-properties fo:border="0.0069in solid #000000" fo:padding-top="0.0138in" fo:padding-left="0.0555in" fo:padding-bottom="0.0138in" fo:padding-right="0.0555in" style:shadow="none"/>
    </style:style>
    <style:style style:name="T784" style:parent-style-name="Policepardéfaut" style:family="text">
      <style:text-properties fo:font-style="italic" style:font-style-asian="italic"/>
    </style:style>
    <style:style style:name="T785" style:parent-style-name="Policepardéfaut" style:family="text">
      <style:text-properties fo:font-style="italic" style:font-style-asian="italic"/>
    </style:style>
    <style:style style:name="T786" style:parent-style-name="Policepardéfaut" style:family="text">
      <style:text-properties fo:font-style="italic" style:font-style-asian="italic"/>
    </style:style>
    <style:style style:name="T787" style:parent-style-name="Policepardéfaut" style:family="text">
      <style:text-properties fo:font-style="italic" style:font-style-asian="italic"/>
    </style:style>
    <style:style style:name="T788" style:parent-style-name="Policepardéfaut" style:family="text">
      <style:text-properties fo:font-style="italic" style:font-style-asian="italic"/>
    </style:style>
    <style:style style:name="T789" style:parent-style-name="Policepardéfaut" style:family="text">
      <style:text-properties fo:font-style="italic" style:font-style-asian="italic"/>
    </style:style>
    <style:style style:name="T790" style:parent-style-name="Policepardéfaut" style:family="text">
      <style:text-properties fo:font-style="italic" style:font-style-asian="italic"/>
    </style:style>
    <style:style style:name="T791" style:parent-style-name="Policepardéfaut" style:family="text">
      <style:text-properties fo:font-variant="small-caps"/>
    </style:style>
    <style:style style:name="T792" style:parent-style-name="Policepardéfaut" style:family="text">
      <style:text-properties fo:font-style="normal" style:font-style-asian="normal"/>
    </style:style>
    <style:style style:name="T793" style:parent-style-name="Policepardéfaut" style:family="text">
      <style:text-properties fo:font-style="normal" style:font-style-asian="normal"/>
    </style:style>
    <style:style style:name="T794" style:parent-style-name="Policepardéfaut" style:family="text">
      <style:text-properties fo:font-style="normal" style:font-style-asian="normal"/>
    </style:style>
    <style:style style:name="T795" style:parent-style-name="Policepardéfaut" style:family="text">
      <style:text-properties fo:font-style="italic" style:font-style-asian="italic"/>
    </style:style>
    <style:style style:name="T796" style:parent-style-name="Policepardéfaut" style:family="text">
      <style:text-properties fo:font-variant="small-caps"/>
    </style:style>
    <style:style style:name="T797" style:parent-style-name="Policepardéfaut" style:family="text">
      <style:text-properties fo:font-variant="small-caps"/>
    </style:style>
    <style:style style:name="T798" style:parent-style-name="Policepardéfaut" style:family="text">
      <style:text-properties fo:font-style="italic" style:font-style-asian="italic"/>
    </style:style>
    <style:style style:name="T799" style:parent-style-name="Policepardéfaut" style:family="text">
      <style:text-properties fo:font-style="italic" style:font-style-asian="italic"/>
    </style:style>
    <style:style style:name="T800" style:parent-style-name="Policepardéfaut" style:family="text">
      <style:text-properties fo:font-style="italic" style:font-style-asian="italic"/>
    </style:style>
    <style:style style:name="T801" style:parent-style-name="Policepardéfaut" style:family="text">
      <style:text-properties fo:font-style="italic" style:font-style-asian="italic"/>
    </style:style>
    <style:style style:name="P802" style:parent-style-name="label" style:family="paragraph">
      <style:text-properties fo:font-style="italic" style:font-style-asian="italic" fo:font-variant="normal"/>
    </style:style>
    <style:style style:name="T803" style:parent-style-name="Policepardéfaut" style:family="text">
      <style:text-properties fo:font-style="italic" style:font-style-asian="italic"/>
    </style:style>
    <style:style style:name="T804" style:parent-style-name="Policepardéfaut" style:family="text">
      <style:text-properties fo:font-style="italic" style:font-style-asian="italic" style:text-position="super 66.6%"/>
    </style:style>
    <style:style style:name="T805" style:parent-style-name="Policepardéfaut" style:family="text">
      <style:text-properties fo:font-style="italic" style:font-style-asian="italic"/>
    </style:style>
    <style:style style:name="T806" style:parent-style-name="Policepardéfaut" style:family="text">
      <style:text-properties fo:font-style="italic" style:font-style-asian="italic"/>
    </style:style>
    <style:style style:name="T807" style:parent-style-name="Policepardéfaut" style:family="text">
      <style:text-properties fo:font-style="italic" style:font-style-asian="italic" style:text-position="super 66.6%"/>
    </style:style>
    <style:style style:name="T808" style:parent-style-name="Policepardéfaut" style:family="text">
      <style:text-properties fo:font-style="italic" style:font-style-asian="italic"/>
    </style:style>
    <style:style style:name="T809" style:parent-style-name="Policepardéfaut" style:family="text">
      <style:text-properties fo:font-style="italic" style:font-style-asian="italic"/>
    </style:style>
    <style:style style:name="T810" style:parent-style-name="Policepardéfaut" style:family="text">
      <style:text-properties fo:font-style="italic" style:font-style-asian="italic"/>
    </style:style>
    <style:style style:name="T811" style:parent-style-name="Policepardéfaut" style:family="text">
      <style:text-properties fo:font-style="italic" style:font-style-asian="italic"/>
    </style:style>
    <style:style style:name="T812" style:parent-style-name="Policepardéfaut" style:family="text">
      <style:text-properties fo:font-style="italic" style:font-style-asian="italic"/>
    </style:style>
    <style:style style:name="T813" style:parent-style-name="Policepardéfaut" style:family="text">
      <style:text-properties fo:font-style="italic" style:font-style-asian="italic"/>
    </style:style>
    <style:style style:name="T814" style:parent-style-name="Policepardéfaut" style:family="text">
      <style:text-properties fo:font-style="italic" style:font-style-asian="italic"/>
    </style:style>
    <style:style style:name="T815" style:parent-style-name="Policepardéfaut" style:family="text">
      <style:text-properties fo:font-style="italic" style:font-style-asian="italic"/>
    </style:style>
    <style:style style:name="T816" style:parent-style-name="Policepardéfaut" style:family="text">
      <style:text-properties fo:font-style="italic" style:font-style-asian="italic"/>
    </style:style>
    <style:style style:name="T817" style:parent-style-name="Policepardéfaut" style:family="text">
      <style:text-properties fo:font-style="italic" style:font-style-asian="italic"/>
    </style:style>
    <style:style style:name="T818" style:parent-style-name="Policepardéfaut" style:family="text">
      <style:text-properties fo:font-style="italic" style:font-style-asian="italic"/>
    </style:style>
    <style:style style:name="T819" style:parent-style-name="Policepardéfaut" style:family="text">
      <style:text-properties fo:font-style="italic" style:font-style-asian="italic"/>
    </style:style>
    <style:style style:name="T820" style:parent-style-name="Policepardéfaut" style:family="text">
      <style:text-properties fo:font-style="italic" style:font-style-asian="italic"/>
    </style:style>
    <style:style style:name="T821" style:parent-style-name="Policepardéfaut" style:family="text">
      <style:text-properties fo:font-style="italic" style:font-style-asian="italic"/>
    </style:style>
    <style:style style:name="T822" style:parent-style-name="Policepardéfaut" style:family="text">
      <style:text-properties fo:font-style="italic" style:font-style-asian="italic"/>
    </style:style>
    <style:style style:name="T823" style:parent-style-name="Policepardéfaut" style:family="text">
      <style:text-properties fo:font-style="italic" style:font-style-asian="italic"/>
    </style:style>
    <style:style style:name="T824" style:parent-style-name="Policepardéfaut" style:family="text">
      <style:text-properties fo:font-style="italic" style:font-style-asian="italic"/>
    </style:style>
    <style:style style:name="T825" style:parent-style-name="Policepardéfaut" style:family="text">
      <style:text-properties fo:font-style="italic" style:font-style-asian="italic"/>
    </style:style>
    <style:style style:name="T826" style:parent-style-name="Policepardéfaut" style:family="text">
      <style:text-properties fo:font-style="italic" style:font-style-asian="italic"/>
    </style:style>
    <style:style style:name="T827" style:parent-style-name="Policepardéfaut" style:family="text">
      <style:text-properties fo:font-style="italic" style:font-style-asian="italic"/>
    </style:style>
    <style:style style:name="T828" style:parent-style-name="Policepardéfaut" style:family="text">
      <style:text-properties fo:font-style="italic" style:font-style-asian="italic" style:text-position="super 66.6%"/>
    </style:style>
    <style:style style:name="T829" style:parent-style-name="Policepardéfaut" style:family="text">
      <style:text-properties fo:font-style="italic" style:font-style-asian="italic"/>
    </style:style>
    <style:style style:name="T830" style:parent-style-name="Policepardéfaut" style:family="text">
      <style:text-properties fo:font-style="italic" style:font-style-asian="italic"/>
    </style:style>
    <style:style style:name="T831" style:parent-style-name="Policepardéfaut" style:family="text">
      <style:text-properties fo:font-style="italic" style:font-style-asian="italic"/>
    </style:style>
    <style:style style:name="T832" style:parent-style-name="Policepardéfaut" style:family="text">
      <style:text-properties fo:font-style="italic" style:font-style-asian="italic"/>
    </style:style>
    <style:style style:name="T833" style:parent-style-name="Policepardéfaut" style:family="text">
      <style:text-properties fo:font-style="italic" style:font-style-asian="italic"/>
    </style:style>
    <style:style style:name="T834" style:parent-style-name="Policepardéfaut" style:family="text">
      <style:text-properties fo:font-style="italic" style:font-style-asian="italic"/>
    </style:style>
    <style:style style:name="P835" style:parent-style-name="label" style:family="paragraph">
      <style:text-properties fo:font-style="italic" style:font-style-asian="italic" fo:font-variant="normal"/>
    </style:style>
    <style:style style:name="T836" style:parent-style-name="Policepardéfaut" style:family="text">
      <style:text-properties fo:font-style="italic" style:font-style-asian="italic"/>
    </style:style>
    <style:style style:name="T837" style:parent-style-name="Policepardéfaut" style:family="text">
      <style:text-properties fo:font-style="italic" style:font-style-asian="italic" style:text-position="super 66.6%"/>
    </style:style>
    <style:style style:name="T838" style:parent-style-name="Policepardéfaut" style:family="text">
      <style:text-properties fo:font-style="italic" style:font-style-asian="italic"/>
    </style:style>
    <style:style style:name="T839" style:parent-style-name="Policepardéfaut" style:family="text">
      <style:text-properties fo:font-style="italic" style:font-style-asian="italic"/>
    </style:style>
    <style:style style:name="T840" style:parent-style-name="Policepardéfaut" style:family="text">
      <style:text-properties fo:font-style="italic" style:font-style-asian="italic"/>
    </style:style>
    <style:style style:name="T841" style:parent-style-name="Policepardéfaut" style:family="text">
      <style:text-properties fo:font-style="italic" style:font-style-asian="italic" style:text-position="super 66.6%"/>
    </style:style>
    <style:style style:name="T842" style:parent-style-name="Policepardéfaut" style:family="text">
      <style:text-properties fo:font-style="italic" style:font-style-asian="italic"/>
    </style:style>
    <style:style style:name="T843" style:parent-style-name="Policepardéfaut" style:family="text">
      <style:text-properties fo:font-style="italic" style:font-style-asian="italic"/>
    </style:style>
    <style:style style:name="T844" style:parent-style-name="Policepardéfaut" style:family="text">
      <style:text-properties fo:font-style="italic" style:font-style-asian="italic"/>
    </style:style>
    <style:style style:name="T845" style:parent-style-name="Policepardéfaut" style:family="text">
      <style:text-properties fo:font-style="italic" style:font-style-asian="italic" style:text-position="super 66.6%"/>
    </style:style>
    <style:style style:name="T846" style:parent-style-name="Policepardéfaut" style:family="text">
      <style:text-properties fo:font-style="italic" style:font-style-asian="italic"/>
    </style:style>
    <style:style style:name="T847" style:parent-style-name="Policepardéfaut" style:family="text">
      <style:text-properties fo:font-style="italic" style:font-style-asian="italic"/>
    </style:style>
    <style:style style:name="T848" style:parent-style-name="Policepardéfaut" style:family="text">
      <style:text-properties fo:font-style="italic" style:font-style-asian="italic"/>
    </style:style>
    <style:style style:name="T849" style:parent-style-name="Policepardéfaut" style:family="text">
      <style:text-properties fo:font-style="italic" style:font-style-asian="italic"/>
    </style:style>
    <style:style style:name="T850" style:parent-style-name="Policepardéfaut" style:family="text">
      <style:text-properties fo:font-style="italic" style:font-style-asian="italic"/>
    </style:style>
    <style:style style:name="T851" style:parent-style-name="Policepardéfaut" style:family="text">
      <style:text-properties fo:font-style="italic" style:font-style-asian="italic"/>
    </style:style>
    <style:style style:name="T852" style:parent-style-name="Policepardéfaut" style:family="text">
      <style:text-properties fo:font-style="italic" style:font-style-asian="italic"/>
    </style:style>
    <style:style style:name="T853" style:parent-style-name="Policepardéfaut" style:family="text">
      <style:text-properties fo:font-style="italic" style:font-style-asian="italic"/>
    </style:style>
    <style:style style:name="T854" style:parent-style-name="Policepardéfaut" style:family="text">
      <style:text-properties fo:font-style="italic" style:font-style-asian="italic"/>
    </style:style>
    <style:style style:name="T855" style:parent-style-name="Policepardéfaut" style:family="text">
      <style:text-properties fo:font-style="italic" style:font-style-asian="italic"/>
    </style:style>
    <style:style style:name="T856" style:parent-style-name="Policepardéfaut" style:family="text">
      <style:text-properties fo:font-style="italic" style:font-style-asian="italic"/>
    </style:style>
    <style:style style:name="T857" style:parent-style-name="Policepardéfaut" style:family="text">
      <style:text-properties fo:font-style="italic" style:font-style-asian="italic"/>
    </style:style>
    <style:style style:name="T858" style:parent-style-name="Policepardéfaut" style:family="text">
      <style:text-properties fo:font-style="italic" style:font-style-asian="italic"/>
    </style:style>
    <style:style style:name="T859" style:parent-style-name="Policepardéfaut" style:family="text">
      <style:text-properties fo:font-style="italic" style:font-style-asian="italic"/>
    </style:style>
    <style:style style:name="T860" style:parent-style-name="Policepardéfaut" style:family="text">
      <style:text-properties fo:font-style="italic" style:font-style-asian="italic"/>
    </style:style>
    <style:style style:name="T861" style:parent-style-name="Policepardéfaut" style:family="text">
      <style:text-properties fo:font-style="italic" style:font-style-asian="italic"/>
    </style:style>
    <style:style style:name="T862" style:parent-style-name="Policepardéfaut" style:family="text">
      <style:text-properties fo:font-style="italic" style:font-style-asian="italic"/>
    </style:style>
    <style:style style:name="T863" style:parent-style-name="Policepardéfaut" style:family="text">
      <style:text-properties fo:font-style="italic" style:font-style-asian="italic"/>
    </style:style>
    <style:style style:name="T864" style:parent-style-name="Policepardéfaut" style:family="text">
      <style:text-properties fo:font-style="italic" style:font-style-asian="italic"/>
    </style:style>
    <style:style style:name="P865" style:parent-style-name="label" style:family="paragraph">
      <style:text-properties fo:font-style="italic" style:font-style-asian="italic" fo:font-variant="normal"/>
    </style:style>
    <style:style style:name="T866" style:parent-style-name="Policepardéfaut" style:family="text">
      <style:text-properties fo:font-style="italic" style:font-style-asian="italic"/>
    </style:style>
    <style:style style:name="P867" style:parent-style-name="label" style:family="paragraph">
      <style:text-properties fo:font-style="italic" style:font-style-asian="italic" fo:font-variant="normal"/>
    </style:style>
    <style:style style:name="T868" style:parent-style-name="Policepardéfaut" style:family="text">
      <style:text-properties fo:font-style="italic" style:font-style-asian="italic"/>
    </style:style>
    <style:style style:name="T869" style:parent-style-name="Policepardéfaut" style:family="text">
      <style:text-properties fo:font-style="italic" style:font-style-asian="italic"/>
    </style:style>
    <style:style style:name="T870" style:parent-style-name="Policepardéfaut" style:family="text">
      <style:text-properties fo:font-style="italic" style:font-style-asian="italic"/>
    </style:style>
    <style:style style:name="P871" style:parent-style-name="label" style:family="paragraph">
      <style:text-properties fo:font-style="italic" style:font-style-asian="italic" fo:font-variant="normal"/>
    </style:style>
    <style:style style:name="T872" style:parent-style-name="Policepardéfaut" style:family="text">
      <style:text-properties fo:font-style="italic" style:font-style-asian="italic"/>
    </style:style>
    <style:style style:name="T873" style:parent-style-name="Policepardéfaut" style:family="text">
      <style:text-properties fo:font-style="italic" style:font-style-asian="italic" fo:font-variant="normal"/>
    </style:style>
    <style:style style:name="T874" style:parent-style-name="Policepardéfaut" style:family="text">
      <style:text-properties fo:font-style="italic" style:font-style-asian="italic" fo:font-variant="normal"/>
    </style:style>
    <style:style style:name="T875" style:parent-style-name="Policepardéfaut" style:family="text">
      <style:text-properties fo:font-style="italic" style:font-style-asian="italic"/>
    </style:style>
    <style:style style:name="T876" style:parent-style-name="Policepardéfaut" style:family="text">
      <style:text-properties fo:font-style="italic" style:font-style-asian="italic"/>
    </style:style>
    <style:style style:name="T877" style:parent-style-name="Policepardéfaut" style:family="text">
      <style:text-properties fo:font-style="italic" style:font-style-asian="italic"/>
    </style:style>
    <style:style style:name="T878" style:parent-style-name="Policepardéfaut" style:family="text">
      <style:text-properties fo:font-style="italic" style:font-style-asian="italic"/>
    </style:style>
    <style:style style:name="T879" style:parent-style-name="Policepardéfaut" style:family="text">
      <style:text-properties fo:font-style="italic" style:font-style-asian="italic"/>
    </style:style>
    <style:style style:name="P880" style:parent-style-name="label" style:family="paragraph">
      <style:text-properties fo:font-style="italic" style:font-style-asian="italic" fo:font-variant="normal"/>
    </style:style>
    <style:style style:name="T881" style:parent-style-name="Policepardéfaut" style:family="text">
      <style:text-properties fo:font-style="italic" style:font-style-asian="italic"/>
    </style:style>
    <style:style style:name="T882" style:parent-style-name="Policepardéfaut" style:family="text">
      <style:text-properties fo:font-style="italic" style:font-style-asian="italic"/>
    </style:style>
    <style:style style:name="T883" style:parent-style-name="Policepardéfaut" style:family="text">
      <style:text-properties fo:font-style="italic" style:font-style-asian="italic" fo:font-variant="normal"/>
    </style:style>
    <style:style style:name="T884" style:parent-style-name="Policepardéfaut" style:family="text">
      <style:text-properties fo:font-style="italic" style:font-style-asian="italic" fo:font-variant="normal"/>
    </style:style>
    <style:style style:name="T885" style:parent-style-name="Policepardéfaut" style:family="text">
      <style:text-properties fo:font-style="italic" style:font-style-asian="italic"/>
    </style:style>
    <style:style style:name="T886" style:parent-style-name="Policepardéfaut" style:family="text">
      <style:text-properties fo:font-style="italic" style:font-style-asian="italic"/>
    </style:style>
    <style:style style:name="T887" style:parent-style-name="Policepardéfaut" style:family="text">
      <style:text-properties fo:font-style="italic" style:font-style-asian="italic"/>
    </style:style>
    <style:style style:name="T888" style:parent-style-name="Policepardéfaut" style:family="text">
      <style:text-properties fo:font-style="italic" style:font-style-asian="italic"/>
    </style:style>
    <style:style style:name="T889" style:parent-style-name="Policepardéfaut" style:family="text">
      <style:text-properties fo:font-style="italic" style:font-style-asian="italic"/>
    </style:style>
    <style:style style:name="P890" style:parent-style-name="label" style:family="paragraph">
      <style:text-properties fo:font-style="italic" style:font-style-asian="italic" fo:font-variant="normal"/>
    </style:style>
    <style:style style:name="T891" style:parent-style-name="Policepardéfaut" style:family="text">
      <style:text-properties fo:font-style="italic" style:font-style-asian="italic"/>
    </style:style>
    <style:style style:name="T892" style:parent-style-name="Policepardéfaut" style:family="text">
      <style:text-properties fo:font-style="italic" style:font-style-asian="italic"/>
    </style:style>
    <style:style style:name="T893" style:parent-style-name="Policepardéfaut" style:family="text">
      <style:text-properties fo:font-style="italic" style:font-style-asian="italic"/>
    </style:style>
    <style:style style:name="T894" style:parent-style-name="Policepardéfaut" style:family="text">
      <style:text-properties fo:font-style="italic" style:font-style-asian="italic"/>
    </style:style>
    <style:style style:name="T895" style:parent-style-name="Policepardéfaut" style:family="text">
      <style:text-properties fo:font-variant="small-caps"/>
    </style:style>
    <style:style style:name="T896" style:parent-style-name="Policepardéfaut" style:family="text">
      <style:text-properties fo:font-style="italic" style:font-style-asian="italic"/>
    </style:style>
    <style:style style:name="T897" style:parent-style-name="Policepardéfaut" style:family="text">
      <style:text-properties style:font-name-complex="Times New Roman"/>
    </style:style>
    <style:style style:name="T898" style:parent-style-name="Policepardéfaut" style:family="text">
      <style:text-properties fo:font-variant="small-caps"/>
    </style:style>
    <style:style style:name="T899" style:parent-style-name="Policepardéfaut" style:family="text">
      <style:text-properties fo:font-variant="small-caps"/>
    </style:style>
    <style:style style:name="T900" style:parent-style-name="Policepardéfaut" style:family="text">
      <style:text-properties fo:font-style="italic" style:font-style-asian="italic"/>
    </style:style>
    <style:style style:name="T901" style:parent-style-name="Policepardéfaut" style:family="text">
      <style:text-properties fo:font-style="italic" style:font-style-asian="italic"/>
    </style:style>
    <style:style style:name="P902" style:parent-style-name="label" style:family="paragraph">
      <style:paragraph-properties fo:border="0.0069in solid #000000" fo:padding-top="0.0138in" fo:padding-left="0.0555in" fo:padding-bottom="0.0138in" fo:padding-right="0.0555in" style:shadow="none"/>
    </style:style>
    <style:style style:name="P903" style:parent-style-name="Corpsdetexte" style:family="paragraph">
      <style:paragraph-properties fo:border="0.0069in solid #000000" fo:padding-top="0.0138in" fo:padding-left="0.0555in" fo:padding-bottom="0.0138in" fo:padding-right="0.0555in" style:shadow="none"/>
    </style:style>
    <style:style style:name="T904" style:parent-style-name="Policepardéfaut" style:family="text">
      <style:text-properties fo:font-style="italic" style:font-style-asian="italic"/>
    </style:style>
    <style:style style:name="P905" style:parent-style-name="label" style:family="paragraph">
      <style:paragraph-properties fo:border="0.0069in solid #000000" fo:padding-top="0.0138in" fo:padding-left="0.0555in" fo:padding-bottom="0.0138in" fo:padding-right="0.0555in" style:shadow="none"/>
    </style:style>
    <style:style style:name="P906" style:parent-style-name="Corpsdetexte" style:family="paragraph">
      <style:paragraph-properties fo:border="0.0069in solid #000000" fo:padding-top="0.0138in" fo:padding-left="0.0555in" fo:padding-bottom="0.0138in" fo:padding-right="0.0555in" style:shadow="none"/>
    </style:style>
    <style:style style:name="T907" style:parent-style-name="Policepardéfaut" style:family="text">
      <style:text-properties fo:font-style="italic" style:font-style-asian="italic"/>
    </style:style>
    <style:style style:name="T908" style:parent-style-name="Policepardéfaut" style:family="text">
      <style:text-properties fo:font-variant="small-caps"/>
    </style:style>
    <style:style style:name="T909" style:parent-style-name="Policepardéfaut" style:family="text">
      <style:text-properties fo:font-variant="small-caps"/>
    </style:style>
    <style:style style:name="P910" style:parent-style-name="label" style:family="paragraph">
      <style:text-properties fo:font-style="italic" style:font-style-asian="italic" fo:font-variant="normal"/>
    </style:style>
    <style:style style:name="T911" style:parent-style-name="Policepardéfaut" style:family="text">
      <style:text-properties fo:font-style="italic" style:font-style-asian="italic"/>
    </style:style>
    <style:style style:name="T912" style:parent-style-name="Policepardéfaut" style:family="text">
      <style:text-properties fo:font-style="italic" style:font-style-asian="italic"/>
    </style:style>
    <style:style style:name="T913" style:parent-style-name="Policepardéfaut" style:family="text">
      <style:text-properties style:language-complex="hi" style:country-complex="IN"/>
    </style:style>
    <style:style style:name="T914" style:parent-style-name="Policepardéfaut" style:family="text">
      <style:text-properties fo:font-variant="small-caps" style:language-complex="hi" style:country-complex="IN"/>
    </style:style>
    <style:style style:name="T915" style:parent-style-name="Policepardéfaut" style:family="text">
      <style:text-properties style:language-complex="hi" style:country-complex="IN"/>
    </style:style>
    <style:style style:name="T916" style:parent-style-name="Appelnotedebasdep." style:family="text">
      <style:text-properties style:language-complex="hi" style:country-complex="IN"/>
    </style:style>
    <style:style style:name="T917" style:parent-style-name="Policepardéfaut" style:family="text">
      <style:text-properties fo:font-style="italic" style:font-style-asian="italic"/>
    </style:style>
    <style:style style:name="T918" style:parent-style-name="Policepardéfaut" style:family="text">
      <style:text-properties fo:font-style="italic" style:font-style-asian="italic"/>
    </style:style>
    <style:style style:name="T919" style:parent-style-name="Policepardéfaut" style:family="text">
      <style:text-properties fo:font-style="italic" style:font-style-asian="italic"/>
    </style:style>
    <style:style style:name="T920" style:parent-style-name="Policepardéfaut" style:family="text">
      <style:text-properties fo:font-style="italic" style:font-style-asian="italic"/>
    </style:style>
    <style:style style:name="T921" style:parent-style-name="Policepardéfaut" style:family="text">
      <style:text-properties fo:font-style="italic" style:font-style-asian="italic"/>
    </style:style>
    <style:style style:name="T922" style:parent-style-name="Policepardéfaut" style:family="text">
      <style:text-properties fo:font-style="italic" style:font-style-asian="italic"/>
    </style:style>
    <style:style style:name="T923" style:parent-style-name="Policepardéfaut" style:family="text">
      <style:text-properties fo:font-style="italic" style:font-style-asian="italic"/>
    </style:style>
    <style:style style:name="T924" style:parent-style-name="Policepardéfaut" style:family="text">
      <style:text-properties style:language-complex="hi" style:country-complex="IN"/>
    </style:style>
    <style:style style:name="T925" style:parent-style-name="Policepardéfaut" style:family="text">
      <style:text-properties fo:font-style="italic" style:font-style-asian="italic"/>
    </style:style>
    <style:style style:name="T926" style:parent-style-name="Policepardéfaut" style:family="text">
      <style:text-properties fo:font-style="italic" style:font-style-asian="italic"/>
    </style:style>
    <style:style style:name="T927" style:parent-style-name="Policepardéfaut" style:family="text">
      <style:text-properties fo:font-style="italic" style:font-style-asian="italic"/>
    </style:style>
    <style:style style:name="T928" style:parent-style-name="Policepardéfaut" style:family="text">
      <style:text-properties fo:font-style="italic" style:font-style-asian="italic"/>
    </style:style>
    <style:style style:name="T929" style:parent-style-name="Policepardéfaut" style:family="text">
      <style:text-properties fo:font-variant="small-caps"/>
    </style:style>
    <style:style style:name="T930" style:parent-style-name="Policepardéfaut" style:family="text">
      <style:text-properties fo:font-variant="small-caps"/>
    </style:style>
    <style:style style:name="T931" style:parent-style-name="Policepardéfaut" style:family="text">
      <style:text-properties fo:font-style="italic" style:font-style-asian="italic"/>
    </style:style>
    <style:style style:name="T932" style:parent-style-name="Policepardéfaut" style:family="text">
      <style:text-properties fo:font-style="italic" style:font-style-asian="italic"/>
    </style:style>
    <style:style style:name="T933" style:parent-style-name="Policepardéfaut" style:family="text">
      <style:text-properties fo:font-style="italic" style:font-style-asian="italic"/>
    </style:style>
    <style:style style:name="T934" style:parent-style-name="Policepardéfaut" style:family="text">
      <style:text-properties style:text-position="super 63.6%"/>
    </style:style>
    <style:style style:name="T935" style:parent-style-name="Policepardéfaut" style:family="text">
      <style:text-properties fo:font-variant="small-caps"/>
    </style:style>
    <style:style style:name="T936" style:parent-style-name="Policepardéfaut" style:family="text">
      <style:text-properties fo:font-style="italic" style:font-style-asian="italic"/>
    </style:style>
    <style:style style:name="T937" style:parent-style-name="Policepardéfaut" style:family="text">
      <style:text-properties fo:font-style="italic" style:font-style-asian="italic"/>
    </style:style>
    <style:style style:name="T938" style:parent-style-name="Policepardéfaut" style:family="text">
      <style:text-properties style:text-position="super 63.6%"/>
    </style:style>
    <style:style style:name="T939" style:parent-style-name="Policepardéfaut" style:family="text">
      <style:text-properties fo:font-style="italic" style:font-style-asian="italic"/>
    </style:style>
    <style:style style:name="T940" style:parent-style-name="Policepardéfaut" style:family="text">
      <style:text-properties fo:font-variant="small-caps"/>
    </style:style>
    <style:style style:name="T941" style:parent-style-name="Policepardéfaut" style:family="text">
      <style:text-properties fo:font-style="italic" style:font-style-asian="italic"/>
    </style:style>
    <style:style style:name="T942" style:parent-style-name="Policepardéfaut" style:family="text">
      <style:text-properties fo:font-style="italic" style:font-style-asian="italic"/>
    </style:style>
    <style:style style:name="T943" style:parent-style-name="Policepardéfaut" style:family="text">
      <style:text-properties fo:font-style="italic" style:font-style-asian="italic"/>
    </style:style>
    <style:style style:name="T944" style:parent-style-name="Policepardéfaut" style:family="text">
      <style:text-properties fo:font-style="italic" style:font-style-asian="italic"/>
    </style:style>
    <style:style style:name="T945" style:parent-style-name="Policepardéfaut" style:family="text">
      <style:text-properties fo:font-style="italic" style:font-style-asian="italic"/>
    </style:style>
    <style:style style:name="T946" style:parent-style-name="Policepardéfaut" style:family="text">
      <style:text-properties fo:font-style="italic" style:font-style-asian="italic"/>
    </style:style>
    <style:style style:name="T947" style:parent-style-name="Policepardéfaut" style:family="text">
      <style:text-properties fo:font-style="italic" style:font-style-asian="italic"/>
    </style:style>
    <style:style style:name="T948" style:parent-style-name="Policepardéfaut" style:family="text">
      <style:text-properties fo:font-style="italic" style:font-style-asian="italic"/>
    </style:style>
    <style:style style:name="T949" style:parent-style-name="Policepardéfaut" style:family="text">
      <style:text-properties fo:font-style="italic" style:font-style-asian="italic"/>
    </style:style>
    <style:style style:name="T950" style:parent-style-name="Policepardéfaut" style:family="text">
      <style:text-properties fo:font-style="italic" style:font-style-asian="italic"/>
    </style:style>
    <style:style style:name="T951" style:parent-style-name="Policepardéfaut" style:family="text">
      <style:text-properties fo:font-style="italic" style:font-style-asian="italic"/>
    </style:style>
    <style:style style:name="T952" style:parent-style-name="Policepardéfaut" style:family="text">
      <style:text-properties fo:font-style="italic" style:font-style-asian="italic"/>
    </style:style>
    <style:style style:name="T953" style:parent-style-name="Appelnotedebasdep." style:family="text">
      <style:text-properties fo:font-style="italic" style:font-style-asian="italic"/>
    </style:style>
    <style:style style:name="T954" style:parent-style-name="Policepardéfaut" style:family="text">
      <style:text-properties fo:font-style="italic" style:font-style-asian="italic"/>
    </style:style>
    <style:style style:name="T955" style:parent-style-name="Policepardéfaut" style:family="text">
      <style:text-properties fo:font-style="italic" style:font-style-asian="italic"/>
    </style:style>
    <style:style style:name="T956" style:parent-style-name="Policepardéfaut" style:family="text">
      <style:text-properties style:text-position="super 63.6%"/>
    </style:style>
    <style:style style:name="T957" style:parent-style-name="Policepardéfaut" style:family="text">
      <style:text-properties style:text-position="super 63.6%"/>
    </style:style>
    <style:style style:name="T958" style:parent-style-name="Policepardéfaut" style:family="text">
      <style:text-properties style:text-position="super 63.6%"/>
    </style:style>
    <style:style style:name="T959" style:parent-style-name="Policepardéfaut" style:family="text">
      <style:text-properties fo:font-style="italic" style:font-style-asian="italic"/>
    </style:style>
    <style:style style:name="T960" style:parent-style-name="Policepardéfaut" style:family="text">
      <style:text-properties fo:font-style="italic" style:font-style-asian="italic"/>
    </style:style>
    <style:style style:name="T961" style:parent-style-name="Policepardéfaut" style:family="text">
      <style:text-properties fo:font-style="italic" style:font-style-asian="italic"/>
    </style:style>
    <style:style style:name="T962" style:parent-style-name="Policepardéfaut" style:family="text">
      <style:text-properties fo:font-style="italic" style:font-style-asian="italic"/>
    </style:style>
    <style:style style:name="T963" style:parent-style-name="Policepardéfaut" style:family="text">
      <style:text-properties fo:font-style="italic" style:font-style-asian="italic"/>
    </style:style>
    <style:style style:name="T964" style:parent-style-name="Policepardéfaut" style:family="text">
      <style:text-properties fo:font-style="italic" style:font-style-asian="italic"/>
    </style:style>
    <style:style style:name="T965" style:parent-style-name="Policepardéfaut" style:family="text">
      <style:text-properties fo:font-style="italic" style:font-style-asian="italic"/>
    </style:style>
    <style:style style:name="T966" style:parent-style-name="Policepardéfaut" style:family="text">
      <style:text-properties fo:font-style="italic" style:font-style-asian="italic"/>
    </style:style>
    <style:style style:name="T967" style:parent-style-name="Policepardéfaut" style:family="text">
      <style:text-properties fo:font-style="italic" style:font-style-asian="italic"/>
    </style:style>
    <style:style style:name="T968" style:parent-style-name="Policepardéfaut" style:family="text">
      <style:text-properties fo:font-style="italic" style:font-style-asian="italic"/>
    </style:style>
    <style:style style:name="T969" style:parent-style-name="Policepardéfaut" style:family="text">
      <style:text-properties fo:font-style="italic" style:font-style-asian="italic"/>
    </style:style>
    <style:style style:name="T970" style:parent-style-name="Policepardéfaut" style:family="text">
      <style:text-properties fo:font-style="italic" style:font-style-asian="italic"/>
    </style:style>
    <style:style style:name="T971" style:parent-style-name="Policepardéfaut" style:family="text">
      <style:text-properties fo:font-style="italic" style:font-style-asian="italic"/>
    </style:style>
    <style:style style:name="T972" style:parent-style-name="Policepardéfaut" style:family="text">
      <style:text-properties style:text-position="super 63.6%"/>
    </style:style>
    <style:style style:name="T973" style:parent-style-name="Policepardéfaut" style:family="text">
      <style:text-properties fo:font-style="italic" style:font-style-asian="italic"/>
    </style:style>
    <style:style style:name="T974" style:parent-style-name="Policepardéfaut" style:family="text">
      <style:text-properties fo:font-style="italic" style:font-style-asian="italic"/>
    </style:style>
    <style:style style:name="T975" style:parent-style-name="Policepardéfaut" style:family="text">
      <style:text-properties fo:font-style="italic" style:font-style-asian="italic"/>
    </style:style>
    <style:style style:name="T976" style:parent-style-name="Policepardéfaut" style:family="text">
      <style:text-properties fo:font-style="italic" style:font-style-asian="italic"/>
    </style:style>
    <style:style style:name="T977" style:parent-style-name="Policepardéfaut" style:family="text">
      <style:text-properties fo:font-style="italic" style:font-style-asian="italic"/>
    </style:style>
    <style:style style:name="T978" style:parent-style-name="Policepardéfaut" style:family="text">
      <style:text-properties fo:font-style="italic" style:font-style-asian="italic"/>
    </style:style>
    <style:style style:name="T979" style:parent-style-name="Policepardéfaut" style:family="text">
      <style:text-properties style:font-name="Times New Roman" style:font-name-complex="Times New Roman"/>
    </style:style>
    <style:style style:name="T980" style:parent-style-name="Policepardéfaut" style:family="text">
      <style:text-properties style:font-name="Times New Roman" style:font-name-complex="Times New Roman" fo:font-style="italic" style:font-style-asian="italic"/>
    </style:style>
    <style:style style:name="T981" style:parent-style-name="Policepardéfaut" style:family="text">
      <style:text-properties style:font-name="Times New Roman" style:font-name-complex="Times New Roman"/>
    </style:style>
    <style:style style:name="T982" style:parent-style-name="Policepardéfaut" style:family="text">
      <style:text-properties fo:font-style="italic" style:font-style-asian="italic"/>
    </style:style>
    <style:style style:name="T983" style:parent-style-name="Policepardéfaut" style:family="text">
      <style:text-properties fo:font-style="italic" style:font-style-asian="italic"/>
    </style:style>
    <style:style style:name="T984" style:parent-style-name="Policepardéfaut" style:family="text">
      <style:text-properties fo:font-style="italic" style:font-style-asian="italic"/>
    </style:style>
    <style:style style:name="T985" style:parent-style-name="Policepardéfaut" style:family="text">
      <style:text-properties fo:font-style="italic" style:font-style-asian="italic"/>
    </style:style>
    <style:style style:name="T986" style:parent-style-name="Policepardéfaut" style:family="text">
      <style:text-properties fo:font-style="italic" style:font-style-asian="italic"/>
    </style:style>
    <style:style style:name="T987" style:parent-style-name="Policepardéfaut" style:family="text">
      <style:text-properties fo:font-style="italic" style:font-style-asian="italic"/>
    </style:style>
    <style:style style:name="T988" style:parent-style-name="Policepardéfaut" style:family="text">
      <style:text-properties fo:font-style="italic" style:font-style-asian="italic"/>
    </style:style>
    <style:style style:name="T989" style:parent-style-name="Policepardéfaut" style:family="text">
      <style:text-properties style:font-name="Times New Roman" style:font-name-complex="Times New Roman"/>
    </style:style>
    <style:style style:name="T990" style:parent-style-name="Policepardéfaut" style:family="text">
      <style:text-properties fo:font-style="italic" style:font-style-asian="italic"/>
    </style:style>
    <style:style style:name="T991" style:parent-style-name="Policepardéfaut" style:family="text">
      <style:text-properties fo:font-style="italic" style:font-style-asian="italic"/>
    </style:style>
    <style:style style:name="T992" style:parent-style-name="Policepardéfaut" style:family="text">
      <style:text-properties fo:font-style="italic" style:font-style-asian="italic"/>
    </style:style>
    <style:style style:name="T993" style:parent-style-name="quote.c" style:family="text">
      <style:text-properties fo:font-style="italic" style:font-style-asian="italic" style:text-underline-type="single" style:text-underline-style="solid" style:text-underline-width="auto" style:text-underline-mode="continuous"/>
    </style:style>
    <style:style style:name="T994" style:parent-style-name="quote.c" style:family="text">
      <style:text-properties style:text-underline-type="single" style:text-underline-style="solid" style:text-underline-width="auto" style:text-underline-mode="continuous"/>
    </style:style>
    <style:style style:name="T995" style:parent-style-name="Policepardéfaut" style:family="text">
      <style:text-properties fo:font-style="italic" style:font-style-asian="italic"/>
    </style:style>
    <style:style style:name="T996" style:parent-style-name="Policepardéfaut" style:family="text">
      <style:text-properties fo:font-style="italic" style:font-style-asian="italic"/>
    </style:style>
    <style:style style:name="T997" style:parent-style-name="Policepardéfaut" style:family="text">
      <style:text-properties fo:font-style="italic" style:font-style-asian="italic"/>
    </style:style>
    <style:style style:name="T998" style:parent-style-name="Policepardéfaut" style:family="text">
      <style:text-properties fo:font-style="italic" style:font-style-asian="italic"/>
    </style:style>
    <style:style style:name="T999" style:parent-style-name="Policepardéfaut" style:family="text">
      <style:text-properties fo:font-style="italic" style:font-style-asian="italic"/>
    </style:style>
    <style:style style:name="T1000" style:parent-style-name="Policepardéfaut" style:family="text">
      <style:text-properties fo:font-style="italic" style:font-style-asian="italic"/>
    </style:style>
    <style:style style:name="T1001" style:parent-style-name="Policepardéfaut" style:family="text">
      <style:text-properties fo:font-style="italic" style:font-style-asian="italic"/>
    </style:style>
    <style:style style:name="T1002" style:parent-style-name="Policepardéfaut" style:family="text">
      <style:text-properties fo:font-style="italic" style:font-style-asian="italic"/>
    </style:style>
    <style:style style:name="T1003" style:parent-style-name="Policepardéfaut" style:family="text">
      <style:text-properties fo:font-style="italic" style:font-style-asian="italic"/>
    </style:style>
    <style:style style:name="T1004" style:parent-style-name="Policepardéfaut" style:family="text">
      <style:text-properties fo:font-style="italic" style:font-style-asian="italic"/>
    </style:style>
    <style:style style:name="T1005" style:parent-style-name="Policepardéfaut" style:family="text">
      <style:text-properties fo:font-style="italic" style:font-style-asian="italic"/>
    </style:style>
    <style:style style:name="T1006" style:parent-style-name="Policepardéfaut" style:family="text">
      <style:text-properties style:text-position="super 65%"/>
    </style:style>
    <style:style style:name="T1007" style:parent-style-name="Policepardéfaut" style:family="text">
      <style:text-properties style:text-position="super 65%"/>
    </style:style>
    <style:style style:name="T1008" style:parent-style-name="Policepardéfaut" style:family="text">
      <style:text-properties fo:font-style="italic" style:font-style-asian="italic"/>
    </style:style>
    <style:style style:name="T1009" style:parent-style-name="Policepardéfaut" style:family="text">
      <style:text-properties fo:font-style="italic" style:font-style-asian="italic"/>
    </style:style>
    <style:style style:name="T1010" style:parent-style-name="Policepardéfaut" style:family="text">
      <style:text-properties fo:font-style="italic" style:font-style-asian="italic"/>
    </style:style>
    <style:style style:name="T1011" style:parent-style-name="Policepardéfaut" style:family="text">
      <style:text-properties fo:font-style="italic" style:font-style-asian="italic"/>
    </style:style>
    <style:style style:name="T1012" style:parent-style-name="Policepardéfaut" style:family="text">
      <style:text-properties style:font-name="Times New Roman" style:font-name-complex="Times New Roman"/>
    </style:style>
    <style:style style:name="T1013" style:parent-style-name="Policepardéfaut" style:family="text">
      <style:text-properties fo:font-style="italic" style:font-style-asian="italic"/>
    </style:style>
    <style:style style:name="T1014" style:parent-style-name="Policepardéfaut" style:family="text">
      <style:text-properties fo:font-style="italic" style:font-style-asian="italic"/>
    </style:style>
    <style:style style:name="T1015" style:parent-style-name="Policepardéfaut" style:family="text">
      <style:text-properties fo:font-variant="small-caps"/>
    </style:style>
    <style:style style:name="T1016" style:parent-style-name="Policepardéfaut" style:family="text">
      <style:text-properties fo:font-variant="small-caps"/>
    </style:style>
    <style:style style:name="T1017" style:parent-style-name="Policepardéfaut" style:family="text">
      <style:text-properties fo:font-style="italic" style:font-style-asian="italic"/>
    </style:style>
    <style:style style:name="T1018" style:parent-style-name="Policepardéfaut" style:family="text">
      <style:text-properties fo:font-style="italic" style:font-style-asian="italic"/>
    </style:style>
    <style:style style:name="T1019" style:parent-style-name="Policepardéfaut" style:family="text">
      <style:text-properties fo:font-style="italic" style:font-style-asian="italic"/>
    </style:style>
    <style:style style:name="T1020" style:parent-style-name="Policepardéfaut" style:family="text">
      <style:text-properties fo:font-style="italic" style:font-style-asian="italic"/>
    </style:style>
    <style:style style:name="T1021" style:parent-style-name="Policepardéfaut" style:family="text">
      <style:text-properties fo:font-style="italic" style:font-style-asian="italic"/>
    </style:style>
    <style:style style:name="T1022" style:parent-style-name="Policepardéfaut" style:family="text">
      <style:text-properties fo:font-style="italic" style:font-style-asian="italic"/>
    </style:style>
    <style:style style:name="T1023" style:parent-style-name="Policepardéfaut" style:family="text">
      <style:text-properties fo:font-style="italic" style:font-style-asian="italic"/>
    </style:style>
    <style:style style:name="T1024" style:parent-style-name="Policepardéfaut" style:family="text">
      <style:text-properties fo:font-style="italic" style:font-style-asian="italic"/>
    </style:style>
    <style:style style:name="T1025" style:parent-style-name="Policepardéfaut" style:family="text">
      <style:text-properties fo:font-style="italic" style:font-style-asian="italic"/>
    </style:style>
    <style:style style:name="T1026" style:parent-style-name="Policepardéfaut" style:family="text">
      <style:text-properties fo:font-style="italic" style:font-style-asian="italic"/>
    </style:style>
    <style:style style:name="T1027" style:parent-style-name="Policepardéfaut" style:family="text">
      <style:text-properties fo:font-style="italic" style:font-style-asian="italic"/>
    </style:style>
    <style:style style:name="T1028" style:parent-style-name="Policepardéfaut" style:family="text">
      <style:text-properties fo:font-style="italic" style:font-style-asian="italic"/>
    </style:style>
    <style:style style:name="T1029" style:parent-style-name="Policepardéfaut" style:family="text">
      <style:text-properties style:text-position="super 63.6%"/>
    </style:style>
    <style:style style:name="T1030" style:parent-style-name="Policepardéfaut" style:family="text">
      <style:text-properties fo:font-style="italic" style:font-style-asian="italic"/>
    </style:style>
    <style:style style:name="T1031" style:parent-style-name="Policepardéfaut" style:family="text">
      <style:text-properties fo:font-style="italic" style:font-style-asian="italic"/>
    </style:style>
    <style:style style:name="T1032" style:parent-style-name="Policepardéfaut" style:family="text">
      <style:text-properties fo:font-variant="small-caps"/>
    </style:style>
    <style:style style:name="T1033" style:parent-style-name="Policepardéfaut" style:family="text">
      <style:text-properties fo:font-style="italic" style:font-style-asian="italic"/>
    </style:style>
    <style:style style:name="T1034" style:parent-style-name="Policepardéfaut" style:family="text">
      <style:text-properties fo:font-style="italic" style:font-style-asian="italic"/>
    </style:style>
    <style:style style:name="T1035" style:parent-style-name="Policepardéfaut" style:family="text">
      <style:text-properties style:language-complex="hi" style:country-complex="IN"/>
    </style:style>
    <style:style style:name="T1036" style:parent-style-name="Policepardéfaut" style:family="text">
      <style:text-properties fo:font-variant="small-caps" style:language-complex="hi" style:country-complex="IN"/>
    </style:style>
    <style:style style:name="T1037" style:parent-style-name="Policepardéfaut" style:family="text">
      <style:text-properties style:language-complex="hi" style:country-complex="IN"/>
    </style:style>
    <style:style style:name="T1038" style:parent-style-name="Policepardéfaut" style:family="text">
      <style:text-properties fo:font-style="normal" style:font-style-asian="normal" style:language-complex="hi" style:country-complex="IN"/>
    </style:style>
    <style:style style:name="T1039" style:parent-style-name="Policepardéfaut" style:family="text">
      <style:text-properties style:language-complex="hi" style:country-complex="IN"/>
    </style:style>
    <style:style style:name="T1040" style:parent-style-name="Policepardéfaut" style:family="text">
      <style:text-properties style:font-name="Times New Roman" style:font-name-complex="Times New Roman"/>
    </style:style>
    <style:style style:name="T1041" style:parent-style-name="Policepardéfaut" style:family="text">
      <style:text-properties fo:font-style="italic" style:font-style-asian="italic"/>
    </style:style>
    <style:style style:name="T1042" style:parent-style-name="Policepardéfaut" style:family="text">
      <style:text-properties fo:font-style="italic" style:font-style-asian="italic"/>
    </style:style>
    <style:style style:name="T1043" style:parent-style-name="Policepardéfaut" style:family="text">
      <style:text-properties fo:font-style="italic" style:font-style-asian="italic"/>
    </style:style>
    <style:style style:name="T1044" style:parent-style-name="Policepardéfaut" style:family="text">
      <style:text-properties fo:font-style="italic" style:font-style-asian="italic"/>
    </style:style>
    <style:style style:name="T1045" style:parent-style-name="Policepardéfaut" style:family="text">
      <style:text-properties fo:font-style="italic" style:font-style-asian="italic"/>
    </style:style>
    <style:style style:name="T1046" style:parent-style-name="Policepardéfaut" style:family="text">
      <style:text-properties fo:font-style="italic" style:font-style-asian="italic"/>
    </style:style>
    <style:style style:name="T1047" style:parent-style-name="Policepardéfaut" style:family="text">
      <style:text-properties fo:font-style="italic" style:font-style-asian="italic"/>
    </style:style>
    <style:style style:name="T1048" style:parent-style-name="Policepardéfaut" style:family="text">
      <style:text-properties fo:font-style="italic" style:font-style-asian="italic"/>
    </style:style>
    <style:style style:name="T1049" style:parent-style-name="Policepardéfaut" style:family="text">
      <style:text-properties fo:font-style="italic" style:font-style-asian="italic"/>
    </style:style>
    <style:style style:name="T1050" style:parent-style-name="Policepardéfaut" style:family="text">
      <style:text-properties fo:font-style="italic" style:font-style-asian="italic"/>
    </style:style>
    <style:style style:name="T1051" style:parent-style-name="Policepardéfaut" style:family="text">
      <style:text-properties fo:font-style="italic" style:font-style-asian="italic"/>
    </style:style>
    <style:style style:name="T1052" style:parent-style-name="Policepardéfaut" style:family="text">
      <style:text-properties fo:font-style="italic" style:font-style-asian="italic"/>
    </style:style>
    <style:style style:name="T1053" style:parent-style-name="Policepardéfaut" style:family="text">
      <style:text-properties fo:font-style="italic" style:font-style-asian="italic"/>
    </style:style>
    <style:style style:name="T1054" style:parent-style-name="Policepardéfaut" style:family="text">
      <style:text-properties fo:font-style="italic" style:font-style-asian="italic"/>
    </style:style>
    <style:style style:name="T1055" style:parent-style-name="Policepardéfaut" style:family="text">
      <style:text-properties fo:font-style="italic" style:font-style-asian="italic"/>
    </style:style>
    <style:style style:name="T1056" style:parent-style-name="Policepardéfaut" style:family="text">
      <style:text-properties fo:font-style="italic" style:font-style-asian="italic"/>
    </style:style>
    <style:style style:name="T1057" style:parent-style-name="Policepardéfaut" style:family="text">
      <style:text-properties fo:font-style="italic" style:font-style-asian="italic"/>
    </style:style>
    <style:style style:name="T1058" style:parent-style-name="Policepardéfaut" style:family="text">
      <style:text-properties fo:font-style="italic" style:font-style-asian="italic"/>
    </style:style>
    <style:style style:name="T1059" style:parent-style-name="Policepardéfaut" style:family="text">
      <style:text-properties fo:font-style="italic" style:font-style-asian="italic"/>
    </style:style>
    <style:style style:name="T1060" style:parent-style-name="Policepardéfaut" style:family="text">
      <style:text-properties fo:font-style="italic" style:font-style-asian="italic"/>
    </style:style>
    <style:style style:name="T1061" style:parent-style-name="Policepardéfaut" style:family="text">
      <style:text-properties fo:font-style="italic" style:font-style-asian="italic"/>
    </style:style>
    <style:style style:name="T1062" style:parent-style-name="Policepardéfaut" style:family="text">
      <style:text-properties fo:font-style="italic" style:font-style-asian="italic"/>
    </style:style>
    <style:style style:name="T1063" style:parent-style-name="Policepardéfaut" style:family="text">
      <style:text-properties fo:font-style="italic" style:font-style-asian="italic"/>
    </style:style>
    <style:style style:name="T1064" style:parent-style-name="Policepardéfaut" style:family="text">
      <style:text-properties style:text-position="super 63.6%"/>
    </style:style>
    <style:style style:name="T1065" style:parent-style-name="Policepardéfaut" style:family="text">
      <style:text-properties style:text-position="super 63.6%"/>
    </style:style>
    <style:style style:name="T1066" style:parent-style-name="Policepardéfaut" style:family="text">
      <style:text-properties fo:font-style="italic" style:font-style-asian="italic"/>
    </style:style>
    <style:style style:name="T1067" style:parent-style-name="Policepardéfaut" style:family="text">
      <style:text-properties fo:font-style="italic" style:font-style-asian="italic"/>
    </style:style>
    <style:style style:name="T1068" style:parent-style-name="Policepardéfaut" style:family="text">
      <style:text-properties fo:font-style="italic" style:font-style-asian="italic"/>
    </style:style>
    <style:style style:name="T1069" style:parent-style-name="Policepardéfaut" style:family="text">
      <style:text-properties fo:font-style="italic" style:font-style-asian="italic"/>
    </style:style>
    <style:style style:name="T1070" style:parent-style-name="Policepardéfaut" style:family="text">
      <style:text-properties fo:font-style="italic" style:font-style-asian="italic"/>
    </style:style>
    <style:style style:name="T1071" style:parent-style-name="Policepardéfaut" style:family="text">
      <style:text-properties fo:font-style="italic" style:font-style-asian="italic"/>
    </style:style>
    <style:style style:name="T1072" style:parent-style-name="Policepardéfaut" style:family="text">
      <style:text-properties style:font-name="Times New Roman" style:font-name-complex="Times New Roman"/>
    </style:style>
    <style:style style:name="T1073" style:parent-style-name="Policepardéfaut" style:family="text">
      <style:text-properties fo:font-style="italic" style:font-style-asian="italic"/>
    </style:style>
    <style:style style:name="T1074" style:parent-style-name="Policepardéfaut" style:family="text">
      <style:text-properties fo:font-style="italic" style:font-style-asian="italic"/>
    </style:style>
    <style:style style:name="T1075" style:parent-style-name="Policepardéfaut" style:family="text">
      <style:text-properties fo:font-style="italic" style:font-style-asian="italic"/>
    </style:style>
    <style:style style:name="T1076" style:parent-style-name="Policepardéfaut" style:family="text">
      <style:text-properties fo:font-style="italic" style:font-style-asian="italic"/>
    </style:style>
    <style:style style:name="T1077" style:parent-style-name="Policepardéfaut" style:family="text">
      <style:text-properties fo:font-style="italic" style:font-style-asian="italic"/>
    </style:style>
    <style:style style:name="T1078" style:parent-style-name="Policepardéfaut" style:family="text">
      <style:text-properties fo:font-style="italic" style:font-style-asian="italic"/>
    </style:style>
    <style:style style:name="T1079" style:parent-style-name="Policepardéfaut" style:family="text">
      <style:text-properties fo:font-style="italic" style:font-style-asian="italic"/>
    </style:style>
    <style:style style:name="T1080" style:parent-style-name="Policepardéfaut" style:family="text">
      <style:text-properties fo:font-style="italic" style:font-style-asian="italic"/>
    </style:style>
    <style:style style:name="T1081" style:parent-style-name="Policepardéfaut" style:family="text">
      <style:text-properties fo:font-style="italic" style:font-style-asian="italic"/>
    </style:style>
    <style:style style:name="T1082" style:parent-style-name="Policepardéfaut" style:family="text">
      <style:text-properties fo:font-style="italic" style:font-style-asian="italic"/>
    </style:style>
    <style:style style:name="T1083" style:parent-style-name="Policepardéfaut" style:family="text">
      <style:text-properties fo:font-style="italic" style:font-style-asian="italic"/>
    </style:style>
    <style:style style:name="T1084" style:parent-style-name="Policepardéfaut" style:family="text">
      <style:text-properties fo:font-style="italic" style:font-style-asian="italic"/>
    </style:style>
    <style:style style:name="T1085" style:parent-style-name="Policepardéfaut" style:family="text">
      <style:text-properties fo:font-style="italic" style:font-style-asian="italic"/>
    </style:style>
    <style:style style:name="T1086" style:parent-style-name="Policepardéfaut" style:family="text">
      <style:text-properties fo:font-style="italic" style:font-style-asian="italic"/>
    </style:style>
    <style:style style:name="T1087" style:parent-style-name="Policepardéfaut" style:family="text">
      <style:text-properties fo:font-style="italic" style:font-style-asian="italic"/>
    </style:style>
    <style:style style:name="T1088" style:parent-style-name="Policepardéfaut" style:family="text">
      <style:text-properties fo:font-style="italic" style:font-style-asian="italic"/>
    </style:style>
    <style:style style:name="T1089" style:parent-style-name="Policepardéfaut" style:family="text">
      <style:text-properties fo:font-style="italic" style:font-style-asian="italic"/>
    </style:style>
    <style:style style:name="T1090" style:parent-style-name="Policepardéfaut" style:family="text">
      <style:text-properties fo:font-style="italic" style:font-style-asian="italic"/>
    </style:style>
  </office:automatic-styles>
  <office:body>
    <office:text text:use-soft-page-breaks="true">
      <text:p text:style-name="P1">title :<text:s/>Notices des pièces de Molière (1670-1673) [<text:span text:style-name="T2">Histoire du théâtre français</text:span>, tome XI]</text:p>
      <text:p text:style-name="P3">creator :<text:s/>François<text:s/>Parfaict</text:p>
      <text:p text:style-name="P4">creator : Claude Parfaict</text:p>
      <text:p text:style-name="P5">copyeditor :<text:s/>Emmanuelle Taton (Saisie et stylage sémantique)</text:p>
      <text:p text:style-name="P6">copyeditor :<text:s/>Éric Thiébaud (Édition TEI)</text:p>
      <text:p text:style-name="P7">publisher :<text:s/>Sorbonne Université, LABEX OBVIL</text:p>
      <text:p text:style-name="P8">issued :<text:s/>2018</text:p>
      <text:p text:style-name="P9">idno :<text:s/>http://obvil.paris-sorbonne.fr/corpus/molière/critique/parfaict_histoire-theatre-11/</text:p>
      <text:p text:style-name="P10">source :<text:s/>Parfaict, François (1698-1753) et Parfaict, Claude (1705-1777),<text:s/><text:span text:style-name="T11">Histoire du théâtre français, depuis son origine jusqu</text:span><text:span text:style-name="T12">’</text:span><text:span text:style-name="T13">à présent, avec la vie des plus célèbres poètes dramatiques, un catalogue exact de leurs pièces, et des notes historiques et critiques</text:span>, tome XI, Paris, P. G. Le Mercier et Saillant, 1747. PDF :<text:s/><text:a xlink:href="https://books.google.fr/books?id=M3BcAAAAcAAJ" office:target-frame-name="_top" xlink:show="replace"><text:span text:style-name="Lienhypertexte">Google</text:span></text:a>. N.-B. :<text:s/>Nous avons effectué quelques modifications sur le texte d’origine, outre une modernisation<text:s/>et une normalisation<text:s/>globales<text:s/>(des noms propres et communs) :<text:s/>ajout d’accents sur les majuscules, suppression de l’italique pour la ponctuation suivant un terme en italique ;<text:s/>remplacement des points par des virgules lorsqu’ils se situaient en milieu de phrase ;<text:s/>de même, remplacement des points faisant suite à des chiffres (pour les dates notamment) par des virgules, etc.</text:p>
      <text:p text:style-name="P14">created :<text:s/>1747</text:p>
      <text:h text:style-name="Titre1" text:outline-level="1">Préface</text:h>
      <text:p text:style-name="Corpsdetexte"><text:span text:style-name="pb">[p.<text:s/></text:span><text:span text:style-name="pb">I</text:span><text:span text:style-name="pb">]<text:s/></text:span>Les poèmes dramatiques de Racine et de Molière, dont on continue de parler dans ce onzième volume, nous montrent le degré de perfection où le théâtre français est enfin parvenu, soit dans le genre tragique, soit dans le comique.</text:p>
      <text:p text:style-name="Corpsdetexte">Après la mort de Molière, la salle du Palais-Royal fut accordée au célèbre Lully. La troupe qui y représentait alors ayant été augmentée de ce qu’il y avait de mieux parmi les acteurs du Marais, on fit un nouvel établissement dans une maison de la rue<text:s/><text:span text:style-name="pb">[p.<text:s/></text:span><text:span text:style-name="pb">II</text:span><text:span text:style-name="pb">]<text:s/></text:span>Mazarine, où quelques années auparavant on avait construit un théâtre.</text:p>
      <text:p text:style-name="Corpsdetexte">Personne jusqu’à présent n’avait donné ni dans un certain détail, ni avec fidélité, l’histoire de cet établissement de la troupe du Palais-Royal dans la rue Mazarine. Des manuscrits originaux et exacts nous ont mis en état de donner cette histoire avec toutes ses circonstances.</text:p>
      <text:p text:style-name="Corpsdetexte">On ne trouvera pas moins de plaisir dans la lecture de l’article suivant, où nous parlons des acteurs et des actrices du Marais et du Palais-Royal.</text:p>
      <text:soft-page-break/>
      <text:p text:style-name="Corpsdetexte">À l’égard des pièces tragiques et comiques dont nous rendons compte dans ce volume, chacune présentera au lecteur des anecdotes instructives et amusantes, ainsi que les critiques<text:s/>et les éloges de ces<text:s/><text:span text:style-name="pb">[p.<text:s/></text:span><text:span text:style-name="pb">III</text:span><text:span text:style-name="pb">]<text:s/></text:span>mêmes pièces<text:span text:style-name="Appelnotedebasdep."><text:note text:note-class="footnote" text:id="_ftn0"><text:note-citation>1</text:note-citation><text:note-body><text:p text:style-name="Notedebasdepage"><text:s/>(a) M. Moussinot, amateur de pièces de théâtre, nous a prêté beaucoup de ces critiques, dont il a une très ample collection. Nous profitons de cette occasion pour parler aussi d’un cabinet curieux, surtout en tragédies et en comédies, appartenant à M. le comte de Boulbon, qui nous en a offert la communication d’une manière extrêmement obligeante, nous ferons usage de cette offre dans les volumes suivants.</text:p></text:note-body></text:note></text:span>. Mais sans nous étendre davantage sur ce sujet, venons à quelques réflexions que nous croyons nécessaires sur les ouvrages qui parurent au théâtre français, jusqu’à la fin du siècle passé.</text:p>
      <text:p text:style-name="Corpsdetexte">Le genre comique et moral, dont Molière était l’inventeur, et qu’il avait porté à sa plus grande perfection, fut peu suivi par les auteurs qui travaillèrent pour la scène comique après la mort de ce grand homme. Les raisons qu’en donne M. Riccoboni nous paraissent si sensées que nous avons cru devoir les rapporter.</text:p>
      <text:p text:style-name="quote"><text:span text:style-name="pb">[p.<text:s/></text:span><text:span text:style-name="pb">IV</text:span><text:span text:style-name="pb">]<text:s/></text:span>« <text:span text:style-name="Appelnotedebasdep."><text:note text:note-class="footnote" text:id="_ftn1"><text:note-citation>2</text:note-citation><text:note-body><text:p text:style-name="Notedebasdepage"><text:s/>[M] [*]<text:s/><text:span text:style-name="T15">Observations sur la comédie et sur le génie de Molière</text:span>, p. 65-68.</text:p></text:note-body></text:note></text:span>La nature, qui semblait avoir épuisé ses dons en faveur de Molière, parut en être avare pour les poètes qui vinrent après lui :<text:s/>on négligea la perfection des plans et de l’intrigue ;<text:s/>on dédaigna les caractères, on abandonna la noble simplicité de sa diction ;<text:s/>et soit incapacité, soit indolence dans les auteurs qui suivirent ce grand homme, ses ouvrages occupèrent longtemps seuls le théâtre français, avec la supériorité et la justice qui leur étaient dues ;<text:s/>enfin les spectateurs, lassés d’attendre un génie capable d’imaginer avec l’art de Molière des fables nouvelles, et d’imiter aussi heureusement celles des anciens, refusèrent leurs applaudissements à des comédies qu’on leur présenta, parce qu’elles étaient dénuées d’intrigue, ou qu’elles en étaient trop chargées.</text:p>
      <text:p text:style-name="quote"><text:span text:style-name="pb">[p.<text:s/></text:span><text:span text:style-name="pb">V</text:span><text:span text:style-name="pb">]<text:s/></text:span>« Alors les auteurs, incertains sur le parti qu’ils devaient prendre, cherchèrent à éblouir le spectateur par des saillies d’esprit et des pensées brillantes. La Nation française, naturellement portée à ce genre d’esprit, s’y prêta, le goûta, et lui donna par son approbation le moyen de s’emparer en peu de temps de la scène. C’est ce même genre d’écrire qui a passé jusques à nous, mais qui révolte ceux qui ont su se préserver de la contagion. Ces esprits justes, ces esprits vrais ne souffrent qu’avec peine que l’on préfère aujourd’hui des comédies composées simplement de saillies et d’épigrammes aux comédies qui n’ont qu’une intrigue soutenue d’une diction simple et naturelle. Il y a même des pièces d’une grande<text:s/><text:span text:style-name="pb">[p.<text:s/></text:span><text:span text:style-name="pb">VI</text:span><text:span text:style-name="pb">]<text:s/></text:span>réputation dont l’action et le mouvement, quoiqu’elles soient en cinq actes, suffiraient à peine pour soutenir un acte seul :<text:s/>c’est moins une action véritable qu’une apparence d’action ;<text:s/>ou plutôt, c’est un simple assemblage d’autant de scènes qu’il en faut pour donner à une pièce la durée ordinaire des représentations :<text:s/>c’est un remplissage de dialogues semés de bons mots, de traits satiriques, qui séduisent le spectateur par leur brillant et l’empêchent<text:s/><text:soft-page-break/>de remarquer le vide et le défaut d’action. On ne saurait cependant disconvenir que ces sortes de dialogues ne soient ce qu’on appelle communément de<text:s/><text:span text:style-name="T16">l</text:span><text:span text:style-name="T17">’</text:span><text:span text:style-name="T18">esprit</text:span>, mais on devrait, ce me semble, distinguer l’esprit qui convient au théâtre d’avec celui dont on peut faire parade dans un<text:s/><text:span text:style-name="pb">[p.<text:s/></text:span><text:span text:style-name="pb">VII</text:span><text:span text:style-name="pb">]<text:s/></text:span>discours académique : or, pour savoir quelle sorte d’esprit a la comédie, il ne faut qu’étudier Molière ;<text:s/>alors on verra que la<text:s/>nature vraie ou simple, quelque variée qu’elle soit, n’admet point dans<text:s/>ses expressions<text:s/>ces gentillesses qui ne vont qu’à la travestir. »</text:p>
      <text:p text:style-name="Corpsdetexte">Les comédies qui<text:s/>suivirent immédiatement celles de Molière<text:s/>étaient purement comiques ;<text:s/>telles furent les comédies de Montfleury, de Corneille de L’Isle,<text:s/>de Hauteroche,<text:s/>etc. On trouve dans ces<text:s/>pièces<text:s/>des intrigues passables<text:s/>et des scènes comiquement rendues, mais nuls portraits convenables à la correction des<text:s/>mœurs,<text:s/>et<text:s/>aucuns caractères :<text:s/>en un mot, rien de ce qui caractérise la vraie comédie, l’utile mêlé à l’agréable.</text:p>
      <text:p text:style-name="Corpsdetexte">Dans la<text:s/>suite ce genre de comique prit encore une nouvelle<text:s/><text:span text:style-name="pb">[p.<text:s/></text:span><text:span text:style-name="pb">VIII</text:span><text:span text:style-name="pb">]<text:s/></text:span>face. Le fonds des<text:s/>pièces<text:s/>n’était en aucune sorte intéressant,<text:s/>mais la finesse du dialogue y suppléait : enchâssée avec art,<text:s/>une<text:s/>scène<text:s/>succédait à l’autre,<text:s/>et<text:s/>ces<text:s/>scènes offraient<text:s/>toujours de quoi plaire,<text:s/>ou du moins de quoi amuser. Champmeslé avait ouvert cette carrière par deux comédies,<text:s/>l’une intitulée :<text:s/><text:span text:style-name="T19">Les Grisettes</text:span>,<text:s/>et<text:s/>l’autre<text:s/><text:span text:style-name="T20">Crispin Chevalier</text:span>. Mais ceux qui le suivirent le surpassèrent de beaucoup. Baron, Dancourt, Palaprat, Dufresny, Regnard,<text:s/>etc.,<text:s/>obtinrent les suffrages du public,<text:s/>qui rendit justice à l’ingénieuse imagination de<text:s/>ces auteurs dans les riens spirituels qu’ils composèrent. Il faut cependant ajouter<text:s/>que parmi le nombre des pièces comiques dont nous venons de parler,<text:s/>il en parut qui méritèrent<text:s/>le nom<text:s/>de comédie.<text:s/><text:span text:style-name="pb">[p.<text:s/></text:span><text:span text:style-name="pb">IX</text:span><text:span text:style-name="pb">]<text:s/></text:span><text:span text:style-name="T21">L</text:span><text:span text:style-name="T22">’Homme</text:span><text:span text:style-name="T23"><text:s/>à bonne fortune</text:span>,<text:s/><text:span text:style-name="T24">L</text:span><text:span text:style-name="T25">e Chevalier à la mode</text:span>,<text:s/><text:span text:style-name="T26">L</text:span><text:span text:style-name="T27">es Fables d’É</text:span><text:span text:style-name="T28">sope</text:span>,<text:s/><text:span text:style-name="T29">L</text:span><text:span text:style-name="T30">e Grondeur</text:span>,<text:s/><text:span text:style-name="T31">L</text:span><text:span text:style-name="T32">e Négligent</text:span>,<text:s/><text:span text:style-name="T33">L</text:span><text:span text:style-name="T34">es Bourgeoises à la mode</text:span>,<text:s/><text:span text:style-name="T35">L</text:span><text:span text:style-name="T36">e Muet</text:span>,<text:s/><text:span text:style-name="T37">L</text:span><text:span text:style-name="T38">’Important</text:span>,<text:s/><text:span text:style-name="T39">L</text:span><text:span text:style-name="T40">e Joueur</text:span>,<text:s/>etc.</text:p>
      <text:p text:style-name="Corpsdetexte">Après la<text:s/><text:span text:style-name="T41">Phè</text:span><text:span text:style-name="T42">dre</text:span><text:s/>de M. Racine,<text:s/>qui fut le dernier ouvrage que cet illustre auteur donna au théâtre français,<text:s/>le genre tragique éprouva un changement encore plus marqué<text:s/>que le genre comique. En général,<text:s/>les tragédies n’eurent plus, au-dessus de celles de Rotrou,<text:s/>de Du Ryer, de Guérin de Bouscal,<text:s/>que la nouveauté du langage,<text:s/>et<text:s/>l’exactitude des plans. Nous passons ces faibles productions,<text:s/>pour parler de quelques autres qui soutinrent en partie la<text:s/>scène<text:s/>tragique ;<text:s/>les plus considérables sont<text:s/><text:span text:style-name="T43">L</text:span><text:span text:style-name="T44">e Comte d’Essex</text:span>,<text:s/>de Corneille de L’Isle ;<text:s/><text:span text:style-name="T45">Cléopâ</text:span><text:span text:style-name="T46">tre</text:span>,<text:s/>de<text:s/><text:span text:style-name="pb">[p.<text:s/></text:span><text:span text:style-name="pb">X</text:span><text:span text:style-name="pb">]<text:s/></text:span>La Chapelle ;<text:s/><text:span text:style-name="T47">Pénélope</text:span>, de l’abbé Genest ;<text:s/><text:span text:style-name="T48">Andronic</text:span>,<text:s/><text:span text:style-name="T49">Alcibiade</text:span>,<text:s/><text:span text:style-name="T50">Ti</text:span><text:span text:style-name="T51">ridate</text:span>,<text:s/>de Campistron ;<text:s/><text:span text:style-name="T52">Régu</text:span><text:span text:style-name="T53">lus</text:span>,<text:s/>de Pradon ;<text:s/><text:span text:style-name="T54">Géta</text:span>,<text:s/>de Péchantré ;<text:s/><text:span text:style-name="T55">Polixè</text:span><text:span text:style-name="T56">ne</text:span>,<text:s/><text:span text:style-name="T57">Manlius</text:span>,<text:s/>de La Fosse ;<text:s/><text:span text:style-name="T58">Oreste</text:span><text:span text:style-name="T59"><text:s/>et Pylade</text:span>,<text:s/><text:span text:style-name="T60">Amasis</text:span>,<text:s/>de La Grange Chancel,<text:s/>etc.</text:p>
      <text:soft-page-break/>
      <text:h text:style-name="Titre1" text:outline-level="1">1670. Les Amants magnifiques.</text:h>
      <text:p text:style-name="argument"><text:span text:style-name="pb">[p.<text:s/></text:span><text:span text:style-name="pb">42</text:span><text:span text:style-name="pb">]<text:s/></text:span>Comédie-ballet en cinq actes, en prose, de M. <text:span text:style-name="T61">Molière</text:span>, représentée à Saint-Germain-en-Laye, au mois de février, sous le titre de DIVERTISSEMENT ROYAL, et à Paris, sur le théâtre de Guénégaud, le<text:s/><text:s/>vendredi 15 octobre 1688<text:span text:style-name="Appelnotedebasdep."><text:note text:note-class="footnote" text:id="_ftn2"><text:note-citation>3</text:note-citation><text:note-body><text:p text:style-name="Notedebasdepage"><text:s/>(a) La comédie-ballet des<text:s/><text:span text:style-name="T62">Amants magnifiques</text:span><text:s/>ne fut point représentée à Paris après l’avoir été à la Cour, Molière ne jugea même pas à propos de la faire imprimer. Après sa mort, sa veuve vendit cette pièce et quelques autres à Thierry, libraire, qui l’imprima en 1682, avec les autres pièces du même auteur. Les Comédiens-Français firent de la dépense pour la mettre au théâtre, où elle parut le 15 octobre 1688, mais elle ne fut pas goûtée du public, et elle n’eut que neuf représentations : la neuvième le 31 du même mois d’octobre.<text:s/><text:span text:style-name="T63">Registre de Guénégaud</text:span>, année 1688.</text:p></text:note-body></text:note></text:span>.</text:p>
      <text:p text:style-name="quote">« <text:span text:style-name="Appelnotedebasdep."><text:note text:note-class="footnote" text:id="_ftn3"><text:note-citation>4</text:note-citation><text:note-body><text:p text:style-name="Notedebasdepage"><text:s/>[MARGIN]<text:s/><text:span text:style-name="T64">►</text:span><text:s/><text:span text:style-name="T65">Mémoires sur la vie et les ouvrages de Molière</text:span>.</text:p></text:note-body></text:note></text:span>Le roi<text:s/>donna le sujet des<text:s/><text:span text:style-name="T66">Aman</text:span><text:span text:style-name="T67">t</text:span><text:span text:style-name="T68">s</text:span><text:span text:style-name="T69"><text:s/>magnifiques</text:span>. Deux princes rivaux s’y disputent,<text:s/>par des fêtes galantes, le<text:s/>cœur d’une princesse. Suivant cette idée<text:s/><text:span text:style-name="pb">[p.<text:s/></text:span><text:span text:style-name="pb">44</text:span><text:span text:style-name="pb">]<text:s/></text:span>générale, Molière réunit à la hâte dans<text:s/>différents intermèdes tout ce que le<text:s/>théâtre lui put fournir de divertissements propres à flatter le goût de la<text:s/>Cour<text:span text:style-name="Appelnotedebasdep."><text:note text:note-class="footnote" text:id="_ftn4"><text:note-citation>5</text:note-citation><text:note-body><text:p text:style-name="quote"><text:s/>(a) « DN► Avant-propos de la comédie des<text:s/><text:span text:style-name="T70">Amants magnifiques</text:span>.FNLe roi,<text:s/>qui ne veut que des choses extraordinaires dans tout ce qu’il entreprend,<text:s/>s’est proposé<text:s/>de donner à sa cour un divertissement qui fut composé de tous ceux que le théâtre peut fournir ;<text:s/>et<text:s/>pour embrasser cette vaste idée,<text:s/>et<text:s/>enchaîner ensemble tant de choses diverses,<text:s/><text:span text:style-name="T71">Sa Majesté</text:span>, a choisi pour sujet deux princes<text:s/>qui, dans le champêtre séjour<text:s/>de la vallée de Tempé, où l’on doit célébrer la fête des jeux Pythiens,<text:s/>régalent à l’envi une<text:s/>jeune princesse<text:s/>et sa mère de toutes les galanteries<text:s/>dont ils se peuvent aviser. »</text:p></text:note-body></text:note></text:span>. Le personnage de Sostrate<text:s/>est un caractère d’amant qu’il n’avait<text:s/>pas encore exposé sur la<text:s/>scène ;<text:s/>Clitidas, plaisant de cour, est plus fin que<text:s/>n’est Moron dans<text:s/><text:span text:style-name="T72">L</text:span><text:span text:style-name="T73">a Princesse d’É</text:span><text:span text:style-name="T74">lide</text:span>. Un astrologue, dont l’artifice démasqué sert<text:s/>à détromper les grands d’une faiblesse<text:s/>qui fait peu d’honneur à leurs lumières, dédommage en partie de la singularité peu vraisemblable d’un dénouement machinal.<text:s/>L’auteur, qui, par de solides réflexions,<text:s/>et<text:s/>par sa propre expérience, avait appris à distinguer ce qui convenait aux différents théâtres pour lesquels il travaillait, ne crut pas devoir hasarder cette comédie sur le théâtre de Paris,<text:s/>il ne la fit pas même<text:s/>imprimer, quoiqu’elle ne soit pas sans<text:s/><text:span text:style-name="pb">[p.<text:s/></text:span><text:span text:style-name="pb">45</text:span><text:span text:style-name="pb">]<text:s/></text:span>beautés pour ceux qui savent se transporter aux lieux, aux temps<text:s/>et<text:s/>aux<text:s/>circonstances dont ces sortes de divertissements tirent leur plus grand prix. »</text:p>
      <text:p text:style-name="quote">« <text:span text:style-name="Appelnotedebasdep."><text:note text:note-class="footnote" text:id="_ftn5"><text:note-citation>6</text:note-citation><text:note-body><text:p text:style-name="Notedebasdepage"><text:s/>[MARGIN]<text:s/><text:span text:style-name="T75">►</text:span><text:s/><text:span text:style-name="T76">Vie de Molière, avec des jugements sur ses ouvrages</text:span>.</text:p></text:note-body></text:note></text:span>Louis XIV<text:s/>lui-même<text:s/>donna le sujet de cette pièce à Molière. Il voulut<text:s/>qu’on représentât deux princes qui se<text:s/>disputeraient<text:s/>une maîtresse en lui donnant des fêtes magnifiques<text:s/>et<text:s/>galantes. Molière servait le roi avec précipitation. Il mit dans cet ouvrage deux personnages qu’il n’avait point encore fait paraître sur son théâtre,<text:s/>un<text:s/>astrologue<text:s/>et<text:s/>un fou de cour.<text:s/>Le monde n’était point alors désabusé de l’astrologie judiciaire, on y croyait d’autant plus qu’on connaissait moins la véritable astronomie. Il est rapporté dans<text:s/><text:span text:style-name="T77">Vittorio Siri</text:span><text:s/>qu’on n’avait pas<text:s/><text:soft-page-break/>manqué,<text:s/>à<text:s/>la naissance de Louis XIV,<text:s/>de<text:s/>faire tenir un astrologue dans un cabinet voisin de celui où la reine accouchait ; c’est dans les cours que cette<text:s/>superstition règne davantage,<text:s/>parce<text:s/>que c’est<text:s/>là qu’on a le plus d’inquiétude sur l’avenir.</text:p>
      <text:p text:style-name="quote">« Les fous y étaient aussi à la mode,<text:s/>chaque prince,<text:s/>et<text:s/>chaque grand seigneur même, avait son fou,<text:s/>et<text:s/>les hommes n’ont quitté ce reste de barbarie<text:s/>qu’à mesure qu’ils ont plus connu<text:s/><text:span text:style-name="pb">[p.<text:s/></text:span><text:span text:style-name="pb">45</text:span><text:span text:style-name="pb">]<text:s/></text:span>les plaisirs de la société,<text:s/>et<text:s/>ceux que donnent les beaux-arts.<text:s/>Le fou qui est<text:s/>représenté dans<text:s/>Molière<text:s/>n’est point un<text:s/>fou<text:s/>ridicule, tel que le Moron de<text:s/><text:span text:style-name="T78">L</text:span><text:span text:style-name="T79">a</text:span><text:span text:style-name="T80"><text:s/></text:span><text:span text:style-name="T81">Princesse d’É</text:span><text:span text:style-name="T82">lide</text:span>,<text:s/>mais un homme<text:s/>adroit,<text:s/>et<text:s/>qui,<text:s/>ayant la liberté de<text:s/>tout dire, s’en sert avec habileté<text:s/>et<text:s/>avec finesse.<text:s/>La musique est de Lully.<text:s/>Cette<text:s/>pièce ne fut jouée qu’à la Cour<text:s/>et<text:s/>ne pouvait guère<text:s/>réussir que par le<text:s/>mérite du divertissement<text:s/>et<text:s/>par celui<text:s/>de l’à-propos.</text:p>
      <text:p text:style-name="Corpsdetexte">Noms des personnes qui ont chanté<text:s/>et<text:s/>dansé dans les intermèdes des<text:s/><text:span text:style-name="T83">Aman</text:span><text:span text:style-name="T84">t</text:span><text:span text:style-name="T85">s magnifiques</text:span>, comédie-ballet.</text:p>
      <text:p text:style-name="label">Dans<text:s/>le premier intermède</text:p>
      <text:p text:style-name="Corpsdetexte">Éole,<text:s/><text:span text:style-name="T86">le sieur Estival</text:span>, douze Tritons chantants.<text:s/><text:span text:style-name="T87">L</text:span><text:span text:style-name="T88">es sieurs Le </text:span><text:span text:style-name="T89">Gros</text:span><text:span text:style-name="T90">, Hédou</text:span><text:span text:style-name="T91">in, Dom, Gingan l’aîné, Gingan le cadet, Fernon le cadet, Rebel, Langeais, Deschamps, Morel, et</text:span><text:span text:style-name="T92"><text:s/>deux pages de la musique de la c</text:span><text:span text:style-name="T93">hapelle</text:span>. Huit Fleuves chantants,<text:s/><text:span text:style-name="T94">les sieurs Beaumont, Fernon l’aî</text:span><text:span text:style-name="T95">né, Noblet,</text:span><text:span text:style-name="T96"><text:s/>Serignan, David, Au</text:span><text:span text:style-name="T97">rat, Devellois, et Gillet</text:span>. Amours chantants,<text:s/><text:span text:style-name="T98">quatre pages de la m</text:span><text:span text:style-name="T99">usi</text:span><text:span text:style-name="T100">que de la c</text:span><text:span text:style-name="T101">hambre</text:span>. Huit Pêcheurs de corail,<text:s/>dansants,<text:s/><text:span text:style-name="T102">les sieurs Joü</text:span><text:span text:style-name="T103">an, Chicanneau, Pesan<text:s/></text:span><text:span text:style-name="T104">l’aîné, Magny, Joubert, Mayeu, La </text:span><text:span text:style-name="T105">Montagne et Lestang</text:span>.<text:s/>Neptune,<text:s/><text:span text:style-name="pb">[p.<text:s/></text:span><text:span text:style-name="pb">46</text:span><text:span text:style-name="pb">]<text:s/></text:span><text:span text:style-name="T106">le<text:s/></text:span><text:span text:style-name="T107">Roi</text:span>. Six Dieux marins, dansants,<text:s/><text:span text:style-name="T108">M. le </text:span><text:span text:style-name="T109">Grand,</text:span><text:span text:style-name="T110"><text:s/>le m</text:span><text:span text:style-name="T111">arquis de Villeroy,</text:span><text:span text:style-name="T112"><text:s/>le m</text:span><text:span text:style-name="T113">arquis d</text:span><text:span text:style-name="T114">e Rassent, les sieurs Beau</text:span><text:span text:style-name="T115">champ, Favier, et</text:span><text:span text:style-name="T116"><text:s/>La Pierre</text:span>.</text:p>
      <text:p text:style-name="label">Deuxième intermède.</text:p>
      <text:p text:style-name="Corpsdetexte">Trois Pantomimes dansants,<text:s/><text:span text:style-name="T117">les s</text:span><text:span text:style-name="T118">ieurs Beauchamp,</text:span><text:span text:style-name="T119"><text:s/>Saint-</text:span><text:span text:style-name="T120">André et</text:span><text:span text:style-name="T121"><text:s/>Favier</text:span>.</text:p>
      <text:p text:style-name="label">Troisième intermède.<text:s/><text:line-break/><text:span text:style-name="T122">Personnages de la pastorale en m</text:span><text:span text:style-name="T123">usique.</text:span></text:p>
      <text:p text:style-name="Corpsdetexte">La Nymphe de la vallée de Tempé.<text:s/><text:span text:style-name="T124">M</text:span><text:span text:style-name="T125">lle</text:span><text:span text:style-name="T126"> Desf</text:span><text:span text:style-name="T127">ronteaux</text:span>.</text:p>
      <text:p text:style-name="Corpsdetexte">Tircis,<text:s/><text:span text:style-name="T128">M. </text:span><text:span text:style-name="T129">Gaye</text:span> ;<text:s/>Licaste,<text:s/><text:span text:style-name="T130">M.</text:span><text:span text:style-name="T131"> Lan</text:span><text:span text:style-name="T132">geais</text:span> ;<text:s/>Ménandre,<text:s/><text:span text:style-name="T133">M. </text:span><text:span text:style-name="T134">Fernon le cadet</text:span> ;<text:s/>Caliste,<text:s/><text:span text:style-name="T135">M</text:span><text:span text:style-name="T136">lle</text:span><text:span text:style-name="T137"> Hilaire</text:span>. Deux Satires,<text:s/><text:span text:style-name="T138">M</text:span><text:span text:style-name="T139">M. </text:span><text:span text:style-name="T140">Estival et Morel</text:span> ;<text:s/>Philinte, berger,<text:s/><text:span text:style-name="T141">le s</text:span><text:span text:style-name="T142">ieur Blondel</text:span>. Climène,<text:s/><text:span text:style-name="T143">M</text:span><text:span text:style-name="T144">lle</text:span><text:span text:style-name="T145"> de </text:span><text:span text:style-name="T146">S</text:span><text:span text:style-name="T147">aint-</text:span><text:span text:style-name="T148">Christolphe</text:span>. Six Dryades dansantes,<text:s/><text:span text:style-name="T149">les s</text:span><text:span text:style-name="T150">ieurs Arnald, Noblet,</text:span><text:span text:style-name="T151"><text:s/>Lestang, Favier le cadet, Foi</text:span><text:span text:style-name="T152">gnard l’aîné, et Isaac</text:span>. Six Faunes, dansants,<text:s/><text:span text:style-name="T153">les s</text:span><text:span text:style-name="T154">ieurs Beauchamp, Saint-An</text:span><text:span text:style-name="T155">dré, Magny, Joubert, Favier l’aîné, et Mayeu</text:span>. Trois petites Dryades, dansantes,<text:s/><text:span text:style-name="T156">les s</text:span><text:span text:style-name="T157">ieurs Bouilland,<text:s/></text:span><text:soft-page-break/><text:span text:style-name="T158">Vaignard et Thibauld</text:span>. Trois petits Faunes,<text:s/>dansants,<text:s/><text:span text:style-name="T159">les sieurs La Montagne, Dalu</text:span><text:span text:style-name="T160">seau et Foignard</text:span>.</text:p>
      <text:p text:style-name="label">Quatrième intermède.</text:p>
      <text:p text:style-name="Corpsdetexte">Huit Statues, dansantes,<text:s/><text:span text:style-name="T161">les s</text:span><text:span text:style-name="T162">ieurs<text:s/></text:span><text:span text:style-name="pb">[p.<text:s/></text:span><text:span text:style-name="pb">47</text:span><text:span text:style-name="pb">]<text:s/></text:span><text:span text:style-name="T163">Dolivet,</text:span><text:span text:style-name="T164"><text:s/>Le </text:span><text:span text:style-name="T165">Chantre,</text:span><text:span text:style-name="T166"><text:s/>Saint-</text:span><text:span text:style-name="T167">André, Magny, Lestang,</text:span><text:span text:style-name="T168"><text:s/>Foignard l’aî</text:span><text:span text:style-name="T169">né, Dolivet fils, et</text:span><text:span text:style-name="T170"><text:s/>Foignard le cadet</text:span>.</text:p>
      <text:p text:style-name="label">Cinquième intermède.</text:p>
      <text:p text:style-name="Corpsdetexte">Quatre Pantomimes,<text:s/>dansants,<text:s/><text:span text:style-name="T171">les sieurs Dolivet, Le </text:span><text:span text:style-name="T172">Chantre, Magny,</text:span><text:span text:style-name="T173"><text:s/>et Saint-</text:span><text:span text:style-name="T174">André</text:span>.<text:s/></text:p>
      <text:p text:style-name="label">Sixième et dernier intermède.<text:s/><text:line-break/><text:span text:style-name="T175">Fê</text:span><text:span text:style-name="T176">tes des jeux Pythiens.</text:span></text:p>
      <text:p text:style-name="Corpsdetexte">La Prêtresse,<text:s/>M<text:span text:style-name="T177">lle</text:span> Hilaire.<text:s/>Deux Sacrificateurs chantants,<text:s/>MM. Gaye<text:s/>et<text:s/>Langeais. Six Ministres du sacrifice, portant des haches, dansants,<text:s/><text:span text:style-name="T178">les sieurs Dolivet, Le Chantre, Saint-An</text:span><text:span text:style-name="T179">dré, Magny, Foignard l’aîné et</text:span><text:span text:style-name="T180"><text:s/>Foi</text:span><text:span text:style-name="T181">gnard cadet</text:span>. Six Voltigeurs,<text:s/><text:span text:style-name="T182">les s</text:span><text:span text:style-name="T183">ieurs Joli,</text:span><text:span text:style-name="T184"><text:s/>Doyal, de Launoy, Beaumont,</text:span><text:span text:style-name="T185"><text:s/>Dugard l’aîné, et Dugard le cadet</text:span>. Quatre Conducteurs d’esclaves, dansants,<text:s/><text:span text:style-name="T186">les sieurs Le </text:span><text:span text:style-name="T187">Prêtre et</text:span><text:span text:style-name="T188"><text:s/>Jouan, les sieurs Pe</text:span><text:span text:style-name="T189">san l’aîné et Joubert</text:span>. Huit Esclaves dansants,<text:s/><text:span text:style-name="T190">les s</text:span><text:span text:style-name="T191">ieurs Paysan,</text:span><text:span text:style-name="T192"><text:s/>La </text:span><text:span text:style-name="T193">Vallée, Pesan le cadet, Favre,</text:span><text:span text:style-name="T194"><text:s/>Vaignard, Dolivet fils,</text:span><text:span text:style-name="T195"><text:s/>Girard, et Charpentier</text:span>. Quatre hommes armés à la grecque,<text:s/><text:span text:style-name="T196">les s</text:span><text:span text:style-name="T197">ieurs Noblet, Chicanneau, Mayeu et</text:span><text:span text:style-name="T198"><text:s/>des Granges</text:span>. Quatre femmes armées à la grecque,<text:s/><text:span text:style-name="T199">les sieurs La Montagne, Lestang, Favier le<text:s/></text:span><text:span text:style-name="T200">cadet, et Arnald</text:span>. Un Héraut,<text:s/><text:span text:style-name="T201">le s</text:span><text:span text:style-name="T202">ieur<text:s/></text:span><text:span text:style-name="pb">[p.<text:s/></text:span><text:span text:style-name="pb">78</text:span><text:span text:style-name="pb">]<text:s/></text:span><text:span text:style-name="T203">Rebel</text:span>. Six trompettes,<text:s/><text:span text:style-name="T204">les sieurs de La </text:span><text:span text:style-name="T205">Plaine, Lorange, du Clos, Beaupré, Carbonnet, et Ferier</text:span>. Un timbalier,<text:s/><text:span text:style-name="T206">le sieur Daï</text:span><text:span text:style-name="T207">ere</text:span>. Apollon,<text:s/><text:span text:style-name="T208">le Roi</text:span>. Suivants d’Apollon,<text:s/><text:span text:style-name="T209">M. le Grand, le m</text:span><text:span text:style-name="T210">arquis de Villeroy,</text:span><text:span text:style-name="T211"><text:s/>le m</text:span><text:span text:style-name="T212">arquis de Rassent,</text:span><text:span text:style-name="T213"><text:s/>les s</text:span><text:span text:style-name="T214">ieurs Beauchamp, Raynal et Favier</text:span>.<text:s/>Chœur<text:s/>de Peuples, chantants,<text:s/><text:span text:style-name="T215">MM. </text:span><text:span text:style-name="T216">Legr</text:span><text:span text:style-name="T217">os, Hedouin, Estival, Dom, Beau</text:span><text:span text:style-name="T218">mont, Bony, Gingan l’aîné, Fernon l’aî</text:span><text:span text:style-name="T219">né, Fernon le cadet, Rebel, Gin</text:span><text:span text:style-name="T220">gan le cadet, Deschamps,</text:span><text:span text:style-name="T221"><text:s/>Morel, Au</text:span><text:span text:style-name="T222">rat, David, Devellois, Serignan, et quatr</text:span><text:span text:style-name="T223">e pages de la musique de la cha</text:span><text:span text:style-name="T224">pelle, et</text:span><text:span text:style-name="T225"><text:s/>deux de la c</text:span><text:span text:style-name="T226">hambre</text:span>.</text:p>
      <text:p text:style-name="Corpsdetexte">On a été très exact à marquer les noms des personnes qui ont chanté<text:s/>et<text:s/>dansé dans la comédie des<text:s/><text:span text:style-name="T227">Aman</text:span><text:span text:style-name="T228">t</text:span><text:span text:style-name="T229">s magnifiques</text:span>,<text:s/>et<text:s/>on a<text:s/>oublié totalement les noms des acteurs qui ont représenté cette comédie. Ce même oubli s’est répété dans le livre du ballet du<text:s/><text:span text:style-name="T230">Bourgeois gentil</text:span><text:span text:style-name="T231">homme</text:span>.</text:p>
      <text:h text:style-name="Titre1" text:outline-level="1">1670. Le Bourgeois gentilhomme</text:h>
      <text:p text:style-name="argument"><text:span text:style-name="pb">[p.<text:s/></text:span><text:span text:style-name="pb">56</text:span><text:span text:style-name="pb">]<text:s/></text:span><text:span text:style-name="T232">Comédie-ballet, en cinq actes, en prose, de M. </text:span><text:span text:style-name="T233">Molière</text:span><text:span text:style-name="T234">, représentée à Chambord le mardi 14 octobre</text:span><text:span text:style-name="T235"><text:note text:note-class="footnote" text:id="_ftn6"><text:note-citation>7</text:note-citation><text:note-body><text:p text:style-name="Notedebasdepage"><text:s/>[MARGIN] * Voyez ci-dessous la lettre de Robinet du 18 octobre.</text:p></text:note-body></text:note></text:span><text:span text:style-name="T236">, et à Paris le 29 novembre</text:span><text:span text:style-name="T237"><text:note text:note-class="footnote" text:id="_ftn7"><text:note-citation>8</text:note-citation><text:note-body><text:p text:style-name="Notedebasdepage"><text:s/>(a) Robinet, dans sa lettre du 22 novembre, annonce la première représentation du<text:s/><text:span text:style-name="T238">Bourgeois gentilhomme</text:span><text:s/>sur le théâtre du Palais-Royal, pour le 25 du même mois.</text:p></text:note-body></text:note></text:span><text:span text:style-name="T239"><text:s/>de la même année.</text:span></text:p>
      <text:soft-page-break/>
      <text:p text:style-name="quote">« <text:span text:style-name="Appelnotedebasdep."><text:note text:note-class="footnote" text:id="_ftn8"><text:note-citation>9</text:note-citation><text:note-body><text:p text:style-name="Notedebasdepage"><text:s/>[MARGIN]<text:s/><text:span text:style-name="T240">►</text:span><text:s/><text:span text:style-name="T241">Mémoires sur la vie et les ouvrages de Molière</text:span>.</text:p></text:note-body></text:note></text:span>La<text:s/>Cour fut moins favorable au<text:s/><text:span text:style-name="T242">Bourgeois gentilhomme</text:span><text:s/>(qu’elle<text:s/>ne l’avait été aux<text:s/><text:span text:style-name="T243">Aman</text:span><text:span text:style-name="T244">t</text:span><text:span text:style-name="T245">s magnifiques</text:span>).<text:s/><text:span text:style-name="pb">[p.<text:s/></text:span><text:span text:style-name="pb">57</text:span><text:span text:style-name="pb">]<text:s/></text:span>Elle confondit cette<text:s/>pièce avec celles qui<text:s/>n’ont d’autre mérite que de faire rire. Louis XIV<text:s/>en jugea mieux,<text:s/>et<text:s/>rassura l’auteur, alarmé du peu de<text:s/>succès de la première représentation<text:span text:style-name="Appelnotedebasdep."><text:note text:note-class="footnote" text:id="_ftn9"><text:note-citation>10</text:note-citation><text:note-body><text:p text:style-name="quote"><text:s/>(a) « DN►<text:span text:style-name="T246">Vie de Molière</text:span>, par Grimarest.FN<text:span text:style-name="T247">Le Bourgeois ge</text:span><text:span text:style-name="T248">ntilhomme</text:span><text:s/>fut joué pour la première fois à Chambord au mois d’octobre 1670. Jamais<text:s/>pièce<text:s/>n’a été plus malheureusement reçue que celle-là ;<text:s/>et<text:s/>aucune de celles de<text:s/>Molière ne lui a<text:s/>donné tant de déplaisir. Le roi<text:s/>ne lui en dit pas un<text:s/>mot à son souper : tous les Courtisans la mettaient<text:s/>en morceaux.<text:s/>Molière<text:s/>nous prend assurément pour des<text:s/>grues,<text:s/>de croire nous divertir avec de telles pauvretés, disait M. le duc de<text:s/>*** qu’est-ce qu’il veut dire<text:s/>avec son<text:s/><text:span text:style-name="T249">halaba, balachou</text:span> ? ajoutait M. le duc *** le pauvre homme extravague : il est épuisé,<text:s/>si quelque autre auteur ne prend le théâtre, il va<text:s/>tomber : cet homme-là donne dans la farce italienne. Il se passa cinq ou six jours avant que l’on représentât cette<text:s/>pièce pour la seconde fois,<text:s/>et<text:s/>pendant ces cinq jours,<text:s/>Molière<text:s/>tout mortifié se tint caché dans sa chambre : il appréhendait le mauvais<text:s/>compliment du courtisan prévenu : il envoyait seulement Baron à<text:s/>la découverte, qui lui rapportait toujours de mauvaises nouvelles. Toute la Cour était révoltée.</text:p><text:p text:style-name="quote">« Cependant on joua cette<text:s/>pièce pour la seconde fois.<text:s/>Après la représentation,<text:s/>le<text:s/>roi,<text:s/>qui n’avait point encore porté son jugement, eut la bonté de dire à Molière :<text:s/>je ne vous ai point parlé de votre<text:s/>pièce à la première représentation, parce que j’ai appréhendé d’être séduit par la manière dont elle avait été représentée :<text:s/>mais en vérité,<text:s/>Molière, vous n’avez encore<text:s/>rien fait qui m’ait plus diverti,<text:s/>et<text:s/>votre<text:s/>pièce<text:s/>est<text:s/>excellente.<text:s/>Molière<text:s/>reprit haleine au jugement de Sa Majesté ;<text:s/>et<text:s/>aussitôt il fut accablé de louanges par<text:s/>les courtisans, qui tous d’une voix répétaient,<text:s/>tant<text:s/>bien que mal,<text:s/>ce que le<text:s/>roi venait de dire à l’avantage de cette<text:s/>pièce. Cet homme-là est inimitable, disait le même M. le duc de<text:s/>*** ;<text:s/>il y a un<text:s/><text:span text:style-name="T250">vis comica</text:span><text:s/>dans tout ce qu’il fait, que les anciens n’ont<text:s/>pas aussi heureusement rencontré<text:s/>que lui. Quel malheur pour ces messieurs, que Sa Majesté n’eût pas<text:s/>dit son sentiment la première fois ! ils n’auraient<text:s/>pas<text:s/>été à la peine de se rétracter,<text:s/>et de s’avouer faibles<text:s/>connaisseurs en ouvrages. »</text:p></text:note-body></text:note></text:span>. Paris fut frappé de la vérité du tableau<text:s/><text:span text:style-name="pb">[p.<text:s/></text:span><text:span text:style-name="pb">58</text:span><text:span text:style-name="pb">]<text:s/></text:span>qu’on lui présentait<text:span text:style-name="Appelnotedebasdep."><text:note text:note-class="footnote" text:id="_ftn10"><text:note-citation>11</text:note-citation><text:note-body><text:p text:style-name="quote"><text:s/>(a) « DN►<text:span text:style-name="T251">Vie de Molière</text:span>, par Grimarest.FNEn effet,<text:s/>y a-t-il rien de plus beau que le<text:s/>premier acte du<text:s/><text:span text:style-name="T252">Bourgeois g</text:span><text:span text:style-name="T253">entilhomme</text:span> ? Il devait<text:s/>du moins frapper ceux qui jugent avec équité,<text:s/>par<text:s/>les connaissances les plus communes. Et<text:s/>Molière avait<text:s/>bien raison d’être mortifié de l’avoir travaillé avec<text:s/>tant de soin,<text:s/>pour être payé<text:s/>de sa peine par un mépris assommant. Et si j’ose me prévaloir d’une occasion si peu considérable par rapport au Roy,<text:s/>on ne<text:s/>peut trop admirer son heureux discernement, qui n’a<text:s/>jamais manqué la justesse dans les petites occasions,<text:s/>comme dans les grands événements. »</text:p></text:note-body></text:note></text:span> ;<text:s/><text:soft-page-break/>la foule imposa silence aux critiques<text:span text:style-name="Appelnotedebasdep."><text:note text:note-class="footnote" text:id="_ftn11"><text:note-citation>12</text:note-citation><text:note-body><text:p text:style-name="quote"><text:s/>(b) « Au mois de novembre de la même année<text:s/>1670, que l’on représenta<text:s/><text:span text:style-name="T254">Le</text:span><text:span text:style-name="T255"><text:s/>Bourgeois ge</text:span><text:span text:style-name="T256">ntilhomme</text:span><text:s/>à Paris, le nombre prit le parti de cette<text:s/>pièce ; chaque bourgeois y croyait trouver son voisin peint au naturel ;<text:s/>et<text:s/>il ne se lassait point d’aller voir ce portrait.<text:s/>Le spectacle d’ailleurs, quoique<text:s/>outré,<text:s/>et<text:s/>hors du<text:s/>vraisemblable, mais parfaitement bien exécuté, attirait les spectateurs ;<text:s/>et on laissait gronder les critiques,<text:s/>sans<text:s/>faire attention à ce qu’ils disaient contre<text:s/>cette<text:s/>pièce. »</text:p><text:p text:style-name="Notedebasdepage">On prétend que<text:s/>Molière a peint le caractère du Bourgeois gentilhomme d’après une personne qui avait à peu près le même ridicule :<text:s/>mais lorsque l’on veut vérifier cette prétendue anecdote, on nomme vingt personnes différentes ;<text:s/>ce qui engage à croire que<text:s/>Molière n’a eu que des vues générales en composant ce personnage.</text:p></text:note-body></text:note></text:span>.<text:s/>On reconnut dans M. Jourdain un ridicule commun à tous les hommes dans tous les<text:s/>états ;<text:s/>c’est la vanité de vouloir paraître<text:s/>plus<text:s/>qu’ils ne sont. Ce ridicule n’eût<text:s/>pas été sensible dans un rang<text:s/>trop bas ;<text:s/>pour faire effet sur la<text:s/>scène<text:s/>comique,<text:s/>il<text:s/><text:span text:style-name="pb">[p.<text:s/></text:span><text:span text:style-name="pb">59</text:span><text:span text:style-name="pb">]<text:s/></text:span>fallait que sur le choix du personnage, il y eut assez de distance entre l’état<text:s/>dont il veut sortir<text:s/>et<text:s/>celui auquel<text:s/>il aspire, pour que le seul contraste<text:s/>des manières propres à ces deux états<text:s/>peignît sensiblement,<text:s/>dans un seul point<text:s/>et<text:s/>dans un même sujet,<text:s/>l’excès<text:s/>du ridicule général qu’on voulait<text:s/>corriger.<text:s/><text:span text:style-name="T257">L</text:span><text:span text:style-name="T258">e Bourgeois g</text:span><text:span text:style-name="T259">entilhomme</text:span><text:s/>remplit<text:s/>cet objet. On voit en même<text:s/>temps l’homme<text:s/>et<text:s/>le personnage, le<text:s/>masque<text:s/>et<text:s/>le visage, tellement mis en<text:s/>opposition d’ombres<text:s/>et<text:s/>de lumières,<text:s/>qu’on démêle toujours ce qu’il est,<text:s/>et<text:s/>ce qu’il veut paraître.<text:s/>Le sens droit de<text:s/>Madame Jourdain, la complaisance<text:s/>intéressée de Dorante, la gaieté ingénue<text:s/>de Nicole, le bon esprit de Lucile, la<text:s/>noble franchise de Cléonte, la subtilité<text:s/>féconde de Covielle,<text:s/>et<text:s/>la burlesque<text:s/>vanité des différents maîtres d’arts<text:s/>et<text:s/>de<text:s/>sciences, jettent encore un nouveau<text:s/>jour sur le caractère de M. Jourdain ;<text:s/>il reçoit de tout ce qui<text:s/>l’environne<text:s/>une<text:s/>nouvelle espèce de ridicule qui rejaillit<text:s/>sur lui,<text:s/>et<text:s/>de lui sur tous les états de la<text:s/>vie.<text:s/>La cérémonie turque, à laquelle<text:s/>Cléonte ne devrait pas se prêter, a pu<text:s/>passer à la faveur de la beauté de la<text:s/>musique<text:span text:style-name="Appelnotedebasdep."><text:note text:note-class="footnote" text:id="_ftn12"><text:note-citation>13</text:note-citation><text:note-body><text:p text:style-name="Notedebasdepage"><text:s/>[MARGIN] * Elle est de Lully.</text:p></text:note-body></text:note></text:span><text:s/>et<text:s/>de la singularité<text:s/>du<text:s/>spectacle. »</text:p>
      <text:p text:style-name="quote"><text:span text:style-name="pb">[p.<text:s/></text:span><text:span text:style-name="pb">60</text:span><text:span text:style-name="pb">]<text:s/></text:span>« <text:span text:style-name="Appelnotedebasdep."><text:note text:note-class="footnote" text:id="_ftn13"><text:note-citation>14</text:note-citation><text:note-body><text:p text:style-name="Notedebasdepage"><text:s/>[MARGIN]<text:s/><text:span text:style-name="T260">►</text:span><text:s/><text:span text:style-name="T261">Vie de Molière, avec des jugements sur ses ouvrages</text:span>.</text:p></text:note-body></text:note></text:span><text:span text:style-name="T262">Le Bourgeois g</text:span><text:span text:style-name="T263">entilhomme</text:span><text:s/>est un<text:s/>des plus heureux sujets de comédie<text:s/>que le ridicule des hommes ait jamais<text:s/>pu<text:s/>fournir :<text:s/>la vanité,<text:s/>attribut de l’espèce humaine, fait que des princes<text:s/>prennent le titre de rois, que les<text:s/>grands seigneurs veulent être princes,<text:s/>et<text:s/>comme dit La Fontaine :</text:p>
      <text:p text:style-name="quote.l"><text:span text:style-name="quote.c">Tout prince a des a</text:span><text:span text:style-name="quote.c">mbassadeurs,</text:span></text:p>
      <text:p text:style-name="quote.l"><text:span text:style-name="quote.c">Tout marquis veut avoir des pages</text:span><text:span text:style-name="quote.c">.</text:span></text:p>
      <text:p text:style-name="quote">Cette faiblesse est précisément la même<text:s/>que celle d’un bourgeois qui veut être<text:s/>homme de qualité ;<text:s/>mais la folie du<text:s/>Bourgeois est la seule qui soit comique,<text:s/>et<text:s/>qui puisse faire rire au<text:s/><text:soft-page-break/>théâtre :<text:s/>ce<text:s/>sont les extrêmes disproportions des<text:s/>manières<text:s/>et<text:s/>du langage d’un homme<text:s/>avec les airs<text:s/>et<text:s/>les discours qu’il veut affecter<text:s/>qui font un ridicule plaisant.<text:s/>Cette espèce de ridicule ne se trouve<text:s/>point dans des princes, ou dans des<text:s/>hommes élevés à la Cour, qui couvrent toutes leurs sottises du même air<text:s/>et<text:s/>du même langage ;<text:s/>mais ce ridicule<text:s/>se montre tout entier dans un bourgeois élevé grossièrement,<text:s/>et<text:s/>dont le<text:s/>naturel fait à tout moment un contraste<text:s/>avec l’art<text:s/>dont il veut se parer. C’est<text:s/>ce naturel grossier qui fait le plaisant<text:s/>de la comédie ;<text:s/>et<text:s/>voilà pourquoi ce<text:s/><text:span text:style-name="pb">[p.<text:s/></text:span><text:span text:style-name="pb">61</text:span><text:span text:style-name="pb">]<text:s/></text:span>n’est<text:s/>jamais que dans la vie commune<text:s/>qu’on prend les personnages<text:s/>comiques.<text:s/>Le Misanthrope<text:s/>est admirable, le Bourgeois gentilhomme est<text:s/>plaisant.</text:p>
      <text:p text:style-name="quote">Voici le compte que Robinet rendit de la représentation du<text:s/><text:span text:style-name="T264">Bourgeois g</text:span><text:span text:style-name="T265">entilhomme</text:span><text:s/>à Chambord.</text:p>
      <text:p text:style-name="P266">Lettre en vers,<text:s/>du 18 octobre 1670.</text:p>
      <text:p text:style-name="quote">      Les deux Majestés, à Chambord,</text:p>
      <text:p text:style-name="quote">Ont reçu tout de plein abord,</text:p>
      <text:p text:style-name="quote">Harangues mauvaises ou bonnes,</text:p>
      <text:p text:style-name="quote">Des plus magistrales personnes.</text:p>
      <text:p text:style-name="quote">Et depuis ce jour, profitant</text:p>
      <text:p text:style-name="quote">Tant<text:s/>qu’elles peuvent du beau temps,</text:p>
      <text:p text:style-name="quote">S’y sont comme il faut diverties,</text:p>
      <text:p text:style-name="quote">Notamment<text:s/>en plusieurs parties</text:p>
      <text:p text:style-name="quote">De chasse ;<text:s/>illec en bonne foi,</text:p>
      <text:p text:style-name="quote">Plus qu’ailleurs, un plaisir de roi.</text:p>
      <text:p text:style-name="quote">Mardi<text:span text:style-name="Appelnotedebasdep."><text:note text:note-class="footnote" text:id="_ftn14"><text:note-citation>15</text:note-citation><text:note-body><text:p text:style-name="Notedebasdepage"><text:s/>(a)<text:s/>Par la date de la lettre de Robinet, on voit que le mardi était le 14 octobre :<text:s/>ce qui nous indique clairement celle de la première représentation du<text:s/><text:span text:style-name="T267">Bourgeo</text:span><text:span text:style-name="T268">is g</text:span><text:span text:style-name="T269">entilhomme</text:span><text:s/>à Chambord.</text:p></text:note-body></text:note></text:span>,<text:s/>ballet<text:s/>et<text:s/>comédie<text:span text:style-name="Appelnotedebasdep."><text:note text:note-class="footnote" text:id="_ftn15"><text:note-citation>16</text:note-citation><text:note-body><text:p text:style-name="Notedebasdepage"><text:s/>[MARGIN] *<text:s/><text:span text:style-name="T270">Le Bourgeois gentilhomme</text:span>.</text:p></text:note-body></text:note></text:span>,</text:p>
      <text:p text:style-name="quote">Avec très bonne mélodie,</text:p>
      <text:p text:style-name="quote">Aux autres ébats succéda,</text:p>
      <text:p text:style-name="quote">Où tout, dit-on, du mieux alla,</text:p>
      <text:p text:style-name="quote">Par les soins des deux grands Baptistes<text:span text:style-name="Appelnotedebasdep."><text:note text:note-class="footnote" text:id="_ftn16"><text:note-citation>17</text:note-citation><text:note-body><text:p text:style-name="Notedebasdepage"><text:s/>(b) Lully s’appelait Jean-Baptiste, et Molière pareillement.</text:p></text:note-body></text:note></text:span>,</text:p>
      <text:p text:style-name="quote">Originaux,<text:s/>et<text:s/>non copistes,</text:p>
      <text:p text:style-name="quote">Comme on sait, dans leur noble emploi</text:p>
      <text:p text:style-name="quote">Pour divertir notre grand roi.</text:p>
      <text:p text:style-name="label"><text:span text:style-name="pb">[p.<text:s/></text:span><text:span text:style-name="pb">62</text:span><text:span text:style-name="pb">]<text:s/></text:span><text:span text:style-name="T271">Lettre en vers de Robinet, du 15 novembre 1670</text:span><text:span text:style-name="T272">.</text:span></text:p>
      <text:p text:style-name="quote.l">      J’ajoute encore, pour la fin</text:p>
      <text:soft-page-break/>
      <text:p text:style-name="quote.l">Qu’à Versailles,<text:s/>et<text:s/>qu’à Saint-Germain,</text:p>
      <text:p text:style-name="quote.l">La Cour s’est des mieux divertie :</text:p>
      <text:p text:style-name="quote.l">Ma muse étant bien avertie</text:p>
      <text:p text:style-name="quote.l">Par un officieux mortel,</text:p>
      <text:p text:style-name="quote.l">Que les grands acteurs de l’Hôtel<text:span text:style-name="Appelnotedebasdep."><text:note text:note-class="footnote" text:id="_ftn17"><text:note-citation>18</text:note-citation><text:note-body><text:p text:style-name="Notedebasdepage"><text:s/>[MARGIN] * De Bourgogne.</text:p></text:note-body></text:note></text:span>,</text:p>
      <text:p text:style-name="quote.l">Audit Versailles ont fait merveilles,</text:p>
      <text:p text:style-name="quote.l">Charmant les yeux<text:s/>et<text:s/>les oreilles.</text:p>
      <text:p text:style-name="quote.l">Et que ceux du<text:s/><text:span text:style-name="T273">Palais-</text:span><text:span text:style-name="T274">Royal</text:span>,</text:p>
      <text:p text:style-name="quote.l">Chez qui<text:s/><text:span text:style-name="T275">Molière</text:span><text:s/>est sans égal,</text:p>
      <text:p text:style-name="quote.l">Ont fait à Saint-Germain de mêmes,</text:p>
      <text:p text:style-name="quote.l">Au gré des portes-diadèmes,</text:p>
      <text:p text:style-name="quote.l">Dans le régale de Chambord,</text:p>
      <text:p text:style-name="quote.l">Qui plut alors beaucoup encor,</text:p>
      <text:p text:style-name="quote.l">Et qu’ici nous aurons en somme,</text:p>
      <text:p text:style-name="quote.l">Savoir le<text:s/><text:span text:style-name="T276">Bourgeois g</text:span><text:span text:style-name="T277">entilhomme</text:span>,</text:p>
      <text:p text:style-name="quote.l">Lequel est un sujet follet,</text:p>
      <text:p text:style-name="quote.l">De comédie<text:s/>et<text:s/>de ballet.</text:p>
      <text:p text:style-name="Corpsdetexte">Dans la lettre suivante du 22 novembre, Robinet, après avoir annoncé la première représentation de la tragédie de<text:s/><text:span text:style-name="T278">Béré</text:span><text:span text:style-name="T279">nice</text:span>, de M. Corneille l’aîné<text:span text:style-name="Appelnotedebasdep."><text:note text:note-class="footnote" text:id="_ftn18"><text:note-citation>19</text:note-citation><text:note-body><text:p text:style-name="Notedebasdepage"><text:s/>[MARGIN] (1) Voyez ci-dessous l’article de cette pièce.</text:p></text:note-body></text:note></text:span>, ajoute :</text:p>
      <text:p text:style-name="quote.l">      Sur le<text:s/>théâtre<text:s/>de<text:s/><text:span text:style-name="T280">Molière</text:span> ;</text:p>
      <text:p text:style-name="quote.l">Et que par grâce singulière,</text:p>
      <text:p text:style-name="quote.l">Mardi<text:span text:style-name="Appelnotedebasdep."><text:note text:note-class="footnote" text:id="_ftn19"><text:note-citation>20</text:note-citation><text:note-body><text:p text:style-name="Notedebasdepage"><text:s/>[MARGIN] (2) 25 novembre.</text:p></text:note-body></text:note></text:span>, l’on y donne au public,</text:p>
      <text:p text:style-name="quote.l">De bout en bout,<text:s/>et<text:s/>ric à ric,</text:p>
      <text:p text:style-name="quote.l"><text:span text:style-name="pb">[p.<text:s/></text:span><text:span text:style-name="pb">63</text:span><text:span text:style-name="pb">]<text:s/></text:span>Son charmant<text:s/><text:span text:style-name="T281">Bourgeois g</text:span><text:span text:style-name="T282">entilhomme</text:span>,</text:p>
      <text:p text:style-name="quote.l">C’est-à-dire,<text:s/>presque tout comme,</text:p>
      <text:p text:style-name="quote.l">À<text:s/>Chambord,<text:s/>et<text:s/>dans Saint-Germain,</text:p>
      <text:p text:style-name="quote.l">L’a vu notre grand souverain :</text:p>
      <text:p text:style-name="quote.l">Et même avec des entrées</text:p>
      <text:p text:style-name="quote.l">De ballet, des mieux préparées,</text:p>
      <text:p text:style-name="quote.l">D’harmonieux<text:s/>et<text:s/>grands concerts,</text:p>
      <text:p text:style-name="quote.l">Et tous les ornements divers,</text:p>
      <text:p text:style-name="quote.l">Qui firent de ce gai régale,</text:p>
      <text:p text:style-name="quote.l">La petite oie à la royale.</text:p>
      <text:soft-page-break/>
      <text:p text:style-name="quote.l">J’ajoute encor brièvement,</text:p>
      <text:p text:style-name="quote.l">Qu’on doit alternativement,</text:p>
      <text:p text:style-name="quote.l">Jouer la grande<text:s/><text:span text:style-name="T283">Bérénice</text:span>,</text:p>
      <text:p text:style-name="quote.l">Qu’on loue avec tant de justice,</text:p>
      <text:p text:style-name="quote.l">Et<text:s/><text:span text:style-name="T284">L</text:span><text:span text:style-name="T285">e Gentilhomme b</text:span><text:span text:style-name="T286">ourgeois</text:span>.</text:p>
      <text:p text:style-name="quote.l">L’on pourra donc comme je crois,</text:p>
      <text:p text:style-name="quote.l">Beaucoup ainsi se satisfaire.</text:p>
      <text:p text:style-name="Corpsdetexte"><text:span text:style-name="T287">Noms des personnes qui ont chanté et</text:span><text:span text:style-name="T288"><text:s/>dansé dans<text:s/></text:span>Le Bourgeois gentilhomme<text:span text:style-name="T289">, comédie-b</text:span><text:span text:style-name="T290">allet,</text:span><text:span text:style-name="T291"><text:s/>aux représenta</text:span><text:span text:style-name="T292">tions de Chambord et</text:span><text:span text:style-name="T293"><text:s/>de Saint-</text:span><text:span text:style-name="T294">Germain</text:span><text:span text:style-name="T295">-en-</text:span><text:span text:style-name="T296">Laye.</text:span></text:p>
      <text:p text:style-name="label">Dans le premier acte.</text:p>
      <text:p text:style-name="Corpsdetexte">Une Musicienne,<text:s/><text:span text:style-name="T297">M</text:span><text:span text:style-name="T298">lle</text:span><text:span text:style-name="T299"> </text:span><text:span text:style-name="T300">Hi</text:span><text:span text:style-name="T301">laire</text:span>. Un Musicien,<text:s/><text:span text:style-name="T302">le sieur Langeais</text:span>. Second Musicien,<text:s/><text:span text:style-name="T303">le sieur Gaye</text:span>. Danseurs,<text:s/><text:span text:style-name="T304">les sieurs La Pierre, Saint-</text:span><text:span text:style-name="T305">André et Magny</text:span>.</text:p>
      <text:p text:style-name="label"><text:span text:style-name="pb">[p.<text:s/></text:span><text:span text:style-name="pb">64</text:span><text:span text:style-name="pb">]<text:s/></text:span>Dans le second acte.</text:p>
      <text:p text:style-name="Corpsdetexte">Garçons<text:s/>tailleurs, dansants,<text:s/><text:span text:style-name="T306">les s</text:span><text:span text:style-name="T307">ieurs Dolivet,</text:span><text:span text:style-name="T308"><text:s/>Le </text:span><text:span text:style-name="T309">Chantre, Bonnard, Isaac</text:span><text:span text:style-name="T310">,<text:s/></text:span><text:span text:style-name="T311">Magny et Saint-André</text:span>.</text:p>
      <text:p text:style-name="label">Dans le troisième acte.</text:p>
      <text:p text:style-name="Corpsdetexte">Six Cuisiniers, dansants, (<text:span text:style-name="T312">les mêmes danseurs du second<text:s/></text:span><text:span text:style-name="T313">acte</text:span>).</text:p>
      <text:p text:style-name="label">Dans le quatrième acte.</text:p>
      <text:p text:style-name="Corpsdetexte">Un Musicien,<text:s/><text:span text:style-name="T314">le sieur de L</text:span><text:span text:style-name="T315">a </text:span><text:span text:style-name="T316">Grille</text:span>. Second Musicien,<text:s/><text:span text:style-name="T317">le s</text:span><text:span text:style-name="T318">ieur Morel</text:span>. Troisième Musicien,<text:s/><text:span text:style-name="T319">le s</text:span><text:span text:style-name="T320">ieur Blo</text:span><text:span text:style-name="T321">ndel</text:span>.</text:p>
      <text:p text:style-name="P322">Cérémonie turque.</text:p>
      <text:p text:style-name="Corpsdetexte">Le Muphti, chantant,<text:s/><text:span text:style-name="T323">le sieur Chia</text:span><text:span text:style-name="T324">cheron</text:span><text:span text:style-name="Appelnotedebasdep."><text:note text:note-class="footnote" text:id="_ftn20"><text:note-citation>21</text:note-citation><text:note-body><text:p text:style-name="Notedebasdepage"><text:s/>(a)<text:s/>Il y a tout lieu de croire que<text:s/><text:span text:style-name="T325">le sieur Chiacheron</text:span><text:s/>n’est qu’un nom emprunté,<text:s/>sous lequel le fameux Lully représenta plusieurs fois devant le<text:s/>roi<text:s/>le rôle du Muphti,<text:s/>et<text:s/>même peu de<text:s/>jours devant sa réception à la charge de secrétaire du roi. Voyez la vie de Quinault, à la tête du<text:s/>théâtre de cet auteur.</text:p></text:note-body></text:note></text:span>. Dervis, chantants,<text:s/><text:span text:style-name="T326">les s</text:span><text:span text:style-name="T327">ieurs Morel, Gingan le cadet, Noblet et</text:span><text:span text:style-name="T328"><text:s/>Phil</text:span><text:span text:style-name="T329">bert</text:span>.<text:s/>Turcs<text:s/>assistants du Muphti,<text:s/><text:span text:style-name="T330">les sieurs Le </text:span><text:span text:style-name="T331">Gros</text:span><text:span text:style-name="T332">, Estival, Blondel, Gingan l’aî</text:span><text:span text:style-name="T333">né, Hédouin, Rebel, Gillet, Fernon le cadet, Bernard, Deschamp, Langeais et Gaye</text:span>. Turcs assistants du Muphti, dansants,<text:s/><text:span text:style-name="T334">les</text:span><text:span text:style-name="T335"><text:s/>s</text:span><text:span text:style-name="T336">ieurs Dolivet,</text:span><text:span text:style-name="T337"><text:s/>La </text:span><text:span text:style-name="T338">Pierre,</text:span><text:span text:style-name="T339"><text:s/>Fa</text:span><text:span text:style-name="T340">vier, Mayeu, Beauchamp, Chicanneau</text:span>.</text:p>
      <text:p text:style-name="label"><text:span text:style-name="pb">[p.<text:s/></text:span><text:span text:style-name="pb">65</text:span><text:span text:style-name="pb">]<text:s/></text:span>Dans le cinquième acte.<text:s/><text:line-break/><text:span text:style-name="T341">Ballet des Nations.</text:span></text:p>
      <text:soft-page-break/>
      <text:p text:style-name="Corpsdetexte">Première entrée,<text:s/>un donneur de livres, dansant,<text:s/><text:span text:style-name="T342">le sieur</text:span><text:span text:style-name="T343"><text:s/>Dolivet</text:span>. Importuns dansants,<text:span text:style-name="T344"><text:s/></text:span><text:span text:style-name="T345">les sieurs</text:span><text:span text:style-name="T346"><text:s/>Saint-André, La </text:span><text:span text:style-name="T347">Pierre et Favier</text:span>.<text:s/>L’homme du bel air,<text:s/><text:span text:style-name="T348">le sieur</text:span><text:span text:style-name="T349"><text:s/>Le </text:span><text:span text:style-name="T350">Gros</text:span>. Second homme du bel air,<text:s/><text:span text:style-name="T351">le sieur</text:span><text:span text:style-name="T352"><text:s/>Rebel</text:span>. Une femme<text:s/>du bel air………<text:s/>Seconde femme du bel air………<text:s/>Un Gascon,<text:s/><text:span text:style-name="T353">le sieur</text:span><text:span text:style-name="T354"><text:s/>Gaye</text:span>.<text:s/>Second Gascon,<text:s/><text:span text:style-name="T355">le sieur</text:span><text:span text:style-name="T356"><text:s/>Gingan le cadet</text:span>.<text:s/>Un Suisse,<text:s/><text:span text:style-name="T357">le sieur</text:span><text:span text:style-name="T358"><text:s/>Philbert</text:span>. Un vieux Bourgeois babillard,<text:s/><text:span text:style-name="T359">le sieur</text:span><text:span text:style-name="T360"><text:s/>Blondel</text:span>. Une vieille Bourgeoise babillarde,<text:s/><text:span text:style-name="T361">le sieur</text:span><text:span text:style-name="T362"><text:s/>Langeais</text:span>. Troupe de Spectateurs chantants,<text:s/><text:span text:style-name="T363">les sieurs</text:span><text:span text:style-name="T364"><text:s/>Estival, Hédouin, Mo</text:span><text:span text:style-name="T365">rel, Gingan l’aîné, Fernon, Des</text:span><text:span text:style-name="T366">champ</text:span><text:span text:style-name="T367">s, Gillet, Bernard, Noblet, quatre pages de la m</text:span><text:span text:style-name="T368">usique</text:span>. Filles coquettes,<text:s/><text:span text:style-name="T369">les sieurs</text:span><text:span text:style-name="T370"><text:s/>Jannot, Pierrot, Renier, un page de la c</text:span><text:span text:style-name="T371">hapelle</text:span>.</text:p>
      <text:p text:style-name="Corpsdetexte">Seconde entrée. Un Espagnol chantant,<text:s/><text:span text:style-name="T372">le sieur</text:span><text:span text:style-name="T373"><text:s/>Morel</text:span>. Second Espagnol chantant,<text:s/><text:span text:style-name="T374">le sieur</text:span><text:span text:style-name="T375"><text:s/>Gillet</text:span>. Troisième Espagnol chantant,<text:s/><text:span text:style-name="T376">le sieur</text:span><text:span text:style-name="T377"><text:s/>Martin</text:span>. Espagnols dansants,<text:s/><text:span text:style-name="T378">les sieurs</text:span><text:span text:style-name="T379"><text:s/>Dolivet, Le Chantre, Bonnard, L</text:span><text:span text:style-name="T380">estang, Isaac et Joubert</text:span>. Deux autres Espagnols dansants,<text:s/><text:span text:style-name="T381">les sieurs</text:span><text:span text:style-name="T382"><text:s/>Beauchamp et Chicanneau</text:span>.</text:p>
      <text:p text:style-name="Corpsdetexte">Troisième entrée. Une Italienne chantante,<text:s/><text:span text:style-name="T383">M</text:span><text:span text:style-name="T384">lle</text:span><text:span text:style-name="T385"> </text:span><text:span text:style-name="T386">Hilaire</text:span>.<text:s/>Un Italien<text:s/><text:span text:style-name="pb">[p.<text:s/></text:span><text:span text:style-name="pb">66</text:span><text:span text:style-name="pb">]<text:s/></text:span>chantant,<text:s/><text:span text:style-name="T387">le sieur</text:span><text:span text:style-name="T388"><text:s/>Gaye</text:span>. Scaramouches<text:s/>dansants,<text:s/><text:span text:style-name="T389">les sieurs</text:span><text:span text:style-name="T390"><text:s/>Beauchamp et Mayeu</text:span>. Trivelins, dansants,<text:s/><text:span text:style-name="T391">les sieurs</text:span><text:span text:style-name="T392"><text:s/>Magny et Foignard le cadet</text:span>. Arlequin,<text:s/><text:span text:style-name="T393">le seigneur<text:s/></text:span><text:span text:style-name="T394">Dominique</text:span>.</text:p>
      <text:p text:style-name="Corpsdetexte">Quatrième<text:s/>entrée. Poitevins, chantants<text:s/>et<text:s/>dansants,<text:s/><text:span text:style-name="T395">les sieurs</text:span><text:span text:style-name="T396"><text:s/>La </text:span><text:span text:style-name="T397">Grille et<text:s/></text:span><text:span text:style-name="T398">No</text:span><text:span text:style-name="T399">blet</text:span>. Poitevins, dansants,<text:s/><text:span text:style-name="T400">les sieurs</text:span><text:span text:style-name="T401"><text:s/>La </text:span><text:span text:style-name="T402">Pierre, Favier et Saint André</text:span>. Poitevines dansantes,<text:s/><text:span text:style-name="T403">les sieurs</text:span><text:span text:style-name="T404"><text:s/>Fors,</text:span><text:span text:style-name="T405"><text:s/>Foi</text:span><text:span text:style-name="T406">gnard et Favier le</text:span><text:span text:style-name="T407"><text:s/></text:span><text:span text:style-name="T408">jeune</text:span>.<text:s/>Les huit Flûtes,<text:s/><text:span text:style-name="T409">les sieurs</text:span><text:span text:style-name="T410"><text:s/>Descoûteaux, Piéche le fils, Phil</text:span><text:span text:style-name="T411">idor, Boutet, du Clos, Plumet,<text:s/></text:span><text:span text:style-name="T412">Fossart et Nicolas Hottere</text:span>.</text:p>
      <text:soft-page-break/>
      <text:h text:style-name="Titre1" text:outline-level="1">1671. Psyché</text:h>
      <text:p text:style-name="argument"><text:span text:style-name="pb">[p.<text:s/></text:span><text:span text:style-name="pb">121</text:span><text:span text:style-name="pb">]<text:s/></text:span>Tragi-comédie-ballet, en vers libres,<text:s/>précédée d’un prologue,<text:s/>de MM. Corneille,<text:s/>l’aîné,<text:s/>Molière,<text:s/>et<text:s/>Quinault<text:span text:style-name="Appelnotedebasdep."><text:note text:note-class="footnote" text:id="_ftn21"><text:note-citation>22</text:note-citation><text:note-body><text:p text:style-name="quote"><text:s/>(a) « DN►Avertissement de la tragi-comédie de<text:s/><text:span text:style-name="T413">Psyché</text:span>.<text:s/><text:span text:style-name="T414">Mémoires sur la vie et les ouvrages de Molière</text:span>.FNCet ouvrage n’est pas tout d’une même<text:s/>main. Le Carnaval approchait,<text:s/>et<text:s/>les ordres pressants<text:s/>du roi, qui voulait en voir plusieurs représentations<text:s/>avant le Carême,<text:s/>obligèrent<text:s/>Molière<text:s/>à avoir recours<text:s/>à d’autres personnes. Il n’y a de lui que le plan<text:s/>et<text:s/>la disposition du sujet,<text:s/>les vers qui se récitent dans<text:s/>le prologue, le premier acte, la première<text:s/>scène<text:s/>du<text:s/>second acte,<text:s/>et la première<text:s/>scène du troisième. Le<text:s/>reste de la<text:s/>pièce<text:s/>est de Pierre Corneille,<text:s/>qui y a<text:s/>employé une quinzaine de jours. Les paroles,<text:s/>qui se<text:s/>chantent en musique, sont de Quinault, à la réserve<text:s/>de la plainte Italienne<text:s/>(qui est de Lully, auteur<text:s/>de la musique de la tragi-comédie de<text:s/><text:span text:style-name="T415">Psyché</text:span>). »</text:p></text:note-body></text:note></text:span>,<text:s/>représentée sur le<text:s/>théâtre<text:s/>du palais des Tuileries, au mois de janvier,<text:s/>et<text:s/>sur celui du Palais-Royal, le 24 juillet suivant<text:span text:style-name="Appelnotedebasdep."><text:note text:note-class="footnote" text:id="_ftn22"><text:note-citation>23</text:note-citation><text:note-body><text:p text:style-name="Notedebasdepage"><text:s/>(b) Nous ne pouvons pas assurer que l’on s’est trompé en mettant la première représentation de Psyché au 24 juillet 1671,<text:s/>mais nous trouvons sur le<text:s/><text:span text:style-name="T416">Registre de Molière</text:span><text:s/>de l’année 1672 la première représentation de cette<text:s/>pièce le 11 novembre de cette même année ; elle eut trente-deux représentations, dont la dernière est du dimanche 22 janvier 1673.</text:p></text:note-body></text:note></text:span>.</text:p>
      <text:p text:style-name="Corpsdetexte">Avant de rendre compte de cette pièce, il nous paraît nécessaire de parler du<text:s/>théâtre<text:s/>où elle fut représentée. Voici ce qu’en dit un auteur<text:s/><text:span text:style-name="pb">[p.<text:s/></text:span><text:span text:style-name="pb">122</text:span><text:span text:style-name="pb">]<text:s/></text:span>contemporain.</text:p>
      <text:p text:style-name="quote"><text:span text:style-name="Appelnotedebasdep."><text:note text:note-class="footnote" text:id="_ftn23"><text:note-citation>24</text:note-citation><text:note-body><text:p text:style-name="Notedebasdepage"><text:s/>[MARGIN] *<text:s/><text:span text:style-name="T417">Idée des spectacles anciens et nouveaux</text:span>, par l’abbé de Pure, in-12, 1668, p. 311 et suivantes.</text:p></text:note-body></text:note></text:span>…… « C’est le grand<text:s/>et<text:s/>superbe<text:s/>salon que le roi (Louis XIV) conçut<text:s/>et<text:s/>fit faire fixe<text:s/>et<text:s/>permanent pour les<text:s/>divers Spectacles,<text:s/>et<text:s/>pour les délassements de son esprit,<text:s/>et<text:s/>le divertissement de ses peuples.</text:p>
      <text:p text:style-name="quote">« Ce grand prince qui se connaît parfaitement à tout,<text:s/>et<text:s/>qui a de grandes .pensées jusque<text:s/>dans les petites choses,<text:s/>en donna l’ordre<text:s/>et<text:s/>le soin au sieur<text:s/>Gaspard Vigarani ;<text:s/>le lieu fut mal aisé à choisir ;<text:s/>et<text:s/>feu M. le Cardinal<text:span text:style-name="Appelnotedebasdep."><text:note text:note-class="footnote" text:id="_ftn24"><text:note-citation>25</text:note-citation><text:note-body><text:p text:style-name="Notedebasdepage"><text:s/>[MARGIN] * Le cardinal Mazarin.</text:p></text:note-body></text:note></text:span>,<text:s/>partant de Paris pour aller travailler à<text:s/>la paix sur la frontière, avait prétendu<text:s/>faire un<text:s/>théâtre<text:s/>de bois, dans la place<text:s/>qui est derrière son palais.<text:s/>L’espace<text:s/>était à la vérité assez grand, mais le<text:s/>sieur Vigarani ne le trouva ni<text:s/>assez propre, ni assez commode, soit pour la<text:s/>durée, soit pour la majesté, soit pour<text:s/>le mouvement des grandes machines<text:s/>qu’il avait projetées.</text:p>
      <text:p text:style-name="quote">« Comme il<text:s/>était<text:s/>aussi judicieux qu’inventif, il proposa de bâtir une salle<text:s/>grande<text:s/>et<text:s/>spacieuse dans les alignements du dessein du Louvre,<text:s/>dont les<text:s/>dehors, symétriques<text:s/>avec le reste de<text:s/>la façade, l’affranchiraient<text:s/>de toute<text:s/>ruine<text:s/>et<text:s/>de tous changements.</text:p>
      <text:p text:style-name="quote">« Le roi agréa fort cette proposition,<text:s/>et<text:s/>les ordres furent donnés à<text:s/><text:span text:style-name="pb">[p.<text:s/></text:span><text:span text:style-name="pb">123</text:span><text:span text:style-name="pb">]<text:s/></text:span>M. Ratabon<text:s/>(contrôleur des Bâtiments du<text:s/>roi)<text:s/>de hâter l’ouvrage,<text:s/>et<text:s/>au sieur Vigarani<text:s/>de préparer ses<text:s/><text:soft-page-break/>machines ;<text:s/>et<text:s/>voici<text:s/>les dimensions<text:s/>et<text:s/>le devis, tant du dedans que du dehors, qui m’a été donné<text:s/>par<text:s/>le sieur<text:s/>Charles Vigarani, fils de ·Gaspard.</text:p>
      <text:p text:style-name="quote">« Le corps de la salle est partagé en<text:s/>deux parties inégales.<text:s/>La première<text:s/>comprend le<text:s/>théâtre,<text:s/>et<text:s/>ses accompagnements ;<text:s/>la seconde contient le parterre,<text:s/>les corridors<text:s/>et<text:s/>loges qui font face au<text:s/>théâtre,<text:s/>et<text:s/>qui occupent le reste du salon de trois côtés, l’un qui regarde<text:s/>la<text:s/>cour, l’autre le jardin,<text:s/>et<text:s/>le troisième<text:s/>le corps du palais des Tuileries</text:p>
      <text:p text:style-name="quote">« La première<text:s/>partie,<text:s/>ou<text:s/>le<text:s/>théâtre,<text:s/>qui s’ouvre par une façade également<text:s/>riche<text:s/>et<text:s/>artiste, depuis son ouverture<text:s/>jusqu’à la muraille qui est du côté du<text:s/>pavillon,<text:s/>vers les vieilles Écuries, a de<text:s/>profondeur vingt-deux toises. Son ouverture est de trente-deux pieds sur la<text:s/>largeur, ou entre les corridors<text:s/>et<text:s/>châssis<text:s/>qui règnent des deux côtés.<text:s/>La hauteur où celle des châssis est de vingt-quatre pieds jusqu’aux nuages. Par-dessus les nuages,<text:s/>jusqu’au tirant<text:s/>du<text:s/>comble,<text:s/>pour la retraite ou pour le<text:s/>mouvement des machines, il y a trente-sept pieds. Sous le plancher<text:s/>ou<text:s/><text:span text:style-name="pb">[p.<text:s/></text:span><text:span text:style-name="pb">124</text:span><text:span text:style-name="pb">]<text:s/></text:span>parquet du<text:s/>théâtre, pour les Enfers, ou<text:s/>pour les changements des mers,<text:s/>il y a<text:s/>quinze pieds de profondeur.<text:s/>La seconde partie, ou celle du parterre qui est du côté de l’appartement<text:s/>des Tuileries, a de largeur entre les deux murs soixante<text:s/>et<text:s/>trois pieds ;<text:s/>entre les corridors quarante-neuf. Sa<text:s/>profondeur,<text:s/>depuis le<text:s/>théâtre<text:s/>jusqu’au<text:s/>susdit appartement,<text:s/>est de quatre-vingt-treize pieds. Chaque corridor<text:s/>est de six pieds,<text:s/>et<text:s/>la hauteur du<text:s/>parterre jusqu’au plafond est de quarante-neuf pieds. Ce plafond a deux<text:s/>beautés aussi riches que surprenantes,<text:s/>par sa dorure<text:s/>et<text:s/>par sa dureté. Celle-ci est toutefois la plus considérable,<text:s/>quoique la matière<text:s/>en soit commune<text:s/>et<text:s/>de peu de prix ;<text:s/>car ce n’est que du<text:s/>carton ;<text:s/>mais composé<text:s/>et<text:s/>pétri d’une<text:s/>manière<text:s/>si particulière<text:s/>qu’il est rendu<text:s/>aussi dur que la pierre<text:s/>et<text:s/>que les plus solides matières.<text:s/>Le reste de la hauteur .jusqu’au comble, où sont les rouages<text:s/>et<text:s/>les mouvements, est de soixante<text:s/>et<text:s/>deux pieds.</text:p>
      <text:p text:style-name="quote">« Il y a encore une manière,<text:s/>aussi nouvelle que hardie, d’entrer une poutre<text:s/>l’une dans l’autre,<text:s/>et<text:s/>de confier aux<text:s/>deux, sur quelque longueur que ce<text:s/>soit,<text:s/>toute sorte de pesanteur<text:s/>et<text:s/>de<text:s/><text:span text:style-name="pb">[p.<text:s/></text:span><text:span text:style-name="pb">125</text:span><text:span text:style-name="pb">]<text:s/></text:span>machine. Il en a rendu raison à divers physiciens,<text:s/>et<text:s/>a sauvé par cette invention,<text:s/>et<text:s/>la dépense d’avoir des poutres assez grandes, ou assez fortes pour<text:s/>de tels bâtiments,<text:s/>et<text:s/>le péril de les voir<text:s/>s’affaisser,<text:s/>et<text:s/>même rompre après fort<text:s/>peu de durée. »</text:p>
      <text:p text:style-name="Corpsdetexte">Cette description de la salle des machines du palais des Tuileries est curieuse pour les personnes qui savent l’architecture,<text:s/>mais elle ne satisferait peut-être pas un lecteur qui souhaite qu’on<text:s/>lui représente ce qui peut frapper<text:s/>la vue du premier abord. Nous allons le satisfaire,<text:s/>en rapportant une autre description de la même salle, qui est à la tête du programme in-4<text:span text:style-name="T418">o</text:span><text:s/>du ballet de<text:s/><text:span text:style-name="T419">Psy</text:span><text:span text:style-name="T420">ché</text:span>.</text:p>
      <text:p text:style-name="quote">« Le lieu destiné pour la représentation,<text:s/>et<text:s/>pour les spectateurs de cet<text:s/>assemblage de tant de magnifiques divertissements, est une salle faite exprès<text:s/>pour les plus grandes fêtes,<text:s/>et<text:s/>qui<text:s/><text:soft-page-break/>seule peut passer pour un très superbe spectacle. Sa longueur est de quarante<text:s/>toises ;<text:s/>elle est partagée en deux parties,<text:s/>l’une est pour le<text:s/>théâtre,<text:s/>et<text:s/>l’autre pour l’assemblée. Cette dernière<text:s/>partie est celle que l’on voit la première ;<text:s/>elle a des beautés qui amusent<text:s/>agréablement les regards,<text:s/>jusqu’au<text:s/><text:span text:style-name="pb">[p.<text:s/></text:span><text:span text:style-name="pb">126</text:span><text:span text:style-name="pb">]<text:s/></text:span>moment où la<text:s/>scène<text:s/>doit s’ouvrir.<text:s/>La<text:s/>face du<text:s/>théâtre, ainsi que les deux<text:s/>retours,<text:s/>est un grand ordre corinthien,<text:s/>qui comprend toute la hauteur<text:s/>de l’édifice. On entre dans le parterre<text:s/>par deux portes différentes, à droite<text:s/>et<text:s/>à gauche. Ces entrées ont des deux<text:s/>côtés des colonnes sur des piédestaux,<text:s/>et<text:s/>des pilastres carrés, élevés à la<text:s/>hauteur du<text:s/>théâtre :<text:s/>on monte ensuite sur un haut dais,<text:s/>réservé pour les<text:s/>places des personnes royales,<text:s/>et<text:s/>de<text:s/>ce qu’il y a de plus considérable à la<text:s/>Cour.<text:s/>Cet espace est bordé d’une balustrade par-devant,<text:s/>et<text:s/>de degrés en<text:s/>amphithéâtre<text:s/>tout à l’entour :<text:s/>des colonnes,<text:s/>posées sur le haut de ces degrés, soutiennent des galeries<text:s/>sur lesquelles, entre les colonnes, on a placé<text:s/>des balcons qui sont ornés, ainsi que<text:s/>le plafond,<text:s/>et<text:s/>tout ce qui paraît dans la<text:s/>salle, de tout ce que l’architecture,<text:s/>la<text:s/>sculpture, la<text:s/>peinture<text:s/>et<text:s/>la dorure<text:s/>ont de plus beau, de plus riche<text:s/>et<text:s/>de<text:s/>plus<text:s/>éclatant. »</text:p>
      <text:p text:style-name="Corpsdetexte">Cette salle ne servit qu’aux représentations que le roi fit faire de la tragi-comédie de<text:s/><text:span text:style-name="T421">Psy</text:span><text:span text:style-name="T422">ché</text:span>, après lesquelles elle<text:s/>fut abandonnée jusqu’en 1716,<text:s/>qu’on l’a raccommoda pour<text:s/>les ballets qui<text:s/>y furent exécutés. Nous en parlerons sous<text:s/><text:span text:style-name="pb">[p.<text:s/></text:span><text:span text:style-name="pb">127</text:span><text:span text:style-name="pb">]<text:s/></text:span>cette même année. Revenons à la<text:s/>pièce<text:s/>qui fait le sujet de cet article.</text:p>
      <text:p text:style-name="quote">« <text:span text:style-name="Appelnotedebasdep."><text:note text:note-class="footnote" text:id="_ftn25"><text:note-citation>26</text:note-citation><text:note-body><text:p text:style-name="Notedebasdepage"><text:s/>[MARGIN]<text:s/><text:span text:style-name="T423">►</text:span><text:span text:style-name="T424">Mémoires sur la vie et les ouvrages de Molière</text:span>.</text:p></text:note-body></text:note></text:span>Dans<text:s/><text:span text:style-name="T425">Psy</text:span><text:span text:style-name="T426">ché</text:span>,<text:s/>tragédie-ballet en vers libres,<text:s/>Molière<text:s/>crut devoir sacrifier la régularité de la conduite<text:s/>à des ornements accessoires. Pressé par les<text:s/>ordres du roi, qui ne lui donnèrent<text:s/>pas le temps d’écrire sa<text:s/>pièce<text:s/>en entier,<text:s/>il eut<text:s/>recours au grand Corneille<text:span text:style-name="Appelnotedebasdep."><text:note text:note-class="footnote" text:id="_ftn26"><text:note-citation>27</text:note-citation><text:note-body><text:p text:style-name="quote"><text:s/>(a) « DN►<text:span text:style-name="T427">Vie de Molière, avec des jugements sur ses ouvrages</text:span>.FN(Molière) ne put faire que le premier acte,<text:s/>la<text:s/>première<text:s/>scène<text:s/>du second<text:s/>et<text:s/>la première<text:s/>du<text:s/>troisième (et<text:s/>les vers qui se récitent dans le prologue). Le temps pressait, Pierre Corneille se chargea du reste de la<text:s/>pièce ;<text:s/>il voulut bien s’assujettir au<text:s/>plan<text:s/>d’un autre,<text:s/>et ce génie mâle, que l’âge rendait<text:s/>sec<text:s/>et sévère, s’amollit pour plaire à Louis XIV.<text:s/>L’auteur de<text:s/><text:span text:style-name="T428">Cinna</text:span><text:s/>fit à l’âge de 67 ans<text:s/>(il fallait<text:s/>dire 65 ans,<text:s/>car Corneille<text:s/>était né en 1606) cette<text:s/>déclaration de l’Amour à Psyché qui passe encore<text:s/>pour un des morceaux les plus tendres<text:s/>et<text:s/>les plus naturels qui soient au<text:s/>théâtre. Toutes les paroles qui se<text:s/>chantent sont de Quinault. Lully composa les airs<text:s/>(et les paroles de la plainte italienne). Psyché n’est<text:s/>pas une excellente<text:s/>pièce,<text:s/>et les derniers actes en<text:s/>sont très<text:s/>languissants ;<text:s/>mais la beauté du sujet,<text:s/>les<text:s/>ornements dont elle fut embellie,<text:s/>et la dépense royale qu’on fit pour ce spectacle, firent pardonner ses<text:s/>défauts. »</text:p></text:note-body></text:note></text:span>,<text:s/>qui voulut bien<text:s/><text:soft-page-break/>s’assujettir au plan de<text:s/>Molière.<text:s/>Les grands hommes ne sauraient<text:s/>être jaloux. Quinault composa<text:s/>les paroles françaises, qui furent mises<text:s/>en musique par Lully.<text:s/>La magnificence royale que l’on étala dans la représentation,<text:s/>et<text:s/>le concours des auteurs<text:s/>illustres dont les talents s’étaient réunis<text:s/><text:span text:style-name="pb">[p.<text:s/></text:span><text:span text:style-name="pb">128</text:span><text:span text:style-name="pb">]<text:s/></text:span>pour exécuter plus promptement les<text:s/>ordres de Louis XIV. ajoutèrent<text:s/>un<text:s/>nouveau lustre à cette<text:s/>pièce, qui sera<text:s/>toujours célèbre par un grand nombre<text:s/>de traits ;<text:s/>et<text:s/>surtout par le tour neuf<text:s/>et<text:s/>délicat de<text:s/>la déclaration de l’Amour à Psyché. »</text:p>
      <text:p text:style-name="Corpsdetexte">Nous terminons cet article par les noms des personnages qui ont récité,<text:s/>dansé<text:s/>et<text:s/>chanté<text:s/>dans<text:s/><text:span text:style-name="T429">Psy</text:span><text:span text:style-name="T430">ché</text:span>,<text:s/>tragi-comédie-ballet.</text:p>
      <text:p text:style-name="P431">Acteurs du prologue.</text:p>
      <text:p text:style-name="Corpsdetexte">Flore,<text:s/><text:span text:style-name="T432">M</text:span><text:span text:style-name="T433">lle</text:span><text:span text:style-name="T434"> </text:span><text:span text:style-name="T435">Hi</text:span><text:span text:style-name="T436">laire</text:span>. Vertumne, dieu des jardins,<text:s/><text:span text:style-name="T437">M. de La G</text:span><text:span text:style-name="T438">rille</text:span>. Palémon,<text:s/>dieu des eaux,<text:s/><text:span text:style-name="T439">M. </text:span><text:span text:style-name="T440">Gaye</text:span>.<text:s/>Vénus,<text:s/>M<text:span text:style-name="T441">lle</text:span> de Brie.<text:s/>L’Amour,<text:s/><text:span text:style-name="T442">La </text:span><text:span text:style-name="T443">Thorill</text:span><text:span text:style-name="T444">ière</text:span><text:span text:style-name="T445"><text:s/>le fi</text:span><text:span text:style-name="T446">ls</text:span>.<text:s/>Les deux Grâces,<text:s/><text:span text:style-name="T447">M</text:span><text:span text:style-name="T448">lles</text:span><text:span text:style-name="T449"> de L</text:span><text:span text:style-name="T450">a</text:span><text:span text:style-name="T451"> Tho</text:span><text:span text:style-name="T452">rill</text:span><text:span text:style-name="T453">ière</text:span><text:span text:style-name="T454"><text:s/>et</text:span><text:span text:style-name="T455"><text:s/>Du </text:span><text:span text:style-name="T456">Croisy</text:span>. Nymphes de la suite de Flore,<text:s/>chantantes,<text:s/><text:span text:style-name="T457">M</text:span><text:span text:style-name="T458">lle</text:span><text:span text:style-name="T459"> </text:span><text:span text:style-name="T460">Desfronteaux</text:span> ;<text:s/><text:span text:style-name="T461">M</text:span><text:span text:style-name="T462">M. </text:span><text:span text:style-name="T463">Gingan, cadet,<text:s/></text:span><text:span text:style-name="T464">Langeais, Gillet, Oudot et Jannot</text:span>. Quatre Sylvains de la suite de Vertumne, dansants,<text:s/><text:span text:style-name="T465">M</text:span><text:span text:style-name="T466">M. Chicanneau, La Pier</text:span><text:span text:style-name="T467">re, Favier et Magny</text:span>. Dryades de<text:s/>la suite de Vertumne,<text:s/><text:span text:style-name="T468">MM</text:span><text:span text:style-name="T469">. Del</text:span><text:span text:style-name="T470">orge, Bon</text:span><text:span text:style-name="T471">nard, Chauveau et Favre</text:span>.<text:s/>Sylvains chantants,<text:s/><text:span text:style-name="T472">MM. Le Gros, Hédouin, Beau</text:span><text:span text:style-name="T473">mont, Fernon l’aîné,</text:span><text:span text:style-name="T474"><text:s/>Fernon le ca</text:span><text:span text:style-name="T475">det, Rebel, Serignan, et</text:span><text:span text:style-name="T476"><text:s/>Le </text:span><text:span text:style-name="T477">Maire</text:span>.<text:s/><text:span text:style-name="pb">[p.<text:s/></text:span><text:span text:style-name="pb">129</text:span><text:span text:style-name="pb">]<text:s/></text:span>Dieux des fleuves de la suite de Palémon,<text:s/>dansants,<text:s/><text:span text:style-name="T478">MM. Beauchamp</text:span><text:span text:style-name="T479">, Mayeu, Desbrosses et</text:span><text:span text:style-name="T480"><text:s/>Saint-</text:span><text:span text:style-name="T481">André, cadet</text:span>. Dieux des fleuves, chantants,<text:s/><text:span text:style-name="T482">MM. </text:span><text:span text:style-name="T483">Bony, Estival, Dom, Gingan l’aîné, Morel, Deschamps, Bernard, Rossignol, Beaumavielle et Miracle</text:span>. Naïades,<text:s/><text:span text:style-name="T484">MM. </text:span><text:span text:style-name="T485">Thierry,</text:span><text:span text:style-name="T486"><text:s/>La Montagne, Ma</text:span><text:span text:style-name="T487">thieu, Perchot, Pierrot et Renier</text:span>. Amours de la suite de Vénus, dansants,<text:s/><text:span text:style-name="T488">Thorillon, Baraillon, Pierre Lionnois, Maugé, Dauphin et Duchesne</text:span>.</text:p>
      <text:p text:style-name="P489">Acteurs de la tragi-comédie de Psyché.</text:p>
      <text:p text:style-name="Corpsdetexte">L’Amour,<text:s/><text:span text:style-name="T490">le sieur</text:span><text:span text:style-name="T491"><text:s/>Baron</text:span>. Psyché,<text:s/><text:span text:style-name="T492">M</text:span><text:span text:style-name="T493">lle</text:span><text:span text:style-name="T494"> </text:span><text:span text:style-name="T495">Molière</text:span>. Deux<text:s/>sœurs de Psyché,<text:s/><text:span text:style-name="T496">M</text:span><text:span text:style-name="T497">lles</text:span><text:span text:style-name="T498"> </text:span><text:span text:style-name="T499">Marotte et Beauval</text:span>.<text:s/>Le Roi, père de Psyché,<text:s/><text:span text:style-name="T500">le sieur</text:span><text:span text:style-name="T501"><text:s/>de La </text:span><text:span text:style-name="T502">Thorill</text:span><text:span text:style-name="T503">ière</text:span>.<text:s/>Son Capitaine des gardes,<text:s/><text:span text:style-name="T504">le sieur</text:span><text:span text:style-name="T505"><text:s/>Châ</text:span><text:span text:style-name="T506">teauneuf</text:span>. Cléomène, Agénor, amants de Psyché,<text:s/><text:span text:style-name="T507">les sieurs</text:span><text:span text:style-name="T508"><text:s/>Hubert et Lagrange</text:span>. Vénus,<text:s/><text:span text:style-name="T509">M</text:span><text:span text:style-name="T510">lle</text:span><text:span text:style-name="T511"> </text:span><text:span text:style-name="T512">de </text:span><text:span text:style-name="T513">Brie</text:span>. Deux Grâces,<text:s/><text:span text:style-name="T514">les petites demoiselles La Tho</text:span><text:span text:style-name="T515">rill</text:span><text:span text:style-name="T516">ière</text:span><text:span text:style-name="T517"><text:s/>et</text:span><text:span text:style-name="T518"><text:s/>Du </text:span><text:span text:style-name="T519">Croisy</text:span>. Deux petits<text:s/>Amours,<text:s/><text:span text:style-name="T520">La </text:span><text:span text:style-name="T521">Thorill</text:span><text:span text:style-name="T522">ière</text:span><text:span text:style-name="T523"><text:s/>le fils, et Barillonet</text:span>. Un Fleuve,<text:s/><text:span text:style-name="T524">le sieur</text:span><text:span text:style-name="T525"><text:s/>de Brie</text:span>. Jupiter,<text:s/><text:span text:style-name="T526">le sieur</text:span><text:span text:style-name="T527"><text:s/>Du </text:span><text:span text:style-name="T528">Croisy</text:span>. Zéphir,<text:s/><text:span text:style-name="T529">le sieur</text:span><text:span text:style-name="T530"><text:s/></text:span><text:span text:style-name="T531">Molière</text:span>.</text:p>
      <text:p text:style-name="label">Premier intermède.</text:p>
      <text:p text:style-name="Corpsdetexte">Femme désolée qui plaint le malheur de<text:s/>Psyché,<text:s/><text:span text:style-name="T532">M</text:span><text:span text:style-name="T533">lle</text:span><text:span text:style-name="T534"> </text:span><text:span text:style-name="T535">Hilaire</text:span>.<text:s/>Deux<text:s/><text:span text:style-name="pb">[p.<text:s/></text:span><text:span text:style-name="pb">130</text:span><text:span text:style-name="pb">]<text:s/></text:span>Hommes affligés,<text:s/>chantants,<text:s/><text:span text:style-name="T536">MM. Mo</text:span><text:span text:style-name="T537">rel et Langeais</text:span>. Hommes affligés, dansants,<text:s/><text:span text:style-name="T538">M</text:span><text:span text:style-name="T539">M. Dolivet, Le </text:span><text:span text:style-name="T540">Chantre</text:span><text:span text:style-name="T541">,<text:s/></text:span><text:soft-page-break/><text:span text:style-name="T542">Saint-</text:span><text:span text:style-name="T543">André l’aîné,</text:span><text:span text:style-name="T544"><text:s/>Saint-André le cadet, La </text:span><text:span text:style-name="T545">Montagne, et Foignard l’aîné</text:span>. Femmes désolées,<text:s/><text:span text:style-name="T546">MM. </text:span><text:span text:style-name="T547">Bonnard, Joubert, Dolivet le fils, Isaac,<text:s/></text:span><text:span text:style-name="T548">Vai</text:span><text:span text:style-name="T549">gnard l’aîné, et Girard</text:span>.</text:p>
      <text:p text:style-name="label">Second intermède.</text:p>
      <text:p text:style-name="Corpsdetexte">Vulcain, chantant,<text:s/><text:span text:style-name="T550">le sieur</text:span><text:span text:style-name="T551"><text:s/>de La Fo</text:span><text:span text:style-name="T552">rest</text:span>. Cyclopes dansants,<text:s/><text:span text:style-name="T553">MM. </text:span><text:span text:style-name="T554">Beauchamp</text:span><text:span text:style-name="T555">, Chicanneau, Mayeu, La </text:span><text:span text:style-name="T556">Pierre, Favier, Desbrosses, Joubert et</text:span><text:span text:style-name="T557"><text:s/>Saint-</text:span><text:span text:style-name="T558">André, cadet</text:span>. Fées dansantes,<text:s/><text:span text:style-name="T559">MM. </text:span><text:span text:style-name="T560">Noblet, Magny,</text:span><text:span text:style-name="T561"><text:s/>Delorge, Lestang, La </text:span><text:span text:style-name="T562">Montagne, Foignard l’aîné,</text:span><text:span text:style-name="T563"><text:s/>Foi</text:span><text:span text:style-name="T564">gnard le cadet, et</text:span><text:span text:style-name="T565"><text:s/>Vaignard l’aîné</text:span>.</text:p>
      <text:p text:style-name="label">Troisième intermède.</text:p>
      <text:p text:style-name="Corpsdetexte">Un Zéphir chantant,<text:s/><text:span text:style-name="T566">le sieur</text:span><text:span text:style-name="T567"><text:s/>Jannot</text:span>.<text:s/>Deux Amours<text:s/>chantants,<text:s/><text:span text:style-name="T568">MM. </text:span><text:span text:style-name="T569">Re</text:span><text:span text:style-name="T570">nier et</text:span><text:span text:style-name="T571"><text:s/>Pierrot</text:span>. Zéphyrs dansants,<text:s/><text:span text:style-name="T572">les sieurs</text:span><text:span text:style-name="T573"><text:s/>Bouteville, Des-Airs, Artus, Vaignard le cadet, Germain, Pecourt, du Mirail, et Lestang le jeune</text:span>. Amours dansants,<text:s/><text:span text:style-name="T574">M. le c</text:span><text:span text:style-name="T575">hevalier Pol,<text:s/></text:span><text:span text:style-name="T576">les sieurs</text:span><text:span text:style-name="T577"><text:s/>Rou</text:span><text:span text:style-name="T578">illant</text:span><text:span text:style-name="T579"><text:s/>(Bouillard</text:span><text:span text:style-name="T580">)</text:span><text:span text:style-name="T581">,</text:span><text:span text:style-name="T582"><text:s/>Thibaut,</text:span><text:span text:style-name="T583"><text:s/>La </text:span><text:span text:style-name="T584">Montagne</text:span><text:span text:style-name="T585">,<text:s/></text:span><text:span text:style-name="T586">Dolivet fils, Daluseau, Vitrou, et</text:span><text:span text:style-name="T587"><text:s/>La </text:span><text:span text:style-name="T588">Thorill</text:span><text:span text:style-name="T589">ière</text:span><text:span text:style-name="T590"><text:s/>fils</text:span>.</text:p>
      <text:p text:style-name="label"><text:span text:style-name="pb">[p.<text:s/></text:span><text:span text:style-name="pb">131</text:span><text:span text:style-name="pb">]<text:s/></text:span>Quatrième intermède.</text:p>
      <text:p text:style-name="Corpsdetexte">Furies dansantes,<text:s/><text:span text:style-name="T591">les sieurs</text:span><text:span text:style-name="T592"><text:s/>de Beau</text:span><text:span text:style-name="T593">champ, Hidieu, Chicanneau, Mayeu, Desbrosses, Magny, Foignard l’aîné, Foignard le cadet, Joubert, Lestang,</text:span><text:span text:style-name="T594"><text:s/>Favier<text:s/></text:span><text:span text:style-name="T595">l’aîné, et</text:span><text:span text:style-name="T596"><text:s/>Saint-</text:span><text:span text:style-name="T597">André le cadet</text:span>.<text:s/>Lutins faisant des sauts périlleux,<text:s/><text:span text:style-name="T598">les sieurs</text:span><text:span text:style-name="T599"><text:s/>Cobus, Maurice, Poulet et Petit Jean</text:span>.</text:p>
      <text:p text:style-name="label">Cinquième intermède.</text:p>
      <text:p text:style-name="Corpsdetexte">Apollon,<text:s/><text:span text:style-name="T600">le sieur</text:span><text:span text:style-name="T601"><text:s/>Langeais</text:span>.<text:s/>Les Muses chantantes,<text:s/><text:span text:style-name="T602">M</text:span><text:span text:style-name="T603">lle</text:span><text:span text:style-name="T604"> </text:span><text:span text:style-name="T605">Hi</text:span><text:span text:style-name="T606">laire, M</text:span><text:span text:style-name="T607">lles</text:span><text:span text:style-name="T608"> </text:span><text:span text:style-name="T609">Desfronteaux, M</text:span><text:span text:style-name="T610">lles</text:span><text:span text:style-name="T611"> </text:span><text:span text:style-name="T612">Piesches<text:s/></text:span><text:span text:style-name="T613">sœurs</text:span><text:span text:style-name="T614">,</text:span><text:span text:style-name="T615"><text:s/></text:span><text:span text:style-name="T616">les sieurs</text:span><text:span text:style-name="T617"><text:s/>Gillet, Oudot, Henry, Hi</text:span><text:span text:style-name="T618">laire, Descouteaux, et Piesche le cadet</text:span>. Arts travestis en Bergers galants, dansants,<text:s/><text:span text:style-name="T619">MM. </text:span><text:span text:style-name="T620">Beauchamp, Chicanneau, La </text:span><text:span text:style-name="T621">Pierre, Favier l’aîné, Magny, Noblet, Desbrosses, Lestang, Foignard l’aîné et Foignard le cadet</text:span>. Bacchus,<text:s/><text:span text:style-name="T622">M.</text:span><text:span text:style-name="T623"> </text:span><text:span text:style-name="T624">Gaye</text:span>. Silène,<text:s/><text:span text:style-name="T625">M. </text:span><text:span text:style-name="T626">Blondel</text:span>. Deux Satires<text:s/>chantants,<text:s/><text:span text:style-name="T627">les sieurs</text:span><text:span text:style-name="T628"><text:s/>de La </text:span><text:span text:style-name="T629">Grille et Bernard</text:span>. Deux Satires voltigeants,<text:s/><text:span text:style-name="T630">les sieurs</text:span><text:span text:style-name="T631"><text:s/>Meniglai</text:span><text:span text:style-name="T632">se, et</text:span><text:span text:style-name="T633"><text:s/>de V</text:span><text:span text:style-name="T634">ieux-Amant</text:span>. Égipans dansants,<text:s/><text:span text:style-name="T635">MM. </text:span><text:span text:style-name="T636">Dolivet, Hidieux,</text:span><text:span text:style-name="T637"><text:s/>Le Chantre, Royer, Saint-</text:span><text:span text:style-name="T638">André l’aîné, et</text:span><text:span text:style-name="T639"><text:s/>Saint-</text:span><text:span text:style-name="T640">André le cadet</text:span>. Ménades<text:s/><text:span text:style-name="pb">[p.<text:s/></text:span><text:span text:style-name="pb">132</text:span><text:span text:style-name="pb">]<text:s/></text:span>dansantes,<text:s/><text:span text:style-name="T641">les sieurs Isaac, Paysan,</text:span><text:span text:style-name="T642"><text:s/>Jou</text:span><text:span text:style-name="T643">bert, Dolivet, Breteau et Desforges</text:span>. Momus,<text:s/><text:span text:style-name="T644">le sieur</text:span><text:span text:style-name="T645"><text:s/>Morel</text:span>. Polichinelles dansants,<text:s/><text:span text:style-name="T646">les sieurs</text:span><text:span text:style-name="T647"><text:s/>Manceau, Girard, Lavallée, Favre, Lefevre et</text:span><text:span text:style-name="T648"><text:s/>La Monta</text:span><text:span text:style-name="T649">gne</text:span>. Matassins dansants,<text:s/><text:span text:style-name="T650">les sieurs</text:span><text:span text:style-name="T651"><text:s/>Del</text:span><text:span text:style-name="T652">orge, Bonnard, Arnal, Favier cadet, Goyer et Bureau</text:span>. Mars,<text:s/><text:span text:style-name="T653">le sieur</text:span><text:span text:style-name="T654"><text:s/>Esti</text:span><text:span text:style-name="T655">val</text:span>.<text:s/>Guerriers portant des enseignes,<text:s/><text:span text:style-name="T656">les sieurs</text:span><text:span text:style-name="T657"><text:s/>Beauchamp, Mayeu</text:span><text:span text:style-name="T658">, La Pierre</text:span><text:span text:style-name="T659"><text:s/>et Favier</text:span>. Guerriers portant des piques,<text:s/><text:span text:style-name="T660">les sieurs</text:span><text:span text:style-name="T661"><text:s/>Noblet, Chicanneau, Magny et Lestang</text:span>. Guerriers portant des masses<text:s/>et<text:s/>des boucliers,<text:s/><text:span text:style-name="T662">les sieurs</text:span><text:span text:style-name="T663"><text:s/>Canut,</text:span><text:span text:style-name="T664"><text:s/>La </text:span><text:span text:style-name="T665">Haye,</text:span><text:span text:style-name="T666"><text:s/>Le </text:span><text:span text:style-name="T667">Duc et Dubuisson</text:span>.</text:p>
      <text:soft-page-break/>
      <text:p text:style-name="Corpsdetexte">La tragi-comédie de<text:s/>Psyché<text:s/>a été reprise plusieurs fois, mais la plus brillante de ces reprises est celle du mardi<text:s/>1<text:span text:style-name="T668">er</text:span> juin 1703. Nous en parlerons sous cette<text:s/>année.</text:p>
      <text:h text:style-name="Titre1" text:outline-level="1">1671. Les Fourberies de Scapin</text:h>
      <text:p text:style-name="argument"><text:span text:style-name="pb">[p.<text:s/></text:span><text:span text:style-name="pb">138</text:span><text:span text:style-name="pb">]<text:s/></text:span>Comédie en<text:s/>trois actes, en prose, de M. Molière, représentée sur le<text:s/>théâtre<text:s/>du Palais-Royal, le 24 mai.</text:p>
      <text:p text:style-name="quote">« <text:span text:style-name="Appelnotedebasdep."><text:note text:note-class="footnote" text:id="_ftn27"><text:note-citation>28</text:note-citation><text:note-body><text:p text:style-name="Notedebasdepage"><text:s/>[MARGIN]<text:s/><text:span text:style-name="T669">►</text:span><text:span text:style-name="T670">Mémoires sur la vie et les ouvrages de Molière</text:span>.</text:p></text:note-body></text:note></text:span>Si l’on faisait grâce au<text:s/><text:span text:style-name="T671">sac ridicule</text:span><text:s/>que<text:s/>l’on a si souvent critiqué après<text:s/>Despréaux, on trouverait dans<text:s/><text:span text:style-name="pb">[p.<text:s/></text:span><text:span text:style-name="pb">139</text:span><text:span text:style-name="pb">]<text:s/></text:span><text:span text:style-name="T672">L</text:span><text:span text:style-name="T673">es Fourberies de Scapin</text:span><text:s/>des<text:s/>richesses antiques qui n’ont pas<text:s/>déplu<text:s/>aux<text:s/>modernes<text:span text:style-name="Appelnotedebasdep."><text:note text:note-class="footnote" text:id="_ftn28"><text:note-citation>29</text:note-citation><text:note-body><text:p text:style-name="quote"><text:s/>(a) « DN►<text:span text:style-name="T674">Vie de Molière, avec des jugements sur ses ouvrages</text:span>.FNSi<text:s/>Molière avait donné la farce des<text:s/><text:span text:style-name="T675">Fourberies de Scapin</text:span><text:s/>pour une vraie comédie,<text:s/>Despréaux aurait eu raison de dire dans son<text:s/><text:span text:style-name="T676">Art poétique</text:span> :</text:p><text:p text:style-name="quote.l"><text:span text:style-name="quote.c">C’est par là que Molière illustrant ses écrits,</text:span></text:p><text:p text:style-name="quote.l"><text:span text:style-name="quote.c">Peut-être de son art eût remporté le prix,</text:span></text:p><text:p text:style-name="quote.l"><text:span text:style-name="quote.c">Si moins ami du peuple, en ses doctes peintures,</text:span></text:p><text:p text:style-name="quote.l"><text:span text:style-name="quote.c">Il n’eût pas fait souvent grimacer ses figures,</text:span></text:p><text:p text:style-name="quote.l"><text:span text:style-name="quote.c">Quitté pour le bouffon l’agréable et le fin,</text:span></text:p><text:p text:style-name="quote.l"><text:span text:style-name="quote.c">Et sans honte à Térence allié Tabarin ;</text:span></text:p><text:p text:style-name="quote.l"><text:span text:style-name="quote.c">Dans ce sac ridicule où Scapin s’enveloppe,</text:span></text:p><text:p text:style-name="quote.l"><text:span text:style-name="quote.c">Je ne reconnais plus l’auteur du<text:s/></text:span><text:span text:style-name="T677">Misanthrope</text:span><text:span text:style-name="quote.c">.</text:span></text:p><text:p text:style-name="quote">« On pourrait répondre à ce grand critique que Molière<text:s/>n’a point allié Térence avec Tabarin<text:s/>dans ses<text:s/>vraies comédies, où il surpasse Térence ;<text:s/>que s’il a<text:s/>déféré au goût du peuple, c’est dans ses farces,<text:s/>dont le seul titre annonce du bas comique,<text:s/>et<text:s/>que<text:s/>ce bas comique<text:s/>était nécessaire pour<text:s/>son<text:s/>théâtre.<text:s/>Molière ne pensait pas que<text:s/><text:span text:style-name="T678">Les Fourberies</text:span><text:span text:style-name="T679"><text:s/></text:span><text:span text:style-name="T680">de Scapin</text:span><text:s/>et<text:s/><text:span text:style-name="T681">Le Mariage forcé</text:span><text:s/>valussent<text:s/><text:span text:style-name="T682">L’Avare</text:span>,<text:s/><text:span text:style-name="T683">Le Tartuffe</text:span><text:s/>et<text:s/><text:span text:style-name="T684">Le Misant</text:span><text:span text:style-name="T685">h</text:span><text:span text:style-name="T686">rope</text:span>, ou fussent<text:s/>même du même<text:s/>genre. De plus,<text:s/>comment Despréaux peut-il dire<text:s/>que<text:s/>Molière :<text:s/><text:span text:style-name="T687">Peut-être de son art eû</text:span><text:span text:style-name="T688">t remporté le</text:span><text:span text:style-name="T689"><text:s/>prix </text:span><text:span text:style-name="T690">?</text:span><text:s/>Qui aura donc ce prix, si<text:s/>Molière ne l’a pas ? »</text:p></text:note-body></text:note></text:span>. Plaute n’aurait pas rejeté le jeu même<text:s/>du sac, ni la<text:s/>scène<text:s/>de la galère, rectifiée d’après Cyrano,<text:s/>et<text:s/>se serait reconnu dans la vivacité qui anime l’intrigue. Térence ne désavouerait pas l’ouverture simple<text:s/>et<text:s/>adroite de la<text:s/>pièce<text:span text:style-name="Appelnotedebasdep."><text:note text:note-class="footnote" text:id="_ftn29"><text:note-citation>30</text:note-citation><text:note-body><text:p text:style-name="Notedebasdepage"><text:s/>[MARGIN] * Voyez la première scène de l’<text:span text:style-name="T691">Andrienne</text:span>.</text:p></text:note-body></text:note></text:span><text:s/>(nous ferons voir à la fin de cet article que<text:s/>Molière<text:s/>doit encore plus à<text:s/>Rotrou qu’à Térence<text:s/>la première<text:s/>scène de sa<text:s/>comédie).<text:s/>Octave y fait redire à son valet, ou plutôt répète<text:s/><text:span text:style-name="pb">[p.<text:s/></text:span><text:span text:style-name="pb">140</text:span><text:span text:style-name="pb">]<text:s/></text:span>lui-même une nouvelle dont il est<text:s/><text:soft-page-break/>affligé, pendant que le<text:s/>valet, comme un écho,<text:s/>la confirme par des monosyllabes. Térence se retrouverait encore dans la<text:s/>scène<text:s/>où Argante raisonne tout<text:s/>haut,<text:s/>tandis que Scapin répond sans être vu<text:s/>ni entendu d’Argante pour instruire le<text:s/>spectateur de la fourberie qu’il médite.<text:s/>Enfin, quoique les valets, qui, comme<text:s/>des esclaves dans Plaute<text:s/>et<text:s/>dans Térence, font l’âme de la<text:s/>pièce, ne produisent pas un comique aussi élégant<text:s/>que celui dont<text:s/>Molière<text:s/>a le premier<text:s/>donné l’exemple à son siècle, on ne peut s’empêcher d’applaudir à ce comique d’un ordre inférieur. »</text:p>
      <text:p text:style-name="quote">« <text:span text:style-name="Appelnotedebasdep."><text:note text:note-class="footnote" text:id="_ftn30"><text:note-citation>31</text:note-citation><text:note-body><text:p text:style-name="Notedebasdepage"><text:s/>[MARGIN]<text:s/><text:span text:style-name="T692">►</text:span><text:s/><text:span text:style-name="T693">Vie de Molière, avec des jugements sur ses ouvrages</text:span>.</text:p></text:note-body></text:note></text:span>Molière<text:s/>n’avait pas fait scrupule d’insérer dans sa comédie des<text:s/><text:span text:style-name="T694">Fourberies de Scapin</text:span><text:s/>deux<text:s/>scènes entières<text:s/>du<text:s/><text:span text:style-name="T695">Pédant joué</text:span>,<text:s/>mauvaise<text:s/>pièce<text:s/>de Cyrano<text:s/>Bergerac<text:span text:style-name="Appelnotedebasdep."><text:note text:note-class="footnote" text:id="_ftn31"><text:note-citation>32</text:note-citation><text:note-body><text:p text:style-name="Notedebasdepage"><text:s/>(a)<text:s/>Par l’extrait du<text:s/><text:span text:style-name="T696">Pédant joué</text:span><text:s/>de Cyrano, tome VIII,<text:s/>page première<text:s/>de cette<text:s/><text:span text:style-name="T697">Histoire</text:span>, on verra que ce n’est que<text:s/>le fonds de ces deux scènes que<text:s/>Molière<text:s/>emprunta pour ses<text:s/><text:span text:style-name="T698">Fourberies de Scapin</text:span>,<text:s/>et<text:s/>non le dialogue mot à mot,<text:s/>ainsi que ce passage semble le<text:s/>faire entendre.</text:p></text:note-body></text:note></text:span>.<text:s/>On prétend que quand<text:s/>on lui reprochait ce plagiarisme, il répondait :<text:s/>Ces deux<text:s/>scènes sont assez bonnes. Cela m’appartenait de droit, il<text:s/>est<text:s/>permis de reprendre son bien partout<text:s/>où on le trouve. »</text:p>
      <text:p text:style-name="Corpsdetexte"><text:span text:style-name="pb">[p.<text:s/></text:span><text:span text:style-name="pb">141</text:span><text:span text:style-name="pb">]<text:s/></text:span>En<text:s/>donnant l’extrait de<text:s/><text:span text:style-name="T699">L</text:span><text:span text:style-name="T700">a<text:s/></text:span><text:span text:style-name="T701">Sœur</text:span>, comédie de Rotrou, t. VI. p. 396<text:s/>de cette<text:s/><text:span text:style-name="T702">Histoire</text:span>, nous avons dit que la première<text:s/>scène<text:s/>de cette<text:s/>pièce<text:s/>est l’original sur lequel<text:s/>Molière<text:s/>avait<text:s/>composé la première<text:s/>scène<text:s/>de ses<text:s/><text:span text:style-name="T703">Fourberies de Scapin</text:span>. Pour prouver ce que nous avons avancé à ce sujet, il faut rapporter l’une<text:s/>et<text:s/>l’autre<text:s/>scène. Nous commençons par celle de<text:s/><text:span text:style-name="T704">L</text:span><text:span text:style-name="T705">a<text:s/></text:span><text:span text:style-name="T706">Sœur</text:span>.</text:p>
      <text:p text:style-name="P707">DN►ACTE I.<text:line-break/>Scène I.<text:line-break/>LÉLIE, ERGASTE,<text:s/><text:span text:style-name="T708">valet de Lélie</text:span>.FNLÉLIE.</text:p>
      <text:p text:style-name="P709">      Ô fatale nouvelle ! et qui me désespère !</text:p>
      <text:p text:style-name="P710">Mon oncle te l’as dit ? et le tient de mon père.</text:p>
      <text:p text:style-name="P711">ERGASTE.</text:p>
      <text:p text:style-name="P712">LPIOui.</text:p>
      <text:p text:style-name="P713">LÉLIE.</text:p>
      <text:p text:style-name="P714">LPFQue pour Éroxène, il destine ma foi,</text:p>
      <text:p text:style-name="P715">Qu’il doit absolument m’imposer cette loi ?</text:p>
      <text:p text:style-name="P716">Qu’il promet Aurélie aux<text:s/>vœux de Polidore ?</text:p>
      <text:p text:style-name="P717">ERGASTE.</text:p>
      <text:p text:style-name="P718">Je vous l’ai<text:s/>déjà<text:s/>dit,<text:s/>et<text:s/>vous le dis encore.</text:p>
      <text:p text:style-name="P719">LÉLIE.</text:p>
      <text:p text:style-name="P720">Et qu’exigeant de nous ce funeste devoir,</text:p>
      <text:soft-page-break/>
      <text:p text:style-name="P721">Il nous veut obliger d’épouser dès ce soir ?</text:p>
      <text:p text:style-name="P722">ERGASTE.</text:p>
      <text:p text:style-name="P723">LPIDès ce soir.</text:p>
      <text:p text:style-name="P724">LÉLIE.</text:p>
      <text:p text:style-name="P725">LPFEt tu crois qu’il te parlait sans feinte ?</text:p>
      <text:p text:style-name="P726">ERGASTE.</text:p>
      <text:p text:style-name="P727">LPISans feinte.</text:p>
      <text:p text:style-name="P728">LÉLIE.</text:p>
      <text:p text:style-name="P729">LPFAh ! si d’amour tu ressentais l’atteinte,</text:p>
      <text:p text:style-name="P730"><text:span text:style-name="pb">[p.<text:s/></text:span><text:span text:style-name="pb">142</text:span><text:span text:style-name="pb">]<text:s/></text:span>Tu plaindrais moins ces mots qui te coûtent si cher,</text:p>
      <text:p text:style-name="P731">Et qu’avec tant de peine il<text:s/>te faut arracher.</text:p>
      <text:p text:style-name="P732">Et cet avare Écho qui répond par ta bouche,</text:p>
      <text:p text:style-name="P733">Serait plus<text:s/>indulgent à l’amour qui me touche.</text:p>
      <text:p text:style-name="P734">ERGASTE.</text:p>
      <text:p text:style-name="P735">Comme on m’a tout appris,<text:s/>je vous l’ai rapporté,</text:p>
      <text:p text:style-name="P736">Je n’ai rien oublié, je n’ai rien ajouté ;</text:p>
      <text:p text:style-name="P737">Que désirez-vous plus ?<text:s/>etc.</text:p>
      <text:p text:style-name="Corpsdetexte">Voici la<text:s/>scène<text:s/>de<text:s/>Molière.</text:p>
      <text:p text:style-name="P738">DN►ACTE I,<text:s/><text:line-break/>scène<text:span text:style-name="T739"> I.<text:s/></text:span><text:span text:style-name="T740"><text:line-break/>OCTAVE, SILVESTRE,<text:s/></text:span><text:span text:style-name="T741">valet d’Octave</text:span><text:span text:style-name="T742">.FNOCTAVE.</text:span></text:p>
      <text:p text:style-name="P743">Ah ! fâcheuse nouvelle pour un<text:s/>cœur<text:s/>amoureux ! dures<text:s/>extrémités où je me vois réduit ! Tu viens, Silvestre,<text:s/>d’apprendre au port que mon père revient ?</text:p>
      <text:p text:style-name="P744">SILVESTRE.</text:p>
      <text:p text:style-name="P745">Oui.</text:p>
      <text:p text:style-name="P746">OCTAVE.</text:p>
      <text:p text:style-name="P747">Qu’il arrive ce matin même ?</text:p>
      <text:p text:style-name="P748">SILVESTRE.</text:p>
      <text:p text:style-name="P749">Ce matin même.</text:p>
      <text:p text:style-name="P750">OCTAVE.</text:p>
      <text:p text:style-name="P751">Et qu’il revient<text:s/>dans la résolution de me marier ?</text:p>
      <text:soft-page-break/>
      <text:p text:style-name="P752">SILVESTRE.</text:p>
      <text:p text:style-name="P753">Oui.</text:p>
      <text:p text:style-name="P754">OCTAVE.</text:p>
      <text:p text:style-name="P755">Avec une fille du Seigneur Géronte<text:s/>,</text:p>
      <text:p text:style-name="P756">SILVESTRE.</text:p>
      <text:p text:style-name="P757">Du Seigneur Géronte.</text:p>
      <text:p text:style-name="P758"><text:span text:style-name="pb">[p.<text:s/></text:span><text:span text:style-name="pb">144</text:span><text:span text:style-name="pb">]<text:s/></text:span>OCTAVE.</text:p>
      <text:p text:style-name="P759">Et que cette fille est mandée de Tarente ici pour cela ?</text:p>
      <text:p text:style-name="P760">SILVESTRE.</text:p>
      <text:p text:style-name="P761">Oui.</text:p>
      <text:p text:style-name="P762">OCTAVE.</text:p>
      <text:p text:style-name="P763">Et tu tiens ces nouvelles de mon oncle ?</text:p>
      <text:p text:style-name="P764">SILVESTRE.</text:p>
      <text:p text:style-name="P765">De votre oncle.</text:p>
      <text:p text:style-name="P766">OCTAVE.</text:p>
      <text:p text:style-name="P767">À qui mon père les a mandées par une lettre ?</text:p>
      <text:p text:style-name="P768">SILVESTRE.</text:p>
      <text:p text:style-name="P769">Par une lettre.</text:p>
      <text:p text:style-name="P770">OCTAVE.</text:p>
      <text:p text:style-name="P771">Et cet oncle, dis-tu, sait toutes nos affaires ?</text:p>
      <text:p text:style-name="P772">SILVESTRE.</text:p>
      <text:p text:style-name="P773">Toutes nos affaires.</text:p>
      <text:p text:style-name="P774">OCTAVE.</text:p>
      <text:p text:style-name="P775">Ah ! parle, si tu veux,<text:s/>et<text:s/>ne te fais point, de la sorte, arracher les mots de la bouche.</text:p>
      <text:p text:style-name="P776">SILVESTRE.</text:p>
      <text:p text:style-name="P777">Qu’ai-je à parler davantage ? vous n’oubliez aucune circonstance,<text:s/>et<text:s/>vous dites les choses tout justement comme elles sont,<text:s/>etc.</text:p>
      <text:soft-page-break/>
      <text:p text:style-name="Corpsdetexte">Molière<text:s/>a<text:s/>encore fait usage de la troisième<text:s/>scène<text:s/>du premier acte de<text:s/><text:span text:style-name="T778">L</text:span><text:span text:style-name="T779">a<text:s/></text:span><text:span text:style-name="T780">Sœur</text:span>.<text:s/>Lélie raconte à son ami Éraste<text:s/><text:span text:style-name="pb">[p.<text:s/></text:span><text:span text:style-name="pb">144</text:span><text:span text:style-name="pb">]<text:s/></text:span>l’histoire de ses amours avec Aurélie, mais en amant passionné, qui s’arrête sur les petits détails de sa passion. Ergaste s’impatiente et dit à son maître :</text:p>
      <text:p text:style-name="quote.l">      Si de ce long récit vous n’abrégez le cours,</text:p>
      <text:p text:style-name="quote.l">Le jour achèvera plutôt que ce discours :</text:p>
      <text:p text:style-name="quote.l">Laissez-moi le finir avec une parole, etc.</text:p>
      <text:p text:style-name="Corpsdetexte">La seconde scène du premier acte des<text:s/><text:span text:style-name="T781">Fourberies de Scapin</text:span><text:s/>présente la même situation. Octave fait à Scapin le récit de son aventure avec Hyacinthe et récite si longuement que Silvestre lui dit :</text:p>
      <text:p text:style-name="P782">SILVESTRE.</text:p>
      <text:p text:style-name="P783">Si vous n’abrégez ce récit, nous en voilà jusqu’à demain. Laissez-moi le finir en deux mots, etc.</text:p>
      <text:p text:style-name="Corpsdetexte">Cette comparaison des deux<text:s/>scènes de la comédie de<text:s/><text:span text:style-name="T784">L</text:span><text:span text:style-name="T785">a<text:s/></text:span><text:span text:style-name="T786">Sœur</text:span>, de Rotrou,<text:s/>avec deux autres des<text:s/><text:span text:style-name="T787">Fourberies de Sca</text:span><text:span text:style-name="T788">pin</text:span>,<text:s/>loin de faire tort à<text:s/>Molière, doit faire sentir la finesse du goût de cet auteur,<text:s/>et<text:s/>combien les plus faibles idées devenaient supérieures entre ses mains. On en peut dire autant des deux<text:s/>scènes qu’il a prises dans<text:s/><text:span text:style-name="T789">L</text:span><text:span text:style-name="T790">e Pédant joué</text:span>,<text:s/>de Cyrano Bergerac.</text:p>
      <text:h text:style-name="Titre1" text:outline-level="1">1671. La Comtesse d’Escarbagnas.</text:h>
      <text:p text:style-name="argument"><text:span text:style-name="pb">[p.<text:s/></text:span><text:span text:style-name="pb">174</text:span><text:span text:style-name="pb">]<text:s/></text:span>Comédie en un acte, en prose, de M.<text:s/><text:span text:style-name="T791">Molière</text:span>, représentée à Saint-Germain-en-Laye, au mois de décembre, dans un divertissement en sept actes, intitulé :<text:s/><text:span text:style-name="T792">Le Ballet des Ballets</text:span>, et ensuite sans intermèdes, sur le théâtre du Palais-Royal le 8 juillet 1672.<text:span text:style-name="T793"><text:s/></text:span>(<text:span text:style-name="T794">Registre de Molière</text:span>.)</text:p>
      <text:p text:style-name="quote">« DN►Avertissement de la comédie de<text:s/><text:span text:style-name="T795">La Comtesse<text:s/></text:span>d’Escarbagnas, édition in-12, Paris, 1739.FNLe Roi<text:s/>s’étant proposé de donner un divertissement à<text:s/><text:span text:style-name="T796">M</text:span><text:span text:style-name="T797">adame</text:span>, à<text:s/>son<text:s/>arrivée à la Cour, choisit les plus beaux endroits des ballets qui avaient été représentés devant lui depuis quelques années,<text:s/>et<text:s/>ordonna à<text:s/>Molière<text:s/>de composer une comédie qui enchaînât<text:s/>tous ces morceaux différents de musique<text:s/>et<text:s/>de danse.<text:s/>Molière<text:s/>composa pour<text:s/>cette fête<text:s/><text:span text:style-name="T798">L</text:span><text:span text:style-name="T799">a Comtesse d’Escarbagnas</text:span>,<text:s/>comédie en prose,<text:s/>et<text:s/>une pastorale ;<text:s/>ce<text:s/>divertissement parut à Saint-Germain-en-Laye au mois de décembre 1671,<text:s/>sous le titre de<text:s/><text:span text:style-name="T800">Ballet des Ballets</text:span>.<text:s/>Ces deux<text:s/>pièces<text:s/>composaient sept actes, qui<text:s/>étaient<text:s/>précédés d’un prologue,<text:s/>et<text:s/>qui<text:s/>étaient<text:s/>suivis chacun d’un<text:s/><text:span text:style-name="pb">[p.<text:s/></text:span><text:span text:style-name="pb">175</text:span><text:span text:style-name="pb">]<text:s/></text:span>intermède.<text:s/><text:span text:style-name="T801">La Comtesse d’Escarbagnas</text:span><text:s/>ne parut sur le<text:s/>théâtre<text:s/>du Palais Royal<text:s/>qu’en un acte, au mois de juillet 1672,<text:s/>telle qu’on la joue encore aujourd’hui,<text:s/>et<text:s/>telle qu’elle est imprimée. Il y a apparence qu’elle<text:s/>était<text:s/>divisée d’abord en<text:s/>plusieurs actes. Pour ce<text:s/><text:soft-page-break/>qui est de la<text:s/>pastorale, il ne nous en reste que le<text:s/>nom des acteurs<text:s/>et<text:s/>des comédiens qui<text:s/>la représentaient.</text:p>
      <text:p text:style-name="P802">Acteurs de la comédie.</text:p>
      <text:p text:style-name="Corpsdetexte">La Comtesse d’Escarbagnas,<text:s/><text:span text:style-name="T803">M</text:span><text:span text:style-name="T804">lle</text:span> <text:span text:style-name="T805">Marotte</text:span>. Julie,<text:s/><text:span text:style-name="T806">M</text:span><text:span text:style-name="T807">lle</text:span><text:span text:style-name="T808"> </text:span><text:span text:style-name="T809">Beauval</text:span>. Cléante,<text:s/><text:span text:style-name="T810">le sieur</text:span><text:span text:style-name="T811"><text:s/>de L</text:span><text:span text:style-name="T812">a Grange</text:span>.<text:s/>Le petit Comte, fils de la Comtesse,<text:s/><text:span text:style-name="T813">le sieur</text:span><text:span text:style-name="T814"><text:s/>Gaudon</text:span>. Bobinet,<text:s/><text:span text:style-name="T815">le sieur</text:span><text:span text:style-name="T816"><text:s/>Beau</text:span><text:span text:style-name="T817">val</text:span>.<text:s/>M. Tibaudier, conseiller,<text:s/><text:span text:style-name="T818">le sieur</text:span><text:span text:style-name="T819"><text:s/>Hubert</text:span>.<text:s/><text:span text:style-name="T820">M. Harpin, receveur des tail</text:span><text:span text:style-name="T821">les</text:span>,<text:s/><text:span text:style-name="T822">le sieur</text:span><text:span text:style-name="T823"><text:s/>Du </text:span><text:span text:style-name="T824">Croisy</text:span>.<text:s/><text:span text:style-name="T825">Andrée, s</text:span><text:span text:style-name="T826">uivante de la Comtesse</text:span>,<text:s/><text:span text:style-name="T827">M</text:span><text:span text:style-name="T828">lle</text:span><text:span text:style-name="T829"> </text:span><text:span text:style-name="T830">Bonneau</text:span>. Criquet,<text:s/><text:span text:style-name="T831">le sieur</text:span><text:span text:style-name="T832"><text:s/>Finet</text:span>. Jeannot,<text:s/><text:span text:style-name="T833">le sieur</text:span><text:span text:style-name="T834"><text:s/>Boulonnois</text:span>.</text:p>
      <text:p text:style-name="P835">Acteurs de la<text:s/>pastorale.</text:p>
      <text:p text:style-name="Corpsdetexte">Une Nymphe,<text:s/><text:span text:style-name="T836">M</text:span><text:span text:style-name="T837">lle</text:span><text:span text:style-name="T838"> </text:span><text:span text:style-name="T839">de Brie</text:span>.<text:s/>La Bergère en homme,<text:s/><text:span text:style-name="T840">M</text:span><text:span text:style-name="T841">lle</text:span><text:span text:style-name="T842"> </text:span><text:span text:style-name="T843">Molière</text:span>.<text:s/>La Bergère en femme,<text:s/><text:span text:style-name="T844">M</text:span><text:span text:style-name="T845">lle</text:span><text:span text:style-name="T846"> </text:span><text:span text:style-name="T847">Molière</text:span>. Un Berger<text:s/>amant,<text:s/><text:span text:style-name="T848">le sieur</text:span><text:span text:style-name="T849"><text:s/>Baron</text:span>. Premier Pâtre,<text:s/><text:span text:style-name="T850">le sieur</text:span><text:span text:style-name="T851"><text:s/></text:span><text:span text:style-name="T852">Molière</text:span>. Second Pâtre,<text:s/><text:span text:style-name="T853">le sieur</text:span><text:span text:style-name="T854"><text:s/></text:span><text:span text:style-name="pb">[p.<text:s/></text:span><text:span text:style-name="pb">176</text:span><text:span text:style-name="pb">]<text:s/></text:span><text:span text:style-name="T855">L</text:span><text:span text:style-name="T856">a</text:span><text:span text:style-name="T857"> Thorillière</text:span>.<text:s/>Un Turc,<text:s/><text:span text:style-name="T858">le sieur</text:span><text:span text:style-name="T859"><text:s/></text:span><text:span text:style-name="T860">Molière</text:span>.</text:p>
      <text:p text:style-name="Corpsdetexte"><text:span text:style-name="quote.c">« </text:span><text:span text:style-name="quote.c">Voici quel<text:s/></text:span><text:span text:style-name="quote.c">était</text:span><text:span text:style-name="quote.c"><text:s/>l’ordre et</text:span><text:span text:style-name="quote.c"><text:s/>la distribution des a</text:span><text:span text:style-name="quote.c">ctes et</text:span><text:span text:style-name="quote.c"><text:s/>des intermè</text:span><text:span text:style-name="quote.c">des de</text:span><text:span text:style-name="quote.c"><text:s/></text:span><text:span text:style-name="quote.c">ce divertissement</text:span><text:span text:style-name="quote.c"> »</text:span><text:s/>(lorsqu’il fut représenté à Saint-Germain-en-Laye.)</text:p>
      <text:p text:style-name="label">PROLOGUE.</text:p>
      <text:p text:style-name="Corpsdetexte">Le prologue réunissait le premier intermède des<text:s/><text:span text:style-name="T861">Aman</text:span><text:span text:style-name="T862">t</text:span><text:span text:style-name="T863">s magnifiques</text:span>, avec les chants<text:s/>et<text:s/>les danses du prologue de<text:s/><text:span text:style-name="T864">Psyché</text:span>.<text:s/>Vénus, descendue du Ciel,<text:s/>jetait<text:s/>les fondements de toute la comédie<text:s/>et<text:s/>des divertissements qui devaient suivre.</text:p>
      <text:p text:style-name="P865">Premier acte de la comédie.</text:p>
      <text:p text:style-name="label">Premier intermède.</text:p>
      <text:p text:style-name="Corpsdetexte">La plainte, qui fait le premier intermède de<text:s/><text:span text:style-name="T866">Psyché</text:span>.</text:p>
      <text:p text:style-name="P867">Second<text:s/>acte de la comédie.</text:p>
      <text:p text:style-name="label">Second intermède.</text:p>
      <text:p text:style-name="Corpsdetexte">Cérémonie magique de<text:s/><text:span text:style-name="T868">L</text:span><text:span text:style-name="T869">a Pastorale comique</text:span>, représentée dans la troisième<text:s/>entrée du<text:s/><text:span text:style-name="T870">Ballet des Muses</text:span>.</text:p>
      <text:p text:style-name="P871">Troisième<text:s/>acte de la comédie.</text:p>
      <text:p text:style-name="label">Troisième intermède.</text:p>
      <text:p text:style-name="Corpsdetexte">Combat des Suivants de l’Amour<text:s/>et<text:s/>des Suivants de Bacchus, qui fait le quatrième intermède de<text:s/><text:span text:style-name="T872">George Dandin</text:span>.</text:p>
      <text:p text:style-name="label"><text:span text:style-name="pb">[p.<text:s/></text:span><text:span text:style-name="pb">177</text:span><text:span text:style-name="pb">]<text:s/></text:span><text:span text:style-name="T873">Quatrième</text:span><text:span text:style-name="T874"><text:s/>acte de la comédie.</text:span></text:p>
      <text:soft-page-break/>
      <text:p text:style-name="label">Quatrième intermède.</text:p>
      <text:p text:style-name="Corpsdetexte">Entrée d’une Égyptienne, dansante<text:s/>et<text:s/>chantante, suivie de douze Égyptiens dansants, tirée de<text:s/><text:span text:style-name="T875">L</text:span><text:span text:style-name="T876">a Pastorale c</text:span><text:span text:style-name="T877">omique</text:span>, représentée dans la troisième<text:s/>entrée du<text:s/><text:span text:style-name="T878">Ballet des Muses</text:span>.</text:p>
      <text:p text:style-name="Corpsdetexte">Entrée de Vulcain, des Cyclopes<text:s/>et<text:s/>des Fées, qui fait le second intermède de<text:s/><text:span text:style-name="T879">Psyché</text:span>.</text:p>
      <text:p text:style-name="P880">Cinquième<text:s/>acte de la comédie.</text:p>
      <text:p text:style-name="label">Cinquième intermède.</text:p>
      <text:p text:style-name="Corpsdetexte">Cérémonie turque du quatrième acte du<text:s/><text:span text:style-name="T881">Bourgeois g</text:span><text:span text:style-name="T882">entilhomme</text:span>.</text:p>
      <text:p text:style-name="label"><text:span text:style-name="T883">Sixième</text:span><text:s/><text:span text:style-name="T884">acte de la comédie.</text:span></text:p>
      <text:p text:style-name="label">Sixième<text:s/>intermède.</text:p>
      <text:p text:style-name="Corpsdetexte">Entrée d’Italiens,<text:s/>tirée du<text:s/><text:span text:style-name="T885">Ballet des Nations</text:span>, représenté à la suite du<text:s/><text:span text:style-name="T886">Bour</text:span><text:span text:style-name="T887">geois g</text:span><text:span text:style-name="T888">entilhomme</text:span>.</text:p>
      <text:p text:style-name="Corpsdetexte">Entrée d’Espagnols, tirée du même<text:s/><text:span text:style-name="T889">Ballet des Nations</text:span>.</text:p>
      <text:p text:style-name="P890">Septième<text:s/>et<text:s/>dernier acte de la comédie.</text:p>
      <text:p text:style-name="label">Septième et dernier intermède.</text:p>
      <text:p text:style-name="Corpsdetexte">Entrée d’Apollon, de Bacchus, de<text:s/><text:span text:style-name="pb">[p.<text:s/></text:span><text:span text:style-name="pb">178</text:span><text:span text:style-name="pb">]<text:s/></text:span>Mome<text:s/>et<text:s/>de Mars, qui fait le dernier<text:s/>intermède de<text:s/><text:span text:style-name="T891">Psyché</text:span>.</text:p>
      <text:p text:style-name="quote">« DN►<text:span text:style-name="T892">Mémoires sur la vie et les ouvrages de Molière</text:span>.FN<text:span text:style-name="T893">La Comtesse d’Escarbagnas</text:span><text:s/>n’est qu’une peinture simple des ridicules qui étaient alors répandus dans la province, d’où ils ont été bannis, à mesure que le goût et la politesse s’y sont introduits. Les rôles de la Comtesse, de M. Tibaudier et de M. Harpin sont le germe de trois caractères que les auteurs comiques ont depuis si souvent traités et développés sur le théâtre. Cette comédie, suivie d’une<text:s/><text:span text:style-name="T894">Pastorale comique</text:span><text:s/>dont il ne nous est resté que les noms des personnages, parut dans une fête que le roi donna à<text:s/><text:span text:style-name="T895">Madame</text:span>, à Saint-Germain-en-Laye, au mois de décembre 1671. Les deux<text:s/>pièces, divisées en sept actes, sans qu’on en connaisse la véritable distribution, y<text:s/>étaient<text:s/>accompagnées d’intermèdes tirés de plusieurs divertissements qui avaient déjà été représentés devant le roi. »</text:p>
      <text:p text:style-name="Corpsdetexte">Nous croyons devoir finir cet article par un fait qui regarde le<text:s/><text:span text:style-name="T896">Martial</text:span>, marchand gantier, dont parle la Comtesse d’Escarbagnas ;<text:s/>mais pour épargner au lecteur la peine de chercher ce passage dans la<text:s/>pièce, nous allons le rapporter ici.</text:p>
      <text:p text:style-name="Corpsdetexte">Après que M. Tibaudier a lu<text:s/>ses vers,<text:s/><text:span text:style-name="pb">[p.<text:s/></text:span><text:span text:style-name="pb">179</text:span><text:span text:style-name="pb">]<text:s/></text:span>le Vicomte dit, parlant à la Comtesse :</text:p>
      <text:soft-page-break/>
      <text:p text:style-name="Corpsdetexte">DN<text:span text:style-name="T897">►</text:span><text:span text:style-name="T898">Scèn</text:span><text:span text:style-name="T899">e</text:span> XVI de<text:s/><text:span text:style-name="T900">La Comtesse d’Escabagnas</text:span>FN…<text:s/>Je trouve ses vers admirables,<text:s/>et<text:s/>ne les appelle pas seulement deux strophes, comme vous ;<text:s/>mais deux épigrammes, aussi bonnes que toutes celles de<text:s/><text:span text:style-name="T901">Martial</text:span>.</text:p>
      <text:p text:style-name="P902">LA COMTESSE.</text:p>
      <text:p text:style-name="P903">Quoi ?<text:s/><text:span text:style-name="T904">Martial</text:span>, fait-il des vers ? Je pensais qu’il ne fît que des gants ?</text:p>
      <text:p text:style-name="P905">M. TIBAUDIER.</text:p>
      <text:p text:style-name="P906">Ce n’est pas ce<text:s/><text:span text:style-name="T907">Martial</text:span>-là, Madame, c’est un auteur qui vivait il y a trente ou quarante ans.</text:p>
      <text:p text:style-name="Corpsdetexte">Ce Martial qui ne faisait point de vers<text:s/>était<text:s/>un marchand parfumeur,<text:s/>et<text:s/>joignait à cette qualité celle de valet de chambre de<text:s/><text:span text:style-name="T908">M</text:span><text:span text:style-name="T909">onsieur</text:span>.<text:s/>C’est Loret qui nous apprend cette anecdote, ainsi qu’une fête singulière<text:s/>qu’il donna en 1652. Voici le détail que Loret en donne.</text:p>
      <text:p text:style-name="P910">Lettre en vers du 9 novembre 1652.</text:p>
      <text:p text:style-name="quote.l">      De<text:s/><text:span text:style-name="T911">Monsieur</text:span>, un valet de chambre,</text:p>
      <text:p text:style-name="quote.l">Ce grand vendeur de musc et d’ambre,</text:p>
      <text:p text:style-name="quote.l">À savoir le sieur<text:s/><text:span text:style-name="T912">Martial</text:span>,</text:p>
      <text:p text:style-name="quote.l">Se voulant montrer jovial,</text:p>
      <text:p text:style-name="quote.l">Fit par pure réjouissance,</text:p>
      <text:p text:style-name="quote.l">Un festin de rare importance,</text:p>
      <text:p text:style-name="quote.l">À douze de ses compagnons ;</text:p>
      <text:p text:style-name="quote.l">Illec, on ne vit point d’oignons,</text:p>
      <text:p text:style-name="quote.l">Mais des muscades, des eaux d’anges,</text:p>
      <text:p text:style-name="quote.l">Des orangers chargés d’oranges,</text:p>
      <text:p text:style-name="quote.l">Et de très excellents ragoûts,</text:p>
      <text:p text:style-name="quote.l">Qui flairaient<text:s/>mieux que des<text:s/>égouts :</text:p>
      <text:p text:style-name="quote.l">Mais la fine galanterie,</text:p>
      <text:p text:style-name="quote.l">Que j’eusse cent<text:s/>fois plus chérie,</text:p>
      <text:p text:style-name="quote.l">Que les plats les mieux apprêtés,</text:p>
      <text:p text:style-name="quote.l">Qu’on y voyait de tous côtés</text:p>
      <text:p text:style-name="quote.l">Fut,<text:s/>que douze charmantes filles,</text:p>
      <text:p text:style-name="quote.l">Jeunes, riantes<text:s/>et<text:s/>gentilles,</text:p>
      <text:p text:style-name="quote.l">Ayant toutes beaucoup d’appas,</text:p>
      <text:p text:style-name="quote.l">Vers le déclin dudit repas,</text:p>
      <text:p text:style-name="quote.l">D’une façon fort agréable,</text:p>
      <text:p text:style-name="quote.l">Servirent le dessert sur table ;</text:p>
      <text:soft-page-break/>
      <text:p text:style-name="quote.l">Anis, sucres,<text:s/>pommes, biscuit,</text:p>
      <text:p text:style-name="quote.l">Bref, chacune porta son fruit ;</text:p>
      <text:p text:style-name="quote.l">Après, laquelle gaillardise,</text:p>
      <text:p text:style-name="quote.l">Une musique assez exquise,</text:p>
      <text:p text:style-name="quote.l">De deux, ou trois, ou quatre<text:s/>chœurs,</text:p>
      <text:p text:style-name="quote.l">Ravit les âmes<text:s/>et<text:s/>les<text:s/>cœurs ;</text:p>
      <text:p text:style-name="quote.l">Ensuite, on but à tasse pleine,</text:p>
      <text:p text:style-name="quote.l">La santé du Roi,<text:s/>de la Reine<text:span text:style-name="Appelnotedebasdep."><text:note text:note-class="footnote" text:id="_ftn32"><text:note-citation>33</text:note-citation><text:note-body><text:p text:style-name="Notedebasdepage"><text:s/>[MARGIN] * La reine mère.</text:p></text:note-body></text:note></text:span>,</text:p>
      <text:p text:style-name="quote.l">Et de Monsieur, aussi d’Anjou,</text:p>
      <text:p text:style-name="quote.l">De la Cour le charmant bijou.</text:p>
      <text:p text:style-name="quote.l">Ce<text:s/>fut chez Monsieur de<text:s/>Bellièvre,</text:p>
      <text:p text:style-name="quote.l">Que cette bande gaie<text:s/>et<text:s/>mièvre,</text:p>
      <text:p text:style-name="quote.l">Vint, se rencontra,<text:s/>se rangea,</text:p>
      <text:p text:style-name="quote.l">Puis but, chanta, dansa, mangea.</text:p>
      <text:h text:style-name="Titre2" text:outline-level="2">1672. Les Femmes savantes</text:h>
      <text:p text:style-name="argument"><text:span text:style-name="pb">[p.<text:s/></text:span><text:span text:style-name="pb">208</text:span><text:span text:style-name="pb">]<text:s/></text:span><text:span text:style-name="T913">Comédie en cinq actes, et en vers, de M.<text:s/></text:span><text:span text:style-name="T914">Molière</text:span><text:span text:style-name="T915">, représentée sur le théâtre du Palais-Royal, le 11 mars</text:span><text:span text:style-name="T916"><text:note text:note-class="footnote" text:id="_ftn33"><text:note-citation>34</text:note-citation><text:note-body><text:p text:style-name="Notedebasdepage"><text:s/>(a)<text:s/>Si l’on veut s’en rapporter à GrimarestDN(1)<text:span text:style-name="T917">Vie de Molière</text:span>, in-12, Paris, 1705.FN,<text:s/>la<text:s/>comédie des<text:s/><text:span text:style-name="T918">Femmes savantes</text:span><text:s/>parut à la Cour avant que d’être représentée à Paris. Voici ce qu’il en dit.</text:p><text:p text:style-name="quote">« Si le roi<text:s/>n’avait<text:s/>eu autant de bonté pour<text:s/>Molière à l’égard de ses<text:s/><text:span text:style-name="T919">Femmes savantes</text:span>, que Sa Majesté<text:s/>en<text:s/>avait<text:s/>eu auparavant au sujet du<text:s/><text:span text:style-name="T920">Bourgeois g</text:span><text:span text:style-name="T921">entilhomme</text:span>DN(2)Voyez l’article du<text:s/><text:span text:style-name="T922">Bourgeois gentilhomme</text:span>.FN, cette première<text:s/>pièce serait peut-être<text:s/>tombée. Ce<text:s/>divertissement, disait-on, était sec, peu intéressant, et ne convenait qu’à des gens de lettres. “Que m’importe, s’écriait M. le marquis …, de voir le ridicule d’un pédant ? Est-ce un caractère à m’occuper ? Que Molière en prenne à la Cour, s’il veut me faire plaisir.” “Où a-t-il été déterrer, ajoutait M. le comte de …, ces sottes femmes sur lesquelles il a travaillé aussi sérieusement que sur un bon sujet ? Il n’y a pas le mot pour rire à tout cela pour l’homme de cour et pour le peuple.” Le roi n’avait point parlé à la première représentation de cette pièce, mais à la seconde qui se donna à Saint-Cloud, Sa Majesté dit à Molière que la première fois elle avait dans l’esprit autre chose, qui l’avait empêché d’observer la pièce, mais qu’elle était très bonne, et qu’elle lui avait fait beaucoup de plaisir. Molière n’en demandait pas davantage, assuré que ce qui plaisait au roi était bien reçu des connaisseurs, et assujettissait les autres. Ainsi il donna sa pièce à Paris, avec confiance, le 21 mars 1672. »</text:p><text:p text:style-name="Notedebasdepage">Ce récit de Grimarest ne s’accorde point avec tous les faits que l’on a sur la comédie des<text:s/><text:span text:style-name="T923">Femmes savantes</text:span>, et pourrait bien être inventé par cet auteur, pour donner à son ouvrage un air de singularité sur les autres faits connus.</text:p></text:note-body></text:note></text:span><text:span text:style-name="T924">.</text:span></text:p>
      <text:soft-page-break/>
      <text:p text:style-name="quote"><text:span text:style-name="pb">[p.<text:s/></text:span><text:span text:style-name="pb">208</text:span><text:span text:style-name="pb">]<text:s/></text:span>« DN►<text:span text:style-name="T925">Mémoires sur la vie et les ouvrages de<text:s/></text:span><text:span text:style-name="T926">Molière</text:span>.FNMolière<text:s/>travailla à loisir la comédie des<text:s/><text:span text:style-name="T927">Femmes s</text:span><text:span text:style-name="T928">avantes</text:span>. Il a voulu y peindre le ridicule du faux bel<text:s/><text:span text:style-name="pb">[p.<text:s/></text:span><text:span text:style-name="pb">209</text:span><text:span text:style-name="pb">]<text:s/></text:span>esprit et de l’érudition pédantesque. Un sujet pareil ne fournit rien en apparence qui puisse être intéressant sur le théâtre ; préjugé qui nuisit d’abord<text:s/>au succès de la<text:s/>pièce,<text:s/>mais qui ne<text:s/>dura pas. On sentit bientôt avec quel<text:s/>art l’auteur<text:s/>avait<text:s/>su<text:s/>tirer cinq actes<text:s/>entiers d’un sujet aride en lui-même,<text:s/>sans y rien mêler d’étranger ;<text:s/>et<text:s/>on<text:s/>lui sut gré d’avoir présenté sous une<text:s/>face comique<text:s/>ce qui n’en paraissait<text:s/>pas susceptible.</text:p>
      <text:p text:style-name="quote">« Des notions aussi confuses que superficielles sur les sciences, des termes<text:s/>d’art jetés sans choix,<text:s/>une affectation mal placée de pureté grammaticale,<text:s/>composent,<text:s/>quoiqu’avec des<text:s/>nuances différentes,<text:s/>le fond du caractère de Philaminte,<text:s/>d’Armande<text:s/>et<text:s/>de Bélise.<text:s/>La seule Henriette se sauve<text:s/>de la contagion,<text:s/>et<text:s/>devient plus chère<text:s/>à son père, qui voit le mal avec peine,<text:s/>sans avoir la force d’y remédier.<text:s/><text:span text:style-name="pb">[p.<text:s/></text:span><text:span text:style-name="pb">210</text:span><text:span text:style-name="pb">]<text:s/></text:span>L’entêtement de Philaminte,<text:s/>et<text:s/>la haute<text:s/>idée qu’elle a conçue des talents<text:s/>et<text:s/>de<text:s/>l’esprit de Trissotin, font le<text:s/>nœud<text:s/>de<text:s/>la<text:s/>pièce ;<text:s/>un sonnet<text:s/>et<text:s/>un madrigal,<text:s/>que ce prétendu bel esprit récite avec<text:s/>emphase<text:s/>dans la<text:s/>scène<text:s/>cinquième<text:s/>du troisième<text:s/>acte, la confirment dans<text:s/>la résolution qu’elle<text:s/>avait<text:s/>déjà<text:s/>prise<text:s/>de<text:s/>marier au plus tôt Henriette<text:s/>avec l’homme du monde qu’elle estime le plus.<text:s/>Il serait à souhaiter que Philaminte<text:s/>fût désabusée par un incident mieux<text:s/>combiné<text:s/>et<text:s/>plus raisonnable que n’est<text:s/>celui des deux lettres supposées<text:s/>qu’Ariste apporte au cinquième<text:s/>acte ;<text:s/>la<text:s/>générosité réciproque de Clitandre<text:s/>et<text:s/>d’Henriette<text:s/>fait en quelque sorte oublier ce défaut. On prétend que la<text:s/>querelle de Trissotin<text:s/>et<text:s/>de Vadius<text:s/>est<text:s/>copiée d’après ce qui se passa au palais de<text:s/>Luxembourg,<text:s/>chez<text:s/><text:span text:style-name="T929">M</text:span><text:span text:style-name="T930">ademoiselle</text:span>, entre deux auteurs du temps. »</text:p>
      <text:p text:style-name="Corpsdetexte">Ces deux Auteurs sont l’abbé Cotin<text:s/>et<text:s/>Ménage :<text:s/>voici de quelle façon M. l’abbé d’Olivet rend compte de ce fait<text:span text:style-name="Appelnotedebasdep."><text:note text:note-class="footnote" text:id="_ftn34"><text:note-citation>35</text:note-citation><text:note-body><text:p text:style-name="Notedebasdepage"><text:s/>[MARGIN] (1)<text:s/><text:span text:style-name="T931">Histoire de l’Académie française</text:span>, tome II, p. 185.</text:p></text:note-body></text:note></text:span>.</text:p>
      <text:p text:style-name="quote">« Au reste, la charmante scène (des<text:s/><text:span text:style-name="T932">Femmes savantes</text:span>, acte III, scène V) de Trissotin et de Vadius est d’après nature ; car l’abbé Cotin était véritablement l’auteur du Sonnet<text:s/><text:span text:style-name="T933">à la princesse Uranie</text:span>. Il l’avait fait pour<text:s/><text:span text:style-name="pb">[p.<text:s/></text:span><text:span text:style-name="pb">211</text:span><text:span text:style-name="pb">]<text:s/></text:span>M<text:span text:style-name="T934">me</text:span> de Nemours, et il était allé le montrer à<text:s/><text:span text:style-name="T935">Mademoiselle</text:span>, princesse qui se plaisait à ces sortes de petits ouvrages, et qui d’ailleurs considérait fort M. l’abbé Cotin, jusque-là même qu’elle l’<text:span text:style-name="T936">hon</text:span><text:span text:style-name="T937">orait du nom de son ami</text:span><text:span text:style-name="T938"><text:note text:note-class="footnote" text:id="_ftn35"><text:note-citation>36</text:note-citation><text:note-body><text:p text:style-name="Notedebasdepage"><text:s/>[MARGIN] (1)<text:s/><text:span text:style-name="T939">Mercure galant</text:span>, tome I, année 1672.</text:p></text:note-body></text:note></text:span>. Comme il achevait de lire ses vers, Ménage entra ;<text:s/><text:span text:style-name="T940">Mademoiselle</text:span><text:s/>les fit voir à Ménage, sans lui en nommer l’auteur : Ménage les trouva, ce qu’effectivement ils étaient, détestables : là-dessus nos deux poètes se dirent à peu près l’un à l’autre les douceurs que Molière a si<text:s/><text:soft-page-break/>agréablement rimées. »</text:p>
      <text:p text:style-name="Corpsdetexte">Cette querelle, toute<text:s/>théâtrale<text:s/>qu’elle parût à<text:s/>Molière, ne fut qu’un accessoire<text:s/>au dessein qu’il<text:s/>avait<text:s/>de se venger de l’abbé Cotin,<text:s/>qui s’était<text:s/>déclaré son ennemi<text:s/>en plusieurs occasions. Nous allons rapporter les sujets de plaintes que<text:s/>Molière<text:s/>eut contre cet abbé.</text:p>
      <text:p text:style-name="quote">« DN►<text:span text:style-name="T941">Mémoires pour servir à l’histoire des gens de lettres</text:span>, par le P. Nicéron, t. XXIV, p. 225 et 226.FNL’abbé Cotin,<text:s/>irrité contre Despréaux, qui l’avait<text:s/>raillé, dans sa troisième<text:s/>Satire,<text:s/>sur le petit nombre<text:s/>d’auditeurs qu’il<text:s/>avait<text:s/>à ses sermons<text:span text:style-name="Appelnotedebasdep."><text:note text:note-class="footnote" text:id="_ftn36"><text:note-citation>37</text:note-citation><text:note-body><text:p text:style-name="quote.l"><text:s/>(a) Avant lui Juvénal avait dit en latin,</text:p><text:p text:style-name="quote.l">Qu’on est assis à l’aise aux sermons de Cotin.</text:p></text:note-body></text:note></text:span>,<text:s/>fit une mauvaise satire contre<text:s/>lui,<text:s/>dans laquelle on lui reprochait<text:s/>comme un grand crime<text:s/>d’avoir imité<text:s/><text:span text:style-name="pb">[p.<text:s/></text:span><text:span text:style-name="pb">212</text:span><text:span text:style-name="pb">]<text:s/></text:span>Horace<text:s/>et<text:s/>Juvénal,<text:s/>etc. Cotin ne<text:s/>s’en tint pas à sa satire, il publia un<text:s/>autre ouvrage sous ce titre :<text:s/><text:span text:style-name="T942">La<text:s/></text:span><text:span text:style-name="T943">Critique désintéressée sur les sati</text:span><text:span text:style-name="T944">res du</text:span><text:span text:style-name="T945"><text:s/></text:span><text:span text:style-name="T946">temps</text:span>, in-8°, 1666. Il y chargea Despréaux des injures les plus grossières,<text:s/>et<text:s/>lui imputa des crimes imaginaires,<text:s/>comme de ne reconnaître ni Dieu,<text:s/>ni foi,<text:s/>ni loi. Il s’avisa encore,<text:s/>malheureusement pour lui,<text:s/>de faire entrer<text:s/>Molière<text:s/>dans cette dispute,<text:s/>et<text:s/>ne l’épargna pas non plus que Despréaux<text:span text:style-name="Appelnotedebasdep."><text:note text:note-class="footnote" text:id="_ftn37"><text:note-citation>38</text:note-citation><text:note-body><text:p text:style-name="Notedebasdepage"><text:s/>(a) Cotin poussa la haine encore plus loin contre Molière, lorsque ce dernier donna son<text:s/><text:span text:style-name="T947">Misanthrope</text:span>DN*<text:span text:style-name="T948">Histoire de l’Académie<text:s/></text:span>française, par M. l’abbé d’Olivet, tome II, p. 184.FN.<text:s/><text:span text:style-name="quote.c">« L’abbé Cotin et Ménage se trouvèrent à la première représentation, et tous deux au sortir de là, ils allèrent sonner le tocsin à l’Hôtel de Rambouillet, disant que Molière jouait ouvertement le duc de Montausier, dont en effet la v</text:span><text:span text:style-name="quote.c">ertu austère et inflexible passa</text:span><text:span text:style-name="quote.c">it mal à propos, dans l’esprit de quelques courtisans, pour tomber dans la misanthropie. Plus l’accusation était délicate, plus Molière sentit le coup. Mais il l’avait prévenu, en communiquant sa pièce avant qu’elle fût jouée, à M. de Montausier lui-même, qui, loin de s’en offenser, l’avait vantée avec raison, comme le chef-d’œuvre de l’auteur. »</text:span></text:p></text:note-body></text:note></text:span>.<text:s/>Celui-ci<text:s/>ne s’en vengea que par de nouvelles railleries ;<text:s/>mais<text:s/>Molière<text:s/>acheva<text:s/>de le perdre de réputation en l’immolant sur le<text:s/>théâtre<text:s/>à la risée publique,<text:s/>dans la comédie des<text:s/><text:span text:style-name="T949">Femmes s</text:span><text:span text:style-name="T950">avantes</text:span>,<text:s/>sous le nom de Tricotin,<text:s/>qu’il changea depuis en celui de Trissotin. »</text:p>
      <text:p text:style-name="Corpsdetexte">Un passage du<text:s/><text:span text:style-name="T951">Mé</text:span><text:span text:style-name="T952">nagiana</text:span><text:span text:style-name="T953"><text:note text:note-class="footnote" text:id="_ftn38"><text:note-citation>39</text:note-citation><text:note-body><text:p text:style-name="Notedebasdepage"><text:s/>[MARGIN] (1) T. III, p. 25, édition de Paris de 1729.</text:p></text:note-body></text:note></text:span><text:s/>nous apprend jusqu’à quel point<text:s/>Molière<text:s/><text:span text:style-name="pb">[p.<text:s/></text:span><text:span text:style-name="pb">213</text:span><text:span text:style-name="pb">]<text:s/></text:span>chercha à ridiculiser Cotin. Voici les termes de Ménage :</text:p>
      <text:p text:style-name="quote">« On dit que<text:s/><text:span text:style-name="T954">Les Femmes s</text:span><text:span text:style-name="T955">avantes</text:span><text:s/>de<text:s/>Molière,<text:s/>sont M<text:span text:style-name="T956">me</text:span><text:span text:style-name="T957">s</text:span> de …<text:s/>et<text:s/>l’on me veut faire accroire<text:s/>que je suis le savant qui parle d’un ton doux<text:span text:style-name="Appelnotedebasdep."><text:note text:note-class="footnote" text:id="_ftn39"><text:note-citation>40</text:note-citation><text:note-body><text:p text:style-name="Notedebasdepage"><text:s/>[MARGIN] (1) Vadius.</text:p></text:note-body></text:note></text:span>.<text:s/>Ce sont choses cependant que<text:s/>Molière<text:s/>désavouait, mais le<text:s/>Trissotin de cette même comédie est l’abbé Cotin, jusque-là que<text:s/>Molière<text:s/>fit acheter un de ses<text:s/>habits<text:s/>pour le faire porter à celui qui faisait ce personnage dans la<text:s/>pièce.<text:s/>La<text:s/>scène<text:s/>où<text:s/>Vadius se brouille avec Trissotin, parce<text:s/>qu’il critique le Sonnet sur la<text:s/><text:soft-page-break/>fièvre, qu’il ne sait pas être de Trissotin, s’est<text:s/>véritablement passée<text:s/>chez M<text:span text:style-name="T958">me</text:span> de B **. Ce fut M. Despréaux qui la<text:s/>donna à<text:s/>Molière<text:span text:style-name="Appelnotedebasdep."><text:note text:note-class="footnote" text:id="_ftn40"><text:note-citation>41</text:note-citation><text:note-body><text:p text:style-name="quote"><text:s/>(a) « DN►<text:span text:style-name="T959">Bolæana</text:span>, in-12, p. 34.FNCe<text:s/>fut M. Despréaux qui fournit à<text:s/>Molière<text:s/>l’idée de la<text:s/>scène des<text:s/><text:span text:style-name="T960">Femmes savantes</text:span><text:s/>entre<text:s/>Trissotin<text:s/>et<text:s/>Vadius. La même<text:s/>scène<text:s/>s’était<text:s/>passée<text:s/>entre Gilles<text:s/>Boileau, frère du satirique<text:s/>(ici ce n’est<text:s/>plus Ménage)<text:s/>et l’abbé Cotin.<text:s/>Molière<text:s/>était<text:s/>en<text:s/>peine de trouver un mauvais ouvrage pour exercer<text:s/>sa critique,<text:s/>et M. Despréaux lui apporta le propre sonnet de l’abbé Cotin,<text:s/>avec un<text:s/>madrigal du même auteur<text:s/>(l’une<text:s/>et<text:s/>l’autre<text:s/>pièce<text:s/>imprimées dans ses<text:s/><text:span text:style-name="T961">Œuvres galantes</text:span>, tome II,<text:s/>p. 512, Paris,<text:s/>1665), dont<text:s/>Molière sut bien faire son profit dans sa<text:s/>scène<text:s/>incomparable. »</text:p></text:note-body></text:note></text:span>. »</text:p>
      <text:p text:style-name="quote">« <text:s/><text:span text:style-name="Appelnotedebasdep."><text:note text:note-class="footnote" text:id="_ftn41"><text:note-citation>42</text:note-citation><text:note-body><text:p text:style-name="Notedebasdepage"><text:s/>[MARGIN] * Note de M. de La Monnoye.</text:p></text:note-body></text:note></text:span>Molière<text:s/>joua d’abord Cotin sous<text:s/>le nom de Tricotin, que plus malicieusement,<text:s/>sous prétexte de mieux<text:s/><text:span text:style-name="pb">[p.<text:s/></text:span><text:span text:style-name="pb">214</text:span><text:span text:style-name="pb">]<text:s/></text:span>déguiser, il changea depuis en<text:s/>Trissotin,<text:s/>équivalent à trois fois sot. Jamais<text:s/>homme,<text:s/>excepté Montmaur,<text:s/>n’a été<text:s/>tant turlupiné que le pauvre Cotin.<text:s/>On fit en 1682,<text:s/>peu de temps après<text:s/>sa mort, ces quatre vers :</text:p>
      <text:p text:style-name="quote.l">Savez-vous en quoi Cotin,<text:s/></text:p>
      <text:p text:style-name="quote.l">Diffère de Trissotin ?</text:p>
      <text:p text:style-name="quote.l">Cotin a fini ses jours,</text:p>
      <text:p text:style-name="quote.l">Trissotin vivra toujours.</text:p>
      <text:p text:style-name="quote">« À<text:s/>l’égard de Vadius, le Public a été<text:s/>persuadé que c’était<text:s/>Ménage<text:span text:style-name="Appelnotedebasdep."><text:note text:note-class="footnote" text:id="_ftn42"><text:note-citation>43</text:note-citation><text:note-body><text:p text:style-name="Notedebasdepage"><text:s/>(a) Pour se convaincre pleinement que Molière a voulu peindre Ménage sous le nom de Vadius, il ne faut que lire la scène où il fait paraître ce savant ; ses ouvrages mêmes y sont désignés.</text:p></text:note-body></text:note></text:span> ;<text:s/>Richelet<text:span text:style-name="Appelnotedebasdep."><text:note text:note-class="footnote" text:id="_ftn43"><text:note-citation>44</text:note-citation><text:note-body><text:p text:style-name="Notedebasdepage"><text:s/>[MARGIN] (1)<text:s/><text:span text:style-name="T962">Dictionnaire</text:span><text:s/>de Richelet, édition in-4°, Genève, 1680.</text:p></text:note-body></text:note></text:span>,<text:s/>au mot<text:s/><text:span text:style-name="T963">reprocher</text:span>, ne l’a dissimulé.<text:s/>(Voici le<text:s/>passage de Richelet.)<text:s/>Reprocher :<text:s/><text:span text:style-name="T964">verb. act.</text:span><text:s/>faire des reproches. Cotin, dans la comédie des<text:s/><text:span text:style-name="T965">Femmes s</text:span><text:span text:style-name="T966">avantes</text:span>,<text:s/>reproche à Ménage<text:s/>d’assez plaisantes choses. Ménage,<text:s/>à son<text:s/>tour,<text:s/>lui en reproche quelques autres,<text:s/>qui ne<text:s/>sont pas mal plaisantes aussi. »</text:p>
      <text:p text:style-name="Corpsdetexte">Voici un autre auteur qui appuie encore sur le fait que<text:s/>Molière<text:s/>a prétendu jouer Ménage aussi<text:s/>bien que l’abbé Cotin. C’est M. Charpentier, de l’Académie française, qui parle<text:span text:style-name="Appelnotedebasdep."><text:note text:note-class="footnote" text:id="_ftn44"><text:note-citation>45</text:note-citation><text:note-body><text:p text:style-name="Notedebasdepage"><text:s/>[MARGIN] (2)<text:s/><text:span text:style-name="T967">Carpenteriana</text:span>, p. 48.</text:p></text:note-body></text:note></text:span>.</text:p>
      <text:p text:style-name="quote">« Molière a joué dans ses<text:s/><text:span text:style-name="pb">[p.<text:s/></text:span><text:span text:style-name="pb">215</text:span><text:span text:style-name="pb">]<text:s/></text:span><text:span text:style-name="T968">Femmes savantes</text:span><text:s/>l’Hôtel de Rambouillet, qui était le rendez-vous de tous les beaux esprits. Molière y eut un grand accès, et<text:s/>y<text:s/>était<text:s/>fort bienvenu. Mais lui ayant<text:s/>été dit quelques railleries piquantes de<text:s/>la part de Cotin<text:s/>et<text:s/>de Ménage, il n’y<text:s/>mit plus le pied,<text:s/>et<text:s/>joua Cotin sous<text:s/>le nom de Trissotin,<text:s/>et<text:s/>Ménage sous<text:s/>celui de<text:s/>Vadius, qui, à ce que l’on prétend, eurent une querelle à peu près<text:s/>semblable à celle que l’on voit si plaisamment dépeinte dans<text:s/><text:span text:style-name="T969">L</text:span><text:span text:style-name="T970">es Femmes s</text:span><text:span text:style-name="T971">avantes</text:span>. Cotin<text:s/>avait<text:s/>introduit Ménage chez M<text:span text:style-name="T972">me</text:span> de Rambouillet.<text:s/>Ce dernier allant voir cette dame,<text:s/>après la première<text:s/>représentation des<text:s/><text:span text:style-name="T973">Femmes s</text:span><text:span text:style-name="T974">avantes</text:span>, où elle s’était<text:s/>trouvée,<text:s/>elle ne pût s’empêcher de lui<text:s/>dire :<text:s/>“Quoi ? monsieur, vous souffrirez<text:s/>que cet impertinent de<text:s/>Molière<text:s/>nous<text:s/>joue de la sorte ?”<text:s/>Ménage ne lui fit<text:s/>point d’autre réponse que celle-ci :<text:s/>“Madame, j’ai vu<text:s/>la<text:s/>pièce, elle est parfaitement belle,<text:s/>on n’y peut rien trouver à redire, ni à critiquer.” » (Si ce récit est vrai, il fait honneur à Ménage.)</text:p>
      <text:p text:style-name="Corpsdetexte">M. de Visé, qui entreprit au commencement de l’année 1672 son ouvrage périodique du<text:s/><text:span text:style-name="T975">Mercure g</text:span><text:span text:style-name="T976">alant</text:span>,<text:s/>rendit compte du succès de la comédie des<text:s/><text:span text:style-name="T977">Femmes s</text:span><text:span text:style-name="T978">avantes</text:span> ;<text:s/>mais avec sa<text:s/><text:span text:style-name="pb">[p.<text:s/></text:span><text:span text:style-name="pb">216</text:span><text:span text:style-name="pb">]<text:s/></text:span>partialité ordinaire contre l’auteur de cette<text:s/>pièce,<text:s/>et<text:s/>de grandes louanges pour le poète joué sous le nom de Trissotin. Nous allons rapporter ses termes.</text:p>
      <text:p text:style-name="quote">« <text:span text:style-name="Appelnotedebasdep."><text:note text:note-class="footnote" text:id="_ftn45"><text:note-citation>46</text:note-citation><text:note-body><text:p text:style-name="Notedebasdepage"><text:s/>[MARGIN]<text:s/><text:span text:style-name="T979">►<text:s/></text:span><text:span text:style-name="T980">Mercure galant</text:span><text:span text:style-name="T981">, tome I, lettre du 12 mars 1672.</text:span></text:p></text:note-body></text:note></text:span>Jamais dans une seule année l’on ne vit tant de belles<text:s/>pièces<text:s/>de<text:s/>théâtre,<text:s/>et<text:s/>le fameux<text:s/>Molière<text:s/>ne nous a point<text:s/>trompés dans l’espérance qu’il nous<text:s/>avait<text:s/>donnée il y a tantôt quatre ans,<text:s/>de faire représenter au Palais-Royal<text:s/>une<text:s/>pièce<text:s/>comique de sa façon,<text:s/>qui<text:s/>fût tout à<text:s/>fait achevée. On y est bien<text:s/>diverti, tantôt par ces précieuses,<text:s/>ou<text:s/><text:span text:style-name="T982">Femmes s</text:span><text:span text:style-name="T983">avantes</text:span>,<text:s/>tantôt par les<text:s/>agréables railleries d’une certaine Henriette,<text:s/>et<text:s/>puis par les ridicules imaginations d’une visionnaire,<text:s/>qui se veut<text:s/>persuader que tout le monde est<text:s/>amoureux d’elle. Je ne parle point du<text:s/>caractère d’un père qui veut faire<text:s/>croire à un chacun qu’il est le maître<text:s/>de sa maison, qui se fait fort de tout<text:s/>quand il est seul,<text:s/>et<text:s/>qui cède tout dès que sa femme paraît. Je ne dis rien aussi du personnage de M. Trissotin, qui, tout rempli de son savoir,<text:s/>et<text:s/>tout<text:s/>gonflé de la gloire qu’il croit avoir<text:s/>méritée, paraît si plein de confiance<text:s/>de lui-même qu’il voit tout le genre<text:s/>humain fort au-dessous de lui.<text:s/>Le ridicule entêtement qu’une mère, que la<text:s/><text:span text:style-name="pb">[p.<text:s/></text:span><text:span text:style-name="pb">217</text:span><text:span text:style-name="pb">]<text:s/></text:span>lecture a gâtée,<text:s/>fait voir pour ce M. Trissotin, n’est pas moins plaisant ;<text:s/>et<text:s/>cet entêtement, aussi fort que celui<text:s/>du père dans<text:s/><text:span text:style-name="T984">Tartuffe</text:span>, durerait toujours<text:s/>si,<text:s/>par un artifice ingénieux de<text:s/>la fausse nouvelle d’un procès perdu<text:s/>et<text:s/>d’une banqueroute (qui n’est pas<text:s/>d’une moins belle invention que l’exempt dans<text:s/><text:span text:style-name="T985">L’I</text:span><text:span text:style-name="T986">mposteur</text:span>), un frère,<text:s/>qui, quoique bien jeune, paraît l’homme du monde du meilleur sens,<text:s/>ne le<text:s/>venait faire cesser,<text:s/>en faisant le dénouement de la<text:s/>pièce. Il y a au troisième<text:s/>acte une querelle entre ce M. Trissotin<text:s/>et<text:s/>un autre savant,<text:s/>qui<text:s/>divertit beaucoup ;<text:s/>et<text:s/>il y<text:s/>a au dernier<text:s/>un retour d’une certaine Martine,<text:s/>servante de cuisine,<text:s/>qui<text:s/>avait<text:s/>été<text:s/>chassée au premier, qui fait extrêmement rire l’assemblée par un nombre<text:s/>infini de jolies choses qu’elle dit en<text:s/>son patois, pour prouver que les hommes doivent avoir la préférence sur les<text:s/>femmes. Voilà confusément ce qu’il<text:s/>y<text:s/>a de plus considérable dans cette comédie,<text:s/>qui attire tout Paris. Il y a<text:s/>partout mille traits d’esprit, beaucoup<text:s/>d’expressions heureuses,<text:s/>et<text:s/>beaucoup<text:s/>de manières<text:s/>de parler nouvelles<text:s/>et<text:s/>hardies,<text:s/>dont l’invention ne peut être<text:s/>assez louée,<text:s/>et<text:s/>qui ne peuvent être<text:s/><text:span text:style-name="pb">[p.<text:s/></text:span><text:span text:style-name="pb">218</text:span><text:span text:style-name="pb">]<text:s/></text:span>imitées. Bien des gens font des applications de cette comédie,<text:s/>et<text:s/>une querelle de l’auteur, il y a environ huit<text:s/>ans, avec un homme de lettres, qu’on<text:s/>prétend être représenté par M. Trissotin<text:span text:style-name="Appelnotedebasdep."><text:note text:note-class="footnote" text:id="_ftn46"><text:note-citation>47</text:note-citation><text:note-body><text:p text:style-name="Notedebasdepage"><text:s/>(a)<text:s/>Ici ce n’est plus Ménage<text:s/>et<text:s/>Cotin,<text:s/>ni ce dernier avec Gilles Boileau :<text:s/>c’est une querelle particulière<text:s/>de<text:s/>Molière<text:s/>avec Cotin,<text:s/>mais il faut croire que ce n’est que pour déguiser la chose, que de Visé parle ainsi.</text:p></text:note-body></text:note></text:span>,<text:s/>a donné lieu à ce qui s’en est<text:s/>publié,<text:s/>mais M. Molière<text:s/>s’est suffisamment<text:s/>justifié de cela<text:s/>par une harangue qu’il fit au public, deux jours<text:s/>avant la première<text:s/>représentation de sa<text:s/>pièce :<text:s/>et<text:s/>puis ce prétendu original de<text:s/>cette agréable comédie ne doit pas<text:s/>s’en mettre en peine, s’il est aussi sage<text:s/>et<text:s/>aussi habile homme que l’on dit,<text:s/>et<text:s/>cela<text:s/>ne servira qu’à faire éclater davantage<text:s/>son mérite,<text:s/>en faisant naître l’envie<text:s/>de le connaître, de lire ses écrits,<text:s/>et<text:s/>d’aller à ses sermons. Aristophane ne<text:s/>détruisit point la réputation de Socrate en le jouant dans une de ses farces,<text:s/>et<text:s/>ce grand philosophe n’en fut pas moins estimé de toute la Grèce.<text:s/>Mais<text:s/>pour bien juger du mérite de la comédie dont je parle, je conseillerais<text:s/>à tout le monde de la voir,<text:s/>et<text:s/>de s’y<text:s/>divertir, sans examiner autre chose,<text:s/>et<text:s/><text:span text:style-name="pb">[p.<text:s/></text:span><text:span text:style-name="pb">219</text:span><text:span text:style-name="pb">]<text:s/></text:span>sans s’arrêter à la critique de la plupart des gens qui croient qu’il est d’un bel<text:s/>esprit<text:s/>de trouver à redire. »</text:p>
      <text:p text:style-name="Corpsdetexte">Un passage de M. Bayle va nous apprendre l’effet que la comédie des<text:s/><text:span text:style-name="T987">Femmes s</text:span><text:span text:style-name="T988">avantes</text:span><text:s/>produisit sur Cotin<text:s/>et<text:s/>sur les personnes qui avaient applaudi à ses ouvrages.</text:p>
      <text:p text:style-name="quote">« <text:span text:style-name="Appelnotedebasdep."><text:note text:note-class="footnote" text:id="_ftn47"><text:note-citation>48</text:note-citation><text:note-body><text:p text:style-name="Notedebasdepage"><text:s/>[MARGIN]<text:s/><text:span text:style-name="T989">►</text:span><text:s/><text:span text:style-name="T990">Réponse aux questions d’un provincial</text:span>, tome premier, ch. 29, p. 245-250.</text:p></text:note-body></text:note></text:span>Cotin, qui n’avait<text:s/>été déjà<text:s/>que trop<text:s/>exposé au mépris public par les satires de M. Despréaux,<text:s/>tomba entre les mains de<text:s/>Molière, qui acheva de<text:s/>le ruiner de réputation, en l’immolant<text:s/>sur le<text:s/>théâtre<text:s/>à la risée de tout le monde. Je vous nommerais,<text:s/>si cela<text:s/>était<text:s/>nécessaire, deux ou trois personnes de<text:s/>poids,<text:s/>qui,<text:s/>à leur retour de Paris,<text:s/>après les premières<text:s/>représentations de la comédie des<text:s/><text:span text:style-name="T991">Femmes s</text:span><text:span text:style-name="T992">avantes</text:span>, racontèrent<text:s/>en province<text:s/>qu’il fut consterné de ce coup,<text:s/>qu’il se<text:s/>regarda,<text:s/>et<text:s/>qu’on le considéra comme frappé de<text:s/>la foudre, qu’il n’osait plus se montrer,<text:s/>que ses amis l’abandonnèrent, qu’ils<text:s/>se firent une honte de convenir qu’ils<text:s/>eussent eu avec lui quelques liaisons,<text:s/>et<text:s/>qu’à l’exemple des courtisans<text:s/>qui tournent le dos à un favori disgracié, ils<text:s/>firent semblant de ne pas connaître cet<text:s/>ancien ministre d’Apollon<text:s/>et<text:s/>des neuf<text:s/>Sœurs,<text:s/>proclamé indigne de sa charge,<text:s/><text:span text:style-name="pb">[p.<text:s/></text:span><text:span text:style-name="pb">220</text:span><text:span text:style-name="pb">]<text:s/></text:span>et<text:s/>livré au bras séculier des satiriques.<text:s/>Je veux croire que c’était<text:s/>des hyperboles,<text:s/>mais on n’a point vu<text:s/>qu’il<text:s/>ait<text:s/>donné depuis ce temps-là nul signe de<text:s/>vie<text:span text:style-name="Appelnotedebasdep."><text:note text:note-class="footnote" text:id="_ftn48"><text:note-citation>49</text:note-citation><text:note-body><text:p text:style-name="Notedebasdepage"><text:s/>(a) M. Bayle ajoute dans la note marginale :<text:s/><text:span text:style-name="quote.c">« </text:span><text:span text:style-name="quote.c">J’excepte un sonnet inséré dans le<text:s/></text:span><text:span text:style-name="T993">Mercure galant</text:span><text:span text:style-name="T994">, juillet 1678</text:span><text:span text:style-name="quote.c">. »</text:span><text:s/>M. Bayle aurait été plus exact s’il avait dit : Et huit vers du même abbé Cotin, adressés à<text:s/><text:span text:style-name="T995">Monsieur</text:span><text:s/>sur la bataille de Cassel, dans le<text:s/><text:span text:style-name="T996">Mercure</text:span><text:s/>du mois d’avril 1677, p. 186.</text:p></text:note-body></text:note></text:span>,<text:s/>et<text:s/>il y a toute apparence que<text:s/>le temps de sa mort serait inconnu,<text:s/>si<text:s/>la réception de M. l’abbé Dangeau,<text:s/>son successeur à l’Académie française,<text:s/>ne l’avait<text:s/>notifié.</text:p>
      <text:p text:style-name="quote">« Cette réception fut cause<text:s/>que M. de Visé, qui l’a décrite avec beaucoup<text:s/>d’étendue,<text:s/>dit en passant<text:span text:style-name="Appelnotedebasdep."><text:note text:note-class="footnote" text:id="_ftn49"><text:note-citation>50</text:note-citation><text:note-body><text:p text:style-name="Notedebasdepage"><text:s/>[MARGIN] *<text:s/><text:span text:style-name="T997">Mercure</text:span>, mars 1682.</text:p></text:note-body></text:note></text:span><text:s/>que M. l’abbé Cotin<text:s/>était<text:s/>mort au mois de janvier 1682. Il ne joignit à cela aucun mot d’éloge,<text:s/>et<text:s/>vous savez que<text:s/>ce n’est pas sa coutume.<text:s/>Les extraits<text:s/>qu’il donna amplement de la harangue de M. l’abbé Dangeau nous font<text:s/>juger qu’on s’arrêta peu sur le mérite<text:s/>du prédécesseur,<text:s/>et<text:s/>qu’il semblait qu’on<text:s/>marchait sur la braise à cet endroit-là.<text:s/>Rien n’est plus contre l’usage que cette<text:s/>conduite.<text:s/>La réponse du directeur de l’Académie, si nous en jugeons par les extraits<text:span text:style-name="Appelnotedebasdep."><text:note text:note-class="footnote" text:id="_ftn50"><text:note-citation>51</text:note-citation><text:note-body><text:p text:style-name="Notedebasdepage"><text:s/>(b) Comme le discours du directeur est imprimé en entier, on peut assurer qu’il n’y est point parlé de M. l’abbé Cotin : à l’égard de celui de l’abbé Dangeau, il ne se trouve point dans le recueil des harangues de l’Académie.</text:p></text:note-body></text:note></text:span>, fut entièrement muette<text:s/><text:span text:style-name="pb">[p.<text:s/></text:span><text:span text:style-name="pb">221</text:span><text:span text:style-name="pb">]<text:s/></text:span>par rapport au pauvre défunt. Autre<text:s/>inobservation de l’usage. Je suis sûr<text:s/>que vous voudriez que M. Despréaux<text:s/>eût succédé à Cotin, l’embarras qu’il<text:s/>aurait senti en composant sa harangue,<text:s/>aurait produit une<text:s/>scène<text:s/>fort<text:s/>curieuse<text:span text:style-name="Appelnotedebasdep."><text:note text:note-class="footnote" text:id="_ftn51"><text:note-citation>52</text:note-citation><text:note-body><text:p text:style-name="quote"><text:s/>(a) « DN►<text:span text:style-name="T998">Bolæana</text:span>, in-12, p. 85 et 86.FNM. Bayle agite une assez plaisante question dans ses<text:s/><text:span text:style-name="T999">Lettres</text:span>, ou<text:s/><text:span text:style-name="T1000">Questions au provincial</text:span><text:s/>(il fallait dire :<text:s/><text:span text:style-name="T1001">Réponse aux questions d’un provincial</text:span>).<text:s/>Il<text:s/>suppose que M. Despréaux eût été choisi pour remplir la place de Cotin à l’Académie,<text:s/>et paraît en<text:s/>peine de quelle manière le successeur se serait tiré de<text:s/>l’éloge de fondation dû à son prédécesseur, suivant<text:s/>les statuts académiques. Je rapportai la chose à M. Despréaux, qui me dit<text:s/>qu’à la vérité il aurait fallu<text:s/>marcher un peu sur la cendre chaude,<text:s/>mais qu’à la faveur<text:s/>des défilés de l’art oratoire, il se serait échappé d’un<text:s/>pas si délicat : il n’y a rien, disait-il, dont<text:s/>la rhétorique ne vienne à bout. Un bon orateur est une<text:s/>espèce de charlatan qui sait mettre à propos du<text:s/>baume sur les plaies. »</text:p></text:note-body></text:note></text:span>.<text:s/>Mais que direz-vous du sieur Richelet qui a publié que l’on<text:s/>enterra l’abbé à Saint-Merry l’an 1673 ? Il lui ôte huit ou neuf années de vie :<text:s/>et<text:s/>ils demeuraient<text:s/>l’un<text:s/>et<text:s/>l’autre dans<text:s/>Paris. M. Baillet le croyait encore vivant en 1684<text:span text:style-name="Appelnotedebasdep."><text:note text:note-class="footnote" text:id="_ftn52"><text:note-citation>53</text:note-citation><text:note-body><text:p text:style-name="Notedebasdepage"><text:s/>[MARGIN] *<text:s/><text:span text:style-name="T1002">Jugements sur les poètes modernes</text:span>, tome V, p. 241.</text:p></text:note-body></text:note></text:span>.<text:s/>Voilà une grande marque<text:s/>d’abandon<text:s/>et<text:s/>d’obscurité<text:span text:style-name="Appelnotedebasdep."><text:note text:note-class="footnote" text:id="_ftn53"><text:note-citation>54</text:note-citation><text:note-body><text:p text:style-name="quote"><text:s/>(b) « DN►<text:span text:style-name="T1003">Histoire de l’Académie<text:s/></text:span>française, tome II, p. 186.FNCotin<text:s/>se tint dans l’inaction, dès que<text:s/>Molière,<text:s/>l’eut frappé : soit qu’il se crût assommé de ce dernier coup,<text:s/>qui véritablement est des plus rudes :<text:s/>soit qu’en<text:s/>1672,<text:s/>qui est l’année qu’on joua pour la première<text:s/>fois<text:s/><text:span text:style-name="T1004">Les Femmes savantes</text:span>, l’âge l’eût<text:s/>déjà<text:s/>mis hors de combat ;<text:s/>car il baissa extrêmement sur la fin de ses jours ;<text:s/>et<text:s/>même ses parents, à ce<text:s/>que dit M. PerraultDN*Dans ses<text:s/><text:span text:style-name="T1005">Parallèles</text:span>, tome III.FN, agirent pour obtenir qu’il fût mis en curatelle. »</text:p></text:note-body></text:note></text:span>…<text:s/><text:span text:style-name="pb">[p.<text:s/></text:span><text:span text:style-name="pb">222</text:span><text:span text:style-name="pb">]<text:s/></text:span>Quelle révolution dans la fortune d’un<text:s/>homme de lettres !<text:s/>il<text:s/>avait<text:s/>été<text:s/>loué<text:s/>par des écrivains illustres :<text:s/>il<text:s/>était<text:s/>de<text:s/>l’Académie française depuis quinze<text:s/>ans<text:span text:style-name="Appelnotedebasdep."><text:note text:note-class="footnote" text:id="_ftn54"><text:note-citation>55</text:note-citation><text:note-body><text:p text:style-name="Notedebasdepage"><text:s/>[MARGIN] (1) Il fut reçu en 1656.</text:p></text:note-body></text:note></text:span>.<text:s/>Et il<text:s/>s’était<text:s/>signalé à l’Hôtel<text:s/>de Luxembourg<text:span text:style-name="Appelnotedebasdep."><text:note text:note-class="footnote" text:id="_ftn55"><text:note-citation>56</text:note-citation><text:note-body><text:p text:style-name="Notedebasdepage"><text:s/>[MARGIN] (2) Chez M<text:span text:style-name="T1006">lle</text:span> de Montpensier.</text:p></text:note-body></text:note></text:span><text:s/>et<text:s/>à l’Hôtel de<text:s/>Rohan<text:span text:style-name="Appelnotedebasdep."><text:note text:note-class="footnote" text:id="_ftn56"><text:note-citation>57</text:note-citation><text:note-body><text:p text:style-name="Notedebasdepage"><text:s/>[MARGIN] (3) M<text:span text:style-name="T1007">me</text:span> la duchesse de Rohan.</text:p></text:note-body></text:note></text:span>, qu’il y exerçait la charge de bel esprit juré,<text:s/>et<text:s/>comme en titre<text:s/>d’office :<text:s/>et<text:s/>personne n’ignore que les<text:s/>Nymphes qui y présidaient n’étaient<text:s/>pas dupes.<text:s/>Ses<text:s/><text:span text:style-name="T1008">Œuvres g</text:span><text:span text:style-name="T1009">alantes</text:span><text:s/>avaient<text:s/>eu un si prompt débit,<text:s/>et<text:s/>il n’y<text:s/>avait<text:s/>pas fort longtemps,<text:s/>qu’il<text:s/>avait<text:s/>fallu<text:s/>que la deuxième<text:s/>édition suivît de près<text:s/>la première ;<text:s/>et<text:s/>voilà que tout d’un<text:s/>coup il devient l’objet de la risée publique,<text:s/>et<text:s/>qu’il ne se peut jamais relever de cette funeste chute :<text:s/>le goût de la vieille Cour n’est pas un rempart<text:s/>bien ferme ;<text:s/>la république du bel esprit est comme la cour de Roboam,<text:s/>l’avis des jeunes conseillers est préféré<text:s/>à celui des vieux.</text:p>
      <text:p text:style-name="quote">« Vous n’étiez point encore en état de<text:s/>lire,<text:s/>lorsque le premier volume du<text:s/><text:span text:style-name="T1010">Mercure g</text:span><text:span text:style-name="T1011">alant</text:span><text:s/>fut imprimé :<text:s/>cela me<text:s/>fait croire que vous n’avez point de<text:s/><text:span text:style-name="pb">[p.<text:s/></text:span><text:span text:style-name="pb">223</text:span><text:span text:style-name="pb">]<text:s/></text:span>connaissance d’un fait que l’on y trouve.<text:s/>Le voici.</text:p>
      <text:p text:style-name="quote">« <text:span text:style-name="Appelnotedebasdep."><text:note text:note-class="footnote" text:id="_ftn57"><text:note-citation>58</text:note-citation><text:note-body><text:p text:style-name="Notedebasdepage"><text:s/>[MARGIN]<text:s/><text:span text:style-name="T1012">►</text:span><text:s/><text:span text:style-name="T1013">Mercure galant</text:span>, tome premier, lettre du 19 mars 1672.</text:p></text:note-body></text:note></text:span>M. l’archevêque de Paris, directeur de l’Académie française, la mena<text:s/>ces<text:s/>jours passés à Versailles, pour remercier le roi<text:s/>de l’honneur qu’il a<text:s/>fait à cette illustre compagnie,<text:s/>d’en vouloir prendre la place de protecteur,<text:s/>qu’avait<text:s/>feu M. le chancelier. Il fit un compliment au roi, à sa manière<text:s/>ordinaire, c’est-à-dire plein d’esprit<text:s/>et<text:s/>d’éloquence…<text:s/>M. Dangeau, gouverneur d’Anjou,<text:s/>destiné à l’ambassade<text:s/>de<text:s/>Suède, qui est aussi de l’Académie,<text:s/>traita magnifiquement ce<text:s/>prélat avec tous les académiciens ses<text:s/>confrères. M. <text:span text:style-name="T1014">Cotin</text:span><text:s/>n’était<text:s/>point de<text:s/>ce nombre, de peur (dit-on) qu’on ne crût qu’il s’était<text:s/>servi de cette occasion pour se plaindre au roi<text:s/>de<text:s/>la comédie qu’on prétend que M.<text:s/>Molière<text:s/>ait fait contre lui :<text:s/>mais on<text:s/>ne peut croire qu’un homme qui est souvent parmi les premières<text:s/>personnes de la Cour,<text:s/>et<text:s/>que<text:s/><text:span text:style-name="T1015">M</text:span><text:span text:style-name="T1016">ademoiselle</text:span><text:s/><text:span text:style-name="T1017">honore du nom de son ami</text:span>,<text:s/>puisse être cru<text:s/>l’objet d’une si sanglante satire.<text:s/>Le portrait en effet<text:s/>qu’on lui attribue ne convient point ·à un homme qui a fait des ouvrages qui ont eu une approbation aussi<text:s/><text:span text:style-name="pb">[p.<text:s/></text:span><text:span text:style-name="pb">224</text:span><text:span text:style-name="pb">]<text:s/></text:span>générale<text:s/>que ses<text:s/><text:span text:style-name="T1018">Paraphrases sur le<text:s/></text:span><text:span text:style-name="T1019">Cantique des Cantiques</text:span>. Je ne parle<text:s/>point de ses<text:s/><text:span text:style-name="T1020">Œuvres g</text:span><text:span text:style-name="T1021">alantes</text:span>,<text:s/>dont<text:s/>il y a plusieurs éditions. Ce sont des<text:s/>jeux où il s’amusait avant qu’il fît la profession qu’il a embrassé avec autant<text:s/>d’austérité qu’on sait qu’il la fait maintenant.</text:p>
      <text:p text:style-name="quote">« Je crois<text:s/>qu’on se trompe<text:s/>(continue M. Bayle, après avoir rapporté<text:s/>le passage ci-dessus) quand on dit<text:s/><text:span text:style-name="T1022">qu’une querelle de<text:s/></text:span><text:span text:style-name="T1023">Molière</text:span><text:span text:style-name="T1024"><text:s/>avec l’au</text:span><text:span text:style-name="T1025">teur, représenté sous le personnage de</text:span><text:span text:style-name="T1026"><text:s/></text:span><text:span text:style-name="T1027">Trissotin, a donné lieu aux applications</text:span><text:span text:style-name="Appelnotedebasdep."><text:note text:note-class="footnote" text:id="_ftn58"><text:note-citation>59</text:note-citation><text:note-body><text:p text:style-name="Notedebasdepage"><text:s/>[MARGIN] (1) Voyez ci-dessus le passage de De Visé,<text:s/><text:span text:style-name="T1028">Mercure galant</text:span>, tome I, lettre du 12 mars 1672.</text:p></text:note-body></text:note></text:span>.</text:p>
      <text:p text:style-name="quote">« Bien des gens ont cru que ce fut<text:s/>plutôt la querelle qu’eut M. Ménage avec Cotin,<text:s/>au sujet de<text:s/>M<text:span text:style-name="T1029">lle</text:span> de Scudéry.<text:s/>Vous en trouverez le détail<text:s/>dans un petit livre intitulé :<text:s/><text:span text:style-name="T1030">La Mé</text:span><text:span text:style-name="T1031">nagerie</text:span><text:span text:style-name="Appelnotedebasdep."><text:note text:note-class="footnote" text:id="_ftn59"><text:note-citation>60</text:note-citation><text:note-body><text:p text:style-name="Notedebasdepage"><text:s/>[MARGIN] (2) In-12, 1666.</text:p></text:note-body></text:note></text:span>, que l’abbé Cotin dédia à<text:s/><text:span text:style-name="T1032">Mademoiselle</text:span>. C’est une<text:s/>pièce<text:s/>très<text:s/>piquante<text:s/>et<text:s/>assez ingénieuse,<text:s/>etc. »</text:p>
      <text:p text:style-name="Corpsdetexte">Nous espérons qu’on ne nous reprochera pas d’être sortis de notre sujet, en joignant à l’article des<text:s/><text:span text:style-name="T1033">Femmes savan</text:span><text:span text:style-name="T1034">tes</text:span>, plusieurs faits sur l’abbé Cotin ;<text:s/>cet auteur tient trop à la<text:s/>pièce<text:s/>dont nous rendons compte pour avoir supprimé ce qui fut dit à son sujet,<text:s/>et<text:s/>sa triste catastrophe.</text:p>
      <text:h text:style-name="Titre2" text:outline-level="2">1673.<text:s/>Le Malade imaginaire.</text:h>
      <text:p text:style-name="argument"><text:span text:style-name="pb">[p.<text:s/></text:span><text:span text:style-name="pb">280</text:span><text:span text:style-name="pb">]<text:s/></text:span><text:span text:style-name="T1035">Comédie-ballet, en trois actes, en prose, avec un prologue en vers lyriques, par M. </text:span><text:span text:style-name="T1036">Molière</text:span><text:span text:style-name="T1037">, représentée sur le théâtre du Palais-Royal, le vendredi 10 février. (La musique du<text:s/></text:span><text:span text:style-name="T1038">Malade imaginaire</text:span><text:span text:style-name="T1039"><text:s/>est de M. Charpentier.)</text:span></text:p>
      <text:p text:style-name="quote">« <text:span text:style-name="Appelnotedebasdep."><text:note text:note-class="footnote" text:id="_ftn60"><text:note-citation>61</text:note-citation><text:note-body><text:p text:style-name="Notedebasdepage"><text:s/>[MARGIN]<text:s/><text:span text:style-name="T1040">►</text:span><text:s/><text:span text:style-name="T1041">Mémoires sur la vie et les ouvrages de Molière</text:span>.</text:p></text:note-body></text:note></text:span><text:span text:style-name="T1042">Le<text:s/></text:span><text:span text:style-name="T1043">Malade imaginaire</text:span><text:s/>fut la dernière<text:s/>production de<text:s/>Molière. On<text:s/>retrouva, dans le rôle de Béline,<text:s/>un<text:s/>caractère malheureusement trop ordinaire dans la vie civile ;<text:s/>et<text:s/>l’on vit avec<text:s/><text:span text:style-name="pb">[p.<text:s/></text:span><text:span text:style-name="pb">281</text:span><text:span text:style-name="pb">]<text:s/></text:span>plaisir la<text:s/>sensible Angélique oublier les<text:s/>intérêts<text:s/>de sa passion<text:s/>pour ne voir,<text:s/>dans son père mort, que l’objet de sa<text:s/>douleur<text:s/>et<text:s/>de ses regrets.<text:s/>Les médecins ne sont point épargnés dans cette pièce, Molière ne s’y <text:s/>borne pas à les plaisanter, il attaque le fond de leur art<text:span text:style-name="Appelnotedebasdep."><text:note text:note-class="footnote" text:id="_ftn61"><text:note-citation>62</text:note-citation><text:note-body><text:p text:style-name="Notedebasdepage"><text:s/>(a) M. Perrault, dans ses<text:s/><text:span text:style-name="T1044">Éloges des hommes illustres</text:span>,<text:s/>à l’article de<text:s/>Molière, parle d’un ton piqué de la comédie du<text:s/><text:span text:style-name="T1045">Malade imaginaire</text:span>. Voici ses termes :<text:s/></text:p><text:p text:style-name="quote">« Il attaqua<text:s/>(Molière) encore les mauvais médecins<text:s/>par deux<text:s/>pièces fort comiques,<text:s/>dont l’une est<text:s/><text:span text:style-name="T1046">Le Médecin malgré lui</text:span>,<text:s/>et<text:s/>l’autre<text:s/><text:span text:style-name="T1047">Le Malade imaginaire</text:span>. On peut dire qu’il se méprit un peu dans<text:s/>cette dernière<text:s/>pièce,<text:s/>et qu’il ne se contint pas dans<text:s/>les bornes du pouvoir de la comédie :<text:s/>car au lieu de<text:s/>se contenter de blâmer les mauvais médecins, il attaqua la médecine en elle-même, la traita de science<text:s/>frivole,<text:s/>et<text:s/>posa pour principe qu’il est ridicule à<text:s/>un homme d’en vouloir guérir un autre. La comédie<text:s/>s’est toujours moqué des<text:s/>rodomonts<text:s/>et de leurs<text:s/>rodomontades ;<text:s/>mais jamais elle n’a raillé ni les vrais<text:s/>braves, ni la vraie bravoure :<text:s/>elle s’est réjouie des<text:s/>pédants<text:s/>et<text:s/>de la pédanterie, mais<text:s/>elle n’a jamais blâmé ni les savants ni les sciences. Suivant cette<text:s/>règle, il n’a pu trop maltraiter les charlatans<text:s/>et les<text:s/>ignorants médecins ; mais il devait en demeurer là, et<text:s/>ne pas tourner en ridicule les bons médecins,<text:s/>que<text:s/>l’Écriture nous enjoint d’honorer. Quoi qu’il en soit, depuis les anciens poètes grecs<text:s/>et latins qu’il a égalés,<text:s/>et peut-être surpassés dans le comique, aucun auteur n’a eu<text:s/>tant de talent ni de réputation. »</text:p><text:p text:style-name="Notedebasdepage">(M. Perrault<text:s/>avait un frère médecin,<text:s/>et<text:s/>voilà sans doute la raison pour laquelle il attaqua<text:s/><text:span text:style-name="T1048">Le Malade imaginaire</text:span>.)</text:p></text:note-body></text:note></text:span>. Par le rôle de Béralde, comme dans celui du Malade imaginaire, il joue la faiblesse la plus universelle de l’homme, l’amour inquiet de la vie, et les soins<text:s/><text:span text:style-name="pb">[p.<text:s/></text:span><text:span text:style-name="pb">282</text:span><text:span text:style-name="pb">]<text:s/></text:span>trop multipliés pour la conserver<text:span text:style-name="Appelnotedebasdep."><text:note text:note-class="footnote" text:id="_ftn62"><text:note-citation>63</text:note-citation><text:note-body><text:p text:style-name="quote"><text:s/>(a) « DN►<text:span text:style-name="T1049">Mémoires sur la vie et les ouvrages de Molière</text:span>FNTout le monde sait la réponse que<text:s/>Molière<text:s/>fit<text:s/>à Louis XIV,<text:s/>qui, le voyant un jour à son dîner avec un médecin nommé Mauvillain, lui dit :<text:s/><text:span text:style-name="T1050">Vous avez un m</text:span><text:span text:style-name="T1051">édecin, que vous fait-il </text:span><text:span text:style-name="T1052">?</text:span><text:s/><text:span text:style-name="T1053">Sire</text:span>,<text:s/>répondit<text:s/>Molière,<text:s/><text:span text:style-name="T1054">nous raisonnons ensemble :</text:span><text:span text:style-name="T1055"><text:s/>il m’ordonne<text:s/></text:span><text:span text:style-name="T1056">des</text:span><text:span text:style-name="T1057"><text:s/></text:span><text:span text:style-name="T1058">remèdes</text:span><text:span text:style-name="T1059">, je ne les fais point, et je</text:span><text:span text:style-name="T1060"><text:s/>guéris.</text:span><text:s/>Mauvillain<text:s/>était<text:s/>ami de<text:s/>Molière,<text:s/>et lui fournissait les<text:s/>termes d’art dont il<text:s/>avait<text:s/>besoin. Son fils, qui vit<text:s/>encore (en 1739) obtint, à la sollicitation de<text:s/>Molière, un canonicat à Vincennes.</text:p><text:p text:style-name="Notedebasdepage">Voyez troisième Placet sur<text:s/><text:span text:style-name="T1061">Tartuffe</text:span>.</text:p></text:note-body></text:note></text:span>.<text:s/>Il joue même la Faculté en corps dans le troisième intermède<text:span text:style-name="Appelnotedebasdep."><text:note text:note-class="footnote" text:id="_ftn63"><text:note-citation>64</text:note-citation><text:note-body><text:p text:style-name="quote"><text:s/>(b)<text:s/>« DN►<text:span text:style-name="T1062">Bolæana</text:span>, in-12, p. 34.FNLe<text:s/>latin macaronique qui<text:s/>fait tant rire à la fin<text:s/>du<text:s/><text:span text:style-name="T1063">Malade imaginaire</text:span><text:s/>fut fourni à<text:s/>Molière<text:s/>par son<text:s/>ami Despréaux,<text:s/>en dînant ensemble avec M<text:span text:style-name="T1064">lle</text:span> Ninon de l’Enclos,<text:s/>et<text:s/>M<text:span text:style-name="T1065">me</text:span> de La Sablière. »</text:p><text:p text:style-name="Notedebasdepage">(Il aurait été plus clair de dire<text:s/>que M. Despréaux donna l’idée du latin macaronique du<text:s/><text:span text:style-name="T1066">Malade imaginaire</text:span>.)</text:p></text:note-body></text:note></text:span>,<text:s/>qui, quoique<text:s/>mieux lié au sujet que les deux premiers, n’en est pas plus vraisemblable<text:span text:style-name="Appelnotedebasdep."><text:note text:note-class="footnote" text:id="_ftn64"><text:note-citation>65</text:note-citation><text:note-body><text:p text:style-name="quote"><text:s/>(c)<text:s/>« DN►<text:span text:style-name="T1067">Vie de Molière, avec des jugements sur ses<text:s/></text:span><text:span text:style-name="T1068">ouvrages</text:span>.FN<text:span text:style-name="T1069">Le<text:s/></text:span><text:span text:style-name="T1070">Malade imaginaire</text:span>… c’est une de ces farces<text:s/>de<text:s/>Molière,<text:s/>dans laquelle on trouve beaucoup de<text:s/>scènes dignes de la haute comédie. La naïveté,<text:s/>peut-être poussée trop loin, en fait le principal caractère. Ses farces ont le défaut d’être quelquefois<text:s/>un peu trop basses,<text:s/>et ses comédies de n’être pas toujours assez intéressantes ;<text:s/>mais avec tous ces défauts-là,<text:s/>il sera toujours le premier de tous les poètes comiques. »</text:p></text:note-body></text:note></text:span>. »</text:p>
      <text:p text:style-name="Corpsdetexte">Boursault, dans une lettre à l’évêque de Langres, rapporte un fait sur la comédie du<text:s/><text:span text:style-name="T1071">Malade imaginaire</text:span><text:s/>qui peut être placé ici.</text:p>
      <text:p text:style-name="quote">« <text:span text:style-name="Appelnotedebasdep."><text:note text:note-class="footnote" text:id="_ftn65"><text:note-citation>66</text:note-citation><text:note-body><text:p text:style-name="Notedebasdepage"><text:s/>[MARGIN]<text:s/><text:span text:style-name="T1072">►</text:span><text:s/><text:span text:style-name="T1073">Lettres de Boursault</text:span>, tome I, p. 219 et 120, édition de Paris, 1729.</text:p></text:note-body></text:note></text:span>Notre langue a cet<text:s/><text:span text:style-name="pb">[p.<text:s/></text:span><text:span text:style-name="pb">283</text:span><text:span text:style-name="pb">]<text:s/></text:span>avantage sur les autres, qu’elle est beaucoup plus sage<text:s/>et<text:s/>plus retenue.<text:s/>La langue latine, surtout, dit presque toutes<text:s/>choses par leur nom, au lieu que la<text:s/>française se contente de faire entrevoir<text:s/>celles qui peuvent blesser la<text:s/>pudeur. Dans<text:s/>le comique même, on veut que<text:s/>les obscénités soient enveloppées ;<text:s/>et<text:s/>Molière, tout<text:s/>Molière<text:s/>qu’il<text:s/>était, s’en<text:s/>aperçut bien dans<text:s/><text:span text:style-name="T1074">Le<text:s/></text:span><text:span text:style-name="T1075">Malade</text:span><text:span text:style-name="T1076"><text:s/></text:span><text:span text:style-name="T1077">imagi</text:span><text:span text:style-name="T1078">naire</text:span>, qui est la dernière<text:s/>pièce<text:s/>qu’il a<text:s/>mise au<text:s/>jour. Il y a dans cet ouvrage un<text:s/>M. Fleurant apothicaire, brusque jusqu’à l’insolence, qui vient une seringue<text:s/>à la main, pour donner un lavement<text:s/>au Malade imaginaire. Un honnête<text:s/>homme, frère de ce prétendu Malade,<text:s/>qui se trouve<text:s/>là dans ce moment, le<text:s/>détourne de le prendre, dont<text:s/>l’apothicaire s’irrite,<text:s/>et<text:s/>lui dit toutes les impertinences dont les gens de sa sorte sont<text:s/>capables.<text:s/>La première<text:s/>fois que cette comédie fut jouée, l’honnête homme<text:s/>répondait à l’apothicaire :<text:s/><text:span text:style-name="T1079">Allez</text:span><text:span text:style-name="T1080">, mon</text:span><text:span text:style-name="T1081">sieur, on voit bien que vous avez</text:span><text:span text:style-name="T1082"><text:s/></text:span><text:span text:style-name="T1083">coutume de ne parler qu’à des culs.</text:span><text:s/>(Pardon,<text:s/>Monseigneur,<text:s/>si ce mot m’échappe, je ne le dis que pour le mieux<text:s/>faire condamner.) Tous les auditeurs<text:s/>qui<text:s/>étaient<text:s/>à la première<text:s/>représentation s’en indignèrent, au lieu qu’on<text:s/><text:span text:style-name="pb">[p.<text:s/></text:span><text:span text:style-name="pb">284</text:span><text:span text:style-name="pb">]<text:s/></text:span>fut ravi à la seconde d’entendre dire :<text:s/><text:span text:style-name="T1084">Allez,</text:span><text:span text:style-name="T1085"><text:s/>monsieur, on voit</text:span><text:span text:style-name="T1086"><text:s/>bien que</text:span><text:span text:style-name="T1087"><text:s/></text:span><text:span text:style-name="T1088">vous n’avez pas accoutumé de parler</text:span><text:span text:style-name="T1089"><text:s/></text:span><text:span text:style-name="T1090">à des visages.</text:span><text:s/>C’est dire la même chose, mais la dire plus finement.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angal" svg:font-family="Mangal" style:font-family-generic="roman" style:font-pitch="variable" svg:panose-1="2 4 5 3 5 2 3 3 2 2"/>
    <style:font-face style:name="SimSun" svg:font-family="SimSun" style:font-family-generic="system" style:font-pitch="variable" svg:panose-1="2 1 6 0 3 1 1 1 1 1"/>
    <style:font-face style:name="Albany" svg:font-family="Albany" style:font-family-generic="swiss" style:font-pitch="variable"/>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Serif" svg:font-family="Liberation Serif" style:font-family-generic="roman" style:font-pitch="variable" svg:panose-1="2 2 6 3 5 4 5 2 3 4"/>
    <style:font-face style:name="Arial Unicode MS" svg:font-family="Arial Unicode MS" style:font-family-generic="swiss" style:font-pitch="variable" svg:panose-1="2 11 6 4 2 2 2 2 2 4"/>
    <style:font-face style:name="sans-serif" svg:font-family="sans-serif" style:font-family-generic="swiss"/>
    <style:font-face style:name="Arial" svg:font-family="Arial" style:font-family-generic="swiss" style:font-pitch="variable" svg:panose-1="2 11 6 4 2 2 2 2 2 4"/>
    <style:font-face style:name="HG Mincho Light J" svg:font-family="HG Mincho Light J" style:font-family-generic="system" style:font-pitch="variable"/>
    <style:font-face style:name="Thorndale" svg:font-family="Thorndale" style:font-family-generic="roman"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widows="0" fo:orphans="0" fo:margin-top="0.1388in" fo:margin-bottom="0in" fo:line-height="100%"/>
      <style:text-properties style:font-name="Cambria" style:font-name-asian="Times New Roman" style:font-name-complex="Mangal" fo:font-weight="bold" style:font-weight-asian="bold" style:font-weight-complex="bold" fo:color="#4F81BD" fo:font-size="13pt" style:font-size-asian="13pt" style:font-size-complex="11.5pt" style:language-asian="zh" style:country-asian="CN" style:language-complex="hi" style:country-complex="IN"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Titre4" style:display-name="Titre 4" style:family="paragraph" style:parent-style-name="Normal" style:next-style-name="Normal" style:default-outline-level="4">
      <style:paragraph-properties fo:keep-with-next="always" fo:keep-together="always" fo:widows="0" fo:orphans="0" fo:margin-top="0.1388in" fo:margin-bottom="0in" fo:line-height="100%"/>
      <style:text-properties style:font-name="Cambria" style:font-name-asian="Times New Roman" style:font-name-complex="Mangal" fo:font-weight="bold" style:font-weight-asian="bold" style:font-weight-complex="bold" fo:font-style="italic" style:font-style-asian="italic" style:font-style-complex="italic" fo:color="#4F81BD" fo:font-size="12pt" style:font-size-asian="12pt" style:font-size-complex="10.5pt" style:language-asian="zh" style:country-asian="CN" style:language-complex="hi" style:country-complex="IN"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re2Car" style:display-name="Titre 2 Car" style:family="text" style:parent-style-name="Policepardéfaut">
      <style:text-properties style:font-name="Cambria" style:font-name-asian="Times New Roman" style:font-name-complex="Mangal" fo:font-weight="bold" style:font-weight-asian="bold" style:font-weight-complex="bold" fo:color="#4F81BD" fo:font-size="13pt" style:font-size-asian="13pt" style:font-size-complex="11.5pt" style:language-asian="zh" style:country-asian="CN" style:language-complex="hi" style:country-complex="IN"/>
    </style:style>
    <style:style style:name="term" style:display-name="term"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Corpsdetexte" style:display-name="Corps de texte" style:family="paragraph" style:parent-style-name="Normal">
      <style:paragraph-properties fo:text-align="justify" fo:margin-bottom="0.0833in" fo:line-height="150%"/>
      <style:text-properties style:font-name="Times New Roman" fo:font-size="12pt" style:font-size-asian="12pt" fo:hyphenate="false"/>
    </style:style>
    <style:style style:name="CorpsdetexteCar" style:display-name="Corps de texte Car" style:family="text" style:parent-style-name="Policepardéfaut">
      <style:text-properties style:font-name="Times New Roman" fo:font-size="12pt" style:font-size-asian="12pt"/>
    </style:style>
    <style:style style:name="Notedebasdepage" style:display-name="Note de bas de page" style:family="paragraph" style:parent-style-name="Normal">
      <style:paragraph-properties fo:margin-bottom="0in" fo:line-height="100%"/>
      <style:text-properties fo:font-size="10pt" style:font-size-asian="10pt" style:font-size-complex="10pt" fo:hyphenate="false"/>
    </style:style>
    <style:style style:name="NotedebasdepageCar" style:display-name="Note de bas de page Car" style:family="text" style:parent-style-name="Policepardéfaut">
      <style:text-properties fo:font-size="10pt" style:font-size-asian="10pt" style:font-size-complex="10pt"/>
    </style:style>
    <style:style style:name="Appelnotedebasdep." style:display-name="Appel note de bas de p." style:family="text" style:parent-style-name="Policepardéfaut">
      <style:text-properties style:text-position="super 63.6%"/>
    </style:style>
    <style:style style:name="Titre3Car" style:display-name="Titre 3 Car" style:family="text" style:parent-style-name="Policepardéfaut">
      <style:text-properties style:font-name="Cambria" style:font-name-asian="Times New Roman" style:font-name-complex="Times New Roman" fo:font-weight="bold" style:font-weight-asian="bold" style:font-weight-complex="bold" fo:color="#4F81BD"/>
    </style:style>
    <style:style style:name="Titre4Car" style:display-name="Titre 4 Car" style:family="text" style:parent-style-name="Policepardéfaut">
      <style:text-properties style:font-name="Cambria" style:font-name-asian="Times New Roman" style:font-name-complex="Mangal" fo:font-weight="bold" style:font-weight-asian="bold" style:font-weight-complex="bold" fo:font-style="italic" style:font-style-asian="italic" style:font-style-complex="italic" fo:color="#4F81BD" fo:font-size="12pt" style:font-size-asian="12pt" style:font-size-complex="10.5pt" style:language-asian="zh" style:country-asian="CN" style:language-complex="hi" style:country-complex="IN"/>
    </style:style>
    <style:style style:name="pb" style:display-name="&lt;pb&gt;" style:family="text">
      <style:text-properties fo:color="#FF0000" style:text-position="sub 63.6%"/>
    </style:style>
    <style:style style:name="quote.l" style:display-name="&lt;quote.l&gt;" style:family="paragraph" style:parent-style-name="Corpsdetexte">
      <style:paragraph-properties fo:widows="0" fo:orphans="0" fo:text-align="start" fo:margin-top="0.1666in" fo:margin-bottom="0.1666in" fo:margin-left="0.7437in" fo:text-indent="-0.1527in">
        <style:tab-stops/>
      </style:paragraph-properties>
      <style:text-properties style:font-name-asian="SimSun" style:font-name-complex="Times New Roman" fo:font-size="11pt" style:font-size-asian="11pt" style:font-size-complex="12pt" style:language-asian="zh" style:country-asian="CN" style:language-complex="hi" style:country-complex="IN" fo:hyphenate="false"/>
    </style:style>
    <style:style style:name="quote" style:display-name="&lt;quote&gt;" style:family="paragraph" style:parent-style-name="Corpsdetexte">
      <style:paragraph-properties fo:widows="0" fo:orphans="0" fo:margin-top="0.1666in" fo:margin-bottom="0.1666in" fo:margin-left="0.5909in" fo:text-indent="0.1534in">
        <style:tab-stops/>
      </style:paragraph-properties>
      <style:text-properties style:font-name-asian="SimSun" style:font-name-complex="Times New Roman" fo:font-size="11pt" style:font-size-asian="11pt" style:font-size-complex="12pt" style:language-asian="zh" style:country-asian="CN" style:language-complex="hi" style:country-complex="IN"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style:font-name-complex="Times New Roman" fo:font-style="italic" style:font-style-asian="italic" style:font-size-complex="12pt" style:language-asian="zh" style:country-asian="CN" fo:hyphenate="false"/>
    </style:style>
    <style:style style:name="Titreprincipal" style:display-name="Titre principal" style:family="paragraph" style:parent-style-name="Normal">
      <style:paragraph-properties fo:keep-with-next="always" fo:widows="0" fo:orphans="0" fo:margin-top="0.1666in" fo:margin-bottom="0.1965in" fo:line-height="100%"/>
      <style:text-properties style:font-name="Albany" style:font-name-asian="SimSun" style:font-name-complex="Mangal" fo:font-size="14pt" style:font-size-asian="14pt" style:font-size-complex="13pt" style:language-asian="zh" style:country-asian="CN" style:language-complex="hi" style:country-complex="IN" fo:hyphenate="false"/>
    </style:style>
    <style:style style:name="Caractèresdenotedefin" style:display-name="Caractères de note de fin" style:family="text"/>
    <style:style style:name="Caractèresdenotedebasdepage" style:display-name="Caractères de note de bas de page" style:family="text"/>
    <style:style style:name="LienInternet" style:display-name="Lien Internet" style:family="text">
      <style:text-properties fo:color="#000080" style:text-underline-type="single" style:text-underline-style="solid" style:text-underline-width="auto" style:text-underline-mode="continuous"/>
    </style:style>
    <style:style style:name="quote.c" style:display-name="&lt;quote.c&gt;" style:family="text" style:parent-style-name="Policepardéfaut">
      <style:text-properties fo:color="#00B050"/>
    </style:style>
    <style:style style:name="stage.c" style:display-name="&lt;stage.c&gt;" style:family="text">
      <style:text-properties fo:font-style="italic" style:font-style-asian="italic"/>
    </style:style>
    <style:style style:name="Titre" style:display-name="Titre" style:family="paragraph" style:parent-style-name="Normal" style:next-style-name="Corpsdetexte">
      <style:paragraph-properties fo:keep-with-next="always" fo:widows="0" fo:orphans="0" fo:margin-top="0.1666in" fo:margin-bottom="0.0833in" fo:line-height="100%"/>
      <style:text-properties style:font-name="Liberation Sans" style:font-name-asian="Microsoft YaHei" style:font-name-complex="Mangal" fo:font-size="14pt" style:font-size-asian="14pt" style:font-size-complex="14pt" style:language-asian="zh" style:country-asian="CN" style:language-complex="hi" style:country-complex="IN" fo:hyphenate="false"/>
    </style:style>
    <style:style style:name="TitreCar" style:display-name="Titre Car" style:family="text" style:parent-style-name="Policepardéfaut">
      <style:text-properties style:font-name="Liberation Sans" style:font-name-asian="Microsoft YaHei" style:font-name-complex="Mangal" fo:font-size="14pt" style:font-size-asian="14pt" style:font-size-complex="14pt" style:language-asian="zh" style:country-asian="CN" style:language-complex="hi" style:country-complex="IN"/>
    </style:style>
    <style:style style:name="Liste" style:display-name="Liste" style:family="paragraph" style:parent-style-name="Corpsdetexte">
      <style:paragraph-properties fo:widows="0" fo:orphans="0" fo:text-indent="0.1652in"/>
      <style:text-properties style:font-name-asian="SimSun" style:font-name-complex="Mangal" style:font-size-complex="12pt" style:language-asian="zh" style:country-asian="CN" style:language-complex="hi" style:country-complex="IN" fo:hyphenate="false"/>
    </style:style>
    <style:style style:name="Légende" style:display-name="Légende" style:family="paragraph" style:parent-style-name="Normal">
      <style:paragraph-properties fo:widows="0" fo:orphans="0" text:number-lines="false" fo:margin-top="0.0833in" fo:margin-bottom="0.0833in" fo:line-height="100%"/>
      <style:text-properties style:font-name="Liberation Serif" style:font-name-asian="SimSun" style:font-name-complex="Mangal" fo:font-style="italic" style:font-style-asian="italic" style:font-style-complex="italic" fo:font-size="12pt" style:font-size-asian="12pt" style:font-size-complex="12pt" style:language-asian="zh" style:country-asian="CN" style:language-complex="hi" style:country-complex="IN" fo:hyphenate="false"/>
    </style:style>
    <style:style style:name="Index" style:display-name="Index" style:family="paragraph" style:parent-style-name="Normal">
      <style:paragraph-properties fo:widows="0" fo:orphans="0" text:number-lines="false" fo:margin-bottom="0in" fo:line-height="100%"/>
      <style:text-properties style:font-name="Liberation Serif" style:font-name-asian="SimSun" style:font-name-complex="Mangal" fo:font-size="12pt" style:font-size-asian="12pt" style:font-size-complex="12pt" style:language-asian="zh" style:country-asian="CN" style:language-complex="hi" style:country-complex="IN" fo:hyphenate="false"/>
    </style:style>
    <style:style style:name="Lignehorizontale" style:display-name="Ligne horizontale" style:family="paragraph" style:parent-style-name="Normal">
      <style:paragraph-properties fo:widows="0" fo:orphans="0" fo:border-top="none" fo:border-left="none" fo:border-bottom="0.0104in double #808080" style:border-line-width-bottom="0.0034in 0.0034in 0.0034in" fo:border-right="none" fo:padding="0in" style:shadow="none" fo:margin-bottom="0.1965in" fo:line-height="100%"/>
      <style:text-properties style:font-name="Liberation Serif" style:font-name-asian="SimSun" style:font-name-complex="Mangal" fo:font-size="6pt" style:font-size-asian="6pt" style:font-size-complex="12pt" style:language-asian="zh" style:country-asian="CN" style:language-complex="hi" style:country-complex="IN" fo:hyphenate="false"/>
    </style:style>
    <style:style style:name="Expéditeur" style:display-name="Expéditeur" style:family="paragraph" style:parent-style-name="Normal">
      <style:paragraph-properties fo:widows="0" fo:orphans="0" fo:margin-bottom="0in" fo:line-height="100%"/>
      <style:text-properties style:font-name="Liberation Serif" style:font-name-asian="SimSun" style:font-name-complex="Mangal" fo:font-style="italic" style:font-style-asian="italic" fo:font-size="12pt" style:font-size-asian="12pt" style:font-size-complex="12pt" style:language-asian="zh" style:country-asian="CN" style:language-complex="hi" style:country-complex="IN" fo:hyphenate="false"/>
    </style:style>
    <style:style style:name="Contenudetableau" style:display-name="Contenu de tableau" style:family="paragraph" style:parent-style-name="Corpsdetexte">
      <style:paragraph-properties fo:widows="0" fo:orphans="0" fo:text-indent="0.1652in"/>
      <style:text-properties style:font-name-asian="SimSun" style:font-name-complex="Mangal" style:font-size-complex="12pt" style:language-asian="zh" style:country-asian="CN" style:language-complex="hi" style:country-complex="IN" fo:hyphenate="false"/>
    </style:style>
    <style:style style:name="Pieddepage" style:display-name="Pied de page" style:family="paragraph" style:parent-style-name="Normal">
      <style:paragraph-properties fo:widows="0" fo:orphans="0" text:number-lines="false" fo:margin-bottom="0in" fo:line-height="100%">
        <style:tab-stops>
          <style:tab-stop style:type="center" style:position="3.3458in"/>
          <style:tab-stop style:type="right" style:position="6.6923in"/>
        </style:tab-stops>
      </style:paragraph-properties>
      <style:text-properties style:font-name="Liberation Serif" style:font-name-asian="SimSun" style:font-name-complex="Mangal" fo:font-size="12pt" style:font-size-asian="12pt" style:font-size-complex="12pt" style:language-asian="zh" style:country-asian="CN" style:language-complex="hi" style:country-complex="IN" fo:hyphenate="false"/>
    </style:style>
    <style:style style:name="PieddepageCar" style:display-name="Pied de page Car" style:family="text" style:parent-style-name="Policepardéfaut">
      <style:text-properties style:font-name="Liberation Serif" style:font-name-asian="SimSun" style:font-name-complex="Mangal" fo:font-size="12pt" style:font-size-asian="12pt" style:font-size-complex="12pt" style:language-asian="zh" style:country-asian="CN" style:language-complex="hi" style:country-complex="IN"/>
    </style:style>
    <style:style style:name="En-tête" style:display-name="En-tête" style:family="paragraph" style:parent-style-name="Normal">
      <style:paragraph-properties fo:widows="0" fo:orphans="0" text:number-lines="false" fo:margin-bottom="0in" fo:line-height="100%">
        <style:tab-stops>
          <style:tab-stop style:type="center" style:position="3.3458in"/>
          <style:tab-stop style:type="right" style:position="6.6923in"/>
        </style:tab-stops>
      </style:paragraph-properties>
      <style:text-properties style:font-name="Liberation Serif" style:font-name-asian="SimSun" style:font-name-complex="Mangal" fo:font-size="12pt" style:font-size-asian="12pt" style:font-size-complex="12pt" style:language-asian="zh" style:country-asian="CN" style:language-complex="hi" style:country-complex="IN" fo:hyphenate="false"/>
    </style:style>
    <style:style style:name="En-têteCar" style:display-name="En-tête Car" style:family="text" style:parent-style-name="Policepardéfaut">
      <style:text-properties style:font-name="Liberation Serif" style:font-name-asian="SimSun" style:font-name-complex="Mangal" fo:font-size="12pt" style:font-size-asian="12pt" style:font-size-complex="12pt" style:language-asian="zh" style:country-asian="CN" style:language-complex="hi" style:country-complex="IN"/>
    </style:style>
    <style:style style:name="postscript" style:display-name="&lt;postscript&gt;" style:family="paragraph" style:parent-style-name="Corpsdetexte">
      <style:paragraph-properties fo:widows="0" fo:orphans="0"/>
      <style:text-properties style:font-name-asian="Times New Roman" style:font-name-complex="Times New Roman" style:font-size-complex="10pt" style:language-asian="zh" style:country-asian="CN" fo:hyphenate="false"/>
    </style:style>
    <style:style style:name="speaker" style:display-name="&lt;speaker&gt;" style:family="paragraph" style:parent-style-name="Corpsdetexte">
      <style:paragraph-properties fo:widows="0" fo:orphans="0"/>
      <style:text-properties style:font-name-asian="Times New Roman" style:font-name-complex="Times New Roman" style:font-size-complex="10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salute" style:display-name="&lt;salute&gt;" style:family="paragraph" style:parent-style-name="Normal">
      <style:paragraph-properties fo:widows="0" fo:orphans="0" fo:text-align="justify" fo:margin-top="0.0833in" fo:margin-bottom="0.0833in" fo:line-height="100%" fo:margin-left="0.3937in" fo:text-indent="0.1666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font-name-complex="Times New Roman" style:language-asian="zh" style:country-asian="CN" fo:hyphenate="false"/>
    </style:style>
    <style:style style:name="stage" style:display-name="&lt;stage&gt;" style:family="paragraph" style:parent-style-name="Corpsdetexte">
      <style:paragraph-properties fo:widows="0" fo:orphans="0"/>
      <style:text-properties style:font-name-asian="Times New Roman" style:font-name-complex="Times New Roman" fo:font-style="italic" style:font-style-asian="italic" style:font-size-complex="10pt" style:language-asian="zh" style:country-asian="CN" fo:hyphenate="false"/>
    </style:style>
    <style:style style:name="bibl" style:display-name="&lt;bibl&gt;" style:family="paragraph">
      <style:paragraph-properties fo:margin-bottom="0.0784in" style:line-height-at-least="0.0694in" fo:margin-left="1.1812in">
        <style:tab-stops/>
      </style:paragraph-properties>
      <style:text-properties style:font-name="sans-serif" style:font-name-asian="Arial Unicode MS" style:font-name-complex="Arial Unicode MS" fo:font-size="9.5pt" style:font-size-asian="9.5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default-outline-level="1">
      <style:paragraph-properties fo:keep-together="auto" fo:widows="0" fo:orphans="0" fo:margin-top="0in" fo:margin-bottom="0.1666in" fo:line-height="100%"/>
      <style:text-properties style:font-name="Arial" style:font-name-asian="HG Mincho Light J" style:font-name-complex="Arial Unicode MS" fo:font-weight="normal" style:font-weight-asian="normal" fo:font-style="italic" style:font-style-asian="italic" style:use-window-font-color="true"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fo:margin-top="0in" fo:margin-bottom="0.1666in" fo:line-height="120%">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fo:color="#00000A" fo:font-size="16pt" style:font-size-asian="16pt" style:font-size-complex="14pt" style:language-asian="hi" style:country-asian="IN" fo:hyphenate="false"/>
    </style:style>
    <style:style style:name="h3.sub" style:display-name="&lt;h3.sub&gt;" style:family="paragraph" style:parent-style-name="Titre3" style:default-outline-level="3">
      <style:paragraph-properties fo:widows="0" fo:orphans="0" fo:margin-top="0in" fo:margin-bottom="0.0986in" fo:line-height="100%" fo:margin-left="0.3937in">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fo:color="#00000A" fo:font-size="14pt" style:font-size-asian="14pt" style:font-size-complex="14pt" style:language-asian="hi" style:country-asian="IN" style:language-complex="hi" style:country-complex="IN" fo:hyphenate="false"/>
    </style:style>
    <style:style style:name="h4.sub" style:display-name="&lt;h4.sub&gt;" style:family="paragraph" style:parent-style-name="Titre4" style:default-outline-level="4">
      <style:paragraph-properties fo:keep-together="auto" fo:margin-top="0in" fo:margin-bottom="0.1666in" fo:margin-left="0.7875in">
        <style:tab-stops/>
      </style:paragraph-properties>
      <style:text-properties style:font-name="Arial" style:font-name-asian="HG Mincho Light J" style:font-name-complex="Arial Unicode MS" fo:font-weight="normal" style:font-weight-asian="normal" style:font-weight-complex="normal" style:font-style-complex="normal" fo:color="#00000A" style:font-size-complex="14pt" style:language-asian="hi" style:country-asian="IN"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default-outline-level="1">
      <style:paragraph-properties fo:keep-together="auto" fo:widows="0" fo:orphans="0" fo:text-align="center" fo:margin-top="0.1666in" fo:margin-bottom="0.1965in" fo:line-height="100%"/>
      <style:text-properties style:font-name="Thorndale" style:font-name-asian="HG Mincho Light J" style:font-name-complex="Arial Unicode MS" style:use-window-font-color="true"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color="#00000A" fo:font-size="17pt" style:font-size-asian="17pt" style:font-size-complex="14pt" style:language-asian="hi" style:country-asian="IN" fo:hyphenate="false"/>
    </style:style>
    <style:style style:name="label" style:display-name="&lt;label&gt;" style:family="paragraph">
      <style:paragraph-properties fo:text-align="center"/>
      <style:text-properties style:font-name="Times New Roman" style:font-name-asian="Times New Roman" style:font-name-complex="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name-complex="Times New Roman" style:font-weight-complex="bold" fo:font-size="14pt" style:font-size-asian="14pt" style:font-size-complex="14pt" style:language-asian="zh" style:country-asian="CN" fo:hyphenate="false"/>
    </style:style>
    <style:style style:name="Style1" style:display-name="Style1" style:family="paragraph" style:parent-style-name="Corpsdetexte">
      <style:paragraph-properties fo:widows="0" fo:orphans="0"/>
      <style:text-properties style:font-name-asian="SimSun" style:font-name-complex="Times New Roman" fo:font-size="10pt" style:font-size-asian="10pt" style:font-size-complex="10pt" style:language-asian="zh" style:country-asian="CN" style:language-complex="hi" style:country-complex="IN" fo:hyphenate="false"/>
    </style:style>
    <style:style style:name="Style1Car" style:display-name="Style1 Car" style:family="text" style:parent-style-name="CorpsdetexteCar">
      <style:text-properties style:font-name="Times New Roman" style:font-name-asian="SimSun" style:font-name-complex="Times New Roman" fo:font-size="10pt" style:font-size-asian="10pt" style:font-size-complex="10pt" style:language-asian="zh" style:country-asian="CN" style:language-complex="hi" style:country-complex="IN"/>
    </style:style>
    <style:style style:name="title" style:display-name="&lt;title&gt;" style:family="text" style:parent-style-name="Policepardéfaut">
      <style:text-properties style:font-name-complex="Times New Roman" fo:font-style="italic" style:font-style-asian="italic"/>
    </style:style>
    <style:style style:name="CommentaireCar" style:display-name="Commentaire Car" style:family="text" style:parent-style-name="Policepardéfaut">
      <style:text-properties style:font-name="Liberation Serif" style:font-name-asian="SimSun" style:font-name-complex="Mangal" fo:font-size="10pt" style:font-size-asian="10pt" style:font-size-complex="9pt" style:language-asian="zh" style:country-asian="CN" style:language-complex="hi" style:country-complex="IN"/>
    </style:style>
    <style:style style:name="Commentaire" style:display-name="Commentaire" style:family="paragraph" style:parent-style-name="Normal">
      <style:paragraph-properties fo:widows="0" fo:orphans="0" fo:margin-bottom="0in" fo:line-height="100%"/>
      <style:text-properties style:font-name="Liberation Serif" style:font-name-asian="SimSun" style:font-name-complex="Mangal" fo:font-size="10pt" style:font-size-asian="10pt" style:font-size-complex="9pt" style:language-asian="zh" style:country-asian="CN" style:language-complex="hi" style:country-complex="IN" fo:hyphenate="false"/>
    </style:style>
    <style:style style:name="CommentaireCar1" style:display-name="Commentaire Car1"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style:font-name="Liberation Serif" style:font-name-asian="SimSun" style:font-name-complex="Mangal" fo:font-weight="bold" style:font-weight-asian="bold" style:font-weight-complex="bold" fo:font-size="10pt" style:font-size-asian="10pt" style:font-size-complex="9pt" style:language-asian="zh" style:country-asian="CN" style:language-complex="hi" style:country-complex="IN"/>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1" style:display-name="Objet du commentaire Car1" style:family="text" style:parent-style-name="CommentaireCar1">
      <style:text-properties fo:font-weight="bold" style:font-weight-asian="bold" style:font-weight-complex="bold" fo:font-size="10pt" style:font-size-asian="10pt" style:font-size-complex="10pt"/>
    </style:style>
    <style:style style:name="TextedebullesCar" style:display-name="Texte de bulles Car" style:family="text" style:parent-style-name="Policepardéfaut">
      <style:text-properties style:font-name="Tahoma" style:font-name-asian="SimSun" style:font-name-complex="Mangal" fo:font-size="8pt" style:font-size-asian="8pt" style:font-size-complex="7pt" style:language-asian="zh" style:country-asian="CN" style:language-complex="hi" style:country-complex="IN"/>
    </style:style>
    <style:style style:name="Textedebulles" style:display-name="Texte de bulles" style:family="paragraph" style:parent-style-name="Normal">
      <style:paragraph-properties fo:widows="0" fo:orphans="0" fo:margin-bottom="0in" fo:line-height="100%"/>
      <style:text-properties style:font-name="Tahoma" style:font-name-asian="SimSun" style:font-name-complex="Mangal" fo:font-size="8pt" style:font-size-asian="8pt" style:font-size-complex="7pt" style:language-asian="zh" style:country-asian="CN" style:language-complex="hi" style:country-complex="IN" fo:hyphenate="false"/>
    </style:style>
    <style:style style:name="TextedebullesCar1" style:display-name="Texte de bulles Car1" style:family="text" style:parent-style-name="Policepardéfaut">
      <style:text-properties style:font-name="Tahoma" style:font-name-complex="Tahoma" fo:font-size="8pt" style:font-size-asian="8pt" style:font-size-complex="8pt"/>
    </style:style>
    <style:style style:name="noindent" style:display-name="&lt;noindent&gt;" style:family="paragraph" style:parent-style-name="Corpsdetexte">
      <style:paragraph-properties fo:widows="0" fo:orphans="0"/>
      <style:text-properties style:font-name-asian="SimSun" style:font-name-complex="Times New Roman" style:font-size-complex="12pt" style:language-asian="zh" style:country-asian="CN" style:language-complex="hi" style:country-complex="IN" fo:hyphenate="false"/>
    </style:style>
    <style:style style:name="Listeàpuces" style:display-name="Liste à puces" style:family="paragraph" style:parent-style-name="Normal" style:list-style-name="LFO7">
      <style:paragraph-properties fo:widows="0" fo:orphans="0" fo:margin-bottom="0in" fo:line-height="100%"/>
      <style:text-properties style:font-name="Liberation Serif" style:font-name-asian="SimSun" style:font-name-complex="Mangal" fo:font-size="12pt" style:font-size-asian="12pt" style:font-size-complex="10.5pt" style:language-asian="zh" style:country-asian="CN" style:language-complex="hi" style:country-complex="IN" fo:hyphenate="false"/>
    </style:style>
    <style:style style:name="Marquedecommentaire" style:display-name="Marque de commentaire" style:family="text" style:parent-style-name="Policepardéfaut">
      <style:text-properties fo:font-size="8pt" style:font-size-asian="8pt" style:font-size-complex="8pt"/>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font-name-asian="SimSu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SimSun" style:font-name-complex="Times New Roman" fo:color="#C00000" fo:font-size="11pt" style:font-size-asian="11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SimSun" style:font-name-complex="Times New Roman" fo:color="#C00000" fo:font-size="11pt" style:font-size-asian="11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font-name-asian="SimSun" style:font-name-complex="Times New Roman" fo:font-size="11pt" style:font-size-asian="11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font-name-asian="SimSun" style:font-name-complex="Times New Roman" fo:font-size="11pt" style:font-size-asian="11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text:list-style style:name="LFO7">
      <text:list-level-style-bullet text:level="1" text:style-name="WW_CharLFO7LVL1" text:bullet-char="">
        <style:list-level-properties text:space-before="0in" text:min-label-width="0.25in"/>
        <style:text-properties style:font-name="Symbol"/>
      </text:list-level-style-bullet>
    </text:list-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1666in" text:min-label-width="0.25in"/>
        <style:text-properties style:font-name="Symbol"/>
      </text:list-level-style-bullet>
      <text:list-level-style-bullet text:level="2" text:style-name="WW_CharLFO1LVL2" text:bullet-char="o">
        <style:list-level-properties text:space-before="0.6666in" text:min-label-width="0.25in"/>
        <style:text-properties style:font-name="Courier New"/>
      </text:list-level-style-bullet>
      <text:list-level-style-bullet text:level="3" text:style-name="WW_CharLFO1LVL3" text:bullet-char="">
        <style:list-level-properties text:space-before="1.1666in" text:min-label-width="0.25in"/>
        <style:text-properties style:font-name="Wingdings"/>
      </text:list-level-style-bullet>
      <text:list-level-style-bullet text:level="4" text:style-name="WW_CharLFO1LVL4" text:bullet-char="">
        <style:list-level-properties text:space-before="1.6666in" text:min-label-width="0.25in"/>
        <style:text-properties style:font-name="Symbol"/>
      </text:list-level-style-bullet>
      <text:list-level-style-bullet text:level="5" text:style-name="WW_CharLFO1LVL5" text:bullet-char="o">
        <style:list-level-properties text:space-before="2.1666in" text:min-label-width="0.25in"/>
        <style:text-properties style:font-name="Courier New"/>
      </text:list-level-style-bullet>
      <text:list-level-style-bullet text:level="6" text:style-name="WW_CharLFO1LVL6" text:bullet-char="">
        <style:list-level-properties text:space-before="2.6666in" text:min-label-width="0.25in"/>
        <style:text-properties style:font-name="Wingdings"/>
      </text:list-level-style-bullet>
      <text:list-level-style-bullet text:level="7" text:style-name="WW_CharLFO1LVL7" text:bullet-char="">
        <style:list-level-properties text:space-before="3.1666in" text:min-label-width="0.25in"/>
        <style:text-properties style:font-name="Symbol"/>
      </text:list-level-style-bullet>
      <text:list-level-style-bullet text:level="8" text:style-name="WW_CharLFO1LVL8" text:bullet-char="o">
        <style:list-level-properties text:space-before="3.6666in" text:min-label-width="0.25in"/>
        <style:text-properties style:font-name="Courier New"/>
      </text:list-level-style-bullet>
      <text:list-level-style-bullet text:level="9" text:style-name="WW_CharLFO1LVL9" text:bullet-char="">
        <style:list-level-properties text:space-before="4.1666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prefix="(" style:num-suffix=")" style:num-format="1">
        <style:list-level-properties text:space-before="0.1666in" text:min-label-width="0.25in"/>
      </text:list-level-style-number>
      <text:list-level-style-number text:level="2" style:num-suffix="." style:num-format="a" style:num-letter-sync="true">
        <style:list-level-properties text:space-before="0.6666in" text:min-label-width="0.25in"/>
      </text:list-level-style-number>
      <text:list-level-style-number text:level="3" style:num-suffix="." style:num-format="i">
        <style:list-level-properties fo:text-align="end" text:space-before="1.2916in" text:min-label-width="0.125in"/>
      </text:list-level-style-number>
      <text:list-level-style-number text:level="4" style:num-suffix="." style:num-format="1">
        <style:list-level-properties text:space-before="1.6666in" text:min-label-width="0.25in"/>
      </text:list-level-style-number>
      <text:list-level-style-number text:level="5" style:num-suffix="." style:num-format="a" style:num-letter-sync="true">
        <style:list-level-properties text:space-before="2.1666in" text:min-label-width="0.25in"/>
      </text:list-level-style-number>
      <text:list-level-style-number text:level="6" style:num-suffix="." style:num-format="i">
        <style:list-level-properties fo:text-align="end" text:space-before="2.7916in" text:min-label-width="0.125in"/>
      </text:list-level-style-number>
      <text:list-level-style-number text:level="7" style:num-suffix="." style:num-format="1">
        <style:list-level-properties text:space-before="3.1666in" text:min-label-width="0.25in"/>
      </text:list-level-style-number>
      <text:list-level-style-number text:level="8" style:num-suffix="." style:num-format="a" style:num-letter-sync="true">
        <style:list-level-properties text:space-before="3.6666in" text:min-label-width="0.25in"/>
      </text:list-level-style-number>
      <text:list-level-style-number text:level="9" style:num-suffix="." style:num-format="i">
        <style:list-level-properties fo:text-align="end" text:space-before="4.2916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8-04-09T12:02:00Z</meta:creation-date>
    <dc:date>2018-04-09T12:02:00Z</dc:date>
    <meta:template xlink:href="Normal.dotm" xlink:type="simple"/>
    <meta:editing-cycles>2</meta:editing-cycles>
    <meta:editing-duration>PT0S</meta:editing-duration>
    <meta:document-statistic meta:page-count="29" meta:paragraph-count="128" meta:word-count="9883" meta:character-count="64112" meta:row-count="452" meta:non-whitespace-character-count="54357"/>
  </office:meta>
</office:document-meta>
</file>